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84.23mm"/>
    </style:style>
    <style:style style:name="co2" style:family="table-column">
      <style:table-column-properties fo:break-before="auto" style:column-width="244.33mm"/>
    </style:style>
    <style:style style:name="co3" style:family="table-column">
      <style:table-column-properties fo:break-before="auto" style:column-width="22.58mm"/>
    </style:style>
    <style:style style:name="ro1" style:family="table-row">
      <style:table-row-properties style:row-height="22.74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color="#c9211e"/>
    </style:style>
    <style:style style:name="ce2" style:family="table-cell" style:parent-style-name="Default">
      <style:table-cell-properties fo:wrap-option="wrap"/>
      <style:text-properties style:use-window-font-color="true"/>
    </style:style>
    <style:style style:name="ce3" style:family="table-cell" style:parent-style-name="Default">
      <style:table-cell-properties fo:wrap-option="wrap"/>
      <style:text-properties fo:color="#ff8000"/>
    </style:style>
  </office:automatic-styles>
  <office:body>
    <office:spreadsheet>
      <table:calculation-settings table:automatic-find-labels="false" table:use-regular-expressions="false" table:use-wildcards="true"/>
      <table:table table:name="numK" table:style-name="ta1">
        <table:table-column table:style-name="co1" table:default-cell-style-name="ce1"/>
        <table:table-column table:style-name="co2" table:default-cell-style-name="ce1"/>
        <table:table-column table:style-name="co3" table:number-columns-repeated="1022" table:default-cell-style-name="ce1"/>
        <table:table-row table:style-name="ro1">
          <table:table-cell office:value-type="string" calcext:value-type="string">
            <text:p>DRM_I915_SELFTEST</text:p>
          </table:table-cell>
          <table:table-cell office:value-type="string" calcext:value-type="string">
            <text:p>Choose this option to allow the driver to perform selftests upon loading. also requires the i915.selftest=1 module parameter. To exit the module after running the selftests (i.e. to prevent normal module initialisation afterwards) use i915.selftest=-1. <text:s/>Recommended for driver developers only. <text:s/>If in doubt, say N.</text:p>
          </table:table-cell>
          <table:table-cell table:number-columns-repeated="1022"/>
        </table:table-row>
        <table:table-row table:style-name="ro1">
          <table:table-cell office:value-type="string" calcext:value-type="string">
            <text:p>SND_CTXFI</text:p>
          </table:table-cell>
          <table:table-cell office:value-type="string" calcext:value-type="string">
            <text:p>If you want to use soundcards based on Creative Sound Blastr X-Fi boards with 20k1 or 20k2 chips, say Y here. <text:s/>To compile this driver as a module, choose M here: the module will be called snd-ctxfi.</text:p>
          </table:table-cell>
          <table:table-cell table:number-columns-repeated="1022"/>
        </table:table-row>
        <table:table-row table:style-name="ro1">
          <table:table-cell office:value-type="string" calcext:value-type="string">
            <text:p>VIDEO_OV2680</text:p>
          </table:table-cell>
          <table:table-cell office:value-type="string" calcext:value-type="string">
            <text:p>This is a Video4Linux2 sensor-level driver for the Omnivision OV2680 raw camera. <text:s/>ov2680 is a 2M raw sensor. <text:s/>It currently only works with the atomisp driver.</text:p>
          </table:table-cell>
          <table:table-cell table:number-columns-repeated="1022"/>
        </table:table-row>
        <table:table-row table:style-name="ro1">
          <table:table-cell office:value-type="string" calcext:value-type="string">
            <text:p>GPIO_DA9055</text:p>
          </table:table-cell>
          <table:table-cell office:value-type="string" calcext:value-type="string">
            <text:p>Say yes here to enable the GPIO driver for the DA9055 chip. <text:s/>The Dialog DA9055 PMIC chip has 3 GPIO pins that can be be controller by this driver. <text:s/>If driver is built as a module it will be called gpio-da9055.</text:p>
          </table:table-cell>
          <table:table-cell table:number-columns-repeated="1022"/>
        </table:table-row>
        <table:table-row table:style-name="ro1">
          <table:table-cell office:value-type="string" calcext:value-type="string">
            <text:p>DA9150_GPADC</text:p>
          </table:table-cell>
          <table:table-cell office:value-type="string" calcext:value-type="string">
            <text:p>Say yes here to build support for Dialog DA9150 GPADC. <text:s/>This driver can also be built as a module. If chosen, the module name will be da9150-gpadc. <text:s/>To compile this driver as a module, choose M here: the module will be called berlin2-adc.</text:p>
          </table:table-cell>
          <table:table-cell table:number-columns-repeated="1022"/>
        </table:table-row>
        <table:table-row table:style-name="ro1">
          <table:table-cell office:value-type="string" calcext:value-type="string">
            <text:p>XILINX_DMA</text:p>
          </table:table-cell>
          <table:table-cell office:value-type="string" calcext:value-type="string">
            <text:p>Enable support for Xilinx AXI VDMA Soft IP. <text:s/>AXI VDMA engine provides high-bandwidth direct memory access between memory and AXI4-Stream video type target peripherals including peripherals which support AXI4- Stream Video Protocol. <text:s/>It has two stream interfaces/ channels, Memory Mapped to Stream (MM2S) and Stream to Memory Mapped (S2MM) for the data transfers. AXI CDMA engine provides high-bandwidth direct memory access between a memory-mapped source address and a memory-mapped destination address. AXI DMA engine provides high-bandwidth one dimensional direct memory access between memory and AXI4-Stream target peripherals.</text:p>
          </table:table-cell>
          <table:table-cell table:number-columns-repeated="1022"/>
        </table:table-row>
        <table:table-row table:style-name="ro1">
          <table:table-cell office:value-type="string" calcext:value-type="string">
            <text:p>CALGARY_IOMMU</text:p>
          </table:table-cell>
          <table:table-cell office:value-type="string" calcext:value-type="string">
            <text:p>Support for hardware IOMMUs in IBM's xSeries x366 and x460 systems. Needed to run systems with more than 3GB of memory properly with 32-bit PCI devices that do not support DAC (Double Address Cycle). Calgary also supports bus level isolation, where all DMAs pass through the IOMMU. <text:s/>This prevents them from going anywhere except their intended destination. This catches hard-to-find kernel bugs and mis-behaving drivers and devices that do not use the DMA-API properly to set up their DMA buffers. <text:s/>The IOMMU can be turned off at boot time with the iommu=off parameter. Normally the kernel will make the right choice by itself. If unsure, say Y.</text:p>
          </table:table-cell>
          <table:table-cell table:number-columns-repeated="1022"/>
        </table:table-row>
        <table:table-row table:style-name="ro1">
          <table:table-cell office:value-type="string" calcext:value-type="string">
            <text:p>WINBOND_FIR</text:p>
          </table:table-cell>
          <table:table-cell office:value-type="string" calcext:value-type="string">
            <text:p>Say Y here if you want to build IrDA support for the Winbond W83977AF super-io chipset. <text:s/>This driver should be used for the IrDA chipset in the Corel NetWinder. <text:s/>The driver supports SIR, MIR and FIR (4Mbps) speeds. <text:s/>To compile it as a module, choose M here: the module will be called w83977af_ir.</text:p>
          </table:table-cell>
          <table:table-cell table:number-columns-repeated="1022"/>
        </table:table-row>
        <table:table-row table:style-name="ro1">
          <table:table-cell office:value-type="string" calcext:value-type="string">
            <text:p>BE2ISCSI</text:p>
          </table:table-cell>
          <table:table-cell office:value-type="string" calcext:value-type="string">
            <text:p>This driver implements the iSCSI functionality for Emulex 10Gbps Storage adapter - BladeEngine 2.</text:p>
          </table:table-cell>
          <table:table-cell table:number-columns-repeated="1022"/>
        </table:table-row>
        <table:table-row table:style-name="ro1">
          <table:table-cell office:value-type="string" calcext:value-type="string">
            <text:p>SND_EMU10K1</text:p>
          </table:table-cell>
          <table:table-cell office:value-type="string" calcext:value-type="string">
            <text:p>Say Y to include support for Sound Blaster PCI 512, Live!, Audigy and E-mu APS (partially supported) soundcards. <text:s/>The confusing multitude of mixer controls is documented in &lt;file:Documentation/sound/alsa/SB-Live-mixer.txt&gt; and &lt;file:Documentation/sound/alsa/Audigy-mixer.txt&gt;. <text:s/>To compile this driver as a module, choose M here: the module will be called snd-emu10k1.</text:p>
          </table:table-cell>
          <table:table-cell table:number-columns-repeated="1022"/>
        </table:table-row>
        <table:table-row table:style-name="ro1">
          <table:table-cell office:value-type="string" calcext:value-type="string">
            <text:p>USB_SERIAL_F8153X</text:p>
          </table:table-cell>
          <table:table-cell office:value-type="string" calcext:value-type="string">
            <text:p>Say Y here if you want to use the Fintek F81532/534 Multi-Ports USB to serial adapter. <text:s/>To compile this driver as a module, choose M here: the module will be called f81534.</text:p>
          </table:table-cell>
          <table:table-cell table:number-columns-repeated="1022"/>
        </table:table-row>
        <table:table-row table:style-name="ro1">
          <table:table-cell office:value-type="string" calcext:value-type="string">
            <text:p>ATM_NICSTAR</text:p>
          </table:table-cell>
          <table:table-cell office:value-type="string" calcext:value-type="string">
            <text:p>The NICStAR chipset family is used in a large number of ATM NICs for 25 and for 155 Mbps, including IDT cards and the Fore ForeRunnerLE series. Say Y if you have one of those. <text:s/>To compile this driver as a module, choose M here: the module will be called nicstar.</text:p>
          </table:table-cell>
          <table:table-cell table:number-columns-repeated="1022"/>
        </table:table-row>
        <table:table-row table:style-name="ro1">
          <table:table-cell office:value-type="string" calcext:value-type="string">
            <text:p>ATH10K_DFS_CERTIFIED</text:p>
          </table:table-cell>
          <table:table-cell office:value-type="string" calcext:value-type="string">
            <text:p>This option enables DFS support for initiating radiation on ath10k.</text:p>
          </table:table-cell>
          <table:table-cell table:number-columns-repeated="1022"/>
        </table:table-row>
        <table:table-row table:style-name="ro1">
          <table:table-cell office:value-type="string" calcext:value-type="string">
            <text:p>FB_S3_DDC</text:p>
          </table:table-cell>
          <table:table-cell office:value-type="string" calcext:value-type="string">
            <text:p>Say Y here if you want DDC support for your S3 graphics card.</text:p>
          </table:table-cell>
          <table:table-cell table:number-columns-repeated="1022"/>
        </table:table-row>
        <table:table-row table:style-name="ro1">
          <table:table-cell office:value-type="string" calcext:value-type="string">
            <text:p>FB_GBE_MEM</text:p>
          </table:table-cell>
          <table:table-cell office:value-type="string" calcext:value-type="string">
            <text:p>This is the amount of memory reserved for the framebuffer, which can be any value between 1MB and 8MB.</text:p>
          </table:table-cell>
          <table:table-cell table:number-columns-repeated="1022"/>
        </table:table-row>
        <table:table-row table:style-name="ro1">
          <table:table-cell office:value-type="string" calcext:value-type="string">
            <text:p>RTC_DRV_S5M</text:p>
          </table:table-cell>
          <table:table-cell office:value-type="string" calcext:value-type="string">
            <text:p>If you say yes here you will get support for the RTC of Samsung S2MPS14 and S5M PMIC series. <text:s/>This driver can also be built as a module. If so, the module will be called rtc-s5m.</text:p>
          </table:table-cell>
          <table:table-cell table:number-columns-repeated="1022"/>
        </table:table-row>
        <table:table-row table:style-name="ro1">
          <table:table-cell table:style-name="ce2" office:value-type="string" calcext:value-type="string">
            <text:p>ELF_CORE</text:p>
          </table:table-cell>
          <table:table-cell table:style-name="ce2" office:value-type="string" calcext:value-type="string">
            <text:p>Enable support for generating core dumps. Disabling saves about 4k.</text:p>
          </table:table-cell>
          <table:table-cell table:style-name="ce2" table:number-columns-repeated="1022"/>
        </table:table-row>
        <table:table-row table:style-name="ro1">
          <table:table-cell office:value-type="string" calcext:value-type="string">
            <text:p>ISDN_DRV_LOOP</text:p>
          </table:table-cell>
          <table:table-cell office:value-type="string" calcext:value-type="string">
            <text:p>This driver provides a virtual ISDN card. Its primary purpose is testing of linklevel features or configuration without getting charged by your service-provider for lots of phone calls. You need will need the loopctrl utility from the latest isdn4k-utils package to set up this driver.</text:p>
          </table:table-cell>
          <table:table-cell table:number-columns-repeated="1022"/>
        </table:table-row>
        <table:table-row table:style-name="ro1">
          <table:table-cell office:value-type="string" calcext:value-type="string">
            <text:p>APDS9960</text:p>
          </table:table-cell>
          <table:table-cell office:value-type="string" calcext:value-type="string">
            <text:p>Say Y here to build I2C interface support for the Avago APDS9960 gesture/RGB/ALS/proximity sensor. <text:s/>To compile this driver as a module, choose M here: the module will be called apds9960</text:p>
          </table:table-cell>
          <table:table-cell table:number-columns-repeated="1022"/>
        </table:table-row>
        <table:table-row table:style-name="ro1">
          <table:table-cell office:value-type="string" calcext:value-type="string">
            <text:p>LEDS_CLEVO_MAIL</text:p>
          </table:table-cell>
          <table:table-cell office:value-type="string" calcext:value-type="string">
            <text:p>This driver makes the mail LED accessible from userspace programs through the leds subsystem. This LED have three known mode: off, blink at 0.5Hz and blink at 1Hz. <text:s/>The driver supports two kinds of interface: using ledtrig-timer or through /sys/class/leds/clevo::mail/brightness. As this LED cannot change it's brightness it blinks instead. The brightness value 0 means off, 1..127 means blink at 0.5Hz and 128..255 means blink at 1Hz. <text:s/>This module can drive the mail LED for the following notebooks: <text:s text:c="7"/>Clevo D400P <text:s text:c="6"/>Clevo D410J <text:s text:c="6"/>Clevo D410V <text:s text:c="6"/>Clevo D400V/D470V (not tested, but might work) <text:s text:c="6"/>Clevo M540N <text:s text:c="6"/>Clevo M5x0N (not tested, but might work) <text:s text:c="6"/>Positivo Mobile (Clevo M5x0V) <text:s/>If your model is not listed here you can try the nodetect module parameter. <text:s/>To compile this driver as a module, choose M here: the module will be called leds-clevo-mail.</text:p>
          </table:table-cell>
          <table:table-cell table:number-columns-repeated="1022"/>
        </table:table-row>
        <table:table-row table:style-name="ro1">
          <table:table-cell office:value-type="string" calcext:value-type="string">
            <text:p>RESET_STM32</text:p>
          </table:table-cell>
          <table:table-cell office:value-type="string" calcext:value-type="string">
            <text:p>This enables the RCC reset controller driver for STM32 MCUs.</text:p>
          </table:table-cell>
          <table:table-cell table:number-columns-repeated="1022"/>
        </table:table-row>
        <table:table-row table:style-name="ro1">
          <table:table-cell office:value-type="string" calcext:value-type="string">
            <text:p>CLKSRC_TI_32K</text:p>
          </table:table-cell>
          <table:table-cell office:value-type="string" calcext:value-type="string">
            <text:p>This option enables support for Texas Instruments 32.768 Hz clocksource available on many OMAP-like platforms.</text:p>
          </table:table-cell>
          <table:table-cell table:number-columns-repeated="1022"/>
        </table:table-row>
        <table:table-row table:style-name="ro1">
          <table:table-cell table:style-name="ce2" office:value-type="string" calcext:value-type="string">
            <text:p>FS_DAX</text:p>
          </table:table-cell>
          <table:table-cell table:style-name="ce2" office:value-type="string" calcext:value-type="string">
            <text:p>Direct Access (DAX) can be used on memory-backed block devices. If the block device supports DAX and the filesystem supports DAX, then you can avoid using the pagecache to buffer I/Os. <text:s/>Turning on this option will compile in support for DAX. you will need to mount the filesystem using the -o dax option. <text:s/>If you do not have a block device that is capable of using this, or if unsure, say N. <text:s/>Saying Y will increase the size of the kernel by about 5kB.</text:p>
          </table:table-cell>
          <table:table-cell table:style-name="ce2" table:number-columns-repeated="1022"/>
        </table:table-row>
        <table:table-row table:style-name="ro1">
          <table:table-cell office:value-type="string" calcext:value-type="string">
            <text:p>GPIO_MENZ127</text:p>
          </table:table-cell>
          <table:table-cell office:value-type="string" calcext:value-type="string">
            <text:p>Say yes here to support the MEN 16Z127 GPIO Controller</text:p>
          </table:table-cell>
          <table:table-cell table:number-columns-repeated="1022"/>
        </table:table-row>
        <table:table-row table:style-name="ro1">
          <table:table-cell office:value-type="string" calcext:value-type="string">
            <text:p>APM</text:p>
          </table:table-cell>
          <table:table-cell office:value-type="string" calcext:value-type="string">
            <text:p>APM is a BIOS specification for saving power using several different techniques. This is mostly useful for battery powered laptops with APM compliant BIOSes. If you say Y here, the system time will be reset after a RESUME operation, the /proc/apm device will provide battery status information, and user-space programs will receive notification of APM events (e.g. battery status change). <text:s/>If you select Y here, you can disable actual use of the APM BIOS by passing the apm=off option to the kernel at boot time. <text:s/>Note that the APM support is almost completely disabled for machines with more than one CPU. <text:s/>In order to use APM, you will need supporting software. For location and more information, read &lt;file:Documentation/power/apm-acpi.txt&gt; and the Battery Powered Linux mini-HOWTO, available from &lt;http://www.tldp.org/docs.html#howto&gt;. <text:s/>This driver does not spin down disk drives (see the hdparm(8) manpage (man 8 hdparm) for that), and it doesn't turn off VESA-compliant green monitors. <text:s/>This driver does not support the TI 4000M TravelMate and the ACER 486/DX4/75 because they don't have compliant BIOSes. Many green desktop machines also don't have compliant BIOSes, and this driver may cause those machines to panic during the boot phase. <text:s/>Generally, if you don't have a battery in your machine, there isn't much point in using this driver and you should say N. If you get random kernel OOPSes or reboots that don't seem to be related to anything, try disabling/enabling this option (or disabling/enabling APM in your BIOS). <text:s/>Some other things you should try when experiencing seemingly random, weird problems: <text:s/>1) make sure that you have enough swap space and that it is enabled. 2) pass the no-hlt option to the kernel 3) switch on floating point emulation in the kernel and pass the no387 option to the kernel 4) pass the floppy=nodma option to the kernel 5) pass the mem=4M option to the kernel (thereby disabling all but the first 4 MB of RAM) 6) make sure that the CPU is not over clocked. 7) read the sig11 FAQ at &lt;http://www.bitwizard.nl/sig11/&gt; 8) disable the cache from your BIOS settings 9) install a fan for the video card or exchange video RAM 10) install a better fan for the CPU 11) exchange RAM chips 12) exchange the motherboard. <text:s/>To compile this driver as a module, choose M here: the module will be called apm.</text:p>
          </table:table-cell>
          <table:table-cell table:number-columns-repeated="1022"/>
        </table:table-row>
        <table:table-row table:style-name="ro1">
          <table:table-cell office:value-type="string" calcext:value-type="string">
            <text:p>MOUSE_PS2_TRACKPOINT</text:p>
          </table:table-cell>
          <table:table-cell office:value-type="string" calcext:value-type="string">
            <text:p>Say Y here if you have an IBM Trackpoint PS/2 mouse connected to your system. <text:s/>If unsure, say Y.</text:p>
          </table:table-cell>
          <table:table-cell table:number-columns-repeated="1022"/>
        </table:table-row>
        <table:table-row table:style-name="ro1">
          <table:table-cell office:value-type="string" calcext:value-type="string">
            <text:p>SOUND_MPU401</text:p>
          </table:table-cell>
          <table:table-cell office:value-type="string" calcext:value-type="string">
            <text:p>Be careful with this question. <text:s/>The MPU401 interface is supported by all sound cards. <text:s/>However, some natively supported cards have their own driver for MPU401. <text:s/>Enabling this MPU401 option with these cards will cause a conflict. <text:s/>Also, enabling MPU401 on a system that doesn't really have a MPU401 could cause some trouble. <text:s/>If your card was in the list of supported cards, look at the card specific instructions in the &lt;file:Documentation/sound/oss/README.OSS&gt; file. <text:s/>It is safe to answer Y if you have a true MPU401 MIDI interface card. <text:s/>If you compile the driver into the kernel, you have to add mpu401=&lt;io&gt;,&lt;irq&gt; to the kernel command line.</text:p>
          </table:table-cell>
          <table:table-cell table:number-columns-repeated="1022"/>
        </table:table-row>
        <table:table-row table:style-name="ro1">
          <table:table-cell office:value-type="string" calcext:value-type="string">
            <text:p>PINCTRL_MAX77620</text:p>
          </table:table-cell>
          <table:table-cell office:value-type="string" calcext:value-type="string">
            <text:p>Say Yes here to enable Pin control support for Maxim PMIC MAX77620. This PMIC has 8 GPIO pins that work as GPIO as well as special function in alternate mode. This driver also configure push-pull, open drain, FPS slots etc.</text:p>
          </table:table-cell>
          <table:table-cell table:number-columns-repeated="1022"/>
        </table:table-row>
        <table:table-row table:style-name="ro1">
          <table:table-cell table:style-name="ce2" office:value-type="string" calcext:value-type="string">
            <text:p>ISO9660_FS</text:p>
          </table:table-cell>
          <table:table-cell table:style-name="ce2" office:value-type="string" calcext:value-type="string">
            <text:p>This is the standard file system used on CD-ROMs. <text:s/>It was previously known as High Sierra File System and is called hsfs on other Unix systems. <text:s/>The so-called Rock-Ridge extensions which allow for long Unix filenames and symbolic links are also supported by this driver. <text:s/>If you have a CD-ROM drive and want to do more with it than just listen to audio CDs and watch its LEDs, say Y (and read &lt;file:Documentation/filesystems/isofs.txt&gt; and the CD-ROM-HOWTO, available from &lt;http://www.tldp.org/docs.html#howto&gt;), thereby enlarging your kernel by about 27 KB. otherwise say N. <text:s/>To compile this file system support as a module, choose M here: the module will be called isofs.</text:p>
          </table:table-cell>
          <table:table-cell table:style-name="ce2" table:number-columns-repeated="1022"/>
        </table:table-row>
        <table:table-row table:style-name="ro1">
          <table:table-cell office:value-type="string" calcext:value-type="string">
            <text:p>COMMON_CLK_MT2701_MMSYS</text:p>
          </table:table-cell>
          <table:table-cell office:value-type="string" calcext:value-type="string">
            <text:p>This driver supports Mediatek MT2701 mmsys clocks.</text:p>
          </table:table-cell>
          <table:table-cell table:number-columns-repeated="1022"/>
        </table:table-row>
        <table:table-row table:style-name="ro1">
          <table:table-cell office:value-type="string" calcext:value-type="string">
            <text:p>ATH5K_PCI</text:p>
          </table:table-cell>
          <table:table-cell office:value-type="string" calcext:value-type="string">
            <text:p>This adds support for PCI type chipsets of the 5xxx Atheros family.</text:p>
          </table:table-cell>
          <table:table-cell table:number-columns-repeated="1022"/>
        </table:table-row>
        <table:table-row table:style-name="ro1">
          <table:table-cell office:value-type="string" calcext:value-type="string">
            <text:p>HP_SDC</text:p>
          </table:table-cell>
          <table:table-cell office:value-type="string" calcext:value-type="string">
            <text:p>This option enables support for the System Device Controller, an i8042 carrying microcode to manage a few miscellaneous devices on some Hewlett Packard systems. The SDC itself contains a 10ms resolution timer/clock capable of delivering interrupts on a periodic and one-shot basis. The SDC may also be connected to a battery-backed real-time clock, a basic audio waveform generator, and an HP-HIL Master Link Controller serving up to seven input devices. <text:s/>By itself this option is rather useless, but enabling it will enable selection of drivers for the abovementioned devices. It is, however, incompatible with the old, reliable HIL keyboard driver, and the new HIL driver is experimental, so if you plan to use a HIL keyboard as your primary keyboard, you may wish to keep using that driver until the new HIL drivers have had more testing.</text:p>
          </table:table-cell>
          <table:table-cell table:number-columns-repeated="1022"/>
        </table:table-row>
        <table:table-row table:style-name="ro1">
          <table:table-cell office:value-type="string" calcext:value-type="string">
            <text:p>SC520_WDT</text:p>
          </table:table-cell>
          <table:table-cell office:value-type="string" calcext:value-type="string">
            <text:p>This is the driver for the hardware watchdog built in to the AMD Elan SC520 microcomputer commonly used in embedded systems. This watchdog simply watches your kernel to make sure it doesn't freeze, and if it does, it reboots your computer after a certain amount of time. <text:s/>You can compile this driver directly into the kernel, or use it as a module. <text:s/>The module will be called sc520_wdt.</text:p>
          </table:table-cell>
          <table:table-cell table:number-columns-repeated="1022"/>
        </table:table-row>
        <table:table-row table:style-name="ro1">
          <table:table-cell office:value-type="string" calcext:value-type="string">
            <text:p>DUMMY_CONSOLE_ROWS</text:p>
          </table:table-cell>
          <table:table-cell office:value-type="string" calcext:value-type="string">
            <text:p>On PA-RISC, the default value is 64, which should fit a 1280x1024 monitor. Select 25 if you use a 640x480 resolution by default.</text:p>
          </table:table-cell>
          <table:table-cell table:number-columns-repeated="1022"/>
        </table:table-row>
        <table:table-row table:style-name="ro1">
          <table:table-cell office:value-type="string" calcext:value-type="string">
            <text:p>FB_PS3_DEFAULT_SIZE_M</text:p>
          </table:table-cell>
          <table:table-cell office:value-type="string" calcext:value-type="string">
            <text:p>This is the default size (in MiB) of the virtual frame buffer in the PS3. The default value can be overridden on the kernel command line using the ps3fb option (e.g. ps3fb=9M).</text:p>
          </table:table-cell>
          <table:table-cell table:number-columns-repeated="1022"/>
        </table:table-row>
        <table:table-row table:style-name="ro1">
          <table:table-cell office:value-type="string" calcext:value-type="string">
            <text:p>SQUASHFS_4K_DEVBLK_SIZE</text:p>
          </table:table-cell>
          <table:table-cell office:value-type="string" calcext:value-type="string">
            <text:p>By default Squashfs sets the dev block size (sb_min_blocksize) to 1K or the smallest block size supported by the block device (if larger). <text:s/>This, because blocks are packed together and unaligned in Squashfs, should reduce latency. <text:s/>This, however, gives poor performance on MTD NAND devices where the optimal I/O size is 4K (even though the devices can support smaller block sizes). <text:s/>Using a 4K device block size may also improve overall I/O performance for some file access patterns (e.g. sequential accesses of files in filesystem order) on all media. <text:s/>Setting this option will force Squashfs to use a 4K device block size by default. <text:s/>If unsure, say N.</text:p>
          </table:table-cell>
          <table:table-cell table:number-columns-repeated="1022"/>
        </table:table-row>
        <table:table-row table:style-name="ro1">
          <table:table-cell office:value-type="string" calcext:value-type="string">
            <text:p>MISDN_HFCMULTI</text:p>
          </table:table-cell>
          <table:table-cell office:value-type="string" calcext:value-type="string">
            <text:p>Enable support for cards with Cologne Chip AG's HFC multiport chip. There are three types of chips that are quite similar, but the interface is different: <text:s/>* HFC-4S (4 S/T interfaces on one chip) <text:s/>* HFC-8S (8 S/T interfaces on one chip) <text:s/>* HFC-E1 (E1 interface for 2Mbit ISDN)</text:p>
          </table:table-cell>
          <table:table-cell table:number-columns-repeated="1022"/>
        </table:table-row>
        <table:table-row table:style-name="ro1">
          <table:table-cell office:value-type="string" calcext:value-type="string">
            <text:p>XEN_DOM0</text:p>
          </table:table-cell>
          <table:table-cell office:value-type="string" calcext:value-type="string">
            <text:p>Support running as a Xen PV Dom0 guest.</text:p>
          </table:table-cell>
          <table:table-cell table:number-columns-repeated="1022"/>
        </table:table-row>
        <table:table-row table:style-name="ro1">
          <table:table-cell office:value-type="string" calcext:value-type="string">
            <text:p>VIDEO_CS5345</text:p>
          </table:table-cell>
          <table:table-cell office:value-type="string" calcext:value-type="string">
            <text:p>Support for the Cirrus Logic CS5345 24-bit, 192 kHz stereo A/D converter. <text:s/>To compile this driver as a module, choose M here: the module will be called cs5345.</text:p>
          </table:table-cell>
          <table:table-cell table:number-columns-repeated="1022"/>
        </table:table-row>
        <table:table-row table:style-name="ro1">
          <table:table-cell office:value-type="string" calcext:value-type="string">
            <text:p>ATH9K_HTC</text:p>
          </table:table-cell>
          <table:table-cell office:value-type="string" calcext:value-type="string">
            <text:p>Support for Atheros HTC based cards. Chipsets supported: AR9271 <text:s/>For more information: http://wireless.kernel.org/en/users/Drivers/ath9k_htc <text:s/>The built module will be ath9k_htc.</text:p>
          </table:table-cell>
          <table:table-cell table:number-columns-repeated="1022"/>
        </table:table-row>
        <table:table-row table:style-name="ro1">
          <table:table-cell office:value-type="string" calcext:value-type="string">
            <text:p>IIO_ST_GYRO_3AXIS</text:p>
          </table:table-cell>
          <table:table-cell office:value-type="string" calcext:value-type="string">
            <text:p>Say yes here to build support for STMicroelectronics gyroscopes: L3G4200D, LSM330DL, L3GD20, LSM330DLC, L3G4IS, LSM330, LSM9DS0. <text:s/>This driver can also be built as a module. If so, these modules will be created: - st_gyro (core functions for the driver [it is mandatory]). - st_gyro_i2c (necessary for the I2C devices [optional*]). - st_gyro_spi (necessary for the SPI devices [optional*]). <text:s/>(*) one of these is necessary to do something.</text:p>
          </table:table-cell>
          <table:table-cell table:number-columns-repeated="1022"/>
        </table:table-row>
        <table:table-row table:style-name="ro1">
          <table:table-cell office:value-type="string" calcext:value-type="string">
            <text:p>MCP3422</text:p>
          </table:table-cell>
          <table:table-cell office:value-type="string" calcext:value-type="string">
            <text:p>Say yes here to build support for Microchip Technology's MCP3421 MCP3422, MCP3423, MCP3424, MCP3425, MCP3426, MCP3427 or MCP3428 analog to digital converters. <text:s/>This driver can also be built as a module. If so, the module will be called mcp3422.</text:p>
          </table:table-cell>
          <table:table-cell table:number-columns-repeated="1022"/>
        </table:table-row>
        <table:table-row table:style-name="ro1">
          <table:table-cell office:value-type="string" calcext:value-type="string">
            <text:p>LCD_S6E63M0</text:p>
          </table:table-cell>
          <table:table-cell office:value-type="string" calcext:value-type="string">
            <text:p>If you have an S6E63M0 LCD Panel, say Y to enable its LCD control driver.</text:p>
          </table:table-cell>
          <table:table-cell table:number-columns-repeated="1022"/>
        </table:table-row>
        <table:table-row table:style-name="ro1">
          <table:table-cell office:value-type="string" calcext:value-type="string">
            <text:p>VIDEO_MT9P031</text:p>
          </table:table-cell>
          <table:table-cell office:value-type="string" calcext:value-type="string">
            <text:p>This is a Video4Linux2 sensor-level driver for the Aptina (Micron) mt9p031 5 Mpixel camera.</text:p>
          </table:table-cell>
          <table:table-cell table:number-columns-repeated="1022"/>
        </table:table-row>
        <table:table-row table:style-name="ro1">
          <table:table-cell office:value-type="string" calcext:value-type="string">
            <text:p>FB_OLPC_DCON_1_5</text:p>
          </table:table-cell>
          <table:table-cell office:value-type="string" calcext:value-type="string">
            <text:p>Enable support for the DCON in XO-1.5 model laptops. <text:s/>The kernel communicates with the DCON using model-specific code. <text:s/>If you have an XO-1.5 (or if you're unsure what model you have), you should say 'Y'.</text:p>
          </table:table-cell>
          <table:table-cell table:number-columns-repeated="1022"/>
        </table:table-row>
        <table:table-row table:style-name="ro1">
          <table:table-cell office:value-type="string" calcext:value-type="string">
            <text:p>TRIX_HAVE_BOOT</text:p>
          </table:table-cell>
          <table:table-cell office:value-type="string" calcext:value-type="string">
            <text:p>The MediaTrix AudioTrix Pro has an on-board microcontroller which needs to be initialized by downloading the code from the file TRXPRO.HEX in the DOS driver directory. If you don't have the TRXPRO.HEX file handy you may skip this step. However, the SB and MPU-401 modes of AudioTrix Pro will not work without this file!</text:p>
          </table:table-cell>
          <table:table-cell table:number-columns-repeated="1022"/>
        </table:table-row>
        <table:table-row table:style-name="ro1">
          <table:table-cell office:value-type="string" calcext:value-type="string">
            <text:p>ATH10K</text:p>
          </table:table-cell>
          <table:table-cell office:value-type="string" calcext:value-type="string">
            <text:p>This module adds support for wireless adapters based on Atheros IEEE 802.11ac family of chipsets. <text:s/>If you choose to build a module, it'll be called ath10k.</text:p>
          </table:table-cell>
          <table:table-cell table:number-columns-repeated="1022"/>
        </table:table-row>
        <table:table-row table:style-name="ro1">
          <table:table-cell office:value-type="string" calcext:value-type="string">
            <text:p>MTD_REDBOOT_DIRECTORY_BLOCK</text:p>
          </table:table-cell>
          <table:table-cell office:value-type="string" calcext:value-type="string">
            <text:p>This option is the Linux counterpart to the CYGNUM_REDBOOT_FIS_DIRECTORY_BLOCK RedBoot compile time option. <text:s/>The option specifies which Flash sectors holds the RedBoot partition table. <text:s/>A zero or positive value gives an absolute erase block number. A negative value specifies a number of sectors before the end of the device. <text:s/>For example 2 means block number 2, -1 means the last block and -2 means the penultimate block.</text:p>
          </table:table-cell>
          <table:table-cell table:number-columns-repeated="1022"/>
        </table:table-row>
        <table:table-row table:style-name="ro1">
          <table:table-cell office:value-type="string" calcext:value-type="string">
            <text:p>COMEDI_DAS16</text:p>
          </table:table-cell>
          <table:table-cell office:value-type="string" calcext:value-type="string">
            <text:p>Enable support for Keithley Metrabyte/ComputerBoards DAS16 and compatible ISA and PC/104 cards: Keithley Metrabyte DAS-16, DAS-16G, DAS-16F, DAS-1201, DAS-1202, DAS-1401, DAS-1402, DAS-1601, DAS-1602 and ComputerBoards/MeasurementComputing PC104-DAS16/JR/, PC104-DAS16JR/16, CIO-DAS16JR/16, CIO-DAS16/JR, CIO-DAS1401/12, CIO-DAS1402/12, CIO-DAS1402/16, CIO-DAS1601/12, CIO-DAS1602/12, CIO-DAS1602/16, CIO-DAS16/330 <text:s/>To compile this driver as a module, choose M here: the module will be called das16.</text:p>
          </table:table-cell>
          <table:table-cell table:number-columns-repeated="1022"/>
        </table:table-row>
        <table:table-row table:style-name="ro1">
          <table:table-cell office:value-type="string" calcext:value-type="string">
            <text:p>WIL6210</text:p>
          </table:table-cell>
          <table:table-cell office:value-type="string" calcext:value-type="string">
            <text:p>This module adds support for wireless adapter based on wil6210 chip by Wilocity. It supports operation on the 60 GHz band, covered by the IEEE802.11ad standard. <text:s/>http://wireless.kernel.org/en/users/Drivers/wil6210 <text:s/>If you choose to build it as a module, it will be called wil6210</text:p>
          </table:table-cell>
          <table:table-cell table:number-columns-repeated="1022"/>
        </table:table-row>
        <table:table-row table:style-name="ro1">
          <table:table-cell office:value-type="string" calcext:value-type="string">
            <text:p>USB_SERIAL_KLSI</text:p>
          </table:table-cell>
          <table:table-cell office:value-type="string" calcext:value-type="string">
            <text:p>Say Y here if you want to use a KL5KUSB105 - based single port serial adapter. The most widely known -- and currently the only tested -- device in this category is the PalmConnect USB Serial adapter sold by Palm Inc. for use with their Palm III and Palm V series PDAs. <text:s/>Please read &lt;file:Documentation/usb/usb-serial.txt&gt; for more information. <text:s/>To compile this driver as a module, choose M here: the module will be called kl5kusb105.</text:p>
          </table:table-cell>
          <table:table-cell table:number-columns-repeated="1022"/>
        </table:table-row>
        <table:table-row table:style-name="ro1">
          <table:table-cell office:value-type="string" calcext:value-type="string">
            <text:p>DRM_VC4</text:p>
          </table:table-cell>
          <table:table-cell office:value-type="string" calcext:value-type="string">
            <text:p>Choose this option if you have a system that has a Broadcom VC4 GPU, such as the Raspberry Pi or other BCM2708/BCM2835. <text:s/>This driver requires that avoid_warnings=2 be present in the config.txt for the firmware, to keep it from smashing our display setup.</text:p>
          </table:table-cell>
          <table:table-cell table:number-columns-repeated="1022"/>
        </table:table-row>
        <table:table-row table:style-name="ro1">
          <table:table-cell office:value-type="string" calcext:value-type="string">
            <text:p>TSI108_ETH</text:p>
          </table:table-cell>
          <table:table-cell office:value-type="string" calcext:value-type="string">
            <text:p>This driver supports Tundra TSI108 gigabit Ethernet ports. To compile this driver as a module, choose M here: the module will be called tsi108_eth.</text:p>
          </table:table-cell>
          <table:table-cell table:number-columns-repeated="1022"/>
        </table:table-row>
        <table:table-row table:style-name="ro1">
          <table:table-cell office:value-type="string" calcext:value-type="string">
            <text:p>VLSI_FIR</text:p>
          </table:table-cell>
          <table:table-cell office:value-type="string" calcext:value-type="string">
            <text:p>Say Y here if you want to build support for the VLSI 82C147 PCI-IrDA Controller. This controller is used by the HP OmniBook 800 and 5500 notebooks. The driver provides support for SIR, MIR and FIR (4Mbps) speeds. <text:s/>To compile it as a module, choose M here: the module will be called vlsi_ir.</text:p>
          </table:table-cell>
          <table:table-cell table:number-columns-repeated="1022"/>
        </table:table-row>
        <table:table-row table:style-name="ro1">
          <table:table-cell office:value-type="string" calcext:value-type="string">
            <text:p>RANDOMIZE_BASE</text:p>
          </table:table-cell>
          <table:table-cell office:value-type="string" calcext:value-type="string">
            <text:p>In support of Kernel Address Space Layout Randomization (KASLR), this randomizes the physical address at which the kernel image is decompressed and the virtual address where the kernel image is mapped, as a security feature that deters exploit attempts relying on knowledge of the location of kernel code internals. <text:s/>On 64-bit, the kernel physical and virtual addresses are randomized separately. The physical address will be anywhere between 16MB and the top of physical memory (up to 64TB). The virtual address will be randomized from 16MB up to 1GB (9 bits of entropy). Note that this also reduces the memory space available to kernel modules from 1.5GB to 1GB. <text:s/>On 32-bit, the kernel physical and virtual addresses are randomized together. They will be randomized from 16MB up to 512MB (8 bits of entropy). <text:s/>Entropy is generated using the RDRAND instruction if it is supported. If RDTSC is supported, its value is mixed into the entropy pool as well. If neither RDRAND nor RDTSC are supported, then entropy is read from the i8254 timer. The usable entropy is limited by the kernel being built using 2GB addressing, and that PHYSICAL_ALIGN must be at a minimum of 2MB. As a result, only 10 bits of entropy are theoretically possible, but the implementations are further limited due to memory layouts. <text:s/>If unsure, say Y.</text:p>
          </table:table-cell>
          <table:table-cell table:number-columns-repeated="1022"/>
        </table:table-row>
        <table:table-row table:style-name="ro1">
          <table:table-cell table:style-name="ce2" office:value-type="string" calcext:value-type="string">
            <text:p>ACPI_DEBUG</text:p>
          </table:table-cell>
          <table:table-cell table:style-name="ce2" office:value-type="string" calcext:value-type="string">
            <text:p>The ACPI subsystem can produce debug output. <text:s/>Saying Y enables this output and increases the kernel size by around 50K. <text:s/>Use the acpi.debug_layer and acpi.debug_level kernel command-line parameters documented in Documentation/acpi/debug.txt and Documentation/admin-guide/kernel-parameters.rst to control the type and amount of debug output.</text:p>
          </table:table-cell>
          <table:table-cell table:style-name="ce2" table:number-columns-repeated="1022"/>
        </table:table-row>
        <table:table-row table:style-name="ro1">
          <table:table-cell office:value-type="string" calcext:value-type="string">
            <text:p>JOYSTICK_GAMECON</text:p>
          </table:table-cell>
          <table:table-cell office:value-type="string" calcext:value-type="string">
            <text:p>Say Y here if you have a Nintendo Entertainment System gamepad, Super Nintendo Entertainment System gamepad, Nintendo 64 gamepad, Sony PlayStation gamepad or a Multisystem -- Atari, Amiga, Commodore, Amstrad CPC joystick connected to your parallel port. For more information on how to use the driver please read &lt;file:Documentation/input/joystick-parport.txt&gt;. <text:s/>To compile this driver as a module, choose M here: the module will be called gamecon.</text:p>
          </table:table-cell>
          <table:table-cell table:number-columns-repeated="1022"/>
        </table:table-row>
        <table:table-row table:style-name="ro1">
          <table:table-cell office:value-type="string" calcext:value-type="string">
            <text:p>AT803X_PHY</text:p>
          </table:table-cell>
          <table:table-cell office:value-type="string" calcext:value-type="string">
            <text:p>Currently supports the AT8030 and AT8035 model</text:p>
          </table:table-cell>
          <table:table-cell table:number-columns-repeated="1022"/>
        </table:table-row>
        <table:table-row table:style-name="ro1">
          <table:table-cell office:value-type="string" calcext:value-type="string">
            <text:p>MTD_ESB2ROM</text:p>
          </table:table-cell>
          <table:table-cell office:value-type="string" calcext:value-type="string">
            <text:p>Support for treating the BIOS flash chip on ESB2 motherboards as an MTD device - with this you can reprogram your BIOS. <text:s/>BE VERY CAREFUL.</text:p>
          </table:table-cell>
          <table:table-cell table:number-columns-repeated="1022"/>
        </table:table-row>
        <table:table-row table:style-name="ro1">
          <table:table-cell office:value-type="string" calcext:value-type="string">
            <text:p>COMMON_CLK_MESON8B</text:p>
          </table:table-cell>
          <table:table-cell office:value-type="string" calcext:value-type="string">
            <text:p>Support for the clock controller on AmLogic S802 (Meson8), S805 (Meson8b) and S812 (Meson8m2) devices. Say Y if you want peripherals and CPU frequency scaling to work.</text:p>
          </table:table-cell>
          <table:table-cell table:number-columns-repeated="1022"/>
        </table:table-row>
        <table:table-row table:style-name="ro1">
          <table:table-cell office:value-type="string" calcext:value-type="string">
            <text:p>VIDEO_S5K4ECGX</text:p>
          </table:table-cell>
          <table:table-cell office:value-type="string" calcext:value-type="string">
            <text:p>This is a V4L2 sensor-level driver for Samsung S5K4ECGX 5M camera sensor with an embedded SoC image signal processor.</text:p>
          </table:table-cell>
          <table:table-cell table:number-columns-repeated="1022"/>
        </table:table-row>
        <table:table-row table:style-name="ro1">
          <table:table-cell office:value-type="string" calcext:value-type="string">
            <text:p>DVB_USB_DIB3000MC</text:p>
          </table:table-cell>
          <table:table-cell office:value-type="string" calcext:value-type="string">
            <text:p>This is a module with helper functions for accessing the DIB3000MC from USB DVB devices. It must be a separate module in case DVB_USB is built-in and DVB_DIB3000MC is a module, and gets selected automatically when needed.</text:p>
          </table:table-cell>
          <table:table-cell table:number-columns-repeated="1022"/>
        </table:table-row>
        <table:table-row table:style-name="ro1">
          <table:table-cell office:value-type="string" calcext:value-type="string">
            <text:p>SWIOTLB</text:p>
          </table:table-cell>
          <table:table-cell office:value-type="string" calcext:value-type="string">
            <text:p>Support for software bounce buffers used on x86-64 systems which don't have a hardware IOMMU. Using this PCI devices which can only access 32-bits of memory can be used on systems with more than 3 GB of memory. If unsure, say Y.</text:p>
          </table:table-cell>
          <table:table-cell table:number-columns-repeated="1022"/>
        </table:table-row>
        <table:table-row table:style-name="ro1">
          <table:table-cell table:style-name="ce2" office:value-type="string" calcext:value-type="string">
            <text:p>VFAT_FS</text:p>
          </table:table-cell>
          <table:table-cell table:style-name="ce2" office:value-type="string" calcext:value-type="string">
            <text:p>This option provides support for normal Windows file systems with long filenames. <text:s/>That includes non-compressed FAT-based file systems used by Windows 95, Windows 98, Windows NT 4.0, and the Unix programs from the mtools package. <text:s/>The VFAT support enlarges your kernel by about 10 KB and it only works if you said Y to the DOS FAT fs support above. <text:s/>Please read the file &lt;file:Documentation/filesystems/vfat.txt&gt; for details. <text:s/>If unsure, say Y. <text:s/>To compile this as a module, choose M here: the module will be called vfat.</text:p>
          </table:table-cell>
          <table:table-cell table:style-name="ce2" table:number-columns-repeated="1022"/>
        </table:table-row>
        <table:table-row table:style-name="ro1">
          <table:table-cell table:style-name="ce2" office:value-type="string" calcext:value-type="string">
            <text:p>FILE_LOCKING</text:p>
          </table:table-cell>
          <table:table-cell table:style-name="ce2" office:value-type="string" calcext:value-type="string">
            <text:p>This option enables standard file locking support, required for filesystems like NFS and for the flock() system call. Disabling this option saves about 11k.</text:p>
          </table:table-cell>
          <table:table-cell table:style-name="ce2" table:number-columns-repeated="1022"/>
        </table:table-row>
        <table:table-row table:style-name="ro1">
          <table:table-cell office:value-type="string" calcext:value-type="string">
            <text:p>6LOWPAN_NHC_MOBILITY</text:p>
          </table:table-cell>
          <table:table-cell office:value-type="string" calcext:value-type="string">
            <text:p>6LoWPAN IPv6 Mobility Header compression according to RFC6282.</text:p>
          </table:table-cell>
          <table:table-cell table:number-columns-repeated="1022"/>
        </table:table-row>
        <table:table-row table:style-name="ro1">
          <table:table-cell office:value-type="string" calcext:value-type="string">
            <text:p>PARPORT_IP32</text:p>
          </table:table-cell>
          <table:table-cell office:value-type="string" calcext:value-type="string">
            <text:p>Say Y here if you need support for the parallel port on SGI O2 machines. This code is also available as a module (say M), called parport_ip32. <text:s/>If in doubt, saying N is the safe plan.</text:p>
          </table:table-cell>
          <table:table-cell table:number-columns-repeated="1022"/>
        </table:table-row>
        <table:table-row table:style-name="ro1">
          <table:table-cell office:value-type="string" calcext:value-type="string">
            <text:p>OCFS2_FS</text:p>
          </table:table-cell>
          <table:table-cell office:value-type="string" calcext:value-type="string">
            <text:p>OCFS2 is a general purpose extent based shared disk cluster file system with many similarities to ext3. It supports 64 bit inode numbers, and has automatically extending metadata groups which may also make it attractive for non-clustered use. <text:s/>You'll want to install the ocfs2-tools package in order to at least get mount.ocfs2. <text:s/>Project web page: <text:s text:c="3"/>http://oss.oracle.com/projects/ocfs2 Tools web page: <text:s text:c="5"/>http://oss.oracle.com/projects/ocfs2-tools OCFS2 mailing lists: http://oss.oracle.com/projects/ocfs2/mailman/ <text:s/>For more information on OCFS2, see the file &lt;file:Documentation/filesystems/ocfs2.txt&gt;.</text:p>
          </table:table-cell>
          <table:table-cell table:number-columns-repeated="1022"/>
        </table:table-row>
        <table:table-row table:style-name="ro1">
          <table:table-cell office:value-type="string" calcext:value-type="string">
            <text:p>DVB_USB_DIBUSB_MB</text:p>
          </table:table-cell>
          <table:table-cell office:value-type="string" calcext:value-type="string">
            <text:p>Support for USB 1.1 and 2.0 DVB-T receivers based on reference designs made by DiBcom (&lt;http://www.dibcom.fr&gt;) equipped with a DiB3000M-B demodulator. <text:s/>For an up-to-date list of devices supported by this driver, have a look on the Linux-DVB Wiki at www.linuxtv.org. <text:s/>Say Y if you own such a device and want to use it. You should build it as a module.</text:p>
          </table:table-cell>
          <table:table-cell table:number-columns-repeated="1022"/>
        </table:table-row>
        <table:table-row table:style-name="ro1">
          <table:table-cell office:value-type="string" calcext:value-type="string">
            <text:p>DVB_USB_DIBUSB_MC</text:p>
          </table:table-cell>
          <table:table-cell office:value-type="string" calcext:value-type="string">
            <text:p>Support for USB2.0 DVB-T receivers based on reference designs made by DiBcom (&lt;http://www.dibcom.fr&gt;) equipped with a DiB3000M-C/P demodulator. <text:s/>For an up-to-date list of devices supported by this driver, have a look on the Linux-DVB Wiki at www.linuxtv.org. <text:s/>Say Y if you own such a device and want to use it. You should build it as a module.</text:p>
          </table:table-cell>
          <table:table-cell table:number-columns-repeated="1022"/>
        </table:table-row>
        <table:table-row table:style-name="ro1">
          <table:table-cell office:value-type="string" calcext:value-type="string">
            <text:p>REGULATOR_HI6421V530</text:p>
          </table:table-cell>
          <table:table-cell office:value-type="string" calcext:value-type="string">
            <text:p>This driver provides support for the voltage regulators on HiSilicon Hi6421v530 PMU / Codec IC. Hi6421v530 is a multi-function device which, on regulator part, provides 5 general purpose LDOs, and all of them come with support to either ECO (idle) or sleep mode.</text:p>
          </table:table-cell>
          <table:table-cell table:number-columns-repeated="1022"/>
        </table:table-row>
        <table:table-row table:style-name="ro1">
          <table:table-cell office:value-type="string" calcext:value-type="string">
            <text:p>WCN36XX</text:p>
          </table:table-cell>
          <table:table-cell office:value-type="string" calcext:value-type="string">
            <text:p>This module adds support for wireless adapters based on Qualcomm Atheros WCN3660 and WCN3680 mobile chipsets. <text:s/>If you choose to build a module, it'll be called wcn36xx.</text:p>
          </table:table-cell>
          <table:table-cell table:number-columns-repeated="1022"/>
        </table:table-row>
        <table:table-row table:style-name="ro1">
          <table:table-cell office:value-type="string" calcext:value-type="string">
            <text:p>KS7010</text:p>
          </table:table-cell>
          <table:table-cell office:value-type="string" calcext:value-type="string">
            <text:p>This is a driver for KeyStream KS7010 based SDIO WIFI cards. It is found on at least later Spectec SDW-821 (FCC-ID S2Y-WLAN-11G-K only, sadly not FCC-ID S2Y-WLAN-11B-G) and Spectec SDW-823 microSD cards.</text:p>
          </table:table-cell>
          <table:table-cell table:number-columns-repeated="1022"/>
        </table:table-row>
        <table:table-row table:style-name="ro1">
          <table:table-cell office:value-type="string" calcext:value-type="string">
            <text:p>HIX5HD2_GMAC</text:p>
          </table:table-cell>
          <table:table-cell office:value-type="string" calcext:value-type="string">
            <text:p>This selects the hix5hd2 mac family network device.</text:p>
          </table:table-cell>
          <table:table-cell table:number-columns-repeated="1022"/>
        </table:table-row>
        <table:table-row table:style-name="ro1">
          <table:table-cell office:value-type="string" calcext:value-type="string">
            <text:p>ATH5K_DEBUG</text:p>
          </table:table-cell>
          <table:table-cell office:value-type="string" calcext:value-type="string">
            <text:p>Atheros 5xxx debugging messages. <text:s/>Say Y, if and you will get debug options for ath5k. To use this, you need to mount debugfs: <text:s/>mount -t debugfs debug /sys/kernel/debug <text:s/>You will get access to files under: /sys/kernel/debug/ath5k/phy0/ <text:s/>To enable debug, pass the debug level to the debug module parameter. For example: <text:s/>modprobe ath5k debug=0x00000400</text:p>
          </table:table-cell>
          <table:table-cell table:number-columns-repeated="1022"/>
        </table:table-row>
        <table:table-row table:style-name="ro1">
          <table:table-cell office:value-type="string" calcext:value-type="string">
            <text:p>MFD_SI476X_CORE</text:p>
          </table:table-cell>
          <table:table-cell office:value-type="string" calcext:value-type="string">
            <text:p>This is the core driver for the SI476x series of AM/FM radio. This MFD driver connects the radio-si476x V4L2 module and the si476x audio codec. <text:s/>To compile this driver as a module, choose M here: the module will be called si476x-core.</text:p>
          </table:table-cell>
          <table:table-cell table:number-columns-repeated="1022"/>
        </table:table-row>
        <table:table-row table:style-name="ro1">
          <table:table-cell office:value-type="string" calcext:value-type="string">
            <text:p>COMEDI_AMPLC_PCI230</text:p>
          </table:table-cell>
          <table:table-cell office:value-type="string" calcext:value-type="string">
            <text:p>Enable support for Amplicon PCI230 and PCI260 Multifunction I/O boards <text:s/>To compile this driver as a module, choose M here: the module will be called amplc_pci230.</text:p>
          </table:table-cell>
          <table:table-cell table:number-columns-repeated="1022"/>
        </table:table-row>
        <table:table-row table:style-name="ro1">
          <table:table-cell office:value-type="string" calcext:value-type="string">
            <text:p>HID_EZKEY</text:p>
          </table:table-cell>
          <table:table-cell office:value-type="string" calcext:value-type="string">
            <text:p>Support for Ezkey BTC 8193 keyboard.</text:p>
          </table:table-cell>
          <table:table-cell table:number-columns-repeated="1022"/>
        </table:table-row>
        <table:table-row table:style-name="ro1">
          <table:table-cell office:value-type="string" calcext:value-type="string">
            <text:p>BLK_DEV_RAM_SIZE</text:p>
          </table:table-cell>
          <table:table-cell office:value-type="string" calcext:value-type="string">
            <text:p>The default value is 4096 kilobytes. Only change this if you know what you are doing.</text:p>
          </table:table-cell>
          <table:table-cell table:number-columns-repeated="1022"/>
        </table:table-row>
        <table:table-row table:style-name="ro1">
          <table:table-cell office:value-type="string" calcext:value-type="string">
            <text:p>BLK_DEV_XPRAM</text:p>
          </table:table-cell>
          <table:table-cell office:value-type="string" calcext:value-type="string">
            <text:p>Select this option if you want to use your expanded storage on S/390 or zSeries as a disk. <text:s/>This is useful as a _fast_ swap device if you want to access more than 2G of memory when running in 31 bit mode. This option is also available as a module which will be called xpram. <text:s/>If unsure, say N.</text:p>
          </table:table-cell>
          <table:table-cell table:number-columns-repeated="1022"/>
        </table:table-row>
        <table:table-row table:style-name="ro1">
          <table:table-cell table:style-name="ce2" office:value-type="string" calcext:value-type="string">
            <text:p>EISA_NAMES</text:p>
          </table:table-cell>
          <table:table-cell table:style-name="ce2" office:value-type="string" calcext:value-type="string">
            <text:p>By default, the kernel contains a database of all known EISA device names to make the information in sysfs comprehensible to the user. This database increases size of the kernel image by about 40KB, but it gets freed after the system boots up, so it doesn't take up kernel memory. Anyway, if you are building an installation floppy or kernel for an embedded system where kernel image size really matters, you can disable this feature and you'll get device ID instead of names. <text:s/>When in doubt, say Y.</text:p>
          </table:table-cell>
          <table:table-cell table:style-name="ce2" table:number-columns-repeated="1022"/>
        </table:table-row>
        <table:table-row table:style-name="ro1">
          <table:table-cell office:value-type="string" calcext:value-type="string">
            <text:p>SND_ICE1724</text:p>
          </table:table-cell>
          <table:table-cell office:value-type="string" calcext:value-type="string">
            <text:p>Say Y here to include support for soundcards based on ICE/VT1724/1720 (Envy24HT/PT) chips. <text:s/>Currently supported hardware is: AMP AUDIO2000. M-Audio Revolution 5.1, 7.1, Audiophile 192. TerraTec Aureon 5.1 Sky, 7.1 Space/Universe, Phase 22/28. Onkyo SE-90PCI, SE-200PCI. AudioTrak Prodigy 192, 7.1 (HIFI/LT/XT), HD2. Hercules Fortissimo IV. ESI Juli@. Pontis MS300. EGO-SYS WaveTerminal 192M. Albatron K8X800 Pro II. Chaintech ZNF3-150/250, 9CJS, AV-710. Shuttle SN25P. Philips PSC724 Ultimate Edge. <text:s/>To compile this driver as a module, choose M here: the module will be called snd-ice1724.</text:p>
          </table:table-cell>
          <table:table-cell table:number-columns-repeated="1022"/>
        </table:table-row>
        <table:table-row table:style-name="ro1">
          <table:table-cell office:value-type="string" calcext:value-type="string">
            <text:p>BCM87XX_PHY</text:p>
          </table:table-cell>
          <table:table-cell office:value-type="string" calcext:value-type="string">
            <text:p>Currently supports the BCM8706 and BCM8727 10G Ethernet PHYs.</text:p>
          </table:table-cell>
          <table:table-cell table:number-columns-repeated="1022"/>
        </table:table-row>
        <table:table-row table:style-name="ro1">
          <table:table-cell office:value-type="string" calcext:value-type="string">
            <text:p>HT16K33</text:p>
          </table:table-cell>
          <table:table-cell office:value-type="string" calcext:value-type="string">
            <text:p>Say yes here to add support for Holtek HT16K33, RAM mapping 16*8 LED controller driver with keyscan.</text:p>
          </table:table-cell>
          <table:table-cell table:number-columns-repeated="1022"/>
        </table:table-row>
        <table:table-row table:style-name="ro1">
          <table:table-cell office:value-type="string" calcext:value-type="string">
            <text:p>MTD_NAND_S3C2410_CLKSTOP</text:p>
          </table:table-cell>
          <table:table-cell office:value-type="string" calcext:value-type="string">
            <text:p>Stop the clock to the NAND controller when there is no chip selected to save power. This will mean there is a small delay when the is NAND chip selected or released, but will save approximately 5mA of power when there is nothing happening.</text:p>
          </table:table-cell>
          <table:table-cell table:number-columns-repeated="1022"/>
        </table:table-row>
        <table:table-row table:style-name="ro1">
          <table:table-cell office:value-type="string" calcext:value-type="string">
            <text:p>SND_SOC_NUC900</text:p>
          </table:table-cell>
          <table:table-cell office:value-type="string" calcext:value-type="string">
            <text:p>This option enables support for AC97 mode on the NUC900 SoC.</text:p>
          </table:table-cell>
          <table:table-cell table:number-columns-repeated="1022"/>
        </table:table-row>
        <table:table-row table:style-name="ro1">
          <table:table-cell office:value-type="string" calcext:value-type="string">
            <text:p>GFS2_FS_LOCKING_DLM</text:p>
          </table:table-cell>
          <table:table-cell office:value-type="string" calcext:value-type="string">
            <text:p>Multiple node locking module for GFS2 <text:s/>Most users of GFS2 will require this. It provides the locking interface between GFS2 and the DLM, which is required to use GFS2 in a cluster environment.</text:p>
          </table:table-cell>
          <table:table-cell table:number-columns-repeated="1022"/>
        </table:table-row>
        <table:table-row table:style-name="ro1">
          <table:table-cell office:value-type="string" calcext:value-type="string">
            <text:p>SND_PCM_OSS_PLUGINS</text:p>
          </table:table-cell>
          <table:table-cell office:value-type="string" calcext:value-type="string">
            <text:p>If you disable this option, the ALSA's OSS PCM API will not support conversion of channels, formats and rates. It will behave like most of new OSS/Free drivers in 2.4/2.6 kernels.</text:p>
          </table:table-cell>
          <table:table-cell table:number-columns-repeated="1022"/>
        </table:table-row>
        <table:table-row table:style-name="ro1">
          <table:table-cell office:value-type="string" calcext:value-type="string">
            <text:p>ADB_CUDA</text:p>
          </table:table-cell>
          <table:table-cell office:value-type="string" calcext:value-type="string">
            <text:p>This provides support for Cuda/Egret based Macintosh and Power Macintosh systems. This includes most m68k based Macs, most Old World PowerMacs, the first generation iMacs, the Blue &amp; White G3 and the Yikes G4 (PCI Graphics). All later models should use CONFIG_ADB_PMU instead. It is safe to say Y here even if your machine doesn't have a Cuda or Egret device. <text:s/>If unsure say Y.</text:p>
          </table:table-cell>
          <table:table-cell table:number-columns-repeated="1022"/>
        </table:table-row>
        <table:table-row table:style-name="ro1">
          <table:table-cell office:value-type="string" calcext:value-type="string">
            <text:p>NVMEM_IMX_OCOTP</text:p>
          </table:table-cell>
          <table:table-cell office:value-type="string" calcext:value-type="string">
            <text:p>This is a driver for the On-Chip OTP Controller (OCOTP) available on i.MX6 SoCs, providing access to 4 Kbits of one-time programmable eFuses. <text:s/>This driver can also be built as a module. If so, the module will be called nvmem-imx-ocotp.</text:p>
          </table:table-cell>
          <table:table-cell table:number-columns-repeated="1022"/>
        </table:table-row>
        <table:table-row table:style-name="ro1">
          <table:table-cell office:value-type="string" calcext:value-type="string">
            <text:p>GAMEPORT</text:p>
          </table:table-cell>
          <table:table-cell office:value-type="string" calcext:value-type="string">
            <text:p>Gameport support is for the standard 15-pin PC gameport. If you have a joystick, gamepad, gameport card, a soundcard with a gameport or anything else that uses the gameport, say Y or M here and also to at least one of the hardware specific drivers. <text:s/>For Ensoniq AudioPCI (ES1370), AudioPCI 97 (ES1371), ESS Solo1, S3 SonicVibes, Trident 4DWave, SiS7018, and ALi 5451 gameport support is provided by the sound drivers, so you won't need any from the below listed modules. You still need to say Y here. <text:s/>If unsure, say Y. <text:s/>To compile this driver as a module, choose M here: the module will be called gameport.</text:p>
          </table:table-cell>
          <table:table-cell table:number-columns-repeated="1022"/>
        </table:table-row>
        <table:table-row table:style-name="ro1">
          <table:table-cell office:value-type="string" calcext:value-type="string">
            <text:p>ATH9K</text:p>
          </table:table-cell>
          <table:table-cell office:value-type="string" calcext:value-type="string">
            <text:p>This module adds support for wireless adapters based on Atheros IEEE 802.11n AR5008, AR9001 and AR9002 family of chipsets. For a specific list of supported external cards, laptops that already ship with these cards and APs that come with these cards refer to ath9k wiki products page: <text:s/>http://wireless.kernel.org/en/users/Drivers/ath9k/products <text:s/>If you choose to build a module, it'll be called ath9k.</text:p>
          </table:table-cell>
          <table:table-cell table:number-columns-repeated="1022"/>
        </table:table-row>
        <table:table-row table:style-name="ro1">
          <table:table-cell office:value-type="string" calcext:value-type="string">
            <text:p>MTD_PCMCIA</text:p>
          </table:table-cell>
          <table:table-cell office:value-type="string" calcext:value-type="string">
            <text:p>Map driver for accessing PCMCIA linear flash memory cards. These cards are usually around 4-16MiB in size. This does not include Compact Flash cards which are treated as IDE devices.</text:p>
          </table:table-cell>
          <table:table-cell table:number-columns-repeated="1022"/>
        </table:table-row>
        <table:table-row table:style-name="ro1">
          <table:table-cell office:value-type="string" calcext:value-type="string">
            <text:p>X86_CHECK_BIOS_CORRUPTION</text:p>
          </table:table-cell>
          <table:table-cell office:value-type="string" calcext:value-type="string">
            <text:p>Periodically check for memory corruption in low memory, which is suspected to be caused by BIOS. <text:s/>Even when enabled in the configuration, it is disabled at runtime. <text:s/>Enable it by setting memory_corruption_check=1 on the kernel command line. <text:s/>By default it scans the low 64k of memory every 60 seconds. see the memory_corruption_check_size and memory_corruption_check_period parameters in Documentation/admin-guide/kernel-parameters.rst to adjust this. <text:s/>When enabled with the default parameters, this option has almost no overhead, as it reserves a relatively small amount of memory and scans it infrequently. <text:s/>It both detects corruption and prevents it from affecting the running system. <text:s/>It is, however, intended as a diagnostic tool. if repeatable BIOS-originated corruption always affects the same memory, you can use memmap= to prevent the kernel from using that memory.</text:p>
          </table:table-cell>
          <table:table-cell table:number-columns-repeated="1022"/>
        </table:table-row>
        <table:table-row table:style-name="ro1">
          <table:table-cell office:value-type="string" calcext:value-type="string">
            <text:p>SXGBE_ETH</text:p>
          </table:table-cell>
          <table:table-cell office:value-type="string" calcext:value-type="string">
            <text:p>This is the driver for the SXGBE 10G Ethernet IP block found on Samsung platforms. <text:s/>To compile this driver as a module, choose M here: the module will be called samsung-sxgbe.</text:p>
          </table:table-cell>
          <table:table-cell table:number-columns-repeated="1022"/>
        </table:table-row>
        <table:table-row table:style-name="ro1">
          <table:table-cell office:value-type="string" calcext:value-type="string">
            <text:p>LEDS_MAX77693</text:p>
          </table:table-cell>
          <table:table-cell office:value-type="string" calcext:value-type="string">
            <text:p>This option enables support for the flash part of the MAX77693 multifunction device. It has build in control for two leds in flash and torch mode.</text:p>
          </table:table-cell>
          <table:table-cell table:number-columns-repeated="1022"/>
        </table:table-row>
        <table:table-row table:style-name="ro1">
          <table:table-cell office:value-type="string" calcext:value-type="string">
            <text:p>GART_IOMMU</text:p>
          </table:table-cell>
          <table:table-cell office:value-type="string" calcext:value-type="string">
            <text:p>Provides a driver for older AMD Athlon64/Opteron/Turion/Sempron GART based hardware IOMMUs. <text:s/>The GART supports full DMA access for devices with 32-bit access limitations, on systems with more than 3 GB. This is usually needed for USB, sound, many IDE/SATA chipsets and some other devices. <text:s/>Newer systems typically have a modern AMD IOMMU, supported via the CONFIG_AMD_IOMMU=y config option. <text:s/>In normal configurations this driver is only active when needed: there's more than 3 GB of memory and the system contains a 32-bit limited device. <text:s/>If unsure, say Y.</text:p>
          </table:table-cell>
          <table:table-cell table:number-columns-repeated="1022"/>
        </table:table-row>
        <table:table-row table:style-name="ro1">
          <table:table-cell office:value-type="string" calcext:value-type="string">
            <text:p>OMAP2_DSS_MIN_FCK_PER_PCK</text:p>
          </table:table-cell>
          <table:table-cell office:value-type="string" calcext:value-type="string">
            <text:p>This can be used to adjust the minimum FCK/PCK ratio. <text:s/>With this you can make sure that DISPC FCK is at least n x PCK. Video plane scaling requires higher FCK than normally. <text:s/>If this is set to 0, there's no extra constraint on the DISPC FCK. However, the FCK will at minimum be 2xPCK (if active matrix) or 3xPCK (if passive matrix). <text:s/>Max FCK is 173MHz, so this doesn't work if your PCK is very high.</text:p>
          </table:table-cell>
          <table:table-cell table:number-columns-repeated="1022"/>
        </table:table-row>
        <table:table-row table:style-name="ro1">
          <table:table-cell office:value-type="string" calcext:value-type="string">
            <text:p>VIDEO_TW9903</text:p>
          </table:table-cell>
          <table:table-cell office:value-type="string" calcext:value-type="string">
            <text:p>Support for the Techwell tw9903 multi-standard video decoder with high quality down scaler. <text:s/>To compile this driver as a module, choose M here: the module will be called tw9903.</text:p>
          </table:table-cell>
          <table:table-cell table:number-columns-repeated="1022"/>
        </table:table-row>
        <table:table-row table:style-name="ro1">
          <table:table-cell office:value-type="string" calcext:value-type="string">
            <text:p>CRYPTO_DEV_MEDIATEK</text:p>
          </table:table-cell>
          <table:table-cell office:value-type="string" calcext:value-type="string">
            <text:p>This driver allows you to utilize the hardware crypto accelerator EIP97 which can be found on the MT7623 MT2701, MT8521p, etc .... Select this if you want to use it for AES/SHA1/SHA2 algorithms.</text:p>
          </table:table-cell>
          <table:table-cell table:number-columns-repeated="1022"/>
        </table:table-row>
        <table:table-row table:style-name="ro1">
          <table:table-cell office:value-type="string" calcext:value-type="string">
            <text:p>CRC32_SLICEBY8</text:p>
          </table:table-cell>
          <table:table-cell office:value-type="string" calcext:value-type="string">
            <text:p>Calculate checksum 8 bytes at a time with a clever slicing algorithm. This is the fastest algorithm, but comes with a 8KiB lookup table. Most modern processors have enough cache to hold this table without thrashing the cache. <text:s/>This is the default implementation choice. <text:s/>Choose this one unless you have a good reason not to.</text:p>
          </table:table-cell>
          <table:table-cell table:number-columns-repeated="1022"/>
        </table:table-row>
        <table:table-row table:style-name="ro1">
          <table:table-cell office:value-type="string" calcext:value-type="string">
            <text:p>BMI160_I2C</text:p>
          </table:table-cell>
          <table:table-cell office:value-type="string" calcext:value-type="string">
            <text:p>If you say yes here you get support for BMI160 IMU on I2C with accelerometer, gyroscope and external BMG160 magnetometer. <text:s/>This driver can also be built as a module. If so, the module will be called bmi160_i2c.</text:p>
          </table:table-cell>
          <table:table-cell table:number-columns-repeated="1022"/>
        </table:table-row>
        <table:table-row table:style-name="ro1">
          <table:table-cell office:value-type="string" calcext:value-type="string">
            <text:p>I2C_AMD756_S4882</text:p>
          </table:table-cell>
          <table:table-cell office:value-type="string" calcext:value-type="string">
            <text:p>Enabling this option will add specific SMBus support for the Tyan S4882 motherboard. <text:s/>On this 4-CPU board, the SMBus is multiplexed over 8 different channels, where the various memory module EEPROMs and temperature sensors live. <text:s/>Saying yes here will give you access to these in addition to the trunk. <text:s/>This driver can also be built as a module. <text:s/>If so, the module will be called i2c-amd756-s4882.</text:p>
          </table:table-cell>
          <table:table-cell table:number-columns-repeated="1022"/>
        </table:table-row>
        <table:table-row table:style-name="ro1">
          <table:table-cell office:value-type="string" calcext:value-type="string">
            <text:p>BT_ATH3K</text:p>
          </table:table-cell>
          <table:table-cell office:value-type="string" calcext:value-type="string">
            <text:p>Bluetooth firmware download driver. This driver loads the firmware into the Atheros Bluetooth chipset. <text:s/>Say Y here to compile support for Atheros firmware download driver into the kernel or say M to compile it as module (ath3k).</text:p>
          </table:table-cell>
          <table:table-cell table:number-columns-repeated="1022"/>
        </table:table-row>
        <table:table-row table:style-name="ro1">
          <table:table-cell office:value-type="string" calcext:value-type="string">
            <text:p>SND_FIREWIRE_MOTU</text:p>
          </table:table-cell>
          <table:table-cell office:value-type="string" calcext:value-type="string">
            <text:p>Say Y here to enable support for FireWire devices which MOTU produced: <text:s/>* 828mk2 <text:s/>* 828mk3 <text:s/>To compile this driver as a module, choose M here: the module will be called snd-firewire-motu.</text:p>
          </table:table-cell>
          <table:table-cell table:number-columns-repeated="1022"/>
        </table:table-row>
        <table:table-row table:style-name="ro1">
          <table:table-cell office:value-type="string" calcext:value-type="string">
            <text:p>COMEDI_NI_USB6501</text:p>
          </table:table-cell>
          <table:table-cell office:value-type="string" calcext:value-type="string">
            <text:p>Enable support for the National Instruments USB-6501 module. <text:s/>The NI USB-6501 is a Full-Speed USB 2.0 (12 Mbit/s) device that provides 24 digital I/O lines channels and one 32-bit counter. <text:s/>To compile this driver as a module, choose M here: the module will be called ni_usb6501.</text:p>
          </table:table-cell>
          <table:table-cell table:number-columns-repeated="1022"/>
        </table:table-row>
        <table:table-row table:style-name="ro1">
          <table:table-cell office:value-type="string" calcext:value-type="string">
            <text:p>ATH5K_TRACER</text:p>
          </table:table-cell>
          <table:table-cell office:value-type="string" calcext:value-type="string">
            <text:p>Say Y here to enable tracepoints for the ath5k driver using the kernel tracing infrastructure. <text:s/>Select this option if you are interested in debugging the driver. <text:s/>If unsure, say N.</text:p>
          </table:table-cell>
          <table:table-cell table:number-columns-repeated="1022"/>
        </table:table-row>
        <table:table-row table:style-name="ro1">
          <table:table-cell office:value-type="string" calcext:value-type="string">
            <text:p>INPUT_YEALINK</text:p>
          </table:table-cell>
          <table:table-cell office:value-type="string" calcext:value-type="string">
            <text:p>Say Y here if you want to enable keyboard and LCD functions of the Yealink usb-p1k usb phones. The audio part is enabled by the generic usb sound driver, so you might want to enable that as well. <text:s/>For information about how to use these additional functions, see &lt;file:Documentation/input/yealink.txt&gt;. <text:s/>To compile this driver as a module, choose M here: the module will be called yealink.</text:p>
          </table:table-cell>
          <table:table-cell table:number-columns-repeated="1022"/>
        </table:table-row>
        <table:table-row table:style-name="ro1">
          <table:table-cell office:value-type="string" calcext:value-type="string">
            <text:p>INV_MPU6050_SPI</text:p>
          </table:table-cell>
          <table:table-cell office:value-type="string" calcext:value-type="string">
            <text:p>This driver supports the Invensense MPU6050/6500/9150 and ICM20608 motion tracking devices over SPI. This driver can be built as a module. The module will be called inv-mpu6050-spi.</text:p>
          </table:table-cell>
          <table:table-cell table:number-columns-repeated="1022"/>
        </table:table-row>
        <table:table-row table:style-name="ro1">
          <table:table-cell office:value-type="string" calcext:value-type="string">
            <text:p>CLKSRC_NPS</text:p>
          </table:table-cell>
          <table:table-cell office:value-type="string" calcext:value-type="string">
            <text:p>NPS400 clocksource support. Got 64 bit counter with update rate up to 1000MHz. This counter is accessed via couple of 32 bit memory mapped registers.</text:p>
          </table:table-cell>
          <table:table-cell table:number-columns-repeated="1022"/>
        </table:table-row>
        <table:table-row table:style-name="ro1">
          <table:table-cell office:value-type="string" calcext:value-type="string">
            <text:p>CHELSIO_T3</text:p>
          </table:table-cell>
          <table:table-cell office:value-type="string" calcext:value-type="string">
            <text:p>This driver supports Chelsio T3-based gigabit and 10Gb Ethernet adapters. <text:s/>For general information about Chelsio and our products, visit our website at &lt;http://www.chelsio.com&gt;. <text:s/>For customer support, please visit our customer support page at &lt;http://www.chelsio.com/support.html&gt;. <text:s/>Please send feedback to &lt;linux-bugs@chelsio.com&gt;. <text:s/>To compile this driver as a module, choose M here: the module will be called cxgb3.</text:p>
          </table:table-cell>
          <table:table-cell table:number-columns-repeated="1022"/>
        </table:table-row>
        <table:table-row table:style-name="ro1">
          <table:table-cell office:value-type="string" calcext:value-type="string">
            <text:p>CHELSIO_T4</text:p>
          </table:table-cell>
          <table:table-cell office:value-type="string" calcext:value-type="string">
            <text:p>This driver supports Chelsio T4, T5 &amp; T6 based gigabit, 10Gb Ethernet adapter and T5/T6 based 40Gb and T6 based 25Gb, 50Gb and 100Gb Ethernet adapters. <text:s/>For general information about Chelsio and our products, visit our website at &lt;http://www.chelsio.com&gt;. <text:s/>For customer support, please visit our customer support page at &lt;http://www.chelsio.com/support.html&gt;. <text:s/>Please send feedback to &lt;linux-bugs@chelsio.com&gt;. <text:s/>To compile this driver as a module choose M here. the module will be called cxgb4.</text:p>
          </table:table-cell>
          <table:table-cell table:number-columns-repeated="1022"/>
        </table:table-row>
        <table:table-row table:style-name="ro1">
          <table:table-cell table:style-name="ce2" office:value-type="string" calcext:value-type="string">
            <text:p>PLIP</text:p>
          </table:table-cell>
          <table:table-cell table:style-name="ce2" office:value-type="string" calcext:value-type="string">
            <text:p>PLIP (Parallel Line Internet Protocol) is used to create a reasonably fast mini network consisting of two (or, rarely, more) local machines. <text:s/>A PLIP link from a Linux box is a popular means to install a Linux distribution on a machine which doesn't have a CD-ROM drive (a minimal system has to be transferred with floppies first). The kernels on both machines need to have this PLIP option enabled for this to work. <text:s/>The PLIP driver has two modes, mode 0 and mode 1. <text:s/>The parallel ports (the connectors at the computers with 25 holes) are connected with null printer or Turbo Laplink cables which can transmit 4 bits at a time (mode 0) or with special PLIP cables, to be used on bidirectional parallel ports only, which can transmit 8 bits at a time (mode 1). you can find the wiring of these cables in &lt;file:Documentation/networking/PLIP.txt&gt;. <text:s/>The cables can be up to 15m long. <text:s/>Mode 0 works also if one of the machines runs DOS/Windows and has some PLIP software installed, e.g. the Crynwr PLIP packet driver (&lt;http://oak.oakland.edu/simtel.net/msdos/pktdrvr-pre.html&gt;) and winsock or NCSA's telnet. <text:s/>If you want to use PLIP, say Y and read the PLIP mini-HOWTO as well as the NET-3-HOWTO, both available from &lt;http://www.tldp.org/docs.html#howto&gt;. <text:s/>Note that the PLIP protocol has been changed and this PLIP driver won't work together with the PLIP support in Linux versions 1.0.x. <text:s/>This option enlarges your kernel by about 8 KB. <text:s/>To compile this driver as a module, choose M here. The module will be called plip. If unsure, say Y or M, in case you buy a laptop later.</text:p>
          </table:table-cell>
          <table:table-cell table:style-name="ce2" table:number-columns-repeated="1022"/>
        </table:table-row>
        <table:table-row table:style-name="ro1">
          <table:table-cell table:style-name="ce2" office:value-type="string" calcext:value-type="string">
            <text:p>IPX</text:p>
          </table:table-cell>
          <table:table-cell table:style-name="ce2" office:value-type="string" calcext:value-type="string">
            <text:p>This is support for the Novell networking protocol, IPX, commonly used for local networks of Windows machines. <text:s/>You need it if you want to access Novell NetWare file or print servers using the Linux Novell client ncpfs (available from &lt;ftp://platan.vc.cvut.cz/pub/linux/ncpfs/&gt;) or from within the Linux DOS emulator DOSEMU (read the DOSEMU-HOWTO, available from &lt;http://www.tldp.org/docs.html#howto&gt;). <text:s/>In order to do the former, you'll also have to say Y to NCP file system support, below. <text:s/>IPX is similar in scope to IP, while SPX, which runs on top of IPX, is similar to TCP. <text:s/>To turn your Linux box into a fully featured NetWare file server and IPX router, say Y here and fetch either lwared from &lt;ftp://ibiblio.org/pub/Linux/system/network/daemons/&gt; or mars_nwe from &lt;ftp://www.compu-art.de/mars_nwe/&gt;. For more information, read the IPX-HOWTO available from &lt;http://www.tldp.org/docs.html#howto&gt;. <text:s/>The IPX driver would enlarge your kernel by about 16 KB. To compile this driver as a module, choose M here: the module will be called ipx. Unless you want to integrate your Linux box with a local Novell network, say N.</text:p>
          </table:table-cell>
          <table:table-cell table:style-name="ce2" table:number-columns-repeated="1022"/>
        </table:table-row>
        <table:table-row table:style-name="ro1">
          <table:table-cell office:value-type="string" calcext:value-type="string">
            <text:p>MD_RAID0</text:p>
          </table:table-cell>
          <table:table-cell office:value-type="string" calcext:value-type="string">
            <text:p>If you say Y here, then your multiple devices driver will be able to use the so-called raid0 mode, i.e. it will combine the hard disk partitions into one logical device in such a fashion as to fill them up evenly, one chunk here and one chunk there. This will increase the throughput rate if the partitions reside on distinct disks. <text:s/>Information about Software RAID on Linux is contained in the Software-RAID mini-HOWTO, available from &lt;http://www.tldp.org/docs.html#howto&gt;. There you will also learn where to get the supporting user space utilities raidtools. <text:s/>To compile this as a module, choose M here: the module will be called raid0. <text:s/>If unsure, say Y.</text:p>
          </table:table-cell>
          <table:table-cell table:number-columns-repeated="1022"/>
        </table:table-row>
        <table:table-row table:style-name="ro1">
          <table:table-cell office:value-type="string" calcext:value-type="string">
            <text:p>ARCH_TEGRA_124_SOC</text:p>
          </table:table-cell>
          <table:table-cell office:value-type="string" calcext:value-type="string">
            <text:p>Support for NVIDIA Tegra T124 processor family, based on the ARM CortexA15MP CPU</text:p>
          </table:table-cell>
          <table:table-cell table:number-columns-repeated="1022"/>
        </table:table-row>
        <table:table-row table:style-name="ro1">
          <table:table-cell table:style-name="ce2" office:value-type="string" calcext:value-type="string">
            <text:p>X86_VSYSCALL_EMULATION</text:p>
          </table:table-cell>
          <table:table-cell table:style-name="ce2" office:value-type="string" calcext:value-type="string">
            <text:p>This enables emulation of the legacy vsyscall page. <text:s/>Disabling it is roughly equivalent to booting with vsyscall=none, except that it will also disable the helpful warning if a program tries to use a vsyscall. <text:s/>With this option set to N, offending programs will just segfault, citing addresses of the form 0xffffffffff600?00. <text:s/>This option is required by many programs built before 2013, and care should be used even with newer programs if set to N. <text:s/>Disabling this option saves about 7K of kernel size and possibly 4K of additional runtime pagetable memory.</text:p>
          </table:table-cell>
          <table:table-cell table:style-name="ce2" table:number-columns-repeated="1022"/>
        </table:table-row>
        <table:table-row table:style-name="ro1">
          <table:table-cell office:value-type="string" calcext:value-type="string">
            <text:p>PASEMI_MAC</text:p>
          </table:table-cell>
          <table:table-cell office:value-type="string" calcext:value-type="string">
            <text:p>This driver supports the on-chip 1/10Gbit Ethernet controller on PA Semi's PWRficient line of chips.</text:p>
          </table:table-cell>
          <table:table-cell table:number-columns-repeated="1022"/>
        </table:table-row>
        <table:table-row table:style-name="ro1">
          <table:table-cell office:value-type="string" calcext:value-type="string">
            <text:p>ALI_FIR</text:p>
          </table:table-cell>
          <table:table-cell office:value-type="string" calcext:value-type="string">
            <text:p>Say Y here if you want to build support for the ALi M5123 FIR Controller. <text:s/>The ALi M5123 FIR Controller is embedded in ALi M1543C, M1535, M1535D, M1535+, M1535D South Bridge. <text:s/>This driver supports SIR, MIR and FIR (4Mbps) speeds. <text:s/>To compile it as a module, choose M here: the module will be called ali-ircc.</text:p>
          </table:table-cell>
          <table:table-cell table:number-columns-repeated="1022"/>
        </table:table-row>
        <table:table-row table:style-name="ro1">
          <table:table-cell table:style-name="ce2" office:value-type="string" calcext:value-type="string">
            <text:p>DYNAMIC_DEBUG</text:p>
          </table:table-cell>
          <table:table-cell table:style-name="ce2" office:value-type="string" calcext:value-type="string">
            <text:p>Compiles debug level messages into the kernel, which would not otherwise be available at runtime. These messages can then be enabled/disabled based on various levels of scope - per source file, function, module, format string, and line number. This mechanism implicitly compiles in all pr_debug() and dev_dbg() calls, which enlarges the kernel text size by about 2%. <text:s/>If a source file is compiled with DEBUG flag set, any pr_debug() calls in it are enabled by default, but can be disabled at runtime as below. <text:s/>Note that DEBUG flag is turned on by many CONFIG_*DEBUG* options. <text:s/>Usage: <text:s/>Dynamic debugging is controlled via the 'dynamic_debug/control' file, which is contained in the 'debugfs' filesystem. Thus, the debugfs filesystem must first be mounted before making use of this feature. We refer the control file as: &lt;debugfs&gt;/dynamic_debug/control. This file contains a list of the debug statements that can be enabled. The format for each line of the file is: <text:s text:c="7"/>filename:lineno [module]function flags format <text:s/>filename : source file of the debug statement lineno : line number of the debug statement module : module that contains the debug statement function : function that contains the debug statement flags : '=p' means the line is turned 'on' for printing format : the format used for the debug statement <text:s/>From a live system: <text:s text:c="7"/>nullarbor:~ # cat &lt;debugfs&gt;/dynamic_debug/control <text:s text:c="6"/># filename:lineno [module]function flags format <text:s text:c="6"/>fs/aio.c:222 [aio]__put_ioctx =_ __put_ioctx:\040freeing\040%p\012 <text:s text:c="6"/>fs/aio.c:248 [aio]ioctx_alloc =_ ENOMEM:\040nr_events\040too\040high\012 <text:s text:c="6"/>fs/aio.c:1770 [aio]sys_io_cancel =_ calling\040cancel\012 <text:s/>Example usage: <text:s text:c="7"/>// enable the message at line 1603 of file svcsock.c <text:s text:c="6"/>nullarbor:~ # echo -n 'file svcsock.c line 1603 +p' &gt; <text:s text:c="38"/>&lt;debugfs&gt;/dynamic_debug/control <text:s text:c="7"/>// enable all the messages in file svcsock.c <text:s text:c="6"/>nullarbor:~ # echo -n 'file svcsock.c +p' &gt; <text:s text:c="38"/>&lt;debugfs&gt;/dynamic_debug/control <text:s text:c="7"/>// enable all the messages in the NFS server module <text:s text:c="6"/>nullarbor:~ # echo -n 'module nfsd +p' &gt; <text:s text:c="38"/>&lt;debugfs&gt;/dynamic_debug/control <text:s text:c="7"/>// enable all 12 messages in the function svc_process() <text:s text:c="6"/>nullarbor:~ # echo -n 'func svc_process +p' &gt; <text:s text:c="38"/>&lt;debugfs&gt;/dynamic_debug/control <text:s text:c="7"/>// disable all 12 messages in the function svc_process() <text:s text:c="6"/>nullarbor:~ # echo -n 'func svc_process -p' &gt; <text:s text:c="38"/>&lt;debugfs&gt;/dynamic_debug/control <text:s/>See Documentation/admin-guide/dynamic-debug-howto.rst for additional information.</text:p>
          </table:table-cell>
          <table:table-cell table:style-name="ce2" table:number-columns-repeated="1022"/>
        </table:table-row>
        <table:table-row table:style-name="ro1">
          <table:table-cell office:value-type="string" calcext:value-type="string">
            <text:p>SENSORS_ZL6100</text:p>
          </table:table-cell>
          <table:table-cell office:value-type="string" calcext:value-type="string">
            <text:p>If you say yes here you get hardware monitoring support for Intersil ZL2004, ZL2005, ZL2006, ZL2008, ZL2105, ZL2106, ZL6100, ZL6105, ZL9101M, and ZL9117M Digital DC/DC Controllers, as well as for Ericsson BMR450, BMR451, BMR462, BMR463, and BMR464. <text:s/>This driver can also be built as a module. If so, the module will be called zl6100.</text:p>
          </table:table-cell>
          <table:table-cell table:number-columns-repeated="1022"/>
        </table:table-row>
        <table:table-row table:style-name="ro1">
          <table:table-cell office:value-type="string" calcext:value-type="string">
            <text:p>ADIS16136</text:p>
          </table:table-cell>
          <table:table-cell office:value-type="string" calcext:value-type="string">
            <text:p>Say yes here to build support for the Analog Devices ADIS16133, ADIS16135, ADIS16136 gyroscope devices.</text:p>
          </table:table-cell>
          <table:table-cell table:number-columns-repeated="1022"/>
        </table:table-row>
        <table:table-row table:style-name="ro1">
          <table:table-cell office:value-type="string" calcext:value-type="string">
            <text:p>SENSORS_MAX16065</text:p>
          </table:table-cell>
          <table:table-cell office:value-type="string" calcext:value-type="string">
            <text:p>If you say yes here you get support for hardware monitoring capabilities of the following Maxim System Manager chips. <text:s text:c="2"/>MAX16065 <text:s text:c="2"/>MAX16066 <text:s text:c="2"/>MAX16067 <text:s text:c="2"/>MAX16068 <text:s text:c="2"/>MAX16070 <text:s text:c="2"/>MAX16071 <text:s/>This driver can also be built as a module. <text:s/>If so, the module will be called max16065.</text:p>
          </table:table-cell>
          <table:table-cell table:number-columns-repeated="1022"/>
        </table:table-row>
        <table:table-row table:style-name="ro1">
          <table:table-cell table:style-name="ce2" office:value-type="string" calcext:value-type="string">
            <text:p>BLK_DEV_INITRD</text:p>
          </table:table-cell>
          <table:table-cell table:style-name="ce2" office:value-type="string" calcext:value-type="string">
            <text:p>The initial RAM filesystem is a ramfs which is loaded by the boot loader (loadlin or lilo) and that is mounted as root before the normal boot procedure. It is typically used to load modules needed to mount the real root file system, etc. See &lt;file:Documentation/admin-guide/initrd.rst&gt; for details. <text:s/>If RAM disk support (BLK_DEV_RAM) is also included, this also enables initial RAM disk (initrd) support and adds 15 Kbytes (more on some other architectures) to the kernel size. <text:s/>If unsure say Y.</text:p>
          </table:table-cell>
          <table:table-cell table:style-name="ce2" table:number-columns-repeated="1022"/>
        </table:table-row>
        <table:table-row table:style-name="ro1">
          <table:table-cell office:value-type="string" calcext:value-type="string">
            <text:p>CRAMFS</text:p>
          </table:table-cell>
          <table:table-cell office:value-type="string" calcext:value-type="string">
            <text:p>Saying Y here includes support for CramFs (Compressed ROM File System). <text:s/>CramFs is designed to be a simple, small, and compressed file system for ROM based embedded systems. <text:s/>CramFs is read-only, limited to 256MB file systems (with 16MB files), and doesn't support 16/32 bits uid/gid, hard links and timestamps. <text:s/>See &lt;file:Documentation/filesystems/cramfs.txt&gt; and &lt;file:fs/cramfs/README&gt; for further information. <text:s/>To compile this as a module, choose M here: the module will be called cramfs. <text:s/>Note that the root file system (the one containing the directory /) cannot be compiled as a module. <text:s/>This filesystem is obsoleted by SquashFS, which is much better in terms of performance and features. <text:s/>If unsure, say N.</text:p>
          </table:table-cell>
          <table:table-cell table:number-columns-repeated="1022"/>
        </table:table-row>
        <table:table-row table:style-name="ro1">
          <table:table-cell office:value-type="string" calcext:value-type="string">
            <text:p>SND_PXA2XX_SOC_EM_X270</text:p>
          </table:table-cell>
          <table:table-cell office:value-type="string" calcext:value-type="string">
            <text:p>Say Y if you want to add support for SoC audio on CompuLab EM-x270, eXeda and CM-X300 machines.</text:p>
          </table:table-cell>
          <table:table-cell table:number-columns-repeated="1022"/>
        </table:table-row>
        <table:table-row table:style-name="ro1">
          <table:table-cell table:style-name="ce2" office:value-type="string" calcext:value-type="string">
            <text:p>CAPI_TRACE</text:p>
          </table:table-cell>
          <table:table-cell table:style-name="ce2" office:value-type="string" calcext:value-type="string">
            <text:p>If you say Y here, the kernelcapi driver can make verbose traces of CAPI messages. This feature can be enabled/disabled via IOCTL for every controller (default disabled). This will increase the size of the kernelcapi module by 20 KB. If unsure, say Y.</text:p>
          </table:table-cell>
          <table:table-cell table:style-name="ce2" table:number-columns-repeated="1022"/>
        </table:table-row>
        <table:table-row table:style-name="ro1">
          <table:table-cell office:value-type="string" calcext:value-type="string">
            <text:p>SUN3X_ESP</text:p>
          </table:table-cell>
          <table:table-cell office:value-type="string" calcext:value-type="string">
            <text:p>The ESP was an on-board SCSI controller used on Sun 3/80 machines. <text:s/>Say Y here to compile in support for it.</text:p>
          </table:table-cell>
          <table:table-cell table:number-columns-repeated="1022"/>
        </table:table-row>
        <table:table-row table:style-name="ro1">
          <table:table-cell office:value-type="string" calcext:value-type="string">
            <text:p>BACKLIGHT_PCF50633</text:p>
          </table:table-cell>
          <table:table-cell office:value-type="string" calcext:value-type="string">
            <text:p>If you have a backlight driven by a NXP PCF50633 MFD, say Y here to enable its driver.</text:p>
          </table:table-cell>
          <table:table-cell table:number-columns-repeated="1022"/>
        </table:table-row>
        <table:table-row table:style-name="ro1">
          <table:table-cell office:value-type="string" calcext:value-type="string">
            <text:p>SYNCLINK</text:p>
          </table:table-cell>
          <table:table-cell office:value-type="string" calcext:value-type="string">
            <text:p>Provides support for the SyncLink ISA and PCI multiprotocol serial adapters. These adapters support asynchronous and HDLC bit synchronous communication up to 10Mbps (PCI adapter). <text:s/>This driver can only be built as a module ( = code which can be inserted in and removed from the running kernel whenever you want). The module will be called synclink. <text:s/>If you want to do that, say M here.</text:p>
          </table:table-cell>
          <table:table-cell table:number-columns-repeated="1022"/>
        </table:table-row>
        <table:table-row table:style-name="ro1">
          <table:table-cell office:value-type="string" calcext:value-type="string">
            <text:p>SENSORS_ADCXX</text:p>
          </table:table-cell>
          <table:table-cell office:value-type="string" calcext:value-type="string">
            <text:p>If you say yes here you get support for the National Semiconductor ADC&lt;bb&gt;&lt;c&gt;S&lt;sss&gt; chip family, where * bb <text:s/>is the resolution in number of bits (8, 10, 12) * c <text:s text:c="2"/>is the number of channels (1, 2, 4, 8) * sss is the maximum conversion speed (021 for 200 kSPS, 051 for 500 <text:s text:c="2"/>kSPS and 101 for 1 MSPS) <text:s/>Examples : ADC081S101, ADC124S501, ... <text:s/>This driver can also be built as a module. <text:s/>If so, the module will be called adcxx.</text:p>
          </table:table-cell>
          <table:table-cell table:number-columns-repeated="1022"/>
        </table:table-row>
        <table:table-row table:style-name="ro1">
          <table:table-cell office:value-type="string" calcext:value-type="string">
            <text:p>USB_NET_CDC_NCM</text:p>
          </table:table-cell>
          <table:table-cell office:value-type="string" calcext:value-type="string">
            <text:p>This driver provides support for CDC NCM (Network Control Model Device USB Class Specification). The CDC NCM specification is available from &lt;http://www.usb.org/&gt;. <text:s/>Say y to link the driver statically, or m to build a dynamically linked module. <text:s/>This driver should work with at least the following devices: <text:s text:c="2"/>* ST-Ericsson M700 LTE FDD/TDD Mobile Broadband Modem (ref. design) <text:s text:c="2"/>* ST-Ericsson M5730 HSPA+ Mobile Broadband Modem (reference design) <text:s text:c="2"/>* ST-Ericsson M570 HSPA+ Mobile Broadband Modem (reference design) <text:s text:c="2"/>* ST-Ericsson M343 HSPA Mobile Broadband Modem (reference design) <text:s text:c="2"/>* Ericsson F5521gw Mobile Broadband Module</text:p>
          </table:table-cell>
          <table:table-cell table:number-columns-repeated="1022"/>
        </table:table-row>
        <table:table-row table:style-name="ro1">
          <table:table-cell office:value-type="string" calcext:value-type="string">
            <text:p>GPIO_BT8XX</text:p>
          </table:table-cell>
          <table:table-cell office:value-type="string" calcext:value-type="string">
            <text:p>The BT8xx frame grabber chip has 24 GPIO pins that can be abused as a cheap PCI GPIO card. <text:s/>This chip can be found on Miro, Hauppauge and STB TV-cards. <text:s/>The card needs to be physically altered for using it as a GPIO card. For more information on how to build a GPIO card from a BT8xx TV card, see the documentation file at Documentation/bt8xxgpio.txt <text:s/>If unsure, say N.</text:p>
          </table:table-cell>
          <table:table-cell table:number-columns-repeated="1022"/>
        </table:table-row>
        <table:table-row table:style-name="ro1">
          <table:table-cell office:value-type="string" calcext:value-type="string">
            <text:p>OMAP2_DSS_SLEEP_AFTER_VENC_RESET</text:p>
          </table:table-cell>
          <table:table-cell office:value-type="string" calcext:value-type="string">
            <text:p>There is a 20ms sleep after VENC reset which seemed to fix the reset. The reason for the bug is unclear, and it's also unclear on what platforms this happens. <text:s/>This option enables the sleep, and is enabled by default. You can disable the sleep if it doesn't cause problems on your platform.</text:p>
          </table:table-cell>
          <table:table-cell table:number-columns-repeated="1022"/>
        </table:table-row>
        <table:table-row table:style-name="ro1">
          <table:table-cell office:value-type="string" calcext:value-type="string">
            <text:p>SCSI_SYM53C8XX_DMA_ADDRESSING_MODE</text:p>
          </table:table-cell>
          <table:table-cell office:value-type="string" calcext:value-type="string">
            <text:p>This option only applies to PCI-SCSI chips that are PCI DAC capable (875A, 895A, 896, 1010-33, 1010-66, 1000). <text:s/>When set to 0, the driver will program the chip to only perform 32-bit DMA. <text:s/>When set to 1, the chip will be able to perform DMA to addresses up to 1TB. <text:s/>When set to 2, the driver supports the full 64-bit DMA address range, but can only address 16 segments of 4 GB each. <text:s/>This limits the total addressable range to 64 GB. <text:s/>Most machines with less than 4GB of memory should use a setting of 0 for best performance. <text:s/>If your machine has 4GB of memory or more, you should set this option to 1 (the default). <text:s/>The still experimental value 2 (64 bit DMA addressing with 16 x 4GB segments limitation) can be used on systems that require PCI address bits past bit 39 to be set for the addressing of memory using PCI DAC cycles.</text:p>
          </table:table-cell>
          <table:table-cell table:number-columns-repeated="1022"/>
        </table:table-row>
        <table:table-row table:style-name="ro1">
          <table:table-cell office:value-type="string" calcext:value-type="string">
            <text:p>VME_PIO2</text:p>
          </table:table-cell>
          <table:table-cell office:value-type="string" calcext:value-type="string">
            <text:p>Say Y here to include support for the GE PIO2. The PIO2 is a 6U VME slave card, implementing 32 solid-state relay switched IO lines, in 4 groups of 8. Each bank of IO lines is built to function as input, output or both depending on the variant of the card. <text:s/>To compile this driver as a module, choose M here. The module will be called vme_pio2. If unsure, say N.</text:p>
          </table:table-cell>
          <table:table-cell table:number-columns-repeated="1022"/>
        </table:table-row>
        <table:table-row table:style-name="ro1">
          <table:table-cell office:value-type="string" calcext:value-type="string">
            <text:p>VIDEO_GO7007_USB</text:p>
          </table:table-cell>
          <table:table-cell office:value-type="string" calcext:value-type="string">
            <text:p>This is a video4linux driver for the WIS GO7007 MPEG encoder chip over USB. <text:s/>To compile this driver as a module, choose M here: the module will be called go7007-usb.</text:p>
          </table:table-cell>
          <table:table-cell table:number-columns-repeated="1022"/>
        </table:table-row>
        <table:table-row table:style-name="ro1">
          <table:table-cell office:value-type="string" calcext:value-type="string">
            <text:p>VIDEO_S5K6A3</text:p>
          </table:table-cell>
          <table:table-cell office:value-type="string" calcext:value-type="string">
            <text:p>This is a V4L2 sensor-level driver for Samsung S5K6A3 raw camera sensor.</text:p>
          </table:table-cell>
          <table:table-cell table:number-columns-repeated="1022"/>
        </table:table-row>
        <table:table-row table:style-name="ro1">
          <table:table-cell office:value-type="string" calcext:value-type="string">
            <text:p>PCIE_ARMADA_8K</text:p>
          </table:table-cell>
          <table:table-cell office:value-type="string" calcext:value-type="string">
            <text:p>Say Y here if you want to enable PCIe controller support on Armada-8K SoCs. The PCIe controller on Armada-8K is based on Designware hardware and therefore the driver re-uses the Designware core functions to implement the driver.</text:p>
          </table:table-cell>
          <table:table-cell table:number-columns-repeated="1022"/>
        </table:table-row>
        <table:table-row table:style-name="ro1">
          <table:table-cell office:value-type="string" calcext:value-type="string">
            <text:p>VIDEO_MEM2MEM_DEINTERLACE</text:p>
          </table:table-cell>
          <table:table-cell office:value-type="string" calcext:value-type="string">
            <text:p>Generic deinterlacing V4L2 driver.</text:p>
          </table:table-cell>
          <table:table-cell table:number-columns-repeated="1022"/>
        </table:table-row>
        <table:table-row table:style-name="ro1">
          <table:table-cell office:value-type="string" calcext:value-type="string">
            <text:p>VIDEO_S5K6AA</text:p>
          </table:table-cell>
          <table:table-cell office:value-type="string" calcext:value-type="string">
            <text:p>This is a V4L2 sensor-level driver for Samsung S5K6AA(FX) 1.3M camera sensor with an embedded SoC image signal processor.</text:p>
          </table:table-cell>
          <table:table-cell table:number-columns-repeated="1022"/>
        </table:table-row>
        <table:table-row table:style-name="ro1">
          <table:table-cell table:style-name="ce2" office:value-type="string" calcext:value-type="string">
            <text:p>FAT_FS</text:p>
          </table:table-cell>
          <table:table-cell table:style-name="ce2" office:value-type="string" calcext:value-type="string">
            <text:p>If you want to use one of the FAT-based file systems (the MS-DOS and VFAT (Windows 95) file systems), then you must say Y or M here to include FAT support. You will then be able to mount partitions or diskettes with FAT-based file systems and transparently access the files on them, i.e. MSDOS files will look and behave just like all other Unix files. <text:s/>This FAT support is not a file system in itself, it only provides the foundation for the other file systems. You will have to say Y or M to at least one of MSDOS fs support or VFAT fs support in order to make use of it. <text:s/>Another way to read and write MSDOS floppies and hard drive partitions from within Linux (but not transparently) is with the mtools (man mtools) program suite. You don't need to say Y here in order to do that. <text:s/>If you need to move large files on floppies between a DOS and a Linux box, say Y here, mount the floppy under Linux with an MSDOS file system and use GNU tar's M option. GNU tar is a program available for Unix and DOS (man tar or info tar). <text:s/>The FAT support will enlarge your kernel by about 37 KB. If unsure, say Y. <text:s/>To compile this as a module, choose M here: the module will be called fat. <text:s/>Note that if you compile the FAT support as a module, you cannot compile any of the FAT-based file systems into the kernel -- they will have to be modules as well.</text:p>
          </table:table-cell>
          <table:table-cell table:style-name="ce2" table:number-columns-repeated="1022"/>
        </table:table-row>
        <table:table-row table:style-name="ro1">
          <table:table-cell office:value-type="string" calcext:value-type="string">
            <text:p>IP_DCCP_CCID3</text:p>
          </table:table-cell>
          <table:table-cell office:value-type="string" calcext:value-type="string">
            <text:p>CCID-3 denotes TCP-Friendly Rate Control (TFRC), an equation-based rate-controlled congestion control mechanism. <text:s/>TFRC is designed to be reasonably fair when competing for bandwidth with TCP-like flows, where a flow is reasonably fair if its sending rate is generally within a factor of two of the sending rate of a TCP flow under the same conditions. <text:s/>However, TFRC has a much lower variation of throughput over time compared with TCP, which makes CCID-3 more suitable than CCID-2 for applications such streaming media where a relatively smooth sending rate is of importance. <text:s/>CCID-3 is further described in RFC 4342, http://www.ietf.org/rfc/rfc4342.txt <text:s/>The TFRC congestion control algorithms were initially described in RFC 5348. <text:s/>This text was extracted from RFC 4340 (sec. 10.2), http://www.ietf.org/rfc/rfc4340.txt <text:s/>If in doubt, say N.</text:p>
          </table:table-cell>
          <table:table-cell table:number-columns-repeated="1022"/>
        </table:table-row>
        <table:table-row table:style-name="ro1">
          <table:table-cell office:value-type="string" calcext:value-type="string">
            <text:p>DWMAC_SUNXI</text:p>
          </table:table-cell>
          <table:table-cell office:value-type="string" calcext:value-type="string">
            <text:p>Support for Allwinner A20/A31 GMAC ethernet controllers. <text:s/>This selects Allwinner SoC glue layer support for the stmmac device driver. This driver is used for A20/A31 GMAC ethernet controller.</text:p>
          </table:table-cell>
          <table:table-cell table:number-columns-repeated="1022"/>
        </table:table-row>
        <table:table-row table:style-name="ro1">
          <table:table-cell office:value-type="string" calcext:value-type="string">
            <text:p>SND_EP93XX_SOC_SNAPPERCL15</text:p>
          </table:table-cell>
          <table:table-cell office:value-type="string" calcext:value-type="string">
            <text:p>Say Y or M here if you want to add support for I2S audio on the Bluewater Systems Snapper CL15 module.</text:p>
          </table:table-cell>
          <table:table-cell table:number-columns-repeated="1022"/>
        </table:table-row>
        <table:table-row table:style-name="ro1">
          <table:table-cell office:value-type="string" calcext:value-type="string">
            <text:p>REGULATOR_S5M8767</text:p>
          </table:table-cell>
          <table:table-cell office:value-type="string" calcext:value-type="string">
            <text:p>This driver supports a Samsung S5M8767A voltage output regulator via I2C bus. S5M8767A have 9 Bucks and 28 LDOs output and supports DVS mode with 8bits of output voltage control.</text:p>
          </table:table-cell>
          <table:table-cell table:number-columns-repeated="1022"/>
        </table:table-row>
        <table:table-row table:style-name="ro1">
          <table:table-cell office:value-type="string" calcext:value-type="string">
            <text:p>I2C_NFORCE2_S4985</text:p>
          </table:table-cell>
          <table:table-cell office:value-type="string" calcext:value-type="string">
            <text:p>Enabling this option will add specific SMBus support for the Tyan S4985 motherboard. <text:s/>On this 4-CPU board, the SMBus is multiplexed over 4 different channels, where the various memory module EEPROMs live. <text:s/>Saying yes here will give you access to these in addition to the trunk. <text:s/>This driver can also be built as a module. <text:s/>If so, the module will be called i2c-nforce2-s4985.</text:p>
          </table:table-cell>
          <table:table-cell table:number-columns-repeated="1022"/>
        </table:table-row>
        <table:table-row table:style-name="ro1">
          <table:table-cell office:value-type="string" calcext:value-type="string">
            <text:p>CRYPTO_DEV_PICOXCELL</text:p>
          </table:table-cell>
          <table:table-cell office:value-type="string" calcext:value-type="string">
            <text:p>This option enables support for the hardware offload engines in the Picochip picoXcell SoC devices. Select this for IPSEC ESP offload and for 3gpp Layer 2 ciphering support. <text:s/>Saying m here will build a module named pipcoxcell_crypto.</text:p>
          </table:table-cell>
          <table:table-cell table:number-columns-repeated="1022"/>
        </table:table-row>
        <table:table-row table:style-name="ro1">
          <table:table-cell office:value-type="string" calcext:value-type="string">
            <text:p>I2C_ALI15X3</text:p>
          </table:table-cell>
          <table:table-cell office:value-type="string" calcext:value-type="string">
            <text:p>If you say yes to this option, support will be included for the Acer Labs Inc. (ALI) M1514 and M1543 motherboard I2C interfaces. <text:s/>This driver can also be built as a module. <text:s/>If so, the module will be called i2c-ali15x3.</text:p>
          </table:table-cell>
          <table:table-cell table:number-columns-repeated="1022"/>
        </table:table-row>
        <table:table-row table:style-name="ro1">
          <table:table-cell office:value-type="string" calcext:value-type="string">
            <text:p>ARM_PL172_MPMC</text:p>
          </table:table-cell>
          <table:table-cell office:value-type="string" calcext:value-type="string">
            <text:p>This selects the ARM PrimeCell PL172 MultiPort Memory Controller. If you have an embedded system with an AMBA bus and a PL172 controller, say Y or M here.</text:p>
          </table:table-cell>
          <table:table-cell table:number-columns-repeated="1022"/>
        </table:table-row>
        <table:table-row table:style-name="ro1">
          <table:table-cell office:value-type="string" calcext:value-type="string">
            <text:p>FB_PMAGB_B</text:p>
          </table:table-cell>
          <table:table-cell office:value-type="string" calcext:value-type="string">
            <text:p>Support for the PMAGB-B TURBOchannel framebuffer card used mainly in the MIPS-based DECstation series. The card is currently only supported in 1280x1024x8 mode.</text:p>
          </table:table-cell>
          <table:table-cell table:number-columns-repeated="1022"/>
        </table:table-row>
        <table:table-row table:style-name="ro1">
          <table:table-cell office:value-type="string" calcext:value-type="string">
            <text:p>CHARGER_PCF50633</text:p>
          </table:table-cell>
          <table:table-cell office:value-type="string" calcext:value-type="string">
            <text:p>Say Y to include support for NXP PCF50633 Main Battery Charger.</text:p>
          </table:table-cell>
          <table:table-cell table:number-columns-repeated="1022"/>
        </table:table-row>
        <table:table-row table:style-name="ro1">
          <table:table-cell office:value-type="string" calcext:value-type="string">
            <text:p>MFD_IPAQ_MICRO</text:p>
          </table:table-cell>
          <table:table-cell office:value-type="string" calcext:value-type="string">
            <text:p>Select this to get support for the Microcontroller found in the Compaq iPAQ handheld computers. This is an Atmel AT90LS8535 microcontroller flashed with a special iPAQ firmware using the custom protocol implemented in this driver.</text:p>
          </table:table-cell>
          <table:table-cell table:number-columns-repeated="1022"/>
        </table:table-row>
        <table:table-row table:style-name="ro1">
          <table:table-cell office:value-type="string" calcext:value-type="string">
            <text:p>VIDEO_GC2235</text:p>
          </table:table-cell>
          <table:table-cell office:value-type="string" calcext:value-type="string">
            <text:p>This is a Video4Linux2 sensor-level driver for the OVT GC2235 raw camera. <text:s/>GC2235 is a 2M raw sensor. <text:s/>It currently only works with the atomisp driver.</text:p>
          </table:table-cell>
          <table:table-cell table:number-columns-repeated="1022"/>
        </table:table-row>
        <table:table-row table:style-name="ro1">
          <table:table-cell office:value-type="string" calcext:value-type="string">
            <text:p>BLK_DEV_PDC202XX_OLD</text:p>
          </table:table-cell>
          <table:table-cell office:value-type="string" calcext:value-type="string">
            <text:p>Promise Ultra33 or PDC20246 Promise Ultra66 or PDC20262 Promise Ultra100 or PDC20265/PDC20267/PDC20268 <text:s/>This driver adds up to 4 more EIDE devices sharing a single interrupt. This add-on card is a bootable PCI UDMA controller. Since multiple cards can be installed and there are BIOS ROM problems that happen if the BIOS revisions of all installed cards (three-max) do not match, the driver attempts to do dynamic tuning of the chipset at boot-time for max-speed. <text:s/>Ultra33 BIOS 1.25 or newer is required for more than one card. <text:s/>Please read the comments at the top of &lt;file:drivers/ide/pdc202xx_old.c&gt;. <text:s/>If unsure, say N.</text:p>
          </table:table-cell>
          <table:table-cell table:number-columns-repeated="1022"/>
        </table:table-row>
        <table:table-row table:style-name="ro1">
          <table:table-cell office:value-type="string" calcext:value-type="string">
            <text:p>MTD_MCHP23K256</text:p>
          </table:table-cell>
          <table:table-cell office:value-type="string" calcext:value-type="string">
            <text:p>This enables access to Microchip 23K256 SRAM chips, using SPI. <text:s/>Set up your spi devices with the right board-specific platform data, or a device tree description if you want to specify device partitioning</text:p>
          </table:table-cell>
          <table:table-cell table:number-columns-repeated="1022"/>
        </table:table-row>
        <table:table-row table:style-name="ro1">
          <table:table-cell office:value-type="string" calcext:value-type="string">
            <text:p>IPV6_MIP6</text:p>
          </table:table-cell>
          <table:table-cell office:value-type="string" calcext:value-type="string">
            <text:p>Support for IPv6 Mobility described in RFC 3775. <text:s/>If unsure, say N.</text:p>
          </table:table-cell>
          <table:table-cell table:number-columns-repeated="1022"/>
        </table:table-row>
        <table:table-row table:style-name="ro1">
          <table:table-cell office:value-type="string" calcext:value-type="string">
            <text:p>HIPPI</text:p>
          </table:table-cell>
          <table:table-cell office:value-type="string" calcext:value-type="string">
            <text:p>HIgh Performance Parallel Interface (HIPPI) is a 800Mbit/sec and 1600Mbit/sec dual-simplex switched or point-to-point network. HIPPI can run over copper (25m) or fiber (300m on multi-mode or 10km on single-mode). HIPPI networks are commonly used for clusters and to connect to super computers. If you are connected to a HIPPI network and have a HIPPI network card in your computer that you want to use under Linux, say Y here (you must also remember to enable the driver for your HIPPI card below). Most people will say N here.</text:p>
          </table:table-cell>
          <table:table-cell table:number-columns-repeated="1022"/>
        </table:table-row>
        <table:table-row table:style-name="ro1">
          <table:table-cell office:value-type="string" calcext:value-type="string">
            <text:p>GPIO_LP3943</text:p>
          </table:table-cell>
          <table:table-cell office:value-type="string" calcext:value-type="string">
            <text:p>GPIO driver for LP3943 MFD. LP3943 can be used as a GPIO expander which provides up to 16 GPIOs. Open drain outputs are required for this usage.</text:p>
          </table:table-cell>
          <table:table-cell table:number-columns-repeated="1022"/>
        </table:table-row>
        <table:table-row table:style-name="ro1">
          <table:table-cell office:value-type="string" calcext:value-type="string">
            <text:p>ATH10K_SDIO</text:p>
          </table:table-cell>
          <table:table-cell office:value-type="string" calcext:value-type="string">
            <text:p>This module adds experimental support for SDIO/MMC bus. Currently work in progress and will not fully work.</text:p>
          </table:table-cell>
          <table:table-cell table:number-columns-repeated="1022"/>
        </table:table-row>
        <table:table-row table:style-name="ro1">
          <table:table-cell office:value-type="string" calcext:value-type="string">
            <text:p>MFD_SM501_GPIO</text:p>
          </table:table-cell>
          <table:table-cell office:value-type="string" calcext:value-type="string">
            <text:p>This option uses the gpio library layer to export the 64 GPIO lines on the SM501. The platform data is used to supply the base number for the first GPIO line to register.</text:p>
          </table:table-cell>
          <table:table-cell table:number-columns-repeated="1022"/>
        </table:table-row>
        <table:table-row table:style-name="ro1">
          <table:table-cell office:value-type="string" calcext:value-type="string">
            <text:p>WIMAX_I2400M_DEBUG_LEVEL</text:p>
          </table:table-cell>
          <table:table-cell office:value-type="string" calcext:value-type="string">
            <text:p>Select the maximum debug verbosity level to be compiled into the WiMAX i2400m driver code. <text:s/>By default, this is disabled at runtime and can be selectively enabled at runtime for different parts of the code using the sysfs debug-levels file. <text:s/>If set at zero, this will compile out all the debug code. <text:s/>It is recommended that it is left at 8.</text:p>
          </table:table-cell>
          <table:table-cell table:number-columns-repeated="1022"/>
        </table:table-row>
        <table:table-row table:style-name="ro1">
          <table:table-cell office:value-type="string" calcext:value-type="string">
            <text:p>VIDEO_ZORAN_LML33</text:p>
          </table:table-cell>
          <table:table-cell office:value-type="string" calcext:value-type="string">
            <text:p>Support for the Linux Media Labs LML33 MJPEG capture/playback card.</text:p>
          </table:table-cell>
          <table:table-cell table:number-columns-repeated="1022"/>
        </table:table-row>
        <table:table-row table:style-name="ro1">
          <table:table-cell office:value-type="string" calcext:value-type="string">
            <text:p>ATH10K_PCI</text:p>
          </table:table-cell>
          <table:table-cell office:value-type="string" calcext:value-type="string">
            <text:p>This module adds support for PCIE bus</text:p>
          </table:table-cell>
          <table:table-cell table:number-columns-repeated="1022"/>
        </table:table-row>
        <table:table-row table:style-name="ro1">
          <table:table-cell office:value-type="string" calcext:value-type="string">
            <text:p>SENSORS_LTC4245</text:p>
          </table:table-cell>
          <table:table-cell office:value-type="string" calcext:value-type="string">
            <text:p>If you say yes here you get support for Linear Technology LTC4245 Multiple Supply Hot Swap Controller I2C interface. <text:s/>This driver can also be built as a module. If so, the module will be called ltc4245.</text:p>
          </table:table-cell>
          <table:table-cell table:number-columns-repeated="1022"/>
        </table:table-row>
        <table:table-row table:style-name="ro1">
          <table:table-cell office:value-type="string" calcext:value-type="string">
            <text:p>MWL8K</text:p>
          </table:table-cell>
          <table:table-cell office:value-type="string" calcext:value-type="string">
            <text:p>This driver supports Marvell TOPDOG 802.11 wireless cards. <text:s/>To compile this driver as a module, choose M here: the module will be called mwl8k. <text:s/>If unsure, say N.</text:p>
          </table:table-cell>
          <table:table-cell table:number-columns-repeated="1022"/>
        </table:table-row>
        <table:table-row table:style-name="ro1">
          <table:table-cell office:value-type="string" calcext:value-type="string">
            <text:p>DOUBLEFAULT</text:p>
          </table:table-cell>
          <table:table-cell office:value-type="string" calcext:value-type="string">
            <text:p>This option allows trapping of rare doublefault exceptions that would otherwise cause a system to silently reboot. Disabling this option saves about 4k and might cause you much additional grey hair.</text:p>
          </table:table-cell>
          <table:table-cell table:number-columns-repeated="1022"/>
        </table:table-row>
        <table:table-row table:style-name="ro1">
          <table:table-cell office:value-type="string" calcext:value-type="string">
            <text:p>MTD_BLOCK2MTD</text:p>
          </table:table-cell>
          <table:table-cell office:value-type="string" calcext:value-type="string">
            <text:p>This driver allows a block device to appear as an MTD. It would generally be used in the following cases: <text:s/>Using Compact Flash as an MTD, these usually present themselves to the system as an ATA drive. Testing MTD users (eg JFFS2) on large media and media that might be removed during a write (using the floppy drive).</text:p>
          </table:table-cell>
          <table:table-cell table:number-columns-repeated="1022"/>
        </table:table-row>
        <table:table-row table:style-name="ro1">
          <table:table-cell office:value-type="string" calcext:value-type="string">
            <text:p>EXTCON_MAX14577</text:p>
          </table:table-cell>
          <table:table-cell office:value-type="string" calcext:value-type="string">
            <text:p>If you say yes here you get support for the MUIC device of Maxim MAX14577/77836. The MAX14577/77836 MUIC is a USB port accessory detector and switch.</text:p>
          </table:table-cell>
          <table:table-cell table:number-columns-repeated="1022"/>
        </table:table-row>
        <table:table-row table:style-name="ro1">
          <table:table-cell office:value-type="string" calcext:value-type="string">
            <text:p>MTD_NAND_DOCG4</text:p>
          </table:table-cell>
          <table:table-cell office:value-type="string" calcext:value-type="string">
            <text:p>Support for diskonchip G4 nand flash, found in various smartphones and PDAs, among them the Palm Treo680, HTC Prophet and Wizard, Toshiba Portege G900, Asus P526, and O2 XDA Zinc. <text:s/>With this driver you will be able to use UBI and create a ubifs on the device, so you may wish to consider enabling UBI and UBIFS as well. <text:s/>These devices ship with the Mys/Sandisk SAFTL formatting, for which there is currently no mtd parser, so you may want to use command line partitioning to segregate write-protected blocks. On the Treo680, the first five erase blocks (256KiB each) are write-protected, followed by the block containing the saftl partition table. <text:s/>This is probably typical.</text:p>
          </table:table-cell>
          <table:table-cell table:number-columns-repeated="1022"/>
        </table:table-row>
        <table:table-row table:style-name="ro1">
          <table:table-cell office:value-type="string" calcext:value-type="string">
            <text:p>ATM_IA</text:p>
          </table:table-cell>
          <table:table-cell office:value-type="string" calcext:value-type="string">
            <text:p>This is a driver for the Interphase (i)ChipSAR adapter cards which include a variety of variants in term of the size of the control memory (128K-1KVC, 512K-4KVC), the size of the packet memory (128K, 512K, 1M), and the PHY type (Single/Multi mode OC3, UTP155, UTP25, DS3 and E3). Go to: <text:s text:c="6"/>&lt;http://www.iphase.com/&gt; for more info about the cards. Say Y (or M to compile as a module named iphase) here if you have one of these cards. <text:s/>See the file &lt;file:Documentation/networking/iphase.txt&gt; for further details.</text:p>
          </table:table-cell>
          <table:table-cell table:number-columns-repeated="1022"/>
        </table:table-row>
        <table:table-row table:style-name="ro1">
          <table:table-cell office:value-type="string" calcext:value-type="string">
            <text:p>USB_NET_INT51X1</text:p>
          </table:table-cell>
          <table:table-cell office:value-type="string" calcext:value-type="string">
            <text:p>Choose this option if you're using a 14Mb USB-based PLC (Powerline Communications) solution with an Intellon INT51x1/INT5200 chip, like the devolo dLan duo.</text:p>
          </table:table-cell>
          <table:table-cell table:number-columns-repeated="1022"/>
        </table:table-row>
        <table:table-row table:style-name="ro1">
          <table:table-cell office:value-type="string" calcext:value-type="string">
            <text:p>INFINIBAND_BNXT_RE</text:p>
          </table:table-cell>
          <table:table-cell office:value-type="string" calcext:value-type="string">
            <text:p>This driver supports Broadcom NetXtreme-E 10/25/40/50 gigabit RoCE HCAs. <text:s/>To compile this driver as a module, choose M here: the module will be called bnxt_re.</text:p>
          </table:table-cell>
          <table:table-cell table:number-columns-repeated="1022"/>
        </table:table-row>
        <table:table-row table:style-name="ro1">
          <table:table-cell office:value-type="string" calcext:value-type="string">
            <text:p>BLK_DEV_SC1200</text:p>
          </table:table-cell>
          <table:table-cell office:value-type="string" calcext:value-type="string">
            <text:p>This driver adds support for the on-board IDE controller on the National SCx200 series of embedded x86 Geode systems.</text:p>
          </table:table-cell>
          <table:table-cell table:number-columns-repeated="1022"/>
        </table:table-row>
        <table:table-row table:style-name="ro1">
          <table:table-cell office:value-type="string" calcext:value-type="string">
            <text:p>VIDEO_ADV7842</text:p>
          </table:table-cell>
          <table:table-cell office:value-type="string" calcext:value-type="string">
            <text:p>Support for the Analog Devices ADV7842 video decoder. <text:s/>This is a Analog Devices Component/Graphics/SD Digitizer with 2:1 Multiplexed HDMI Receiver. <text:s/>To compile this driver as a module, choose M here: the module will be called adv7842.</text:p>
          </table:table-cell>
          <table:table-cell table:number-columns-repeated="1022"/>
        </table:table-row>
        <table:table-row table:style-name="ro1">
          <table:table-cell office:value-type="string" calcext:value-type="string">
            <text:p>VIDEO_GO7007</text:p>
          </table:table-cell>
          <table:table-cell office:value-type="string" calcext:value-type="string">
            <text:p>This is a video4linux driver for the WIS GO7007 MPEG encoder chip. <text:s/>To compile this driver as a module, choose M here: the module will be called go7007.</text:p>
          </table:table-cell>
          <table:table-cell table:number-columns-repeated="1022"/>
        </table:table-row>
        <table:table-row table:style-name="ro1">
          <table:table-cell office:value-type="string" calcext:value-type="string">
            <text:p>PANEL_KEYPAD</text:p>
          </table:table-cell>
          <table:table-cell office:value-type="string" calcext:value-type="string">
            <text:p>This enables and configures a keypad connected to the parallel port. The keys will be read from character device 10,185. Valid values are : <text:s text:c="3"/>0 : do not enable this driver <text:s text:c="2"/>1 : old 6 keys keypad <text:s text:c="2"/>2 : new 6 keys keypad, as used on the server at www.ant-computing.com <text:s text:c="2"/>3 : Nexcom NSA1045's 4 keys keypad <text:s/>New profiles can be described in the driver source. The driver also supports simultaneous keys pressed when the keypad supports them.</text:p>
          </table:table-cell>
          <table:table-cell table:number-columns-repeated="1022"/>
        </table:table-row>
        <table:table-row table:style-name="ro1">
          <table:table-cell office:value-type="string" calcext:value-type="string">
            <text:p>NET_EMATCH_U32</text:p>
          </table:table-cell>
          <table:table-cell office:value-type="string" calcext:value-type="string">
            <text:p>Say Y here if you want to be able to classify packets using the famous u32 key in combination with logic relations. <text:s/>To compile this code as a module, choose M here: the module will be called em_u32.</text:p>
          </table:table-cell>
          <table:table-cell table:number-columns-repeated="1022"/>
        </table:table-row>
        <table:table-row table:style-name="ro1">
          <table:table-cell office:value-type="string" calcext:value-type="string">
            <text:p>RT2X00_DEBUG</text:p>
          </table:table-cell>
          <table:table-cell office:value-type="string" calcext:value-type="string">
            <text:p>Enable debugging output for all rt2x00 modules</text:p>
          </table:table-cell>
          <table:table-cell table:number-columns-repeated="1022"/>
        </table:table-row>
        <table:table-row table:style-name="ro1">
          <table:table-cell office:value-type="string" calcext:value-type="string">
            <text:p>NFS_V4_1_MIGRATION</text:p>
          </table:table-cell>
          <table:table-cell office:value-type="string" calcext:value-type="string">
            <text:p>This option makes the NFS client advertise to NFSv4.1 servers that it can support NFSv4 migration. <text:s/>The NFSv4.1 pieces of the Linux NFSv4 migration implementation are still experimental. <text:s/>If you are not an NFSv4 developer, say N here.</text:p>
          </table:table-cell>
          <table:table-cell table:number-columns-repeated="1022"/>
        </table:table-row>
        <table:table-row table:style-name="ro1">
          <table:table-cell office:value-type="string" calcext:value-type="string">
            <text:p>MSNDPIN_IDE_IO0</text:p>
          </table:table-cell>
          <table:table-cell office:value-type="string" calcext:value-type="string">
            <text:p>CD-ROM drive 0 memory-mapped I/O base address for the MultiSound Pinnacle and Fiji sound cards.</text:p>
          </table:table-cell>
          <table:table-cell table:number-columns-repeated="1022"/>
        </table:table-row>
        <table:table-row table:style-name="ro1">
          <table:table-cell office:value-type="string" calcext:value-type="string">
            <text:p>SERIAL_STM32</text:p>
          </table:table-cell>
          <table:table-cell office:value-type="string" calcext:value-type="string">
            <text:p>This driver is for the on-chip Serial Controller on STMicroelectronics STM32 MCUs. USART supports Rx &amp; Tx functionality. It support all industry standard baud rates. <text:s/>If unsure, say N.</text:p>
          </table:table-cell>
          <table:table-cell table:number-columns-repeated="1022"/>
        </table:table-row>
        <table:table-row table:style-name="ro1">
          <table:table-cell office:value-type="string" calcext:value-type="string">
            <text:p>MFD_DM355EVM_MSP</text:p>
          </table:table-cell>
          <table:table-cell office:value-type="string" calcext:value-type="string">
            <text:p>This driver supports the MSP430 microcontroller used on these boards. <text:s/>MSP430 firmware manages resets and power sequencing, inputs from buttons and the IR remote, LEDs, an RTC, and more.</text:p>
          </table:table-cell>
          <table:table-cell table:number-columns-repeated="1022"/>
        </table:table-row>
        <table:table-row table:style-name="ro1">
          <table:table-cell office:value-type="string" calcext:value-type="string">
            <text:p>MSNDPIN_IDE_IO1</text:p>
          </table:table-cell>
          <table:table-cell office:value-type="string" calcext:value-type="string">
            <text:p>CD-ROM drive 1 memory-mapped I/O base address for the MultiSound Pinnacle and Fiji sound cards.</text:p>
          </table:table-cell>
          <table:table-cell table:number-columns-repeated="1022"/>
        </table:table-row>
        <table:table-row table:style-name="ro1">
          <table:table-cell office:value-type="string" calcext:value-type="string">
            <text:p>RTC_DRV_HYM8563</text:p>
          </table:table-cell>
          <table:table-cell office:value-type="string" calcext:value-type="string">
            <text:p>Say Y to enable support for the HYM8563 I2C RTC chip. Apart from the usual rtc functions it provides a clock output of up to 32kHz. <text:s/>This driver can also be built as a module. If so, the module will be called rtc-hym8563.</text:p>
          </table:table-cell>
          <table:table-cell table:number-columns-repeated="1022"/>
        </table:table-row>
        <table:table-row table:style-name="ro1">
          <table:table-cell office:value-type="string" calcext:value-type="string">
            <text:p>FARSYNC</text:p>
          </table:table-cell>
          <table:table-cell office:value-type="string" calcext:value-type="string">
            <text:p>Support for the FarSync T-Series X.21 (and V.35/V.24) cards by FarSite Communications Ltd. <text:s/>Synchronous communication is supported on all ports at speeds up to 8Mb/s (128K on V.24) using synchronous PPP, Cisco HDLC, raw HDLC, Frame Relay or X.25/LAPB. <text:s/>If you want the module to be automatically loaded when the interface is referenced then you should add alias hdlcX farsync to a file in /etc/modprobe.d/ for each interface, where X is 0, 1, 2, ..., or simply use alias hdlc* farsync to indicate all of them. <text:s/>To compile this driver as a module, choose M here: the module will be called farsync.</text:p>
          </table:table-cell>
          <table:table-cell table:number-columns-repeated="1022"/>
        </table:table-row>
        <table:table-row table:style-name="ro1">
          <table:table-cell office:value-type="string" calcext:value-type="string">
            <text:p>USB_NET_SMSC75XX</text:p>
          </table:table-cell>
          <table:table-cell office:value-type="string" calcext:value-type="string">
            <text:p>This option adds support for SMSC LAN75XX based USB 2.0 Gigabit Ethernet adapters.</text:p>
          </table:table-cell>
          <table:table-cell table:number-columns-repeated="1022"/>
        </table:table-row>
        <table:table-row table:style-name="ro1">
          <table:table-cell office:value-type="string" calcext:value-type="string">
            <text:p>ATH9K_PCI</text:p>
          </table:table-cell>
          <table:table-cell office:value-type="string" calcext:value-type="string">
            <text:p>This option enables the PCI bus support in ath9k. <text:s/>Say Y, if you have a compatible PCI/PCIe wireless card.</text:p>
          </table:table-cell>
          <table:table-cell table:number-columns-repeated="1022"/>
        </table:table-row>
        <table:table-row table:style-name="ro1">
          <table:table-cell office:value-type="string" calcext:value-type="string">
            <text:p>TRACEPOINT_BENCHMARK</text:p>
          </table:table-cell>
          <table:table-cell office:value-type="string" calcext:value-type="string">
            <text:p>This option creates the tracepoint benchmark:benchmark_event. When the tracepoint is enabled, it kicks off a kernel thread that goes into an infinite loop (calling cond_sched() to let other tasks run), and calls the tracepoint. Each iteration will record the time it took to write to the tracepoint and the next iteration that data will be passed to the tracepoint itself. That is, the tracepoint will report the time it took to do the previous tracepoint. The string written to the tracepoint is a static string of 128 bytes to keep the time the same. The initial string is simply a write of START. The second string records the cold cache time of the first write which is not added to the rest of the calculations. <text:s/>As it is a tight loop, it benchmarks as hot cache. That's fine because we care most about hot paths that are probably in cache already. <text:s/>An example of the output: <text:s text:c="6"/>START <text:s text:c="5"/>first=3672 [COLD CACHED] <text:s text:c="5"/>last=632 first=3672 max=632 min=632 avg=316 std=446 std^2=199712 <text:s text:c="5"/>last=278 first=3672 max=632 min=278 avg=303 std=316 std^2=100337 <text:s text:c="5"/>last=277 first=3672 max=632 min=277 avg=296 std=258 std^2=67064 <text:s text:c="5"/>last=273 first=3672 max=632 min=273 avg=292 std=224 std^2=50411 <text:s text:c="5"/>last=273 first=3672 max=632 min=273 avg=288 std=200 std^2=40389 <text:s text:c="5"/>last=281 first=3672 max=632 min=273 avg=287 std=183 std^2=33666</text:p>
          </table:table-cell>
          <table:table-cell table:number-columns-repeated="1022"/>
        </table:table-row>
        <table:table-row table:style-name="ro1">
          <table:table-cell office:value-type="string" calcext:value-type="string">
            <text:p>SOC_CAMERA_MT9M111</text:p>
          </table:table-cell>
          <table:table-cell office:value-type="string" calcext:value-type="string">
            <text:p>This driver supports MT9M111, MT9M112 and MT9M131 cameras from Micron/Aptina. This is the legacy configuration which shouldn't be used anymore, while VIDEO_MT9M111 should be used instead.</text:p>
          </table:table-cell>
          <table:table-cell table:number-columns-repeated="1022"/>
        </table:table-row>
        <table:table-row table:style-name="ro1">
          <table:table-cell office:value-type="string" calcext:value-type="string">
            <text:p>I2C_LPC2K</text:p>
          </table:table-cell>
          <table:table-cell office:value-type="string" calcext:value-type="string">
            <text:p>This driver supports the I2C interface found several NXP devices including LPC2xxx, LPC178x/7x and LPC18xx/43xx. <text:s/>This driver can also be built as a module. <text:s/>If so, the module will be called i2c-lpc2k.</text:p>
          </table:table-cell>
          <table:table-cell table:number-columns-repeated="1022"/>
        </table:table-row>
        <table:table-row table:style-name="ro1">
          <table:table-cell table:style-name="ce3" office:value-type="string" calcext:value-type="string">
            <text:p>DEBUG_BUGVERBOSE</text:p>
          </table:table-cell>
          <table:table-cell table:style-name="ce3" office:value-type="string" calcext:value-type="string">
            <text:p>Say Y here to make BUG() panics output the file name and line number of the BUG call as well as the EIP and oops trace. <text:s/>This aids debugging but costs about 70-100K of memory.</text:p>
          </table:table-cell>
          <table:table-cell table:style-name="ce3" table:number-columns-repeated="1022"/>
        </table:table-row>
        <table:table-row table:style-name="ro1">
          <table:table-cell office:value-type="string" calcext:value-type="string">
            <text:p>MTD_PMC551_BUGFIX</text:p>
          </table:table-cell>
          <table:table-cell office:value-type="string" calcext:value-type="string">
            <text:p>Some of Ramix's PMC551 boards with 256M configurations have invalid column and row mux values. <text:s/>This option will fix them, but will break other memory configurations. <text:s/>If unsure say N.</text:p>
          </table:table-cell>
          <table:table-cell table:number-columns-repeated="1022"/>
        </table:table-row>
        <table:table-row table:style-name="ro1">
          <table:table-cell office:value-type="string" calcext:value-type="string">
            <text:p>FB_INTEL</text:p>
          </table:table-cell>
          <table:table-cell office:value-type="string" calcext:value-type="string">
            <text:p>This driver supports the on-board graphics built in to the Intel 830M/845G/852GM/855GM/865G/915G/915GM/945G/945GM/965G/965GM chipsets. Say Y if you have and plan to use such a board. <text:s/>To make FB_INTELFB=Y work you need to say AGP_INTEL=y too. <text:s/>To compile this driver as a module, choose M here: the module will be called intelfb. <text:s/>For more information, please read &lt;file:Documentation/fb/intelfb.txt&gt;</text:p>
          </table:table-cell>
          <table:table-cell table:number-columns-repeated="1022"/>
        </table:table-row>
        <table:table-row table:style-name="ro1">
          <table:table-cell office:value-type="string" calcext:value-type="string">
            <text:p>APM_CPU_IDLE</text:p>
          </table:table-cell>
          <table:table-cell office:value-type="string" calcext:value-type="string">
            <text:p>Enable calls to APM CPU Idle/CPU Busy inside the kernel's idle loop. On some machines, this can activate improved power savings, such as a slowed CPU clock rate, when the machine is idle. These idle calls are made after the idle loop has run for some length of time (e.g., 333 mS). On some machines, this will cause a hang at boot time or whenever the CPU becomes idle. (On machines with more than one CPU, this option does nothing.)</text:p>
          </table:table-cell>
          <table:table-cell table:number-columns-repeated="1022"/>
        </table:table-row>
        <table:table-row table:style-name="ro1">
          <table:table-cell office:value-type="string" calcext:value-type="string">
            <text:p>AGP</text:p>
          </table:table-cell>
          <table:table-cell office:value-type="string" calcext:value-type="string">
            <text:p>AGP (Accelerated Graphics Port) is a bus system mainly used to connect graphics cards to the rest of the system. <text:s/>If you have an AGP system and you say Y here, it will be possible to use the AGP features of your 3D rendering video card. This code acts as a sort of AGP driver for the motherboard's chipset. <text:s/>If you need more texture memory than you can get with the AGP GART (theoretically up to 256 MB, but in practice usually 64 or 128 MB due to kernel allocation issues), you could use PCI accesses and have up to a couple gigs of texture space. <text:s/>Note that this is the only means to have X/GLX use write-combining with MTRR support on the AGP bus. Without it, OpenGL direct rendering will be a lot slower but still faster than PIO. <text:s/>To compile this driver as a module, choose M here: the module will be called agpgart. <text:s/>You should say Y here if you want to use GLX or DRI. <text:s/>If unsure, say N.</text:p>
          </table:table-cell>
          <table:table-cell table:number-columns-repeated="1022"/>
        </table:table-row>
        <table:table-row table:style-name="ro1">
          <table:table-cell office:value-type="string" calcext:value-type="string">
            <text:p>DRM_MGA</text:p>
          </table:table-cell>
          <table:table-cell office:value-type="string" calcext:value-type="string">
            <text:p>Choose this option if you have a Matrox G200, G400 or G450 graphics card. <text:s/>If M is selected, the module will be called mga. <text:s/>AGP support is required for this driver to work.</text:p>
          </table:table-cell>
          <table:table-cell table:number-columns-repeated="1022"/>
        </table:table-row>
        <table:table-row table:style-name="ro1">
          <table:table-cell office:value-type="string" calcext:value-type="string">
            <text:p>SENSORS_SMSC47M192</text:p>
          </table:table-cell>
          <table:table-cell office:value-type="string" calcext:value-type="string">
            <text:p>If you say yes here you get support for the temperature and voltage sensors of the SMSC LPC47M192, LPC47M15x, LPC47M292 and LPC47M997 chips. <text:s/>The fan monitoring and control capabilities of these chips are supported by another driver, select SMSC LPC47M10x and compatibles above. You need both drivers if you want fan control and voltage/temperature sensor support. <text:s/>This driver can also be built as a module. <text:s/>If so, the module will be called smsc47m192.</text:p>
          </table:table-cell>
          <table:table-cell table:number-columns-repeated="1022"/>
        </table:table-row>
        <table:table-row table:style-name="ro1">
          <table:table-cell table:style-name="ce2" office:value-type="string" calcext:value-type="string">
            <text:p>LIBIPW_DEBUG</text:p>
          </table:table-cell>
          <table:table-cell table:style-name="ce2" office:value-type="string" calcext:value-type="string">
            <text:p>This option will enable debug tracing output for the libipw component. <text:s/>This will result in the kernel module being ~70k larger. <text:s/>You can control which debug output is sent to the kernel log by setting the value in <text:s/>/proc/net/ieee80211/debug_level <text:s/>For example: <text:s/>% echo 0x00000FFO &gt; /proc/net/ieee80211/debug_level <text:s/>For a list of values you can assign to debug_level, you can look at the bit mask values in ieee80211.h <text:s/>If you are not trying to debug or develop the libipw component, you most likely want to say N here.</text:p>
          </table:table-cell>
          <table:table-cell table:style-name="ce2" table:number-columns-repeated="1022"/>
        </table:table-row>
        <table:table-row table:style-name="ro1">
          <table:table-cell office:value-type="string" calcext:value-type="string">
            <text:p>VIDEO_GC0310</text:p>
          </table:table-cell>
          <table:table-cell office:value-type="string" calcext:value-type="string">
            <text:p>This is a Video4Linux2 sensor-level driver for the Galaxycore GC0310 0.3MP sensor.</text:p>
          </table:table-cell>
          <table:table-cell table:number-columns-repeated="1022"/>
        </table:table-row>
        <table:table-row table:style-name="ro1">
          <table:table-cell office:value-type="string" calcext:value-type="string">
            <text:p>ARCH_TEGRA_2x_SOC</text:p>
          </table:table-cell>
          <table:table-cell office:value-type="string" calcext:value-type="string">
            <text:p>Support for NVIDIA Tegra AP20 and T20 processors, based on the ARM CortexA9MP CPU and the ARM PL310 L2 cache controller</text:p>
          </table:table-cell>
          <table:table-cell table:number-columns-repeated="1022"/>
        </table:table-row>
        <table:table-row table:style-name="ro1">
          <table:table-cell office:value-type="string" calcext:value-type="string">
            <text:p>QLGE</text:p>
          </table:table-cell>
          <table:table-cell office:value-type="string" calcext:value-type="string">
            <text:p>This driver supports QLogic ISP8XXX 10Gb Ethernet cards. <text:s/>To compile this driver as a module, choose M here: the module will be called qlge.</text:p>
          </table:table-cell>
          <table:table-cell table:number-columns-repeated="1022"/>
        </table:table-row>
        <table:table-row table:style-name="ro1">
          <table:table-cell office:value-type="string" calcext:value-type="string">
            <text:p>VIDEO_OV2722</text:p>
          </table:table-cell>
          <table:table-cell office:value-type="string" calcext:value-type="string">
            <text:p>This is a Video4Linux2 sensor-level driver for the OVT OV2722 raw camera. <text:s/>OVT is a 2M raw sensor. <text:s/>It currently only works with the atomisp driver.</text:p>
          </table:table-cell>
          <table:table-cell table:number-columns-repeated="1022"/>
        </table:table-row>
        <table:table-row table:style-name="ro1">
          <table:table-cell office:value-type="string" calcext:value-type="string">
            <text:p>CHELSIO_T4VF</text:p>
          </table:table-cell>
          <table:table-cell office:value-type="string" calcext:value-type="string">
            <text:p>This driver supports Chelsio T4, T5 &amp; T6 based gigabit, 10Gb Ethernet adapters and T5/T6 based 40Gb and T6 based 25Gb, 50Gb and 100Gb Ethernet adapters with PCI-E SR-IOV Virtual Functions. <text:s/>For general information about Chelsio and our products, visit our website at &lt;http://www.chelsio.com&gt;. <text:s/>For customer support, please visit our customer support page at &lt;http://www.chelsio.com/support.html&gt;. <text:s/>Please send feedback to &lt;linux-bugs@chelsio.com&gt;. <text:s/>To compile this driver as a module choose M here. the module will be called cxgb4vf.</text:p>
          </table:table-cell>
          <table:table-cell table:number-columns-repeated="1022"/>
        </table:table-row>
        <table:table-row table:style-name="ro1">
          <table:table-cell office:value-type="string" calcext:value-type="string">
            <text:p>IPWIRELESS</text:p>
          </table:table-cell>
          <table:table-cell office:value-type="string" calcext:value-type="string">
            <text:p>This is a driver for 3G UMTS PCMCIA card from IPWireless company. In some countries (for example Czech Republic, T-Mobile ISP) this card is shipped for service called UMTS 4G.</text:p>
          </table:table-cell>
          <table:table-cell table:number-columns-repeated="1022"/>
        </table:table-row>
        <table:table-row table:style-name="ro1">
          <table:table-cell table:style-name="ce2" office:value-type="string" calcext:value-type="string">
            <text:p>ISDN_CAPI_CAPIDRV_VERBOSE</text:p>
          </table:table-cell>
          <table:table-cell table:style-name="ce2" office:value-type="string" calcext:value-type="string">
            <text:p>If you say Y here, the capidrv interface will give verbose reasons for disconnecting. This will increase the size of the kernel by 7 KB. If unsure, say N.</text:p>
          </table:table-cell>
          <table:table-cell table:style-name="ce2" table:number-columns-repeated="1022"/>
        </table:table-row>
        <table:table-row table:style-name="ro1">
          <table:table-cell office:value-type="string" calcext:value-type="string">
            <text:p>FB_SIS</text:p>
          </table:table-cell>
          <table:table-cell office:value-type="string" calcext:value-type="string">
            <text:p>This is the frame buffer device driver for the SiS 300, 315, 330 and 340 series as well as XGI V3XT, V5, V8, Z7 graphics chipsets. Specs available at &lt;http://www.sis.com&gt; and &lt;http://www.xgitech.com&gt;. <text:s/>To compile this driver as a module, choose M here. the module will be called sisfb.</text:p>
          </table:table-cell>
          <table:table-cell table:number-columns-repeated="1022"/>
        </table:table-row>
        <table:table-row table:style-name="ro1">
          <table:table-cell office:value-type="string" calcext:value-type="string">
            <text:p>BACKLIGHT_IPAQ_MICRO</text:p>
          </table:table-cell>
          <table:table-cell office:value-type="string" calcext:value-type="string">
            <text:p>Say y to enable the backlight driver for Compaq iPAQ handheld computers. Say yes if you have one of the h3100/h3600/h3700 machines.</text:p>
          </table:table-cell>
          <table:table-cell table:number-columns-repeated="1022"/>
        </table:table-row>
        <table:table-row table:style-name="ro1">
          <table:table-cell office:value-type="string" calcext:value-type="string">
            <text:p>GPIO_VX855</text:p>
          </table:table-cell>
          <table:table-cell office:value-type="string" calcext:value-type="string">
            <text:p>Support access to the VX855/VX875 GPIO lines through the gpio library. <text:s/>This driver provides common support for accessing the device, additional drivers must be enabled in order to use the functionality of the device.</text:p>
          </table:table-cell>
          <table:table-cell table:number-columns-repeated="1022"/>
        </table:table-row>
        <table:table-row table:style-name="ro1">
          <table:table-cell office:value-type="string" calcext:value-type="string">
            <text:p>VGACON_SOFT_SCROLLBACK_SIZE</text:p>
          </table:table-cell>
          <table:table-cell office:value-type="string" calcext:value-type="string">
            <text:p>Enter the amount of System RAM to allocate for scrollback buffers of VGA consoles. Each 64KB will give you approximately 16 80x25 screenfuls of scrollback buffer.</text:p>
          </table:table-cell>
          <table:table-cell table:number-columns-repeated="1022"/>
        </table:table-row>
        <table:table-row table:style-name="ro1">
          <table:table-cell office:value-type="string" calcext:value-type="string">
            <text:p>SND_PROC_FS</text:p>
          </table:table-cell>
          <table:table-cell office:value-type="string" calcext:value-type="string">
            <text:p>Say 'N' to disable Sound proc FS, which may reduce code size about 9KB on x86_64 platform. If unsure say Y.</text:p>
          </table:table-cell>
          <table:table-cell table:number-columns-repeated="1022"/>
        </table:table-row>
        <table:table-row table:style-name="ro1">
          <table:table-cell office:value-type="string" calcext:value-type="string">
            <text:p>SLIC_DS26522</text:p>
          </table:table-cell>
          <table:table-cell office:value-type="string" calcext:value-type="string">
            <text:p>This module initializes and configures the slic maxim card in T1 or E1 mode. <text:s/>To compile this driver as a module, choose M here: the module will be called slic_ds26522.</text:p>
          </table:table-cell>
          <table:table-cell table:number-columns-repeated="1022"/>
        </table:table-row>
        <table:table-row table:style-name="ro1">
          <table:table-cell office:value-type="string" calcext:value-type="string">
            <text:p>SERIAL_PMACZILOG_TTYS</text:p>
          </table:table-cell>
          <table:table-cell office:value-type="string" calcext:value-type="string">
            <text:p>The pmac_zilog driver for the z85C30 chip on many powermacs historically used the device numbers for /dev/ttySn. <text:s/>The 8250 serial port driver also uses these numbers, which means the two drivers being unable to coexist. you could not use both z85C30 and 8250 type ports at the same time. <text:s/>If this option is not selected, the pmac_zilog driver will use the device numbers allocated for /dev/ttyPZn. <text:s/>This allows the pmac_zilog and 8250 drivers to co-exist, but may cause existing userspace setups to break. <text:s/>Programs that need to access the built-in serial ports on powermacs will need to be reconfigured to use /dev/ttyPZn instead of /dev/ttySn. <text:s/>If you enable this option, any z85c30 ports in the system will be registered as ttyS0 onwards as in the past, and you will be unable to use the 8250 module for PCMCIA or other 16C550-style UARTs. <text:s/>Say N unless you need the z85c30 ports on your (Power)Mac to appear as /dev/ttySn.</text:p>
          </table:table-cell>
          <table:table-cell table:number-columns-repeated="1022"/>
        </table:table-row>
        <table:table-row table:style-name="ro1">
          <table:table-cell office:value-type="string" calcext:value-type="string">
            <text:p>FB_CT65550</text:p>
          </table:table-cell>
          <table:table-cell office:value-type="string" calcext:value-type="string">
            <text:p>This is the frame buffer device driver for the Chips &amp; Technologies 65550 graphics chip in PowerBooks.</text:p>
          </table:table-cell>
          <table:table-cell table:number-columns-repeated="1022"/>
        </table:table-row>
        <table:table-row table:style-name="ro1">
          <table:table-cell office:value-type="string" calcext:value-type="string">
            <text:p>ABX500_CORE</text:p>
          </table:table-cell>
          <table:table-cell office:value-type="string" calcext:value-type="string">
            <text:p>Say yes here if you have the ABX500 Mixed Signal IC family chips. This core driver expose register access functions. Functionality specific drivers using these functions can remain unchanged when IC changes. Binding of the functions to actual register access is done by the IC core driver.</text:p>
          </table:table-cell>
          <table:table-cell table:number-columns-repeated="1022"/>
        </table:table-row>
        <table:table-row table:style-name="ro1">
          <table:table-cell office:value-type="string" calcext:value-type="string">
            <text:p>SIGMATEL_FIR</text:p>
          </table:table-cell>
          <table:table-cell office:value-type="string" calcext:value-type="string">
            <text:p>Say Y here if you want to build support for the SigmaTel STIr4200 USB IrDA FIR bridge device driver. <text:s text:c="3"/>USB bridge based on the SigmaTel STIr4200 don't conform to the IrDA-USB device class specification, and therefore need their own specific driver. Those dongles support SIR and FIR (4Mbps) speeds. <text:s text:c="2"/>To compile it as a module, choose M here: the module will be called stir4200.</text:p>
          </table:table-cell>
          <table:table-cell table:number-columns-repeated="1022"/>
        </table:table-row>
        <table:table-row table:style-name="ro1">
          <table:table-cell office:value-type="string" calcext:value-type="string">
            <text:p>RTC_DRV_BQ32K</text:p>
          </table:table-cell>
          <table:table-cell office:value-type="string" calcext:value-type="string">
            <text:p>If you say Y here you will get support for the TI BQ32000 I2C RTC chip. <text:s/>This driver can also be built as a module. If so, the module will be called rtc-bq32k.</text:p>
          </table:table-cell>
          <table:table-cell table:number-columns-repeated="1022"/>
        </table:table-row>
        <table:table-row table:style-name="ro1">
          <table:table-cell office:value-type="string" calcext:value-type="string">
            <text:p>PINCTRL_PIC32</text:p>
          </table:table-cell>
          <table:table-cell office:value-type="string" calcext:value-type="string">
            <text:p>This is the pin controller and gpio driver for Microchip PIC32 microcontrollers. This option is selected automatically when specific machine and arch are selected to build.</text:p>
          </table:table-cell>
          <table:table-cell table:number-columns-repeated="1022"/>
        </table:table-row>
        <table:table-row table:style-name="ro1">
          <table:table-cell office:value-type="string" calcext:value-type="string">
            <text:p>SND_HDA_POWER_SAVE_DEFAULT</text:p>
          </table:table-cell>
          <table:table-cell office:value-type="string" calcext:value-type="string">
            <text:p>The default time-out value in seconds for HD-audio automatic power-save mode. <text:s/>0 means to disable the power-save mode.</text:p>
          </table:table-cell>
          <table:table-cell table:number-columns-repeated="1022"/>
        </table:table-row>
        <table:table-row table:style-name="ro1">
          <table:table-cell office:value-type="string" calcext:value-type="string">
            <text:p>ATMEL_SDRAMC</text:p>
          </table:table-cell>
          <table:table-cell office:value-type="string" calcext:value-type="string">
            <text:p>This driver is for Atmel SDRAM Controller or Atmel Multi-port DDR-SDRAM Controller available on Atmel AT91SAM9 and SAMA5 SoCs. Starting with the at91sam9g45, this controller supports SDR, DDR and LP-DDR memories.</text:p>
          </table:table-cell>
          <table:table-cell table:number-columns-repeated="1022"/>
        </table:table-row>
        <table:table-row table:style-name="ro1">
          <table:table-cell office:value-type="string" calcext:value-type="string">
            <text:p>SND_AT91_SOC_SAM9G20_WM8731</text:p>
          </table:table-cell>
          <table:table-cell office:value-type="string" calcext:value-type="string">
            <text:p>Say Y if you want to add support for SoC audio on WM8731-based AT91sam9g20 evaluation board.</text:p>
          </table:table-cell>
          <table:table-cell table:number-columns-repeated="1022"/>
        </table:table-row>
        <table:table-row table:style-name="ro1">
          <table:table-cell office:value-type="string" calcext:value-type="string">
            <text:p>MFD_DB8500_PRCMU</text:p>
          </table:table-cell>
          <table:table-cell office:value-type="string" calcext:value-type="string">
            <text:p>Select this option to enable support for the DB8500 Power Reset and Control Management Unit. This is basically an autonomous system controller running an XP70 microprocessor, which is accessed through a register map.</text:p>
          </table:table-cell>
          <table:table-cell table:number-columns-repeated="1022"/>
        </table:table-row>
        <table:table-row table:style-name="ro1">
          <table:table-cell office:value-type="string" calcext:value-type="string">
            <text:p>SATA_FSL</text:p>
          </table:table-cell>
          <table:table-cell office:value-type="string" calcext:value-type="string">
            <text:p>This option enables support for Freescale 3.0Gbps SATA controller. It can be found on MPC837x and MPC8315. <text:s/>If unsure, say N.</text:p>
          </table:table-cell>
          <table:table-cell table:number-columns-repeated="1022"/>
        </table:table-row>
        <table:table-row table:style-name="ro1">
          <table:table-cell office:value-type="string" calcext:value-type="string">
            <text:p>LEDS_BD2802</text:p>
          </table:table-cell>
          <table:table-cell office:value-type="string" calcext:value-type="string">
            <text:p>This option enables support for BD2802GU RGB LED driver chips accessed via the I2C bus.</text:p>
          </table:table-cell>
          <table:table-cell table:number-columns-repeated="1022"/>
        </table:table-row>
        <table:table-row table:style-name="ro1">
          <table:table-cell office:value-type="string" calcext:value-type="string">
            <text:p>CHARGER_MAX14577</text:p>
          </table:table-cell>
          <table:table-cell office:value-type="string" calcext:value-type="string">
            <text:p>Say Y to enable support for the battery charger control sysfs and platform data of MAX14577/77836 MUICs.</text:p>
          </table:table-cell>
          <table:table-cell table:number-columns-repeated="1022"/>
        </table:table-row>
        <table:table-row table:style-name="ro1">
          <table:table-cell office:value-type="string" calcext:value-type="string">
            <text:p>DRM_STM</text:p>
          </table:table-cell>
          <table:table-cell office:value-type="string" calcext:value-type="string">
            <text:p>Enable support for the on-chip display controller on STMicroelectronics STM32 MCUs. To compile this driver as a module, choose M here: the module will be called stm-drm.</text:p>
          </table:table-cell>
          <table:table-cell table:number-columns-repeated="1022"/>
        </table:table-row>
        <table:table-row table:style-name="ro1">
          <table:table-cell office:value-type="string" calcext:value-type="string">
            <text:p>HW_RANDOM_OMAP</text:p>
          </table:table-cell>
          <table:table-cell office:value-type="string" calcext:value-type="string">
            <text:p>This driver provides kernel-side support for the Random Number Generator hardware found on OMAP16xx, OMAP2/3/4/5, AM33xx/AM43xx multimedia processors, and Marvell Armada 7k/8k SoCs. <text:s/>To compile this driver as a module, choose M here: the module will be called omap-rng. <text:s/>If unsure, say Y.</text:p>
          </table:table-cell>
          <table:table-cell table:number-columns-repeated="1022"/>
        </table:table-row>
        <table:table-row table:style-name="ro1">
          <table:table-cell office:value-type="string" calcext:value-type="string">
            <text:p>E1000E</text:p>
          </table:table-cell>
          <table:table-cell office:value-type="string" calcext:value-type="string">
            <text:p>This driver supports the PCI-Express Intel(R) PRO/1000 gigabit ethernet family of adapters. For PCI or PCI-X e1000 adapters, use the regular e1000 driver For more information on how to identify your adapter, go to the Adapter &amp; Driver ID Guide that can be located at: <text:s/>&lt;http://support.intel.com&gt; <text:s/>To compile this driver as a module, choose M here. The module will be called e1000e.</text:p>
          </table:table-cell>
          <table:table-cell table:number-columns-repeated="1022"/>
        </table:table-row>
        <table:table-row table:style-name="ro1">
          <table:table-cell office:value-type="string" calcext:value-type="string">
            <text:p>BLK_DEV_PMEM</text:p>
          </table:table-cell>
          <table:table-cell office:value-type="string" calcext:value-type="string">
            <text:p>Memory ranges for PMEM are described by either an NFIT (NVDIMM Firmware Interface Table, see CONFIG_NFIT_ACPI), a non-standard OEM-specific E820 memory type (type-12, see CONFIG_X86_PMEM_LEGACY), or it is manually specified by the 'memmap=nn[KMG]!ss[KMG]' kernel command line (see Documentation/admin-guide/kernel-parameters.rst). <text:s/>This driver converts these persistent memory ranges into block devices that are capable of DAX (direct-access) file system mappings. <text:s/>See Documentation/nvdimm/nvdimm.txt for more details. <text:s/>Say Y if you want to use an NVDIMM</text:p>
          </table:table-cell>
          <table:table-cell table:number-columns-repeated="1022"/>
        </table:table-row>
        <table:table-row table:style-name="ro1">
          <table:table-cell office:value-type="string" calcext:value-type="string">
            <text:p>USB_OCTEON_EHCI</text:p>
          </table:table-cell>
          <table:table-cell office:value-type="string" calcext:value-type="string">
            <text:p>This option is deprecated now and the driver was removed, use USB_EHCI_HCD_PLATFORM instead. <text:s/>Enable support for the Octeon II SOC's on-chip EHCI controller. <text:s/>It is needed for high-speed (480Mbit/sec) USB 2.0 device support. <text:s/>All CN6XXX based chips with USB are supported.</text:p>
          </table:table-cell>
          <table:table-cell table:number-columns-repeated="1022"/>
        </table:table-row>
        <table:table-row table:style-name="ro1">
          <table:table-cell office:value-type="string" calcext:value-type="string">
            <text:p>GPIO_STA2X11</text:p>
          </table:table-cell>
          <table:table-cell office:value-type="string" calcext:value-type="string">
            <text:p>Say yes here to support the STA2x11/ConneXt GPIO device. The GPIO module has 128 GPIO pins with alternate functions.</text:p>
          </table:table-cell>
          <table:table-cell table:number-columns-repeated="1022"/>
        </table:table-row>
        <table:table-row table:style-name="ro1">
          <table:table-cell office:value-type="string" calcext:value-type="string">
            <text:p>SND_SIU_MIGOR</text:p>
          </table:table-cell>
          <table:table-cell office:value-type="string" calcext:value-type="string">
            <text:p>This option enables sound support for the SH7722 Migo-R board</text:p>
          </table:table-cell>
          <table:table-cell table:number-columns-repeated="1022"/>
        </table:table-row>
        <table:table-row table:style-name="ro1">
          <table:table-cell office:value-type="string" calcext:value-type="string">
            <text:p>S3C2410_WATCHDOG</text:p>
          </table:table-cell>
          <table:table-cell office:value-type="string" calcext:value-type="string">
            <text:p>Watchdog timer block in the Samsung SoCs. This will reboot the system when the timer expires with the watchdog enabled. <text:s/>The driver is limited by the speed of the system's PCLK signal, so with reasonably fast systems (PCLK around 50-66MHz) then watchdog intervals of over approximately 20seconds are unavailable. <text:s/>The driver can be built as a module by choosing M, and will be called s3c2410_wdt</text:p>
          </table:table-cell>
          <table:table-cell table:number-columns-repeated="1022"/>
        </table:table-row>
        <table:table-row table:style-name="ro1">
          <table:table-cell office:value-type="string" calcext:value-type="string">
            <text:p>COMMON_CLK_HI655X</text:p>
          </table:table-cell>
          <table:table-cell office:value-type="string" calcext:value-type="string">
            <text:p>This driver supports the hi655x PMIC clock. This multi-function device has one fixed-rate oscillator, clocked at 32KHz.</text:p>
          </table:table-cell>
          <table:table-cell table:number-columns-repeated="1022"/>
        </table:table-row>
        <table:table-row table:style-name="ro1">
          <table:table-cell office:value-type="string" calcext:value-type="string">
            <text:p>SCx200_ACB</text:p>
          </table:table-cell>
          <table:table-cell office:value-type="string" calcext:value-type="string">
            <text:p>Enable the use of the ACCESS.bus controllers on the Geode SCx200 and SC1100 processors and the CS5535 and CS5536 Geode companion devices. <text:s/>If you don't know what to do here, say N. <text:s/>This support is also available as a module. <text:s/>If so, the module will be called scx200_acb.</text:p>
          </table:table-cell>
          <table:table-cell table:number-columns-repeated="1022"/>
        </table:table-row>
        <table:table-row table:style-name="ro1">
          <table:table-cell office:value-type="string" calcext:value-type="string">
            <text:p>SND_AT73C213</text:p>
          </table:table-cell>
          <table:table-cell office:value-type="string" calcext:value-type="string">
            <text:p>Say Y here if you want to use the Atmel AT73C213 external DAC. This DAC can be found on Atmel development boards. <text:s/>This driver requires the Atmel SSC driver for sound sink, a peripheral found on most AT91 and AVR32 microprocessors. <text:s/>To compile this driver as a module, choose M here: the module will be called snd-at73c213.</text:p>
          </table:table-cell>
          <table:table-cell table:number-columns-repeated="1022"/>
        </table:table-row>
        <table:table-row table:style-name="ro1">
          <table:table-cell office:value-type="string" calcext:value-type="string">
            <text:p>TOUCHSCREEN_MTOUCH</text:p>
          </table:table-cell>
          <table:table-cell office:value-type="string" calcext:value-type="string">
            <text:p>Say Y here if you have a MicroTouch (3M) serial touchscreen connected to your system. <text:s/>If unsure, say N. <text:s/>To compile this driver as a module, choose M here: the module will be called mtouch.</text:p>
          </table:table-cell>
          <table:table-cell table:number-columns-repeated="1022"/>
        </table:table-row>
        <table:table-row table:style-name="ro1">
          <table:table-cell office:value-type="string" calcext:value-type="string">
            <text:p>MTD_SPI_NOR_USE_4K_SECTORS</text:p>
          </table:table-cell>
          <table:table-cell office:value-type="string" calcext:value-type="string">
            <text:p>Many flash memories support erasing small (4096 B) sectors. Depending on the usage this feature may provide performance gain in comparison to erasing whole blocks (32/64 KiB). Changing a small part of the flash's contents is usually faster with small sectors. On the other hand erasing should be faster when using 64 KiB block instead of 16 × 4 KiB sectors. <text:s/>Please note that some tools/drivers/filesystems may not work with 4096 B erase size (e.g. UBIFS requires 15 KiB as a minimum).</text:p>
          </table:table-cell>
          <table:table-cell table:number-columns-repeated="1022"/>
        </table:table-row>
        <table:table-row table:style-name="ro1">
          <table:table-cell office:value-type="string" calcext:value-type="string">
            <text:p>PRINTK_SAFE_LOG_BUF_SHIFT</text:p>
          </table:table-cell>
          <table:table-cell office:value-type="string" calcext:value-type="string">
            <text:p>Select the size of an alternate printk per-CPU buffer where messages printed from usafe contexts are temporary stored. One example would be NMI messages, another one - printk recursion. The messages are copied to the main log buffer in a safe context to avoid a deadlock. The value defines the size as a power of 2. <text:s/>Those messages are rare and limited. The largest one is when a backtrace is printed. It usually fits into 4KB. Select 8KB if you want to be on the safe side. <text:s/>Examples: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table:style-name="ce2" office:value-type="string" calcext:value-type="string">
            <text:p>IP_MULTICAST</text:p>
          </table:table-cell>
          <table:table-cell table:style-name="ce2" office:value-type="string" calcext:value-type="string">
            <text:p>This is code for addressing several networked computers at once, enlarging your kernel by about 2 KB. You need multicasting if you intend to participate in the MBONE, a high bandwidth network on top of the Internet which carries audio and video broadcasts. More information about the MBONE is on the WWW at &lt;http://www.savetz.com/mbone/&gt;. For most people, it's safe to say N.</text:p>
          </table:table-cell>
          <table:table-cell table:style-name="ce2" table:number-columns-repeated="1022"/>
        </table:table-row>
        <table:table-row table:style-name="ro1">
          <table:table-cell office:value-type="string" calcext:value-type="string">
            <text:p>BMC150_MAGN_I2C</text:p>
          </table:table-cell>
          <table:table-cell office:value-type="string" calcext:value-type="string">
            <text:p>Say yes here to build support for the BMC150 magnetometer with I2C interface. <text:s/>This is a combo module with both accelerometer and magnetometer. This driver is only implementing magnetometer part, which has its own address and register map. <text:s/>This driver also supports I2C Bosch BMC156 and BMM150 chips. To compile this driver as a module, choose M here: the module will be called bmc150_magn_i2c.</text:p>
          </table:table-cell>
          <table:table-cell table:number-columns-repeated="1022"/>
        </table:table-row>
        <table:table-row table:style-name="ro1">
          <table:table-cell office:value-type="string" calcext:value-type="string">
            <text:p>PARIDE_PT</text:p>
          </table:table-cell>
          <table:table-cell office:value-type="string" calcext:value-type="string">
            <text:p>This option enables the high-level driver for ATAPI tape devices connected through a parallel port. If you chose to build PARIDE support into your kernel, you may answer Y here to build in the parallel port ATAPI disk driver, otherwise you should answer M to build it as a loadable module. The module will be called pt. You must also have at least one parallel port protocol driver in your system. Among the devices supported by this driver is the parallel port version of the HP 5GB drive.</text:p>
          </table:table-cell>
          <table:table-cell table:number-columns-repeated="1022"/>
        </table:table-row>
        <table:table-row table:style-name="ro1">
          <table:table-cell office:value-type="string" calcext:value-type="string">
            <text:p>BCM_CYGNUS_PHY</text:p>
          </table:table-cell>
          <table:table-cell office:value-type="string" calcext:value-type="string">
            <text:p>This PHY driver is for the 1G internal PHYs of the Broadcom Cygnus Family SoC. <text:s/>Currently supports internal PHY's used in the BCM11300, BCM11320, BCM11350, BCM11360, BCM58300, BCM58302, BCM58303 &amp; BCM58305 Broadcom Cygnus SoCs.</text:p>
          </table:table-cell>
          <table:table-cell table:number-columns-repeated="1022"/>
        </table:table-row>
        <table:table-row table:style-name="ro1">
          <table:table-cell office:value-type="string" calcext:value-type="string">
            <text:p>FB_SH_MOBILE_MERAM</text:p>
          </table:table-cell>
          <table:table-cell office:value-type="string" calcext:value-type="string">
            <text:p>Enable MERAM support for the SuperH controller. <text:s/>This will allow for caching of the framebuffer to provide more reliable access under heavy main memory bus traffic situations. Up to 4 memory channels can be configured, allowing 4 RGB or 2 YCbCr framebuffers to be configured.</text:p>
          </table:table-cell>
          <table:table-cell table:number-columns-repeated="1022"/>
        </table:table-row>
        <table:table-row table:style-name="ro1">
          <table:table-cell office:value-type="string" calcext:value-type="string">
            <text:p>SCx200HR_TIMER</text:p>
          </table:table-cell>
          <table:table-cell office:value-type="string" calcext:value-type="string">
            <text:p>This driver provides a clocksource built upon the on-chip 27MHz high-resolution timer. <text:s/>Its also a workaround for NSC Geode SC-1100's buggy TSC, which loses time when the processor goes idle (as is done by the scheduler). <text:s/>The other workaround is idle=poll boot option.</text:p>
          </table:table-cell>
          <table:table-cell table:number-columns-repeated="1022"/>
        </table:table-row>
        <table:table-row table:style-name="ro1">
          <table:table-cell office:value-type="string" calcext:value-type="string">
            <text:p>SND_BF5XX_AC97</text:p>
          </table:table-cell>
          <table:table-cell office:value-type="string" calcext:value-type="string">
            <text:p>Say Y or M if you want to add support for codecs attached to the Blackfin SPORT (synchronous serial ports) interface in slot 16 mode (pseudo AC97 interface). You will also need to select the audio interfaces to support below. <text:s/>Note: AC97 codecs which do not implement the slot-16 mode will not function properly with this driver. This driver is known to work with the Analog Devices line of AC97 codecs.</text:p>
          </table:table-cell>
          <table:table-cell table:number-columns-repeated="1022"/>
        </table:table-row>
        <table:table-row table:style-name="ro1">
          <table:table-cell office:value-type="string" calcext:value-type="string">
            <text:p>SND_SOC_UX500_MACH_MOP500</text:p>
          </table:table-cell>
          <table:table-cell office:value-type="string" calcext:value-type="string">
            <text:p>Select this to enable the MOP500 machine-driver. This will enable platform-drivers for: Ux500 This will enable codec-drivers for: AB8500</text:p>
          </table:table-cell>
          <table:table-cell table:number-columns-repeated="1022"/>
        </table:table-row>
        <table:table-row table:style-name="ro1">
          <table:table-cell office:value-type="string" calcext:value-type="string">
            <text:p>SERIO_GSCPS2</text:p>
          </table:table-cell>
          <table:table-cell office:value-type="string" calcext:value-type="string">
            <text:p>This driver provides support for the PS/2 ports on PA-RISC machines over which HP PS/2 keyboards and PS/2 mice may be connected. If you use these devices, you'll need to say Y here. <text:s/>It's safe to enable this driver, so if unsure, say Y. <text:s/>To compile this driver as a module, choose M here: the module will be called gscps2.</text:p>
          </table:table-cell>
          <table:table-cell table:number-columns-repeated="1022"/>
        </table:table-row>
        <table:table-row table:style-name="ro1">
          <table:table-cell table:style-name="ce2" office:value-type="string" calcext:value-type="string">
            <text:p>ACPI</text:p>
          </table:table-cell>
          <table:table-cell table:style-name="ce2" office:value-type="string" calcext:value-type="string">
            <text:p>Advanced Configuration and Power Interface (ACPI) support for <text:s/>Linux requires an ACPI-compliant platform (hardware/firmware), and assumes the presence of OS-directed configuration and power management (OSPM) software. <text:s/>This option will enlarge your <text:s/>kernel by about 70K. <text:s/>Linux ACPI provides a robust functional replacement for several <text:s/>legacy configuration and power management interfaces, including the Plug-and-Play BIOS specification (PnP BIOS), the <text:s/>MultiProcessor Specification (MPS), and the Advanced Power <text:s/>Management (APM) specification. <text:s/>If both ACPI and APM support <text:s/>are configured, ACPI is used. <text:s/>The project home page for the Linux ACPI subsystem is here: &lt;https://01.org/linux-acpi&gt; <text:s/>Linux support for ACPI is based on Intel Corporation's ACPI Component Architecture (ACPI CA). <text:s/>For more information on the ACPI CA, see: &lt;http://acpica.org/&gt; <text:s/>ACPI is an open industry specification originally co-developed by Hewlett-Packard, Intel, Microsoft, Phoenix, and Toshiba. Currently, it is developed by the ACPI Specification Working Group (ASWG) under the UEFI Forum and any UEFI member can join the ASWG and contribute to the ACPI specification. The specification is available at: &lt;http://www.acpi.info&gt; &lt;http://www.uefi.org/acpi/specs&gt;</text:p>
          </table:table-cell>
          <table:table-cell table:style-name="ce2" table:number-columns-repeated="1022"/>
        </table:table-row>
        <table:table-row table:style-name="ro1">
          <table:table-cell office:value-type="string" calcext:value-type="string">
            <text:p>AGP_AMD64</text:p>
          </table:table-cell>
          <table:table-cell office:value-type="string" calcext:value-type="string">
            <text:p>This option gives you AGP support for the GLX component of X using the on-CPU northbridge of the AMD Athlon64/Opteron CPUs. You still need an external AGP bridge like the AMD 8151, VIA K8T400M, SiS755. It may also support other AGP bridges when loaded with agp_try_unsupported=1.</text:p>
          </table:table-cell>
          <table:table-cell table:number-columns-repeated="1022"/>
        </table:table-row>
        <table:table-row table:style-name="ro1">
          <table:table-cell office:value-type="string" calcext:value-type="string">
            <text:p>VIDEO_OV5693</text:p>
          </table:table-cell>
          <table:table-cell office:value-type="string" calcext:value-type="string">
            <text:p>This is a Video4Linux2 sensor-level driver for the Micron ov5693 5 Mpixel camera. <text:s/>ov5693 is video camera sensor. <text:s/>It currently only works with the atomisp driver.</text:p>
          </table:table-cell>
          <table:table-cell table:number-columns-repeated="1022"/>
        </table:table-row>
        <table:table-row table:style-name="ro1">
          <table:table-cell office:value-type="string" calcext:value-type="string">
            <text:p>QETH_L2</text:p>
          </table:table-cell>
          <table:table-cell office:value-type="string" calcext:value-type="string">
            <text:p>Select this option to be able to run qeth devices in layer 2 mode. To compile as a module, choose M. The module name is qeth_l2. If unsure, choose y.</text:p>
          </table:table-cell>
          <table:table-cell table:number-columns-repeated="1022"/>
        </table:table-row>
        <table:table-row table:style-name="ro1">
          <table:table-cell office:value-type="string" calcext:value-type="string">
            <text:p>QETH_L3</text:p>
          </table:table-cell>
          <table:table-cell office:value-type="string" calcext:value-type="string">
            <text:p>Select this option to be able to run qeth devices in layer 3 mode. To compile as a module choose M. The module name is qeth_l3. If unsure, choose Y.</text:p>
          </table:table-cell>
          <table:table-cell table:number-columns-repeated="1022"/>
        </table:table-row>
        <table:table-row table:style-name="ro1">
          <table:table-cell office:value-type="string" calcext:value-type="string">
            <text:p>VIDEO_DW9714</text:p>
          </table:table-cell>
          <table:table-cell office:value-type="string" calcext:value-type="string">
            <text:p>This is a driver for the DW9714 camera lens voice coil. DW9714 is a 10 bit DAC with 120mA output current sink capability. This is designed for linear control of voice coil motors, controlled via I2C serial interface.</text:p>
          </table:table-cell>
          <table:table-cell table:number-columns-repeated="1022"/>
        </table:table-row>
        <table:table-row table:style-name="ro1">
          <table:table-cell office:value-type="string" calcext:value-type="string">
            <text:p>X86_LEGACY_VM86</text:p>
          </table:table-cell>
          <table:table-cell office:value-type="string" calcext:value-type="string">
            <text:p>This option allows user programs to put the CPU into V8086 mode, which is an 80286-era approximation of 16-bit real mode. <text:s/>Some very old versions of X and/or vbetool require this option for user mode setting. <text:s/>Similarly, DOSEMU will use it if available to accelerate real mode DOS programs. <text:s/>However, any recent version of DOSEMU, X, or vbetool should be fully functional even without kernel VM86 support, as they will all fall back to software emulation. Nevertheless, if you are using a 16-bit DOS program where 16-bit performance matters, vm86 mode might be faster than emulation and you might want to enable this option. <text:s/>Note that any app that works on a 64-bit kernel is unlikely to need this option, as 64-bit kernels don't, and can't, support V8086 mode. This option is also unrelated to 16-bit protected mode and is not needed to run most 16-bit programs under Wine. <text:s/>Enabling this option increases the complexity of the kernel and slows down exception handling a tiny bit. <text:s/>If unsure, say N here.</text:p>
          </table:table-cell>
          <table:table-cell table:number-columns-repeated="1022"/>
        </table:table-row>
        <table:table-row table:style-name="ro1">
          <table:table-cell office:value-type="string" calcext:value-type="string">
            <text:p>ARCH_TEGRA_210_SOC</text:p>
          </table:table-cell>
          <table:table-cell office:value-type="string" calcext:value-type="string">
            <text:p>Enable support for the NVIDIA Tegra210 SoC. Also known as Tegra X1, the Tegra210 has four Cortex-A57 cores paired with four Cortex-A53 cores in a switched configuration. It features a GPU of the Maxwell architecture with support for DX11, SM4, OpenGL 4.5, OpenGL ES 3.1 and providing 256 CUDA cores. It supports hardware-accelerated en- and decoding of various video standards including H.265, H.264 and VP8 at 4K resolution and up to 60 fps. <text:s/>Besides the multimedia features it also comes with a variety of I/O controllers, such as GPIO, I2C, SPI, SDHCI, PCIe, SATA and XHCI, to name only a few.</text:p>
          </table:table-cell>
          <table:table-cell table:number-columns-repeated="1022"/>
        </table:table-row>
        <table:table-row table:style-name="ro1">
          <table:table-cell office:value-type="string" calcext:value-type="string">
            <text:p>CPU_FREQ_PMAC64</text:p>
          </table:table-cell>
          <table:table-cell office:value-type="string" calcext:value-type="string">
            <text:p>This adds support for frequency switching on Apple iMac G5, and some of the more recent desktop G5 machines as well.</text:p>
          </table:table-cell>
          <table:table-cell table:number-columns-repeated="1022"/>
        </table:table-row>
        <table:table-row table:style-name="ro1">
          <table:table-cell office:value-type="string" calcext:value-type="string">
            <text:p>ATH6KL_DEBUG</text:p>
          </table:table-cell>
          <table:table-cell office:value-type="string" calcext:value-type="string">
            <text:p>Enables ath6kl debug support, including debug messages enabled with debug_mask module parameter and debugfs interface. <text:s/>If unsure, say Y to make it easier to debug problems.</text:p>
          </table:table-cell>
          <table:table-cell table:number-columns-repeated="1022"/>
        </table:table-row>
        <table:table-row table:style-name="ro1">
          <table:table-cell office:value-type="string" calcext:value-type="string">
            <text:p>USB_GADGET_VBUS_DRAW</text:p>
          </table:table-cell>
          <table:table-cell office:value-type="string" calcext:value-type="string">
            <text:p>Some devices need to draw power from USB when they are configured, perhaps to operate circuitry or to recharge batteries. <text:s/>This is in addition to any local power supply, such as an AC adapter or batteries. <text:s/>Enter the maximum power your device draws through USB, in milliAmperes. <text:s/>The permitted range of values is 2 - 500 mA. 0 mA would be legal, but can make some hosts misbehave. <text:s/>This value will be used except for system-specific gadget drivers that have more specific information.</text:p>
          </table:table-cell>
          <table:table-cell table:number-columns-repeated="1022"/>
        </table:table-row>
        <table:table-row table:style-name="ro1">
          <table:table-cell office:value-type="string" calcext:value-type="string">
            <text:p>SCSI_FUTURE_DOMAIN</text:p>
          </table:table-cell>
          <table:table-cell office:value-type="string" calcext:value-type="string">
            <text:p>This is support for Future Domain's 16-bit SCSI host adapters (TMC-1660/1680, TMC-1650/1670, TMC-3260, TMC-1610M/MER/MEX) and other adapters based on the Future Domain chipsets (Quantum ISA-200S, ISA-250MG. Adaptec AHA-2920A. and at least one IBM board). It is explained in section 3.7 of the SCSI-HOWTO, available from &lt;http://www.tldp.org/docs.html#howto&gt;. <text:s/>NOTE: Newer Adaptec AHA-2920C boards use the Adaptec AIC-7850 chip and should use the aic7xxx driver (Adaptec AIC7xxx chipset SCSI controller support). This Future Domain driver works with the older Adaptec AHA-2920A boards with a Future Domain chip on them. <text:s/>To compile this driver as a module, choose M here: the module will be called fdomain.</text:p>
          </table:table-cell>
          <table:table-cell table:number-columns-repeated="1022"/>
        </table:table-row>
        <table:table-row table:style-name="ro1">
          <table:table-cell office:value-type="string" calcext:value-type="string">
            <text:p>FB_OMAP2_PANEL_TPO_TD043MTEA1</text:p>
          </table:table-cell>
          <table:table-cell office:value-type="string" calcext:value-type="string">
            <text:p>LCD Panel used in OMAP3 Pandora</text:p>
          </table:table-cell>
          <table:table-cell table:number-columns-repeated="1022"/>
        </table:table-row>
        <table:table-row table:style-name="ro1">
          <table:table-cell table:style-name="ce3" office:value-type="string" calcext:value-type="string">
            <text:p>PROVIDE_OHCI1394_DMA_INIT</text:p>
          </table:table-cell>
          <table:table-cell table:style-name="ce3" office:value-type="string" calcext:value-type="string">
            <text:p>If you want to debug problems which hang or crash the kernel early on boot and the crashing machine has a FireWire port, you can use this feature to remotely access the memory of the crashed machine over FireWire. This employs remote DMA as part of the OHCI1394 specification which is now the standard for FireWire controllers. <text:s/>With remote DMA, you can monitor the printk buffer remotely using firescope and access all memory below 4GB using fireproxy from gdb. Even controlling a kernel debugger is possible using remote DMA. <text:s/>Usage: <text:s/>If ohci1394_dma=early is used as boot parameter, it will initialize all OHCI1394 controllers which are found in the PCI config space. <text:s/>As all changes to the FireWire bus such as enabling and disabling devices cause a bus reset and thereby disable remote DMA for all devices, be sure to have the cable plugged and FireWire enabled on the debugging host before booting the debug target for debugging. <text:s/>This code (~1k) is freed after boot. By then, the firewire stack in charge of the OHCI-1394 controllers should be used instead. <text:s/>See Documentation/debugging-via-ohci1394.txt for more information.</text:p>
          </table:table-cell>
          <table:table-cell table:style-name="ce3" table:number-columns-repeated="1022"/>
        </table:table-row>
        <table:table-row table:style-name="ro1">
          <table:table-cell office:value-type="string" calcext:value-type="string">
            <text:p>VIDEO_STI_BDISP</text:p>
          </table:table-cell>
          <table:table-cell office:value-type="string" calcext:value-type="string">
            <text:p>This v4l2 mem2mem driver is a 2D blitter for STMicroelectronics SoC.</text:p>
          </table:table-cell>
          <table:table-cell table:number-columns-repeated="1022"/>
        </table:table-row>
        <table:table-row table:style-name="ro1">
          <table:table-cell office:value-type="string" calcext:value-type="string">
            <text:p>LOG_BUF_SHIFT</text:p>
          </table:table-cell>
          <table:table-cell office:value-type="string" calcext:value-type="string">
            <text:p>Select the minimal kernel log buffer size as a power of 2. The final size is affected by LOG_CPU_MAX_BUF_SHIFT config parameter, see below. Any higher size also might be forced by log_buf_len boot parameter. <text:s/>Examples: <text:s text:c="11"/>17 =&gt; 128 KB <text:s text:c="11"/>16 =&gt; 64 KB <text:s text:c="11"/>15 =&gt; 32 KB <text:s text:c="11"/>14 =&gt; 16 KB <text:s text:c="11"/>13 =&gt; <text:s/>8 KB <text:s text:c="11"/>12 =&gt; <text:s/>4 KB</text:p>
          </table:table-cell>
          <table:table-cell table:number-columns-repeated="1022"/>
        </table:table-row>
        <table:table-row table:style-name="ro1">
          <table:table-cell office:value-type="string" calcext:value-type="string">
            <text:p>MYRI10GE</text:p>
          </table:table-cell>
          <table:table-cell office:value-type="string" calcext:value-type="string">
            <text:p>This driver supports Myricom Myri-10G Dual Protocol interface in Ethernet mode. If the eeprom on your board is not recent enough, you will need a newer firmware image. You may get this image or more information, at: <text:s/>&lt;http://www.myri.com/scs/download-Myri10GE.html&gt; <text:s/>To compile this driver as a module, choose M here. The module will be called myri10ge.</text:p>
          </table:table-cell>
          <table:table-cell table:number-columns-repeated="1022"/>
        </table:table-row>
        <table:table-row table:style-name="ro1">
          <table:table-cell office:value-type="string" calcext:value-type="string">
            <text:p>SND_ECHO3G</text:p>
          </table:table-cell>
          <table:table-cell office:value-type="string" calcext:value-type="string">
            <text:p>Say 'Y' or 'M' to include support for Echoaudio Gina3G and Layla3G. <text:s/>To compile this driver as a module, choose M here: the module will be called snd-echo3g</text:p>
          </table:table-cell>
          <table:table-cell table:number-columns-repeated="1022"/>
        </table:table-row>
        <table:table-row table:style-name="ro1">
          <table:table-cell office:value-type="string" calcext:value-type="string">
            <text:p>ULI526X</text:p>
          </table:table-cell>
          <table:table-cell office:value-type="string" calcext:value-type="string">
            <text:p>This driver is for ULi M5261/M5263 10/100M Ethernet Controller (&lt;http://www.nvidia.com/page/uli_drivers.html&gt;). <text:s/>To compile this driver as a module, choose M here. The module will be called uli526x.</text:p>
          </table:table-cell>
          <table:table-cell table:number-columns-repeated="1022"/>
        </table:table-row>
        <table:table-row table:style-name="ro1">
          <table:table-cell office:value-type="string" calcext:value-type="string">
            <text:p>KEYBOARD_ATKBD_HP_KEYCODES</text:p>
          </table:table-cell>
          <table:table-cell office:value-type="string" calcext:value-type="string">
            <text:p>Say Y here if you have a PA-RISC machine and want to use an AT or PS/2 keyboard, and your keyboard uses keycodes that are specific to PA-RISC keyboards. <text:s/>Say N if you use a standard keyboard.</text:p>
          </table:table-cell>
          <table:table-cell table:number-columns-repeated="1022"/>
        </table:table-row>
        <table:table-row table:style-name="ro1">
          <table:table-cell office:value-type="string" calcext:value-type="string">
            <text:p>QTNFMAC_PEARL_PCIE</text:p>
          </table:table-cell>
          <table:table-cell office:value-type="string" calcext:value-type="string">
            <text:p>This option adds support for wireless adapters based on Quantenna 802.11ac QSR10g (aka Pearl) FullMAC chipset running over PCIe. <text:s/>If you choose to build it as a module, two modules will be built: qtnfmac.ko and qtnfmac_pearl_pcie.ko.</text:p>
          </table:table-cell>
          <table:table-cell table:number-columns-repeated="1022"/>
        </table:table-row>
        <table:table-row table:style-name="ro1">
          <table:table-cell office:value-type="string" calcext:value-type="string">
            <text:p>SCSI_MPT3SAS</text:p>
          </table:table-cell>
          <table:table-cell office:value-type="string" calcext:value-type="string">
            <text:p>This driver supports PCI-Express SAS 12Gb/s Host Adapters.</text:p>
          </table:table-cell>
          <table:table-cell table:number-columns-repeated="1022"/>
        </table:table-row>
        <table:table-row table:style-name="ro1">
          <table:table-cell table:style-name="ce2" office:value-type="string" calcext:value-type="string">
            <text:p>INET</text:p>
          </table:table-cell>
          <table:table-cell table:style-name="ce2" office:value-type="string" calcext:value-type="string">
            <text:p>These are the protocols used on the Internet and on most local Ethernets. It is highly recommended to say Y here (this will enlarge your kernel by about 400 KB), since some programs (e.g. the X window system) use TCP/IP even if your machine is not connected to any other computer. You will get the so-called loopback device which allows you to ping yourself (great fun, that!). <text:s/>For an excellent introduction to Linux networking, please read the Linux Networking HOWTO, available from &lt;http://www.tldp.org/docs.html#howto&gt;. <text:s/>If you say Y here and also to /proc file system support and Sysctl support below, you can change various aspects of the behavior of the TCP/IP code by writing to the (virtual) files in /proc/sys/net/ipv4/*. the options are explained in the file &lt;file:Documentation/networking/ip-sysctl.txt&gt;. <text:s/>Short answer: say Y.</text:p>
          </table:table-cell>
          <table:table-cell table:style-name="ce2" table:number-columns-repeated="1022"/>
        </table:table-row>
        <table:table-row table:style-name="ro1">
          <table:table-cell office:value-type="string" calcext:value-type="string">
            <text:p>INTEL_IMR</text:p>
          </table:table-cell>
          <table:table-cell office:value-type="string" calcext:value-type="string">
            <text:p>This option provides a means to manipulate Isolated Memory Regions. IMRs are a set of registers that define read and write access masks to prohibit certain system agents from accessing memory with 1 KiB granularity. <text:s/>IMRs make it possible to control read/write access to an address by hardware agents inside the SoC. Read and write masks can be defined for: <text:s text:c="6"/>- eSRAM flush <text:s text:c="6"/>- Dirty CPU snoop (write only) <text:s text:c="6"/>- RMU access <text:s text:c="6"/>- PCI Virtual Channel 0/Virtual Channel 1 <text:s text:c="6"/>- SMM mode <text:s text:c="6"/>- Non SMM mode <text:s/>Quark contains a set of eight IMR registers and makes use of those registers during its bootup process. <text:s/>If you are running on a Galileo/Quark say Y here.</text:p>
          </table:table-cell>
          <table:table-cell table:number-columns-repeated="1022"/>
        </table:table-row>
        <table:table-row table:style-name="ro1">
          <table:table-cell office:value-type="string" calcext:value-type="string">
            <text:p>GPIO_TPS65912</text:p>
          </table:table-cell>
          <table:table-cell office:value-type="string" calcext:value-type="string">
            <text:p>This driver supports TPS65912 gpio chip</text:p>
          </table:table-cell>
          <table:table-cell table:number-columns-repeated="1022"/>
        </table:table-row>
        <table:table-row table:style-name="ro1">
          <table:table-cell office:value-type="string" calcext:value-type="string">
            <text:p>RTL8187</text:p>
          </table:table-cell>
          <table:table-cell office:value-type="string" calcext:value-type="string">
            <text:p>This is a driver for RTL8187 and RTL8187B based cards. These are USB based chips found in devices such as: <text:s/>Netgear WG111v2 Level 1 WNC-0301USB Micronet SP907GK V5 Encore ENUWI-G2 Trendnet TEW-424UB ASUS P5B Deluxe/P5K Premium motherboards Toshiba Satellite Pro series of laptops Asus Wireless Link Linksys WUSB54GC-EU v2 <text:s text:c="2"/>(v1 = rt73usb. v3 is rt2070-based, <text:s text:c="3"/>use staging/rt3070 or try rt2800usb) <text:s/>Thanks to Realtek for their support!</text:p>
          </table:table-cell>
          <table:table-cell table:number-columns-repeated="1022"/>
        </table:table-row>
        <table:table-row table:style-name="ro1">
          <table:table-cell office:value-type="string" calcext:value-type="string">
            <text:p>RTL8180</text:p>
          </table:table-cell>
          <table:table-cell office:value-type="string" calcext:value-type="string">
            <text:p>This is a driver for RTL8180, RTL8185 and RTL8187SE based cards. These are PCI based chips found in cards such as: <text:s/>(RTL8185 802.11g) A-Link WL54PC <text:s/>(RTL8180 802.11b) Belkin F5D6020 v3 Belkin F5D6020 v3 Dlink DWL-610 Dlink DWL-510 Netgear MA521 Level-One WPC-0101 Acer Aspire 1357 LMi VCTnet PC-11B1 Ovislink AirLive WL-1120PCM Mentor WL-PCI Linksys WPC11 v4 TrendNET TEW-288PI D-Link DWL-520 Rev D Repotec RP-WP7126 TP-Link TL-WN250/251 Zonet ZEW1000 Longshine LCS-8031-R HomeLine HLW-PCC200 GigaFast WF721-AEX Planet WL-3553 Encore ENLWI-PCI1-NT TrendNET TEW-266PC Gigabyte GN-WLMR101 Siemens-fujitsu Amilo D1840W Edimax EW-7126 PheeNet WL-11PCIR Tonze PC-2100T Planet WL-8303 Dlink DWL-650 v M1 Edimax EW-7106 Q-Tec 770WC Topcom Skyr@cer 4011b Roper FreeLan 802.11b (edition 2004) Wistron Neweb Corp CB-200B Pentagram HorNET QTec 775WC TwinMOS Booming B Series Micronet SP906BB Sweex LC700010 Surecom EP-9428 Safecom SWLCR-1100 <text:s/>Thanks to Realtek for their support!</text:p>
          </table:table-cell>
          <table:table-cell table:number-columns-repeated="1022"/>
        </table:table-row>
        <table:table-row table:style-name="ro1">
          <table:table-cell table:style-name="ce2" office:value-type="string" calcext:value-type="string">
            <text:p>AIO</text:p>
          </table:table-cell>
          <table:table-cell table:style-name="ce2" office:value-type="string" calcext:value-type="string">
            <text:p>This option enables POSIX asynchronous I/O which may by used by some high performance threaded applications. Disabling this option saves about 7k.</text:p>
          </table:table-cell>
          <table:table-cell table:style-name="ce2" table:number-columns-repeated="1022"/>
        </table:table-row>
        <table:table-row table:style-name="ro1">
          <table:table-cell office:value-type="string" calcext:value-type="string">
            <text:p>LEDS_ASIC3</text:p>
          </table:table-cell>
          <table:table-cell office:value-type="string" calcext:value-type="string">
            <text:p>This option enables support for the LEDs on the HTC ASIC3. The HTC ASIC3 LED GPIOs are inputs, not outputs, thus the leds-gpio driver cannot be used. This driver supports hardware blinking with an on+off period from 62ms to 125s. Say Y to enable LEDs on the HP iPAQ hx4700.</text:p>
          </table:table-cell>
          <table:table-cell table:number-columns-repeated="1022"/>
        </table:table-row>
        <table:table-row table:style-name="ro1">
          <table:table-cell office:value-type="string" calcext:value-type="string">
            <text:p>USB_SERIAL_IPW</text:p>
          </table:table-cell>
          <table:table-cell office:value-type="string" calcext:value-type="string">
            <text:p>Say Y here if you want to use a IPWireless USB modem such as the ones supplied by Axity3G/Sentech South Africa. <text:s/>To compile this driver as a module, choose M here: the module will be called ipw.</text:p>
          </table:table-cell>
          <table:table-cell table:number-columns-repeated="1022"/>
        </table:table-row>
        <table:table-row table:style-name="ro1">
          <table:table-cell table:style-name="ce2" office:value-type="string" calcext:value-type="string">
            <text:p>DEBUG_PAGE_REF</text:p>
          </table:table-cell>
          <table:table-cell table:style-name="ce2" office:value-type="string" calcext:value-type="string">
            <text:p>This is a feature to add tracepoint for tracking down page reference manipulation. This tracking is useful to diagnose functional failure due to migration failures caused by page reference mismatches. <text:s/>Be careful when enabling this feature because it adds about 30 KB to the kernel code. <text:s/>However the runtime performance overhead is virtually nil until the tracepoints are actually enabled.</text:p>
          </table:table-cell>
          <table:table-cell table:style-name="ce2" table:number-columns-repeated="1022"/>
        </table:table-row>
        <table:table-row table:style-name="ro1">
          <table:table-cell office:value-type="string" calcext:value-type="string">
            <text:p>HIGHMEM4G</text:p>
          </table:table-cell>
          <table:table-cell office:value-type="string" calcext:value-type="string">
            <text:p>Select this if you have a 32-bit processor and between 1 and 4 gigabytes of physical RAM.</text:p>
          </table:table-cell>
          <table:table-cell table:number-columns-repeated="1022"/>
        </table:table-row>
        <table:table-row table:style-name="ro1">
          <table:table-cell office:value-type="string" calcext:value-type="string">
            <text:p>RTC_SYSTOHC</text:p>
          </table:table-cell>
          <table:table-cell office:value-type="string" calcext:value-type="string">
            <text:p>If you say yes here, the system time (wall clock) will be stored in the RTC specified by RTC_HCTOSYS_DEVICE approximately every 11 minutes if userspace reports synchronized NTP status.</text:p>
          </table:table-cell>
          <table:table-cell table:number-columns-repeated="1022"/>
        </table:table-row>
        <table:table-row table:style-name="ro1">
          <table:table-cell table:style-name="ce2" office:value-type="string" calcext:value-type="string">
            <text:p>ACENIC_OMIT_TIGON_I</text:p>
          </table:table-cell>
          <table:table-cell table:style-name="ce2" office:value-type="string" calcext:value-type="string">
            <text:p>Say Y here if you only have Tigon II based AceNICs and want to leave out support for the older Tigon I based cards which are no longer being sold (ie. the original Alteon AceNIC and 3Com 3C985 (non B version)). <text:s/>This will reduce the size of the driver object by app. 100KB. <text:s/>If you are not sure whether your card is a Tigon I or a Tigon II, say N here. <text:s/>The safe and default value for this is N.</text:p>
          </table:table-cell>
          <table:table-cell table:style-name="ce2" table:number-columns-repeated="1022"/>
        </table:table-row>
        <table:table-row table:style-name="ro1">
          <table:table-cell office:value-type="string" calcext:value-type="string">
            <text:p>MTD_TS5500</text:p>
          </table:table-cell>
          <table:table-cell office:value-type="string" calcext:value-type="string">
            <text:p>This provides a driver for the on-board flash of the Technologic System's TS-5500 board. The 2MB flash is split into 3 partitions which are accessed as separate MTD devices. <text:s/>mtd0 and mtd2 are the two BIOS drives, which use the resident flash disk (RFD) flash translation layer. <text:s/>mtd1 allows you to reprogram your BIOS. BE VERY CAREFUL. <text:s/>Note that jumper 3 (Write Enable Drive A) must be set otherwise detection won't succeed.</text:p>
          </table:table-cell>
          <table:table-cell table:number-columns-repeated="1022"/>
        </table:table-row>
        <table:table-row table:style-name="ro1">
          <table:table-cell office:value-type="string" calcext:value-type="string">
            <text:p>MOUSE_PS2</text:p>
          </table:table-cell>
          <table:table-cell office:value-type="string" calcext:value-type="string">
            <text:p>Say Y here if you have a PS/2 mouse connected to your system. This includes the standard 2 or 3-button PS/2 mouse, as well as PS/2 mice with wheels and extra buttons, Microsoft, Logitech or Genius compatible. <text:s/>Synaptics, ALPS or Elantech TouchPad users might be interested in a specialized Xorg/XFree86 driver at: <text:s text:c="6"/>&lt;http://w1.894.telia.com/~u89404340/touchpad/index.html&gt; and a new version of GPM at: <text:s text:c="6"/>&lt;http://www.geocities.com/dt_or/gpm/gpm.html&gt; <text:s text:c="6"/>&lt;http://xorg.freedesktop.org/archive/individual/driver/&gt; to take advantage of the advanced features of the touchpad. <text:s/>If unsure, say Y. <text:s/>To compile this driver as a module, choose M here: the module will be called psmouse.</text:p>
          </table:table-cell>
          <table:table-cell table:number-columns-repeated="1022"/>
        </table:table-row>
        <table:table-row table:style-name="ro1">
          <table:table-cell office:value-type="string" calcext:value-type="string">
            <text:p>KEYBOARD_HIL_OLD</text:p>
          </table:table-cell>
          <table:table-cell office:value-type="string" calcext:value-type="string">
            <text:p>The Human Interface Loop is a older, 8-channel USB-like controller used in several Hewlett Packard models. This driver was adapted from the one written for m68k/hp300, and implements support for a keyboard attached to the HIL port, but not for any other types of HIL input devices like mice or tablets. However, it has been thoroughly tested and is stable. <text:s/>If you want full HIL support including support for multiple keyboards, mice, and tablets, you have to enable the HP System Device Controller i8042 Support in the input/serio submenu.</text:p>
          </table:table-cell>
          <table:table-cell table:number-columns-repeated="1022"/>
        </table:table-row>
        <table:table-row table:style-name="ro1">
          <table:table-cell office:value-type="string" calcext:value-type="string">
            <text:p>GPIO_ASPEED</text:p>
          </table:table-cell>
          <table:table-cell office:value-type="string" calcext:value-type="string">
            <text:p>Say Y here to support Aspeed AST2400 and AST2500 GPIO controllers.</text:p>
          </table:table-cell>
          <table:table-cell table:number-columns-repeated="1022"/>
        </table:table-row>
        <table:table-row table:style-name="ro1">
          <table:table-cell office:value-type="string" calcext:value-type="string">
            <text:p>MCP4922</text:p>
          </table:table-cell>
          <table:table-cell office:value-type="string" calcext:value-type="string">
            <text:p>Say yes here to build the driver for the Microchip MCP4902 MCP4912, and MCP4922 DAC devices. <text:s/>To compile this driver as a module, choose M here: the module will be called mcp4922.</text:p>
          </table:table-cell>
          <table:table-cell table:number-columns-repeated="1022"/>
        </table:table-row>
        <table:table-row table:style-name="ro1">
          <table:table-cell office:value-type="string" calcext:value-type="string">
            <text:p>SND_AC97_POWER_SAVE_DEFAULT</text:p>
          </table:table-cell>
          <table:table-cell office:value-type="string" calcext:value-type="string">
            <text:p>The default time-out value in seconds for AC97 automatic power-save mode. <text:s/>0 means to disable the power-save mode. <text:s/>See SND_AC97_POWER_SAVE for more details.</text:p>
          </table:table-cell>
          <table:table-cell table:number-columns-repeated="1022"/>
        </table:table-row>
        <table:table-row table:style-name="ro1">
          <table:table-cell office:value-type="string" calcext:value-type="string">
            <text:p>DVB_DIB7000M</text:p>
          </table:table-cell>
          <table:table-cell office:value-type="string" calcext:value-type="string">
            <text:p>A DVB-T tuner module. Designed for mobile usage. Say Y when you want to support this frontend.</text:p>
          </table:table-cell>
          <table:table-cell table:number-columns-repeated="1022"/>
        </table:table-row>
        <table:table-row table:style-name="ro1">
          <table:table-cell office:value-type="string" calcext:value-type="string">
            <text:p>RADIO_GEMTEK_PORT</text:p>
          </table:table-cell>
          <table:table-cell office:value-type="string" calcext:value-type="string">
            <text:p>Enter either 0x20c, 0x30c, 0x24c, 0x34c, 0x248 or 0x28c here. The card default is 0x34c, if you haven't changed the jumper setting on the card. <text:s/>On Sound Vision 16 Gold PnP with FM Radio (ESS1869+FM Gemtek), the I/O port is 0x20c, 0x248 or 0x28c. <text:s/>If automatic I/O port probing is enabled this port will be used only in case of automatic probing failure, ie. as a fallback.</text:p>
          </table:table-cell>
          <table:table-cell table:number-columns-repeated="1022"/>
        </table:table-row>
        <table:table-row table:style-name="ro1">
          <table:table-cell office:value-type="string" calcext:value-type="string">
            <text:p>IXGB</text:p>
          </table:table-cell>
          <table:table-cell office:value-type="string" calcext:value-type="string">
            <text:p>This driver supports Intel(R) PRO/10GbE family of adapters for PCI-X type cards. For PCI-E type cards, use the ixgbe driver instead. For more information on how to identify your adapter, go to the Adapter &amp; Driver ID Guide that can be located at: <text:s/>&lt;http://support.intel.com&gt; <text:s/>More specific information on configuring the driver is in &lt;file:Documentation/networking/ixgb.txt&gt;. <text:s/>To compile this driver as a module, choose M here. The module will be called ixgb.</text:p>
          </table:table-cell>
          <table:table-cell table:number-columns-repeated="1022"/>
        </table:table-row>
        <table:table-row table:style-name="ro1">
          <table:table-cell office:value-type="string" calcext:value-type="string">
            <text:p>GPIO_UCB1400</text:p>
          </table:table-cell>
          <table:table-cell office:value-type="string" calcext:value-type="string">
            <text:p>This enables support for the Philips UCB1400 GPIO pins. The UCB1400 is an AC97 audio codec.</text:p>
          </table:table-cell>
          <table:table-cell table:number-columns-repeated="1022"/>
        </table:table-row>
        <table:table-row table:style-name="ro1">
          <table:table-cell office:value-type="string" calcext:value-type="string">
            <text:p>MTD_NAND_VF610_NFC</text:p>
          </table:table-cell>
          <table:table-cell office:value-type="string" calcext:value-type="string">
            <text:p>Enables support for NAND Flash Controller on some Freescale processors like the VF610, MPC5125, MCF54418 or Kinetis K70. The driver supports a maximum 2k page size. With 2k pages and 64 bytes or more of OOB, hardware ECC with up to 32-bit error correction is supported. Hardware ECC is only enabled through device tree.</text:p>
          </table:table-cell>
          <table:table-cell table:number-columns-repeated="1022"/>
        </table:table-row>
        <table:table-row table:style-name="ro1">
          <table:table-cell office:value-type="string" calcext:value-type="string">
            <text:p>MFD_TPS80031</text:p>
          </table:table-cell>
          <table:table-cell office:value-type="string" calcext:value-type="string">
            <text:p>If you say yes here you get support for the Texas Instruments TPS80031/ TPS80032 Fully Integrated Power Management with Power Path and Battery Charger. The device provides five configurable step-down converters, 11 general purpose LDOs, USB OTG Module, ADC, RTC, 2 PWM, System Voltage Regulator/Battery Charger with Power Path from USB, 32K clock generator.</text:p>
          </table:table-cell>
          <table:table-cell table:number-columns-repeated="1022"/>
        </table:table-row>
        <table:table-row table:style-name="ro1">
          <table:table-cell office:value-type="string" calcext:value-type="string">
            <text:p>STNIC</text:p>
          </table:table-cell>
          <table:table-cell office:value-type="string" calcext:value-type="string">
            <text:p>Support for cards based on the National Semiconductor DP83902AV ST-NIC Serial Network Interface Controller for Twisted Pair. <text:s/>This is a 10Mbit/sec Ethernet controller. <text:s/>Product overview and specs at &lt;http://www.national.com/pf/DP/DP83902A.html&gt;. <text:s/>If unsure, say N.</text:p>
          </table:table-cell>
          <table:table-cell table:number-columns-repeated="1022"/>
        </table:table-row>
        <table:table-row table:style-name="ro1">
          <table:table-cell office:value-type="string" calcext:value-type="string">
            <text:p>ADB_IOP</text:p>
          </table:table-cell>
          <table:table-cell office:value-type="string" calcext:value-type="string">
            <text:p>The I/O Processor (IOP) is an Apple custom IC designed to provide intelligent support for I/O controllers. <text:s/>It is described at &lt;http://www.angelfire.com/ca2/dev68k/iopdesc.html&gt; to enable direct support for it, say 'Y' here.</text:p>
          </table:table-cell>
          <table:table-cell table:number-columns-repeated="1022"/>
        </table:table-row>
        <table:table-row table:style-name="ro1">
          <table:table-cell office:value-type="string" calcext:value-type="string">
            <text:p>SCSI_MESH_SYNC_RATE</text:p>
          </table:table-cell>
          <table:table-cell office:value-type="string" calcext:value-type="string">
            <text:p>On Power Macintoshes (and clones) where the MESH SCSI bus adaptor drives a bus which is entirely internal to the machine (such as the 7500, 7600, 8500, etc.), the MESH is capable of synchronous operation at up to 10 MB/s. On machines where the SCSI bus controlled by the MESH can have external devices connected, it is usually rated at 5 MB/s. 5 is a safe value here unless you know the MESH SCSI bus is internal only. in that case you can say 10. Say 0 to disable synchronous operation.</text:p>
          </table:table-cell>
          <table:table-cell table:number-columns-repeated="1022"/>
        </table:table-row>
        <table:table-row table:style-name="ro1">
          <table:table-cell office:value-type="string" calcext:value-type="string">
            <text:p>X86_RESERVE_LOW</text:p>
          </table:table-cell>
          <table:table-cell office:value-type="string" calcext:value-type="string">
            <text:p>Specify the amount of low memory to reserve for the BIOS. <text:s/>The first page contains BIOS data structures that the kernel must not use, so that page must always be reserved. <text:s/>By default we reserve the first 64K of physical RAM, as a number of BIOSes are known to corrupt that memory range during events such as suspend/resume or monitor cable insertion, so it must not be used by the kernel. <text:s/>You can set this to 4 if you are absolutely sure that you trust the BIOS to get all its memory reservations and usages right. <text:s/>If you know your BIOS have problems beyond the default 64K area, you can set this to 640 to avoid using the entire low memory range. <text:s/>If you have doubts about the BIOS (e.g. suspend/resume does not work or there's kernel crashes after certain hardware hotplug events) then you might want to enable X86_CHECK_BIOS_CORRUPTION=y to allow the kernel to check typical corruption patterns. <text:s/>Leave this to the default value of 64 if you are unsure.</text:p>
          </table:table-cell>
          <table:table-cell table:number-columns-repeated="1022"/>
        </table:table-row>
        <table:table-row table:style-name="ro1">
          <table:table-cell office:value-type="string" calcext:value-type="string">
            <text:p>SYNCLINKMP</text:p>
          </table:table-cell>
          <table:table-cell office:value-type="string" calcext:value-type="string">
            <text:p>Enable support for the SyncLink Multiport (2 or 4 ports) serial adapter, running asynchronous and HDLC communications up to 2.048Mbps. Each ports is independently selectable for RS-232, V.35, RS-449, RS-530, and X.21 <text:s/>This driver may be built as a module ( = code which can be inserted in and removed from the running kernel whenever you want). The module will be called synclinkmp. <text:s/>If you want to do that, say M here.</text:p>
          </table:table-cell>
          <table:table-cell table:number-columns-repeated="1022"/>
        </table:table-row>
        <table:table-row table:style-name="ro1">
          <table:table-cell office:value-type="string" calcext:value-type="string">
            <text:p>MVPP2</text:p>
          </table:table-cell>
          <table:table-cell office:value-type="string" calcext:value-type="string">
            <text:p>This driver supports the network interface units in the Marvell ARMADA 375, 7K and 8K SoCs.</text:p>
          </table:table-cell>
          <table:table-cell table:number-columns-repeated="1022"/>
        </table:table-row>
        <table:table-row table:style-name="ro1">
          <table:table-cell office:value-type="string" calcext:value-type="string">
            <text:p>RAS_CEC</text:p>
          </table:table-cell>
          <table:table-cell office:value-type="string" calcext:value-type="string">
            <text:p>This is a small cache which collects correctable memory errors per 4K page PFN and counts their repeated occurrence. Once the counter for a PFN overflows, we try to soft-offline that page as we take it to mean that it has reached a relatively high error count and would probably be best if we don't use it anymore. <text:s/>Bear in mind that this is absolutely useless if your platform doesn't have ECC DIMMs and doesn't have DRAM ECC checking enabled in the BIOS.</text:p>
          </table:table-cell>
          <table:table-cell table:number-columns-repeated="1022"/>
        </table:table-row>
        <table:table-row table:style-name="ro1">
          <table:table-cell office:value-type="string" calcext:value-type="string">
            <text:p>INTEL_IOMMU_BROKEN_GFX_WA</text:p>
          </table:table-cell>
          <table:table-cell office:value-type="string" calcext:value-type="string">
            <text:p>Current Graphics drivers tend to use physical address for DMA and avoid using DMA APIs. Setting this config option permits the IOMMU driver to set a unity map for all the OS-visible memory. Hence the driver can continue to use physical addresses for DMA, at least until this option is removed in the 2.6.32 kernel.</text:p>
          </table:table-cell>
          <table:table-cell table:number-columns-repeated="1022"/>
        </table:table-row>
        <table:table-row table:style-name="ro1">
          <table:table-cell office:value-type="string" calcext:value-type="string">
            <text:p>SENSORS_BH1770</text:p>
          </table:table-cell>
          <table:table-cell office:value-type="string" calcext:value-type="string">
            <text:p>Say Y here if you want to build a driver for BH1770GLC (ROHM) or SFH7770 (Osram) combined ambient light and proximity sensor chip. <text:s/>To compile this driver as a module, choose M here: the module will be called bh1770glc. If unsure, say N here.</text:p>
          </table:table-cell>
          <table:table-cell table:number-columns-repeated="1022"/>
        </table:table-row>
        <table:table-row table:style-name="ro1">
          <table:table-cell office:value-type="string" calcext:value-type="string">
            <text:p>CAN</text:p>
          </table:table-cell>
          <table:table-cell office:value-type="string" calcext:value-type="string">
            <text:p>Controller Area Network (CAN) is a slow (up to 1Mbit/s) serial communications protocol which was developed by Bosch in 1991, mainly for automotive, but now widely used in marine (NMEA2000), industrial, and medical applications. More information on the CAN network protocol family PF_CAN is contained in &lt;Documentation/networking/can.txt&gt;. <text:s/>If you want CAN support you should say Y here and also to the specific driver for your controller(s) below.</text:p>
          </table:table-cell>
          <table:table-cell table:number-columns-repeated="1022"/>
        </table:table-row>
        <table:table-row table:style-name="ro1">
          <table:table-cell office:value-type="string" calcext:value-type="string">
            <text:p>KEYBOARD_MAX7359</text:p>
          </table:table-cell>
          <table:table-cell office:value-type="string" calcext:value-type="string">
            <text:p>If you say yes here you get support for the Maxim MAX7359 Key Switch Controller chip. This providers microprocessors with management of up to 64 key switches <text:s/>To compile this driver as a module, choose M here: the module will be called max7359_keypad.</text:p>
          </table:table-cell>
          <table:table-cell table:number-columns-repeated="1022"/>
        </table:table-row>
        <table:table-row table:style-name="ro1">
          <table:table-cell office:value-type="string" calcext:value-type="string">
            <text:p>CLS_U32_MARK</text:p>
          </table:table-cell>
          <table:table-cell office:value-type="string" calcext:value-type="string">
            <text:p>Say Y here to be able to use netfilter marks as u32 key.</text:p>
          </table:table-cell>
          <table:table-cell table:number-columns-repeated="1022"/>
        </table:table-row>
        <table:table-row table:style-name="ro1">
          <table:table-cell office:value-type="string" calcext:value-type="string">
            <text:p>CRYPTO_MD4</text:p>
          </table:table-cell>
          <table:table-cell office:value-type="string" calcext:value-type="string">
            <text:p>MD4 message digest algorithm (RFC1320).</text:p>
          </table:table-cell>
          <table:table-cell table:number-columns-repeated="1022"/>
        </table:table-row>
        <table:table-row table:style-name="ro1">
          <table:table-cell office:value-type="string" calcext:value-type="string">
            <text:p>MISDN_L1OIP</text:p>
          </table:table-cell>
          <table:table-cell office:value-type="string" calcext:value-type="string">
            <text:p>Enable support for ISDN over IP tunnel. <text:s/>It features: <text:s text:c="2"/>- dynamic IP exchange, if one or both peers have dynamic IPs <text:s text:c="2"/>- BRI (S0) and PRI (S2M) interface <text:s text:c="2"/>- layer 1 control via network keepalive frames <text:s text:c="2"/>- direct tunneling of physical interface via IP <text:s/>NOTE: This protocol is called 'Layer 1 over IP' and is not compatible with ISDNoIP (Agfeo) or TDMoIP. Protocol description is provided in the source code.</text:p>
          </table:table-cell>
          <table:table-cell table:number-columns-repeated="1022"/>
        </table:table-row>
        <table:table-row table:style-name="ro1">
          <table:table-cell office:value-type="string" calcext:value-type="string">
            <text:p>ATH9K_BTCOEX_SUPPORT</text:p>
          </table:table-cell>
          <table:table-cell office:value-type="string" calcext:value-type="string">
            <text:p>Say Y, if you want to use the ath9k/ath9k_htc radios together with Bluetooth modules in the same system.</text:p>
          </table:table-cell>
          <table:table-cell table:number-columns-repeated="1022"/>
        </table:table-row>
        <table:table-row table:style-name="ro1">
          <table:table-cell office:value-type="string" calcext:value-type="string">
            <text:p>USB_KAWETH</text:p>
          </table:table-cell>
          <table:table-cell office:value-type="string" calcext:value-type="string">
            <text:p>Say Y here if you want to use one of the following 10Mbps only USB Ethernet adapters based on the KLSI KL5KUSB101B chipset: 3Com 3C19250 ADS USB-10BT ATEN USB Ethernet ASANTE USB To Ethernet Adapter AOX Endpoints USB Ethernet Correga K.K. D-Link DSB-650C and DU-E10 Entrega / Portgear E45 I-O DATA USB-ET/T Jaton USB Ethernet Device Adapter Kingston Technology USB Ethernet Adapter Linksys USB10T Mobility USB-Ethernet Adapter NetGear EA-101 Peracom Enet and Enet2 Portsmith Express Ethernet Adapter Shark Pocket Adapter SMC 2202USB Sony Vaio port extender <text:s/>This driver is likely to work with most 10Mbps only USB Ethernet adapters, including some no brand devices. It does NOT work on SmartBridges smartNIC or on Belkin F5U111 devices - you should use the CATC NetMate driver for those. If you are not sure which one you need, select both, and the correct one should be selected for you. <text:s/>This driver makes the adapter appear as a normal Ethernet interface, typically on eth0, if it is the only ethernet device, or perhaps on eth1, if you have a PCI or ISA ethernet card installed. <text:s/>To compile this driver as a module, choose M here: the module will be called kaweth.</text:p>
          </table:table-cell>
          <table:table-cell table:number-columns-repeated="1022"/>
        </table:table-row>
        <table:table-row table:style-name="ro1">
          <table:table-cell office:value-type="string" calcext:value-type="string">
            <text:p>THINKPAD_ACPI_HOTKEY_POLL</text:p>
          </table:table-cell>
          <table:table-cell office:value-type="string" calcext:value-type="string">
            <text:p>Some thinkpad models benefit from NVRAM polling to detect a few of the hot key press events. <text:s/>If you know your ThinkPad model does not need to do NVRAM polling to support any of the hot keys you use, unselecting this option will save about 1kB of memory. <text:s/>ThinkPads T40 and newer, R52 and newer, and X31 and newer are unlikely to need NVRAM polling in their latest BIOS versions. <text:s/>NVRAM polling can detect at most the following keys: ThinkPad/Access IBM, Zoom, Switch Display (fn+F7), ThinkLight, Volume up/down/mute, Brightness up/down, Display Expand (fn+F8), Hibernate (fn+F12). <text:s/>If you are not sure, say Y here. <text:s/>The driver enables polling only if it is strictly necessary to do so.</text:p>
          </table:table-cell>
          <table:table-cell table:number-columns-repeated="1022"/>
        </table:table-row>
        <table:table-row table:style-name="ro1">
          <table:table-cell office:value-type="string" calcext:value-type="string">
            <text:p>SMSC_SCH311X_WDT</text:p>
          </table:table-cell>
          <table:table-cell office:value-type="string" calcext:value-type="string">
            <text:p>This is the driver for the hardware watchdog timer on the SMSC SCH3112, SCH3114 and SCH3116 Super IO chipset (LPC IO with 8042 KBC, Reset Generation, HWM and multiple serial ports). <text:s/>To compile this driver as a module, choose M here: the module will be called sch311x_wdt.</text:p>
          </table:table-cell>
          <table:table-cell table:number-columns-repeated="1022"/>
        </table:table-row>
        <table:table-row table:style-name="ro1">
          <table:table-cell office:value-type="string" calcext:value-type="string">
            <text:p>MFD_SM501</text:p>
          </table:table-cell>
          <table:table-cell office:value-type="string" calcext:value-type="string">
            <text:p>This is the core driver for the Silicon Motion SM501 multimedia companion chip. This device is a multifunction device which may provide numerous interfaces including USB host controller, USB gadget, asynchronous serial ports, audio functions, and a dual display video interface. The device may be connected by PCI or local bus with varying functions enabled.</text:p>
          </table:table-cell>
          <table:table-cell table:number-columns-repeated="1022"/>
        </table:table-row>
        <table:table-row table:style-name="ro1">
          <table:table-cell office:value-type="string" calcext:value-type="string">
            <text:p>SUN3_SCSI</text:p>
          </table:table-cell>
          <table:table-cell office:value-type="string" calcext:value-type="string">
            <text:p>This option will enable support for the OBIO (onboard io) NCR5380 SCSI controller found in the Sun 3/50 and 3/60, as well as for Sun3 type VME scsi controllers also based on the NCR5380. General Linux information on the Sun 3 series (now discontinued) is at &lt;http://www.angelfire.com/ca2/tech68k/sun3.html&gt;.</text:p>
          </table:table-cell>
          <table:table-cell table:number-columns-repeated="1022"/>
        </table:table-row>
        <table:table-row table:style-name="ro1">
          <table:table-cell office:value-type="string" calcext:value-type="string">
            <text:p>X86_POWERNOW_K7</text:p>
          </table:table-cell>
          <table:table-cell office:value-type="string" calcext:value-type="string">
            <text:p>This adds the CPUFreq driver for mobile AMD K7 mobile processors. <text:s/>For details, take a look at &lt;file:Documentation/cpu-freq/&gt;. <text:s/>If in doubt, say N.</text:p>
          </table:table-cell>
          <table:table-cell table:number-columns-repeated="1022"/>
        </table:table-row>
        <table:table-row table:style-name="ro1">
          <table:table-cell office:value-type="string" calcext:value-type="string">
            <text:p>RMI4_F03</text:p>
          </table:table-cell>
          <table:table-cell office:value-type="string" calcext:value-type="string">
            <text:p>Say Y here if you want to add support for RMI4 function 03. <text:s/>Function 03 provides PS2 guest support for RMI4 devices. This includes support for TrackPoints on TouchPads.</text:p>
          </table:table-cell>
          <table:table-cell table:number-columns-repeated="1022"/>
        </table:table-row>
        <table:table-row table:style-name="ro1">
          <table:table-cell office:value-type="string" calcext:value-type="string">
            <text:p>BALLOON_COMPACTION</text:p>
          </table:table-cell>
          <table:table-cell office:value-type="string" calcext:value-type="string">
            <text:p>Memory fragmentation introduced by ballooning might reduce significantly the number of 2MB contiguous memory blocks that can be used within a guest, thus imposing performance penalties associated with the reduced number of transparent huge pages that could be used by the guest workload. Allowing the compaction &amp; migration for memory pages enlisted as being part of memory balloon devices avoids the scenario aforementioned and helps improving memory defragmentation.</text:p>
          </table:table-cell>
          <table:table-cell table:number-columns-repeated="1022"/>
        </table:table-row>
        <table:table-row table:style-name="ro1">
          <table:table-cell office:value-type="string" calcext:value-type="string">
            <text:p>ATL1</text:p>
          </table:table-cell>
          <table:table-cell office:value-type="string" calcext:value-type="string">
            <text:p>This driver supports the Atheros/Attansic L1 gigabit ethernet adapter. <text:s/>To compile this driver as a module, choose M here. <text:s/>The module will be called atl1.</text:p>
          </table:table-cell>
          <table:table-cell table:number-columns-repeated="1022"/>
        </table:table-row>
        <table:table-row table:style-name="ro1">
          <table:table-cell office:value-type="string" calcext:value-type="string">
            <text:p>XEN_512GB</text:p>
          </table:table-cell>
          <table:table-cell office:value-type="string" calcext:value-type="string">
            <text:p>Limit paravirtualized user domains to 512GB of RAM. <text:s/>The Xen tools and crash dump analysis tools might not support pv-domains with more than 512 GB of RAM. This option controls the default setting of the kernel to use only up to 512 GB or more. It is always possible to change the default via specifying the boot parameter xen_512gb_limit.</text:p>
          </table:table-cell>
          <table:table-cell table:number-columns-repeated="1022"/>
        </table:table-row>
        <table:table-row table:style-name="ro1">
          <table:table-cell office:value-type="string" calcext:value-type="string">
            <text:p>COMEDI_DAS16M1</text:p>
          </table:table-cell>
          <table:table-cell office:value-type="string" calcext:value-type="string">
            <text:p>Enable support for Measurement Computing CIO-DAS16/M1 ISA cards. <text:s/>To compile this driver as a module, choose M here: the module will be called das16m1.</text:p>
          </table:table-cell>
          <table:table-cell table:number-columns-repeated="1022"/>
        </table:table-row>
        <table:table-row table:style-name="ro1">
          <table:table-cell office:value-type="string" calcext:value-type="string">
            <text:p>BCM2835_MBOX</text:p>
          </table:table-cell>
          <table:table-cell office:value-type="string" calcext:value-type="string">
            <text:p>An implementation of the BCM2385 Mailbox. <text:s/>It is used to invoke the services of the Videocore. Say Y here if you want to use the BCM2835 Mailbox.</text:p>
          </table:table-cell>
          <table:table-cell table:number-columns-repeated="1022"/>
        </table:table-row>
        <table:table-row table:style-name="ro1">
          <table:table-cell office:value-type="string" calcext:value-type="string">
            <text:p>REGULATOR_S2MPS11</text:p>
          </table:table-cell>
          <table:table-cell office:value-type="string" calcext:value-type="string">
            <text:p>This driver supports a Samsung S2MPS11/13/14/15/S2MPU02 voltage output regulator via I2C bus. The chip is comprised of high efficient Buck converters including Dual-Phase Buck converter, Buck-Boost converter, various LDOs.</text:p>
          </table:table-cell>
          <table:table-cell table:number-columns-repeated="1022"/>
        </table:table-row>
        <table:table-row table:style-name="ro1">
          <table:table-cell office:value-type="string" calcext:value-type="string">
            <text:p>FB_MBX</text:p>
          </table:table-cell>
          <table:table-cell office:value-type="string" calcext:value-type="string">
            <text:p>Framebuffer driver for the Intel 2700G (Marathon) Graphics Accelerator</text:p>
          </table:table-cell>
          <table:table-cell table:number-columns-repeated="1022"/>
        </table:table-row>
        <table:table-row table:style-name="ro1">
          <table:table-cell office:value-type="string" calcext:value-type="string">
            <text:p>IIO_ST_MAGN_3AXIS</text:p>
          </table:table-cell>
          <table:table-cell office:value-type="string" calcext:value-type="string">
            <text:p>Say yes here to build support for STMicroelectronics magnetometers: LSM303DLHC, LSM303DLM, LIS3MDL. <text:s/>This driver can also be built as a module. If so, these modules will be created: - st_magn (core functions for the driver [it is mandatory]). - st_magn_i2c (necessary for the I2C devices [optional*]). - st_magn_spi (necessary for the SPI devices [optional*]). <text:s/>(*) one of these is necessary to do something.</text:p>
          </table:table-cell>
          <table:table-cell table:number-columns-repeated="1022"/>
        </table:table-row>
        <table:table-row table:style-name="ro1">
          <table:table-cell office:value-type="string" calcext:value-type="string">
            <text:p>PHY_ST_SPEAR1340_MIPHY</text:p>
          </table:table-cell>
          <table:table-cell office:value-type="string" calcext:value-type="string">
            <text:p>Support for ST SPEAr1340 MIPHY which can be used for PCIe and SATA.</text:p>
          </table:table-cell>
          <table:table-cell table:number-columns-repeated="1022"/>
        </table:table-row>
        <table:table-row table:style-name="ro1">
          <table:table-cell office:value-type="string" calcext:value-type="string">
            <text:p>HID_MAYFLASH</text:p>
          </table:table-cell>
          <table:table-cell office:value-type="string" calcext:value-type="string">
            <text:p>Say Y here if you have HJZ Mayflash PS3 game controller adapters and want to enable force feedback support.</text:p>
          </table:table-cell>
          <table:table-cell table:number-columns-repeated="1022"/>
        </table:table-row>
        <table:table-row table:style-name="ro1">
          <table:table-cell office:value-type="string" calcext:value-type="string">
            <text:p>SOUND_DMAP</text:p>
          </table:table-cell>
          <table:table-cell office:value-type="string" calcext:value-type="string">
            <text:p>Linux can often have problems allocating DMA buffers for ISA sound cards on machines with more than 16MB of RAM. This is because ISA DMA buffers must exist below the 16MB boundary and it is quite possible that a large enough free block in this region cannot be found after the machine has been running for a while. If you say Y here the DMA buffers (64Kb) will be allocated at boot time and kept until the shutdown. This option is only useful if you said Y to OSS sound modules, above. If you said M to OSS sound modules then you can get the persistent DMA buffer functionality by passing the command-line argument dmabuf=1 to the sound module. <text:s/>Say Y unless you have 16MB or more RAM or a PCI sound card.</text:p>
          </table:table-cell>
          <table:table-cell table:number-columns-repeated="1022"/>
        </table:table-row>
        <table:table-row table:style-name="ro1">
          <table:table-cell table:style-name="ce2" office:value-type="string" calcext:value-type="string">
            <text:p>IWLEGACY_DEBUG</text:p>
          </table:table-cell>
          <table:table-cell table:style-name="ce2" office:value-type="string" calcext:value-type="string">
            <text:p>This option will enable debug tracing output for the iwlegacy drivers. <text:s/>This will result in the kernel module being ~100k larger. <text:s/>You can control which debug output is sent to the kernel log by setting the value in <text:s text:c="7"/>/sys/class/net/wlan0/device/debug_level <text:s/>This entry will only exist if this option is enabled. <text:s/>To set a value, simply echo an 8-byte hex value to the same file: <text:s text:c="9"/>% echo 0x43fff &gt; /sys/class/net/wlan0/device/debug_level <text:s/>You can find the list of debug mask values in: <text:s text:c="8"/>drivers/net/wireless/iwlegacy/common.h <text:s/>If this is your first time using this driver, you should say Y here as the debug information can assist others in helping you resolve any problems you may encounter.</text:p>
          </table:table-cell>
          <table:table-cell table:style-name="ce2" table:number-columns-repeated="1022"/>
        </table:table-row>
        <table:table-row table:style-name="ro1">
          <table:table-cell office:value-type="string" calcext:value-type="string">
            <text:p>IOMMU_IO_PGTABLE_ARMV7S</text:p>
          </table:table-cell>
          <table:table-cell office:value-type="string" calcext:value-type="string">
            <text:p>Enable support for the ARM Short-descriptor pagetable format. This supports 32-bit virtual and physical addresses mapped using 2-level tables with 4KB pages/1MB sections, and contiguous entries for 64KB pages/16MB supersections if indicated by the IOMMU driver.</text:p>
          </table:table-cell>
          <table:table-cell table:number-columns-repeated="1022"/>
        </table:table-row>
        <table:table-row table:style-name="ro1">
          <table:table-cell office:value-type="string" calcext:value-type="string">
            <text:p>ATM_ZATM</text:p>
          </table:table-cell>
          <table:table-cell office:value-type="string" calcext:value-type="string">
            <text:p>Driver for the ZeitNet ZN1221 (MMF) and ZN1225 (UTP-5) 155 Mbps ATM adapters. <text:s/>To compile this driver as a module, choose M here: the module will be called zatm.</text:p>
          </table:table-cell>
          <table:table-cell table:number-columns-repeated="1022"/>
        </table:table-row>
        <table:table-row table:style-name="ro1">
          <table:table-cell office:value-type="string" calcext:value-type="string">
            <text:p>SND_SOC_PHYCORE_AC97</text:p>
          </table:table-cell>
          <table:table-cell office:value-type="string" calcext:value-type="string">
            <text:p>Say Y if you want to add support for SoC audio on Phytec phyCORE and phyCARD boards in AC97 mode</text:p>
          </table:table-cell>
          <table:table-cell table:number-columns-repeated="1022"/>
        </table:table-row>
        <table:table-row table:style-name="ro1">
          <table:table-cell office:value-type="string" calcext:value-type="string">
            <text:p>SPI_OMAP_100K</text:p>
          </table:table-cell>
          <table:table-cell office:value-type="string" calcext:value-type="string">
            <text:p>OMAP SPI 100K master controller for omap7xx boards.</text:p>
          </table:table-cell>
          <table:table-cell table:number-columns-repeated="1022"/>
        </table:table-row>
        <table:table-row table:style-name="ro1">
          <table:table-cell office:value-type="string" calcext:value-type="string">
            <text:p>I8K</text:p>
          </table:table-cell>
          <table:table-cell office:value-type="string" calcext:value-type="string">
            <text:p>This option enables legacy /proc/i8k userspace interface in hwmon dell-smm-hwmon driver. Character file /proc/i8k reports bios version, temperature and allows controlling fan speeds of Dell laptops via System Management Mode. For old Dell laptops (like Dell Inspiron 8000) it reports also power and hotkey status. For fan speed control is needed userspace package i8kutils. <text:s/>Say Y if you intend to run this kernel on old Dell laptops or want to use userspace package i8kutils. Say N otherwise.</text:p>
          </table:table-cell>
          <table:table-cell table:number-columns-repeated="1022"/>
        </table:table-row>
        <table:table-row table:style-name="ro1">
          <table:table-cell office:value-type="string" calcext:value-type="string">
            <text:p>IOMMU_IO_PGTABLE_LPAE</text:p>
          </table:table-cell>
          <table:table-cell office:value-type="string" calcext:value-type="string">
            <text:p>Enable support for the ARM long descriptor pagetable format. This allocator supports 4K/2M/1G, 16K/32M and 64K/512M page sizes at both stage-1 and stage-2, as well as address spaces up to 48-bits in size.</text:p>
          </table:table-cell>
          <table:table-cell table:number-columns-repeated="1022"/>
        </table:table-row>
        <table:table-row table:style-name="ro1">
          <table:table-cell office:value-type="string" calcext:value-type="string">
            <text:p>ATH10K_AHB</text:p>
          </table:table-cell>
          <table:table-cell office:value-type="string" calcext:value-type="string">
            <text:p>This module adds support for AHB bus</text:p>
          </table:table-cell>
          <table:table-cell table:number-columns-repeated="1022"/>
        </table:table-row>
        <table:table-row table:style-name="ro1">
          <table:table-cell table:style-name="ce2" office:value-type="string" calcext:value-type="string">
            <text:p>INITRAMFS_COMPRESSION_BZIP2</text:p>
          </table:table-cell>
          <table:table-cell table:style-name="ce2" office:value-type="string" calcext:value-type="string">
            <text:p>It's compression ratio and speed is intermediate. Decompression speed is slowest among the choices. The initramfs size is about 10% smaller with bzip2, in comparison to gzip. Bzip2 uses a large amount of memory. For modern kernels you will need at least 8MB RAM or more for booting. <text:s/>If you choose this, keep in mind that you need to have the bzip2 tool available to be able to compress the initram.</text:p>
          </table:table-cell>
          <table:table-cell table:style-name="ce2" table:number-columns-repeated="1022"/>
        </table:table-row>
        <table:table-row table:style-name="ro1">
          <table:table-cell office:value-type="string" calcext:value-type="string">
            <text:p>TI_AEMIF</text:p>
          </table:table-cell>
          <table:table-cell office:value-type="string" calcext:value-type="string">
            <text:p>This driver is for the AEMIF module available in Texas Instruments SoCs. AEMIF stands for Asynchronous External Memory Interface and is intended to provide a glue-less interface to a variety of asynchronuous memory devices like ASRAM, NOR and NAND memory. A total of 256M bytes of any of these memories can be accessed at a given time via four chip selects with 64M byte access per chip select.</text:p>
          </table:table-cell>
          <table:table-cell table:number-columns-repeated="1022"/>
        </table:table-row>
        <table:table-row table:style-name="ro1">
          <table:table-cell office:value-type="string" calcext:value-type="string">
            <text:p>MTD_L440GX</text:p>
          </table:table-cell>
          <table:table-cell office:value-type="string" calcext:value-type="string">
            <text:p>Support for treating the BIOS flash chip on Intel L440GX motherboards as an MTD device - with this you can reprogram your BIOS. <text:s/>BE VERY CAREFUL.</text:p>
          </table:table-cell>
          <table:table-cell table:number-columns-repeated="1022"/>
        </table:table-row>
        <table:table-row table:style-name="ro1">
          <table:table-cell office:value-type="string" calcext:value-type="string">
            <text:p>USB_NET_CDCETHER</text:p>
          </table:table-cell>
          <table:table-cell office:value-type="string" calcext:value-type="string">
            <text:p>This option supports devices conforming to the Communication Device Class (CDC) Ethernet Control Model, a specification that's easy to implement in device firmware. <text:s/>The CDC specifications are available from &lt;http://www.usb.org/&gt;. <text:s/>CDC Ethernet is an implementation option for DOCSIS cable modems that support USB connectivity, used for non-Microsoft USB hosts. The Linux-USB CDC Ethernet Gadget driver is an open implementation. This driver should work with at least the following devices: <text:s text:c="3"/>* Dell Wireless 5530 HSPA <text:s text:c="2"/>* Ericsson PipeRider (all variants) <text:s text:c="2"/>* Ericsson Mobile Broadband Module (all variants) <text:s text:c="2"/>* Motorola (DM100 and SB4100) <text:s text:c="2"/>* Broadcom Cable Modem (reference design) <text:s text:c="2"/>* Toshiba (PCX1100U and F3507g/F3607gw) <text:s text:c="2"/>* ... <text:s/>This driver creates an interface named ethX, where X depends on what other networking devices you have in use. <text:s/>However, if the IEEE 802 local assignment bit is set in the address, a usbX name is used instead.</text:p>
          </table:table-cell>
          <table:table-cell table:number-columns-repeated="1022"/>
        </table:table-row>
        <table:table-row table:style-name="ro1">
          <table:table-cell office:value-type="string" calcext:value-type="string">
            <text:p>CRYPTO_MD5_OCTEON</text:p>
          </table:table-cell>
          <table:table-cell office:value-type="string" calcext:value-type="string">
            <text:p>MD5 message digest algorithm (RFC1321) implemented using OCTEON crypto instructions, when available.</text:p>
          </table:table-cell>
          <table:table-cell table:number-columns-repeated="1022"/>
        </table:table-row>
        <table:table-row table:style-name="ro1">
          <table:table-cell office:value-type="string" calcext:value-type="string">
            <text:p>SND_SOC_MPC5200_AC97</text:p>
          </table:table-cell>
          <table:table-cell office:value-type="string" calcext:value-type="string">
            <text:p>Say Y here to support the MPC5200 PSCs in AC97 mode.</text:p>
          </table:table-cell>
          <table:table-cell table:number-columns-repeated="1022"/>
        </table:table-row>
        <table:table-row table:style-name="ro1">
          <table:table-cell office:value-type="string" calcext:value-type="string">
            <text:p>SCSI_ISCI</text:p>
          </table:table-cell>
          <table:table-cell office:value-type="string" calcext:value-type="string">
            <text:p>This driver supports the 6Gb/s SAS capabilities of the storage control unit found in the Intel(R) C600 series chipset.</text:p>
          </table:table-cell>
          <table:table-cell table:number-columns-repeated="1022"/>
        </table:table-row>
        <table:table-row table:style-name="ro1">
          <table:table-cell office:value-type="string" calcext:value-type="string">
            <text:p>KEYBOARD_ATKBD_RDI_KEYCODES</text:p>
          </table:table-cell>
          <table:table-cell office:value-type="string" calcext:value-type="string">
            <text:p>If you have an RDI PrecisionBook, say Y here if you want to use its built-in keyboard (as opposed to an external keyboard). <text:s/>The PrecisionBook has five keys that conflict with those used by most AT and PS/2 keyboards. These are as follows: <text:s text:c="3"/>PrecisionBook <text:s text:c="3"/>Standard AT or PS/2 <text:s text:c="3"/>F1 <text:s text:c="14"/>F12 <text:s text:c="2"/>Left Ctrl <text:s text:c="7"/>Left Alt <text:s text:c="2"/>Caps Lock <text:s text:c="7"/>Left Ctrl <text:s text:c="2"/>Right Ctrl <text:s text:c="6"/>Caps Lock <text:s text:c="2"/>Left <text:s text:c="12"/>102nd key (the key to the right of Left Shift) <text:s/>If you say N here, and use the PrecisionBook keyboard, then each key in the left-hand column will be interpreted as the corresponding key in the right-hand column. <text:s/>If you say Y here, and use an external keyboard, then each key in the right-hand column will be interpreted as the key shown in the left-hand column.</text:p>
          </table:table-cell>
          <table:table-cell table:number-columns-repeated="1022"/>
        </table:table-row>
        <table:table-row table:style-name="ro1">
          <table:table-cell office:value-type="string" calcext:value-type="string">
            <text:p>ADB_PMU68K</text:p>
          </table:table-cell>
          <table:table-cell office:value-type="string" calcext:value-type="string">
            <text:p>Say Y here if want your kernel to support the m68k based Powerbooks. This includes the PowerBook 140, PowerBook 145, PowerBook 150, PowerBook 160, PowerBook 165, PowerBook 165c, PowerBook 170, PowerBook 180, PowerBook, 180c, PowerBook 190cs, PowerBook 520, PowerBook Duo 210, PowerBook Duo 230, PowerBook Duo 250, PowerBook Duo 270c, PowerBook Duo 280 and PowerBook Duo 280c.</text:p>
          </table:table-cell>
          <table:table-cell table:number-columns-repeated="1022"/>
        </table:table-row>
        <table:table-row table:style-name="ro1">
          <table:table-cell office:value-type="string" calcext:value-type="string">
            <text:p>STM32_DMA</text:p>
          </table:table-cell>
          <table:table-cell office:value-type="string" calcext:value-type="string">
            <text:p>Enable support for the on-chip DMA controller on STMicroelectronics STM32 MCUs. If you have a board based on such a MCU and wish to use DMA say Y here.</text:p>
          </table:table-cell>
          <table:table-cell table:number-columns-repeated="1022"/>
        </table:table-row>
        <table:table-row table:style-name="ro1">
          <table:table-cell office:value-type="string" calcext:value-type="string">
            <text:p>NET_L3_MASTER_DEV</text:p>
          </table:table-cell>
          <table:table-cell office:value-type="string" calcext:value-type="string">
            <text:p>This module provides glue between core networking code and device drivers to support L3 master devices like VRF.</text:p>
          </table:table-cell>
          <table:table-cell table:number-columns-repeated="1022"/>
        </table:table-row>
        <table:table-row table:style-name="ro1">
          <table:table-cell office:value-type="string" calcext:value-type="string">
            <text:p>MARVELL_10G_PHY</text:p>
          </table:table-cell>
          <table:table-cell office:value-type="string" calcext:value-type="string">
            <text:p>Support for the Marvell Alaska MV88X3310 and compatible PHYs.</text:p>
          </table:table-cell>
          <table:table-cell table:number-columns-repeated="1022"/>
        </table:table-row>
        <table:table-row table:style-name="ro1">
          <table:table-cell office:value-type="string" calcext:value-type="string">
            <text:p>SERIO_AMS_DELTA</text:p>
          </table:table-cell>
          <table:table-cell office:value-type="string" calcext:value-type="string">
            <text:p>Say Y here if you have an E3 and want to use its mailboard, or any standard AT keyboard connected to the mailboard port. <text:s/>When used for the E3 mailboard, a non-standard key table must be loaded from userspace, possibly using udev extras provided keymap helper utility. <text:s/>To compile this driver as a module, choose M here. the module will be called ams_delta_serio.</text:p>
          </table:table-cell>
          <table:table-cell table:number-columns-repeated="1022"/>
        </table:table-row>
        <table:table-row table:style-name="ro1">
          <table:table-cell office:value-type="string" calcext:value-type="string">
            <text:p>BMG160</text:p>
          </table:table-cell>
          <table:table-cell office:value-type="string" calcext:value-type="string">
            <text:p>Say yes here to build support for BOSCH BMG160 Tri-axis Gyro Sensor driver connected via I2C or SPI. This driver also supports BMI055 gyroscope. <text:s/>This driver can also be built as a module. <text:s/>If so, the module will be called bmg160_i2c or bmg160_spi.</text:p>
          </table:table-cell>
          <table:table-cell table:number-columns-repeated="1022"/>
        </table:table-row>
        <table:table-row table:style-name="ro1">
          <table:table-cell office:value-type="string" calcext:value-type="string">
            <text:p>USB_FTDI_ELAN</text:p>
          </table:table-cell>
          <table:table-cell office:value-type="string" calcext:value-type="string">
            <text:p>ELAN's Uxxx series of adapters are USB to PCMCIA CardBus adapters. Currently only the U132 adapter is available. <text:s/>The U132 is specifically designed for CardBus PC cards that contain an OHCI host controller. Typical PC cards are the Orange Mobile 3G Option GlobeTrotter Fusion card. The U132 adapter will *NOT* work with PC cards that do not contain an OHCI controller. To use a U132 adapter you will need this ftdi-elan module as well as the u132-hcd module which is a USB host controller driver that talks to the OHCI controller within CardBus card that are inserted in the U132 adapter. <text:s/>This driver has been tested with a CardBus OHCI USB adapter, and worked with a USB PEN Drive inserted into the first USB port of the PCCARD. A rather pointless thing to do, but useful for testing. <text:s/>See also the USB_U132_HCD entry Elan U132 Adapter Host Controller <text:s/>It is safe to say M here.</text:p>
          </table:table-cell>
          <table:table-cell table:number-columns-repeated="1022"/>
        </table:table-row>
        <table:table-row table:style-name="ro1">
          <table:table-cell office:value-type="string" calcext:value-type="string">
            <text:p>SND_EMU10K1X</text:p>
          </table:table-cell>
          <table:table-cell office:value-type="string" calcext:value-type="string">
            <text:p>Say Y here to include support for the Dell OEM version of the Sound Blaster Live!. <text:s/>To compile this driver as a module, choose M here: the module will be called snd-emu10k1x.</text:p>
          </table:table-cell>
          <table:table-cell table:number-columns-repeated="1022"/>
        </table:table-row>
        <table:table-row table:style-name="ro1">
          <table:table-cell office:value-type="string" calcext:value-type="string">
            <text:p>LOG_CPU_MAX_BUF_SHIFT</text:p>
          </table:table-cell>
          <table:table-cell office:value-type="string" calcext:value-type="string">
            <text:p>This option allows to increase the default ring buffer size according to the number of CPUs. The value defines the contribution of each CPU as a power of 2. The used space is typically only few lines however it might be much more when problems are reported, e.g. backtraces. <text:s/>The increased size means that a new buffer has to be allocated and the original static one is unused. It makes sense only on systems with more CPUs. Therefore this value is used only when the sum of contributions is greater than the half of the default kernel ring buffer as defined by LOG_BUF_SHIFT. The default values are set so that more than 64 CPUs are needed to trigger the allocation. <text:s/>Also this option is ignored when log_buf_len kernel parameter is used as it forces an exact (power of two) size of the ring buffer. <text:s/>The number of possible CPUs is used for this computation ignoring hotplugging making the computation optimal for the worst case scenario while allowing a simple algorithm to be used from bootup. <text:s/>Examples shift values and their meaning: <text:s text:c="11"/>17 =&gt; 128 KB for each CPU <text:s text:c="11"/>16 =&gt; <text:s/>64 KB for each CPU <text:s text:c="11"/>15 =&gt; <text:s/>32 KB for each CPU <text:s text:c="11"/>14 =&gt; <text:s/>16 KB for each CPU <text:s text:c="11"/>13 =&gt; <text:s text:c="2"/>8 KB for each CPU <text:s text:c="11"/>12 =&gt; <text:s text:c="2"/>4 KB for each CPU</text:p>
          </table:table-cell>
          <table:table-cell table:number-columns-repeated="1022"/>
        </table:table-row>
        <table:table-row table:style-name="ro1">
          <table:table-cell office:value-type="string" calcext:value-type="string">
            <text:p>ATM_NICSTAR_USE_IDT77105</text:p>
          </table:table-cell>
          <table:table-cell office:value-type="string" calcext:value-type="string">
            <text:p>Support for the PHYsical layer chip in ForeRunner LE25 cards. In addition to cable removal/reinsertion detection, this driver allows you to control the loopback mode of the chip via a dedicated IOCTL. This driver is required for proper handling of temporary carrier loss, so if you have a 25Mbps NICStAR based ATM card you must say Y.</text:p>
          </table:table-cell>
          <table:table-cell table:number-columns-repeated="1022"/>
        </table:table-row>
        <table:table-row table:style-name="ro1">
          <table:table-cell office:value-type="string" calcext:value-type="string">
            <text:p>VIDEO_CPIA2</text:p>
          </table:table-cell>
          <table:table-cell office:value-type="string" calcext:value-type="string">
            <text:p>This is the video4linux driver for cameras based on Vision's CPiA2 (Colour Processor Interface ASIC), such as the Digital Blue QX5 Microscope. If you have one of these cameras, say Y here <text:s/>This driver is also available as a module (cpia2).</text:p>
          </table:table-cell>
          <table:table-cell table:number-columns-repeated="1022"/>
        </table:table-row>
        <table:table-row table:style-name="ro1">
          <table:table-cell office:value-type="string" calcext:value-type="string">
            <text:p>MFD_ASIC3</text:p>
          </table:table-cell>
          <table:table-cell office:value-type="string" calcext:value-type="string">
            <text:p>This driver supports the ASIC3 multifunction chip found on many PDAs (mainly iPAQ and HTC based ones)</text:p>
          </table:table-cell>
          <table:table-cell table:number-columns-repeated="1022"/>
        </table:table-row>
        <table:table-row table:style-name="ro1">
          <table:table-cell office:value-type="string" calcext:value-type="string">
            <text:p>BATTERY_TWL4030_MADC</text:p>
          </table:table-cell>
          <table:table-cell office:value-type="string" calcext:value-type="string">
            <text:p>Say Y here to enable this dumb driver for batteries managed through the TWL4030 MADC.</text:p>
          </table:table-cell>
          <table:table-cell table:number-columns-repeated="1022"/>
        </table:table-row>
        <table:table-row table:style-name="ro1">
          <table:table-cell office:value-type="string" calcext:value-type="string">
            <text:p>W1_MASTER_MATROX</text:p>
          </table:table-cell>
          <table:table-cell office:value-type="string" calcext:value-type="string">
            <text:p>Say Y here if you want to communicate with your 1-wire devices using Matrox's G400 GPIO pins. <text:s/>This support is also available as a module. <text:s/>If so, the module will be called matrox_w1.</text:p>
          </table:table-cell>
          <table:table-cell table:number-columns-repeated="1022"/>
        </table:table-row>
        <table:table-row table:style-name="ro1">
          <table:table-cell office:value-type="string" calcext:value-type="string">
            <text:p>B43</text:p>
          </table:table-cell>
          <table:table-cell office:value-type="string" calcext:value-type="string">
            <text:p>b43 is a driver for the Broadcom 43xx series wireless devices. <text:s/>Check lspci for something like Broadcom Corporation BCM43XX 802.11 Wireless LAN Controller to determine whether you own such a device. <text:s/>This driver supports the new BCM43xx IEEE 802.11G devices, but not the old IEEE 802.11B devices. Old devices are supported by the b43legacy driver. Note that this has nothing to do with the standard that your AccessPoint supports (A, B, G or a combination). IEEE 802.11G devices can talk to IEEE 802.11B AccessPoints. <text:s/>It is safe to include both b43 and b43legacy as the underlying glue layer will automatically load the correct version for your device. <text:s/>This driver uses V4 firmware, which must be installed separately using b43-fwcutter. <text:s/>This driver can be built as a module (recommended) that will be called b43. If unsure, say M.</text:p>
          </table:table-cell>
          <table:table-cell table:number-columns-repeated="1022"/>
        </table:table-row>
        <table:table-row table:style-name="ro1">
          <table:table-cell office:value-type="string" calcext:value-type="string">
            <text:p>NSC_FIR</text:p>
          </table:table-cell>
          <table:table-cell office:value-type="string" calcext:value-type="string">
            <text:p>Say Y here if you want to build support for the NSC PC87108 and PC87338 IrDA chipsets. <text:s/>This driver supports SIR, MIR and FIR (4Mbps) speeds. <text:s/>To compile it as a module, choose M here: the module will be called nsc-ircc.</text:p>
          </table:table-cell>
          <table:table-cell table:number-columns-repeated="1022"/>
        </table:table-row>
        <table:table-row table:style-name="ro1">
          <table:table-cell office:value-type="string" calcext:value-type="string">
            <text:p>HERMES_CACHE_FW_ON_INIT</text:p>
          </table:table-cell>
          <table:table-cell office:value-type="string" calcext:value-type="string">
            <text:p>Say Y to cache any firmware required by the Hermes drivers on startup. <text:s/>The firmware will remain cached until the driver is unloaded. <text:s/>The cache uses 64K of RAM. <text:s/>Otherwise load the firmware from userspace as required. <text:s/>In this case the driver should be unloaded and restarted whenever the firmware is changed. <text:s/>If you are not sure, say Y.</text:p>
          </table:table-cell>
          <table:table-cell table:number-columns-repeated="1022"/>
        </table:table-row>
        <table:table-row table:style-name="ro1">
          <table:table-cell office:value-type="string" calcext:value-type="string">
            <text:p>NOHIGHMEM</text:p>
          </table:table-cell>
          <table:table-cell office:value-type="string" calcext:value-type="string">
            <text:p>Linux can use up to 64 Gigabytes of physical memory on x86 systems. However, the address space of 32-bit x86 processors is only 4 Gigabytes large. That means that, if you have a large amount of physical memory, not all of it can be permanently mapped by the kernel. The physical memory that's not permanently mapped is called high memory. <text:s/>If you are compiling a kernel which will never run on a machine with more than 1 Gigabyte total physical RAM, answer off here (default choice and suitable for most users). This will result in a 3GB/1GB split: 3GB are mapped so that each process sees a 3GB virtual memory space and the remaining part of the 4GB virtual memory space is used by the kernel to permanently map as much physical memory as possible. <text:s/>If the machine has between 1 and 4 Gigabytes physical RAM, then answer 4GB here. <text:s/>If more than 4 Gigabytes is used then answer 64GB here. This selection turns Intel PAE (Physical Address Extension) mode on. PAE implements 3-level paging on IA32 processors. PAE is fully supported by Linux, PAE mode is implemented on all recent Intel processors (Pentium Pro and better). NOTE: If you say 64GB here, then the kernel will not boot on CPUs that don't support PAE! <text:s/>The actual amount of total physical memory will either be auto detected or can be forced by using a kernel command line option such as mem=256M. (Try man bootparam or see the documentation of your boot loader (lilo or loadlin) about how to pass options to the kernel at boot time.) <text:s/>If unsure, say off.</text:p>
          </table:table-cell>
          <table:table-cell table:number-columns-repeated="1022"/>
        </table:table-row>
        <table:table-row table:style-name="ro1">
          <table:table-cell office:value-type="string" calcext:value-type="string">
            <text:p>ATH9K_DEBUGFS</text:p>
          </table:table-cell>
          <table:table-cell office:value-type="string" calcext:value-type="string">
            <text:p>Say Y, if you need access to ath9k's statistics for interrupts, rate control, etc. <text:s/>Also required for changing debug message flags at run time. As well as access to the FFT/spectral data and TX99.</text:p>
          </table:table-cell>
          <table:table-cell table:number-columns-repeated="1022"/>
        </table:table-row>
        <table:table-row table:style-name="ro1">
          <table:table-cell office:value-type="string" calcext:value-type="string">
            <text:p>S2IO</text:p>
          </table:table-cell>
          <table:table-cell office:value-type="string" calcext:value-type="string">
            <text:p>This driver supports Exar Corp's Xframe Series 10Gb Ethernet Adapters. <text:s/>More specific information on configuring the driver is in &lt;file:Documentation/networking/s2io.txt&gt;. <text:s/>To compile this driver as a module, choose M here. The module will be called s2io.</text:p>
          </table:table-cell>
          <table:table-cell table:number-columns-repeated="1022"/>
        </table:table-row>
        <table:table-row table:style-name="ro1">
          <table:table-cell table:style-name="ce2" office:value-type="string" calcext:value-type="string">
            <text:p>SCSI_CONSTANTS</text:p>
          </table:table-cell>
          <table:table-cell table:style-name="ce2" office:value-type="string" calcext:value-type="string">
            <text:p>The error messages regarding your SCSI hardware will be easier to understand if you say Y here. it will enlarge your kernel by about 36 KB. If in doubt, say Y.</text:p>
          </table:table-cell>
          <table:table-cell table:style-name="ce2" table:number-columns-repeated="1022"/>
        </table:table-row>
        <table:table-row table:style-name="ro1">
          <table:table-cell table:style-name="ce2" office:value-type="string" calcext:value-type="string">
            <text:p>X86_16BIT</text:p>
          </table:table-cell>
          <table:table-cell table:style-name="ce2" office:value-type="string" calcext:value-type="string">
            <text:p>This option is required by programs like Wine to run 16-bit protected mode legacy code on x86 processors. <text:s/>Disabling this option saves about 300 bytes on i386, or around 6K text plus 16K runtime memory on x86-64,</text:p>
          </table:table-cell>
          <table:table-cell table:style-name="ce2" table:number-columns-repeated="1022"/>
        </table:table-row>
        <table:table-row table:style-name="ro1">
          <table:table-cell office:value-type="string" calcext:value-type="string">
            <text:p>AB3100_OTP</text:p>
          </table:table-cell>
          <table:table-cell office:value-type="string" calcext:value-type="string">
            <text:p>Select this to enable the AB3100 Mixed Signal IC OTP (one-time programmable memory) support. This exposes a sysfs file to read out OTP values.</text:p>
          </table:table-cell>
          <table:table-cell table:number-columns-repeated="1022"/>
        </table:table-row>
        <table:table-row table:style-name="ro1">
          <table:table-cell office:value-type="string" calcext:value-type="string">
            <text:p>VIDEO_MT9T001</text:p>
          </table:table-cell>
          <table:table-cell office:value-type="string" calcext:value-type="string">
            <text:p>This is a Video4Linux2 sensor-level driver for the Aptina (Micron) mt0t001 3 Mpixel camera.</text:p>
          </table:table-cell>
          <table:table-cell table:number-columns-repeated="1022"/>
        </table:table-row>
        <table:table-row table:style-name="ro1">
          <table:table-cell office:value-type="string" calcext:value-type="string">
            <text:p>REGULATOR_LP8755</text:p>
          </table:table-cell>
          <table:table-cell office:value-type="string" calcext:value-type="string">
            <text:p>This driver supports LP8755 High Performance PMU driver. This chip contains six step-down DC/DC converters which can support 9 mode multiphase configuration.</text:p>
          </table:table-cell>
          <table:table-cell table:number-columns-repeated="1022"/>
        </table:table-row>
        <table:table-row table:style-name="ro1">
          <table:table-cell office:value-type="string" calcext:value-type="string">
            <text:p>INV_MPU6050_I2C</text:p>
          </table:table-cell>
          <table:table-cell office:value-type="string" calcext:value-type="string">
            <text:p>This driver supports the Invensense MPU6050/6500/9150 and ICM20608 motion tracking devices over I2C. This driver can be built as a module. The module will be called inv-mpu6050-i2c.</text:p>
          </table:table-cell>
          <table:table-cell table:number-columns-repeated="1022"/>
        </table:table-row>
        <table:table-row table:style-name="ro1">
          <table:table-cell office:value-type="string" calcext:value-type="string">
            <text:p>ATH10K_TRACING</text:p>
          </table:table-cell>
          <table:table-cell office:value-type="string" calcext:value-type="string">
            <text:p>Select this to ath10k use tracing infrastructure.</text:p>
          </table:table-cell>
          <table:table-cell table:number-columns-repeated="1022"/>
        </table:table-row>
        <table:table-row table:style-name="ro1">
          <table:table-cell office:value-type="string" calcext:value-type="string">
            <text:p>COMMON_CLK_VERSATILE</text:p>
          </table:table-cell>
          <table:table-cell office:value-type="string" calcext:value-type="string">
            <text:p>Supports clocking on ARM Reference designs: - Integrator/AP and Integrator/CP - RealView PB1176, EB, PB11MP and PBX - Versatile Express</text:p>
          </table:table-cell>
          <table:table-cell table:number-columns-repeated="1022"/>
        </table:table-row>
        <table:table-row table:style-name="ro1">
          <table:table-cell office:value-type="string" calcext:value-type="string">
            <text:p>MFD_CS5535</text:p>
          </table:table-cell>
          <table:table-cell office:value-type="string" calcext:value-type="string">
            <text:p>This is the core driver for CS5535/CS5536 MFD functions. <text:s/>This is necessary for using the board's GPIO and MFGPT functionality.</text:p>
          </table:table-cell>
          <table:table-cell table:number-columns-repeated="1022"/>
        </table:table-row>
        <table:table-row table:style-name="ro1">
          <table:table-cell office:value-type="string" calcext:value-type="string">
            <text:p>CRYPTO_GF128MUL</text:p>
          </table:table-cell>
          <table:table-cell office:value-type="string" calcext:value-type="string">
            <text:p>Efficient table driven implementation of multiplications in the field GF(2^128). <text:s/>This is needed by some cypher modes. This option will be selected automatically if you select such a cipher mode. <text:s/>Only select this option by hand if you expect to load an external module that requires these functions.</text:p>
          </table:table-cell>
          <table:table-cell table:number-columns-repeated="1022"/>
        </table:table-row>
        <table:table-row table:style-name="ro1">
          <table:table-cell office:value-type="string" calcext:value-type="string">
            <text:p>WINDFARM_PM112</text:p>
          </table:table-cell>
          <table:table-cell office:value-type="string" calcext:value-type="string">
            <text:p>This driver provides thermal control for the PowerMac11,2 which are the recent dual and quad G5 machines using the 970MP dual-core processor.</text:p>
          </table:table-cell>
          <table:table-cell table:number-columns-repeated="1022"/>
        </table:table-row>
        <table:table-row table:style-name="ro1">
          <table:table-cell office:value-type="string" calcext:value-type="string">
            <text:p>BT</text:p>
          </table:table-cell>
          <table:table-cell office:value-type="string" calcext:value-type="string">
            <text:p>Bluetooth is low-cost, low-power, short-range wireless technology. It was designed as a replacement for cables and other short-range technologies like IrDA. <text:s/>Bluetooth operates in personal area range that typically extends up to 10 meters. <text:s/>More information about Bluetooth can be found at &lt;http://www.bluetooth.com/&gt;. <text:s/>Linux Bluetooth subsystem consist of several layers: <text:s text:c="3"/>Bluetooth Core <text:s text:c="6"/>HCI device and connection manager, scheduler <text:s text:c="6"/>SCO audio links <text:s text:c="6"/>L2CAP (Logical Link Control and Adaptation Protocol) <text:s text:c="6"/>SMP (Security Manager Protocol) on LE (Low Energy) links <text:s text:c="3"/>HCI Device drivers (Interface to the hardware) <text:s text:c="3"/>RFCOMM Module (RFCOMM Protocol) <text:s text:c="5"/>BNEP Module (Bluetooth Network Encapsulation Protocol) <text:s text:c="3"/>CMTP Module (CAPI Message Transport Protocol) <text:s text:c="3"/>HIDP Module (Human Interface Device Protocol) <text:s/>Say Y here to compile Bluetooth support into the kernel or say M to compile it as module (bluetooth). <text:s/>To use Linux Bluetooth subsystem, you will need several user-space utilities like hciconfig and bluetoothd. <text:s/>These utilities and updates to Bluetooth kernel modules are provided in the BlueZ packages. <text:s/>For more information, see &lt;http://www.bluez.org/&gt;.</text:p>
          </table:table-cell>
          <table:table-cell table:number-columns-repeated="1022"/>
        </table:table-row>
        <table:table-row table:style-name="ro1">
          <table:table-cell office:value-type="string" calcext:value-type="string">
            <text:p>EXTCON_MAX8997</text:p>
          </table:table-cell>
          <table:table-cell office:value-type="string" calcext:value-type="string">
            <text:p>If you say yes here you get support for the MUIC device of Maxim MAX8997 PMIC. The MAX8997 MUIC is a USB port accessory detector and switch.</text:p>
          </table:table-cell>
          <table:table-cell table:number-columns-repeated="1022"/>
        </table:table-row>
        <table:table-row table:style-name="ro1">
          <table:table-cell office:value-type="string" calcext:value-type="string">
            <text:p>SCSI_3W_SAS</text:p>
          </table:table-cell>
          <table:table-cell office:value-type="string" calcext:value-type="string">
            <text:p>This driver supports the LSI 3ware 9750 6Gb/s SAS/SATA-RAID cards. <text:s/>&lt;http://www.lsi.com&gt; <text:s/>Please read the comments at the top of &lt;file:drivers/scsi/3w-sas.c&gt;.</text:p>
          </table:table-cell>
          <table:table-cell table:number-columns-repeated="1022"/>
        </table:table-row>
        <table:table-row table:style-name="ro1">
          <table:table-cell office:value-type="string" calcext:value-type="string">
            <text:p>RADIO_GEMTEK</text:p>
          </table:table-cell>
          <table:table-cell office:value-type="string" calcext:value-type="string">
            <text:p>Choose Y here if you have this FM radio card, and then fill in the I/O port address and settings below. The following cards either have GemTek Radio tuner or are rebranded GemTek Radio cards: <text:s/>- Sound Vision 16 Gold with FM Radio - Typhoon Radio card (some models) - Hama Radio card <text:s/>To compile this driver as a module, choose M here: the module will be called radio-gemtek.</text:p>
          </table:table-cell>
          <table:table-cell table:number-columns-repeated="1022"/>
        </table:table-row>
        <table:table-row table:style-name="ro1">
          <table:table-cell office:value-type="string" calcext:value-type="string">
            <text:p>USB_RIO500</text:p>
          </table:table-cell>
          <table:table-cell office:value-type="string" calcext:value-type="string">
            <text:p>Say Y here if you want to connect a USB Rio500 mp3 player to your computer's USB port. Please read &lt;file:Documentation/usb/rio.txt&gt; for more information. <text:s/>To compile this driver as a module, choose M here: the module will be called rio500.</text:p>
          </table:table-cell>
          <table:table-cell table:number-columns-repeated="1022"/>
        </table:table-row>
        <table:table-row table:style-name="ro1">
          <table:table-cell office:value-type="string" calcext:value-type="string">
            <text:p>MEMSTICK_R592</text:p>
          </table:table-cell>
          <table:table-cell office:value-type="string" calcext:value-type="string">
            <text:p>Say Y here if you want to be able to access MemoryStick cards with the Ricoh R5C592 MemoryStick card reader (which is part of 5 in one <text:s text:c="6"/>multifunction reader) <text:s/>To compile this driver as a module, choose M here: the module will be called r592.</text:p>
          </table:table-cell>
          <table:table-cell table:number-columns-repeated="1022"/>
        </table:table-row>
        <table:table-row table:style-name="ro1">
          <table:table-cell office:value-type="string" calcext:value-type="string">
            <text:p>COMMON_CLK_RK808</text:p>
          </table:table-cell>
          <table:table-cell office:value-type="string" calcext:value-type="string">
            <text:p>This driver supports RK808 and RK818 crystal oscillator clock. These multi-function devices have two fixed-rate oscillators, clocked at 32KHz each. Clkout1 is always on, Clkout2 can off by control register.</text:p>
          </table:table-cell>
          <table:table-cell table:number-columns-repeated="1022"/>
        </table:table-row>
        <table:table-row table:style-name="ro1">
          <table:table-cell office:value-type="string" calcext:value-type="string">
            <text:p>KEYBOARD_LM8333</text:p>
          </table:table-cell>
          <table:table-cell office:value-type="string" calcext:value-type="string">
            <text:p>If you say yes here you get support for the National Semiconductor LM8333 keypad controller. <text:s/>To compile this driver as a module, choose M here: the module will be called lm8333.</text:p>
          </table:table-cell>
          <table:table-cell table:number-columns-repeated="1022"/>
        </table:table-row>
        <table:table-row table:style-name="ro1">
          <table:table-cell office:value-type="string" calcext:value-type="string">
            <text:p>DVB_LGS8GXX</text:p>
          </table:table-cell>
          <table:table-cell office:value-type="string" calcext:value-type="string">
            <text:p>A DMB-TH tuner module. Say Y when you want to support this frontend.</text:p>
          </table:table-cell>
          <table:table-cell table:number-columns-repeated="1022"/>
        </table:table-row>
        <table:table-row table:style-name="ro1">
          <table:table-cell office:value-type="string" calcext:value-type="string">
            <text:p>ARCH_TEGRA_114_SOC</text:p>
          </table:table-cell>
          <table:table-cell office:value-type="string" calcext:value-type="string">
            <text:p>Support for NVIDIA Tegra T114 processor family, based on the ARM CortexA15MP CPU</text:p>
          </table:table-cell>
          <table:table-cell table:number-columns-repeated="1022"/>
        </table:table-row>
        <table:table-row table:style-name="ro1">
          <table:table-cell office:value-type="string" calcext:value-type="string">
            <text:p>CDROM_PKTCDVD_BUFFERS</text:p>
          </table:table-cell>
          <table:table-cell office:value-type="string" calcext:value-type="string">
            <text:p>This controls the maximum number of active concurrent packets. More concurrent packets can increase write performance, but also require more memory. Each concurrent packet will require approximately 64Kb of non-swappable kernel memory, memory which will be allocated when a disc is opened for writing.</text:p>
          </table:table-cell>
          <table:table-cell table:number-columns-repeated="1022"/>
        </table:table-row>
        <table:table-row table:style-name="ro1">
          <table:table-cell office:value-type="string" calcext:value-type="string">
            <text:p>FB_OMAP2_DSS_SLEEP_AFTER_VENC_RESET</text:p>
          </table:table-cell>
          <table:table-cell office:value-type="string" calcext:value-type="string">
            <text:p>There is a 20ms sleep after VENC reset which seemed to fix the reset. The reason for the bug is unclear, and it's also unclear on what platforms this happens. <text:s/>This option enables the sleep, and is enabled by default. You can disable the sleep if it doesn't cause problems on your platform.</text:p>
          </table:table-cell>
          <table:table-cell table:number-columns-repeated="1022"/>
        </table:table-row>
        <table:table-row table:style-name="ro1">
          <table:table-cell office:value-type="string" calcext:value-type="string">
            <text:p>ATH9K_DFS_CERTIFIED</text:p>
          </table:table-cell>
          <table:table-cell office:value-type="string" calcext:value-type="string">
            <text:p>This option enables DFS support for initiating radiation on ath9k. There is no way to dynamically detect if a card was DFS certified and as such this is left as a build time option. This option should only be enabled by system integrators that can guarantee that all the platforms that their kernel will run on have obtained appropriate regulatory body certification for a respective Atheros card by using ath9k on the target shipping platforms. <text:s/>This is currently only a placeholder for future DFS support, as DFS support requires more components that still need to be developed. At this point enabling this option won't do anything except increase code size.</text:p>
          </table:table-cell>
          <table:table-cell table:number-columns-repeated="1022"/>
        </table:table-row>
        <table:table-row table:style-name="ro1">
          <table:table-cell office:value-type="string" calcext:value-type="string">
            <text:p>SENSORS_IBMPEX</text:p>
          </table:table-cell>
          <table:table-cell office:value-type="string" calcext:value-type="string">
            <text:p>If you say yes here you get support for the temperature and power sensors in various IBM System X servers that support PowerExecutive. <text:s/>So far this includes the x3350, x3550, x3650, x3655, and x3755. the x3800, x3850, and x3950 models that have PCI Express. and some of the HS2x, LS2x, and QS2x blades. <text:s/>This driver can also be built as a module. <text:s/>If so, the module will be called ibmpex.</text:p>
          </table:table-cell>
          <table:table-cell table:number-columns-repeated="1022"/>
        </table:table-row>
        <table:table-row table:style-name="ro1">
          <table:table-cell office:value-type="string" calcext:value-type="string">
            <text:p>AMD_XGBE</text:p>
          </table:table-cell>
          <table:table-cell office:value-type="string" calcext:value-type="string">
            <text:p>This driver supports the AMD 10GbE Ethernet device found on an AMD SoC. <text:s/>To compile this driver as a module, choose M here: the module will be called amd-xgbe.</text:p>
          </table:table-cell>
          <table:table-cell table:number-columns-repeated="1022"/>
        </table:table-row>
        <table:table-row table:style-name="ro1">
          <table:table-cell office:value-type="string" calcext:value-type="string">
            <text:p>LCD_TDO24M</text:p>
          </table:table-cell>
          <table:table-cell office:value-type="string" calcext:value-type="string">
            <text:p>If you have a Toppoly TDO24M/TDO35S series LCD panel, say y here to include the support for it.</text:p>
          </table:table-cell>
          <table:table-cell table:number-columns-repeated="1022"/>
        </table:table-row>
        <table:table-row table:style-name="ro1">
          <table:table-cell office:value-type="string" calcext:value-type="string">
            <text:p>INFINIBAND_CXGB4</text:p>
          </table:table-cell>
          <table:table-cell office:value-type="string" calcext:value-type="string">
            <text:p>This is an iWARP/RDMA driver for the Chelsio T4 and T5 1GbE, 10GbE adapters and T5 40GbE adapter. <text:s/>For general information about Chelsio and our products, visit our website at &lt;http://www.chelsio.com&gt;. <text:s/>For customer support, please visit our customer support page at &lt;http://www.chelsio.com/support.html&gt;. <text:s/>Please send feedback to &lt;linux-bugs@chelsio.com&gt;. <text:s/>To compile this driver as a module, choose M here: the module will be called iw_cxgb4.</text:p>
          </table:table-cell>
          <table:table-cell table:number-columns-repeated="1022"/>
        </table:table-row>
        <table:table-row table:style-name="ro1">
          <table:table-cell office:value-type="string" calcext:value-type="string">
            <text:p>INFINIBAND_CXGB3</text:p>
          </table:table-cell>
          <table:table-cell office:value-type="string" calcext:value-type="string">
            <text:p>This is an iWARP/RDMA driver for the Chelsio T3 1GbE and 10GbE adapters. <text:s/>For general information about Chelsio and our products, visit our website at &lt;http://www.chelsio.com&gt;. <text:s/>For customer support, please visit our customer support page at &lt;http://www.chelsio.com/support.html&gt;. <text:s/>Please send feedback to &lt;linux-bugs@chelsio.com&gt;. <text:s/>To compile this driver as a module, choose M here: the module will be called iw_cxgb3.</text:p>
          </table:table-cell>
          <table:table-cell table:number-columns-repeated="1022"/>
        </table:table-row>
        <table:table-row table:style-name="ro1">
          <table:table-cell office:value-type="string" calcext:value-type="string">
            <text:p>PHY_EXYNOS5250_SATA</text:p>
          </table:table-cell>
          <table:table-cell office:value-type="string" calcext:value-type="string">
            <text:p>Enable this to support SATA SerDes/Phy found on Samsung's Exynos5250 based SoCs.This SerDes/Phy supports SATA 1.5 Gb/s, SATA 3.0 Gb/s, SATA 6.0 Gb/s speeds. It supports one SATA host port to accept one SATA device.</text:p>
          </table:table-cell>
          <table:table-cell table:number-columns-repeated="1022"/>
        </table:table-row>
        <table:table-row table:style-name="ro1">
          <table:table-cell office:value-type="string" calcext:value-type="string">
            <text:p>SERIAL_IFX6X60</text:p>
          </table:table-cell>
          <table:table-cell office:value-type="string" calcext:value-type="string">
            <text:p>Support for the IFX6x60 modem devices on Intel MID platforms.</text:p>
          </table:table-cell>
          <table:table-cell table:number-columns-repeated="1022"/>
        </table:table-row>
        <table:table-row table:style-name="ro1">
          <table:table-cell office:value-type="string" calcext:value-type="string">
            <text:p>HID_PICOLCD_FB</text:p>
          </table:table-cell>
          <table:table-cell office:value-type="string" calcext:value-type="string">
            <text:p>Provide access to PicoLCD's 256x64 monochrome display via a framebuffer device.</text:p>
          </table:table-cell>
          <table:table-cell table:number-columns-repeated="1022"/>
        </table:table-row>
        <table:table-row table:style-name="ro1">
          <table:table-cell office:value-type="string" calcext:value-type="string">
            <text:p>SND_PXA2XX_SOC_CORGI</text:p>
          </table:table-cell>
          <table:table-cell office:value-type="string" calcext:value-type="string">
            <text:p>Say Y if you want to add support for SoC audio on Sharp Zaurus SL-C7x0 models (Corgi, Shepherd, Husky).</text:p>
          </table:table-cell>
          <table:table-cell table:number-columns-repeated="1022"/>
        </table:table-row>
        <table:table-row table:style-name="ro1">
          <table:table-cell office:value-type="string" calcext:value-type="string">
            <text:p>GPIO_74XX_MMIO</text:p>
          </table:table-cell>
          <table:table-cell office:value-type="string" calcext:value-type="string">
            <text:p>Say yes here to support GPIO functionality for 74xx-compatible ICs with MMIO access. Compatible models include: <text:s text:c="2"/>1 bit: <text:s text:c="5"/>741G125 (Input), 741G74 (Output) <text:s text:c="2"/>2 bits: <text:s text:c="4"/>742G125 (Input), 7474 (Output) <text:s text:c="2"/>4 bits: <text:s text:c="4"/>74125 (Input), 74175 (Output) <text:s text:c="2"/>6 bits: <text:s text:c="4"/>74365 (Input), 74174 (Output) <text:s text:c="2"/>8 bits: <text:s text:c="4"/>74244 (Input), 74273 (Output) <text:s text:c="2"/>16 bits: <text:s text:c="3"/>741624 (Input), 7416374 (Output)</text:p>
          </table:table-cell>
          <table:table-cell table:number-columns-repeated="1022"/>
        </table:table-row>
        <table:table-row table:style-name="ro1">
          <table:table-cell table:style-name="ce2" office:value-type="string" calcext:value-type="string">
            <text:p>MTRR</text:p>
          </table:table-cell>
          <table:table-cell table:style-name="ce2" office:value-type="string" calcext:value-type="string">
            <text:p>On Intel P6 family processors (Pentium Pro, Pentium II and later) the Memory Type Range Registers (MTRRs) may be used to control processor access to memory ranges. This is most useful if you have a video (VGA) card on a PCI or AGP bus. Enabling write-combining allows bus write transfers to be combined into a larger transfer before bursting over the PCI/AGP bus. This can increase performance of image write operations 2.5 times or more. Saying Y here creates a /proc/mtrr file which may be used to manipulate your processor's MTRRs. Typically the X server should use this. <text:s/>This code has a reasonably generic interface so that similar control registers on other processors can be easily supported as well: <text:s/>The Cyrix 6x86, 6x86MX and M II processors have Address Range Registers (ARRs) which provide a similar functionality to MTRRs. For these, the ARRs are used to emulate the MTRRs. The AMD K6-2 (stepping 8 and above) and K6-3 processors have two MTRRs. The Centaur C6 (WinChip) has 8 MCRs, allowing write-combining. All of these processors are supported by this code and it makes sense to say Y here if you have one of them. <text:s/>Saying Y here also fixes a problem with buggy SMP BIOSes which only set the MTRRs for the boot CPU and not for the secondary CPUs. This can lead to all sorts of problems, so it's good to say Y here. <text:s/>You can safely say Y even if your machine doesn't have MTRRs, you'll just add about 9 KB to your kernel. <text:s/>See &lt;file:Documentation/x86/mtrr.txt&gt; for more information.</text:p>
          </table:table-cell>
          <table:table-cell table:style-name="ce2" table:number-columns-repeated="1022"/>
        </table:table-row>
        <table:table-row table:style-name="ro1">
          <table:table-cell office:value-type="string" calcext:value-type="string">
            <text:p>HID_DRAGONRISE</text:p>
          </table:table-cell>
          <table:table-cell office:value-type="string" calcext:value-type="string">
            <text:p>Say Y here if you have DragonRise Inc. game controllers. These might be branded as: - Tesun USB-703 - Media-tech MT1504 Rogue - DVTech JS19 Gear - Defender Game Master</text:p>
          </table:table-cell>
          <table:table-cell table:number-columns-repeated="1022"/>
        </table:table-row>
        <table:table-row table:style-name="ro1">
          <table:table-cell office:value-type="string" calcext:value-type="string">
            <text:p>GPIO_LP87565</text:p>
          </table:table-cell>
          <table:table-cell office:value-type="string" calcext:value-type="string">
            <text:p>This driver supports the GPIO on TI Lp873565 PMICs. 3 GPIOs are present on LP87565 PMICs. <text:s/>This driver can also be built as a module. If so, the module will be called gpio-lp87565.</text:p>
          </table:table-cell>
          <table:table-cell table:number-columns-repeated="1022"/>
        </table:table-row>
        <table:table-row table:style-name="ro1">
          <table:table-cell office:value-type="string" calcext:value-type="string">
            <text:p>CRC32_SLICEBY4</text:p>
          </table:table-cell>
          <table:table-cell office:value-type="string" calcext:value-type="string">
            <text:p>Calculate checksum 4 bytes at a time with a clever slicing algorithm. This is a bit slower than slice by 8, but has a smaller 4KiB lookup table. <text:s/>Only choose this option if you know what you are doing.</text:p>
          </table:table-cell>
          <table:table-cell table:number-columns-repeated="1022"/>
        </table:table-row>
        <table:table-row table:style-name="ro1">
          <table:table-cell office:value-type="string" calcext:value-type="string">
            <text:p>USB_CNS3XXX_EHCI</text:p>
          </table:table-cell>
          <table:table-cell office:value-type="string" calcext:value-type="string">
            <text:p>This option is deprecated now and the driver was removed, use USB_EHCI_HCD_PLATFORM instead. <text:s/>Enable support for the CNS3XXX SOC's on-chip EHCI controller. It is needed for high-speed (480Mbit/sec) USB 2.0 device support.</text:p>
          </table:table-cell>
          <table:table-cell table:number-columns-repeated="1022"/>
        </table:table-row>
        <table:table-row table:style-name="ro1">
          <table:table-cell office:value-type="string" calcext:value-type="string">
            <text:p>SND_AZT3328</text:p>
          </table:table-cell>
          <table:table-cell office:value-type="string" calcext:value-type="string">
            <text:p>Say Y here to include support for Aztech AZF3328 (PCI168) soundcards. <text:s/>Supported features: AC97-conformant mixer, MPU401/OPL3, analog I/O (16bit/8bit, many sample rates [&lt;= 66.2kHz], NO hardware mixing), Digital Enhanced Game Port, 1.024MHz multimedia sequencer timer, ext. codec (I2S port), onboard amp (4W/4Ohms/ch), suspend/resume. <text:s/>To compile this driver as a module, choose M here: the module will be called snd-azt3328.</text:p>
          </table:table-cell>
          <table:table-cell table:number-columns-repeated="1022"/>
        </table:table-row>
        <table:table-row table:style-name="ro1">
          <table:table-cell office:value-type="string" calcext:value-type="string">
            <text:p>COMEDI_II_PCI20KC</text:p>
          </table:table-cell>
          <table:table-cell office:value-type="string" calcext:value-type="string">
            <text:p>Enable support for Intelligent Instruments PCI-20001C carrier PCI-20001, PCI-20006 and PCI-20341 <text:s/>To compile this driver as a module, choose M here: the module will be called ii_pci20kc.</text:p>
          </table:table-cell>
          <table:table-cell table:number-columns-repeated="1022"/>
        </table:table-row>
        <table:table-row table:style-name="ro1">
          <table:table-cell office:value-type="string" calcext:value-type="string">
            <text:p>MYRI10GE_DCA</text:p>
          </table:table-cell>
          <table:table-cell office:value-type="string" calcext:value-type="string">
            <text:p>Say Y here if you want to use Direct Cache Access (DCA) in the driver. <text:s/>DCA is a method for warming the CPU cache before data is used, with the intent of lessening the impact of cache misses.</text:p>
          </table:table-cell>
          <table:table-cell table:number-columns-repeated="1022"/>
        </table:table-row>
        <table:table-row table:style-name="ro1">
          <table:table-cell table:style-name="ce2" office:value-type="string" calcext:value-type="string">
            <text:p>MATH_EMULATION</text:p>
          </table:table-cell>
          <table:table-cell table:style-name="ce2" office:value-type="string" calcext:value-type="string">
            <text:p>Linux can emulate a math coprocessor (used for floating point operations) if you don't have one. 486DX and Pentium processors have a math coprocessor built in, 486SX and 386 do not, unless you added a 487DX or 387, respectively. (The messages during boot time can give you some hints here [man dmesg].) Everyone needs either a coprocessor or this emulation. <text:s/>If you don't have a math coprocessor, you need to say Y here. if you say Y here even though you have a coprocessor, the coprocessor will be used nevertheless. (This behavior can be changed with the kernel command line option no387, which comes handy if your coprocessor is broken. Try man bootparam or see the documentation of your boot loader (lilo or loadlin) about how to pass options to the kernel at boot time.) This means that it is a good idea to say Y here if you intend to use this kernel on different machines. <text:s/>More information about the internals of the Linux math coprocessor emulation can be found in &lt;file:arch/x86/math-emu/README&gt;. <text:s/>If you are not sure, say Y. apart from resulting in a 66 KB bigger kernel, it won't hurt.</text:p>
          </table:table-cell>
          <table:table-cell table:style-name="ce2" table:number-columns-repeated="1022"/>
        </table:table-row>
        <table:table-row table:style-name="ro1">
          <table:table-cell office:value-type="string" calcext:value-type="string">
            <text:p>GDROM</text:p>
          </table:table-cell>
          <table:table-cell office:value-type="string" calcext:value-type="string">
            <text:p>A standard SEGA Dreamcast comes with a modified CD ROM drive called a GD-ROM by SEGA to signify it is capable of reading special disks with up to 1 GB of data. This drive will also read standard CD ROM disks. Select this option to access any disks in your GD ROM drive. Most users will want to say Y here. You can also build this as a module which will be called gdrom.</text:p>
          </table:table-cell>
          <table:table-cell table:number-columns-repeated="1022"/>
        </table:table-row>
        <table:table-row table:style-name="ro1">
          <table:table-cell office:value-type="string" calcext:value-type="string">
            <text:p>USB_VL600</text:p>
          </table:table-cell>
          <table:table-cell office:value-type="string" calcext:value-type="string">
            <text:p>Select this if you want to use an LG Electronics 4G/LTE usb modem called VL600. <text:s/>This driver only handles the ethernet interface exposed by the modem firmware. <text:s/>To establish a connection you will first need a userspace program that sends the right command to the modem through its CDC ACM port, and most likely also a DHCP client. <text:s/>See this thread about using the 4G modem from Verizon: <text:s/>http://ubuntuforums.org/showpost.php?p=10589647&amp;postcount=17</text:p>
          </table:table-cell>
          <table:table-cell table:number-columns-repeated="1022"/>
        </table:table-row>
        <table:table-row table:style-name="ro1">
          <table:table-cell office:value-type="string" calcext:value-type="string">
            <text:p>IRDA_FAST_RR</text:p>
          </table:table-cell>
          <table:table-cell office:value-type="string" calcext:value-type="string">
            <text:p>Say Y here is you want IrLAP to send fast RR (Receive Ready) frames when acting as a primary station. Disabling this option will make latency over IrDA very bad. Enabling this option will make the IrDA stack send more packet than strictly necessary, thus reduce your battery life (but not that much). <text:s/>Fast RR will make IrLAP send out a RR frame immediately when receiving a frame if its own transmit queue is currently empty. This will give a lot of speed improvement when receiving much data since the secondary station will not have to wait the max. turn around time (usually 500ms) before it is allowed to transmit the next time. If the transmit queue of the secondary is also empty, the primary will start backing-off before sending another RR frame, waiting longer each time until the back-off reaches the max. turn around time. This back-off increase in controlled via /proc/sys/net/irda/fast_poll_increase <text:s/>If unsure, say Y.</text:p>
          </table:table-cell>
          <table:table-cell table:number-columns-repeated="1022"/>
        </table:table-row>
        <table:table-row table:style-name="ro1">
          <table:table-cell office:value-type="string" calcext:value-type="string">
            <text:p>ATH6KL_REGDOMAIN</text:p>
          </table:table-cell>
          <table:table-cell office:value-type="string" calcext:value-type="string">
            <text:p>Enabling this makes it possible to change the regdomain in the firmware. This can be only enabled if regulatory requirements are taken into account. <text:s/>If unsure, say N.</text:p>
          </table:table-cell>
          <table:table-cell table:number-columns-repeated="1022"/>
        </table:table-row>
        <table:table-row table:style-name="ro1">
          <table:table-cell office:value-type="string" calcext:value-type="string">
            <text:p>USB_NET_RNDIS_WLAN</text:p>
          </table:table-cell>
          <table:table-cell office:value-type="string" calcext:value-type="string">
            <text:p>This is a driver for wireless RNDIS devices. These are USB based adapters found in devices such as: <text:s/>Buffalo WLI-U2-KG125S U.S. Robotics USR5421 Belkin F5D7051 Linksys WUSB54GSv2 Linksys WUSB54GSC Asus WL169gE Eminent EM4045 BT Voyager 1055 Linksys WUSB54GSv1 U.S. Robotics USR5420 BUFFALO WLI-USB-G54 <text:s/>All of these devices are based on Broadcom 4320 chip which is the only wireless RNDIS chip known to date. <text:s/>If you choose to build a module, it'll be called rndis_wlan.</text:p>
          </table:table-cell>
          <table:table-cell table:number-columns-repeated="1022"/>
        </table:table-row>
        <table:table-row table:style-name="ro1">
          <table:table-cell office:value-type="string" calcext:value-type="string">
            <text:p>SENSORS_I5K_AMB</text:p>
          </table:table-cell>
          <table:table-cell office:value-type="string" calcext:value-type="string">
            <text:p>If you say yes here you get support for FB-DIMM AMB temperature monitoring chips on systems with the Intel 5000 series chipset. <text:s/>This driver can also be built as a module. If so, the module will be called i5k_amb.</text:p>
          </table:table-cell>
          <table:table-cell table:number-columns-repeated="1022"/>
        </table:table-row>
        <table:table-row table:style-name="ro1">
          <table:table-cell office:value-type="string" calcext:value-type="string">
            <text:p>SCSI_PPA</text:p>
          </table:table-cell>
          <table:table-cell office:value-type="string" calcext:value-type="string">
            <text:p>This driver supports older versions of IOMEGA's parallel port ZIP drive (a 100 MB removable media device). <text:s/>Note that you can say N here if you have the SCSI version of the ZIP drive: it will be supported automatically if you said Y to the generic SCSI disk support, above. <text:s/>If you have the ZIP Plus drive or a more recent parallel port ZIP drive (if the supplied cable with the drive is labeled AutoDetect) then you should say N here and Y to IOMEGA parallel port (imm - newer drives), below. <text:s/>For more information about this driver and how to use it you should read the file &lt;file:Documentation/scsi/ppa.txt&gt;. <text:s/>You should also read the SCSI-HOWTO, which is available from &lt;http://www.tldp.org/docs.html#howto&gt;. <text:s/>If you use this driver, you will still be able to use the parallel port for other tasks, such as a printer. it is safe to compile both drivers into the kernel. <text:s/>To compile this driver as a module, choose M here: the module will be called ppa.</text:p>
          </table:table-cell>
          <table:table-cell table:number-columns-repeated="1022"/>
        </table:table-row>
        <table:table-row table:style-name="ro1">
          <table:table-cell office:value-type="string" calcext:value-type="string">
            <text:p>SENSORS_IBMAEM</text:p>
          </table:table-cell>
          <table:table-cell office:value-type="string" calcext:value-type="string">
            <text:p>If you say yes here you get support for the temperature and power sensors and capping hardware in various IBM System X servers that support Active Energy Manager. <text:s/>This includes the x3350, x3550, x3650, x3655, x3755, x3850 M2, x3950 M2, and certain HC10/HS2x/LS2x/QS2x blades. <text:s/>This driver can also be built as a module. <text:s/>If so, the module will be called ibmaem.</text:p>
          </table:table-cell>
          <table:table-cell table:number-columns-repeated="1022"/>
        </table:table-row>
        <table:table-row table:style-name="ro1">
          <table:table-cell office:value-type="string" calcext:value-type="string">
            <text:p>CHELSIO_T1_1G</text:p>
          </table:table-cell>
          <table:table-cell office:value-type="string" calcext:value-type="string">
            <text:p>Enables support for Chelsio's gigabit Ethernet PCI cards. <text:s/>If you are using only 10G cards say 'N' here.</text:p>
          </table:table-cell>
          <table:table-cell table:number-columns-repeated="1022"/>
        </table:table-row>
        <table:table-row table:style-name="ro1">
          <table:table-cell office:value-type="string" calcext:value-type="string">
            <text:p>VIA_FIR</text:p>
          </table:table-cell>
          <table:table-cell office:value-type="string" calcext:value-type="string">
            <text:p>Say Y here if you want to build support for the VIA VT8231 and VIA VT1211 IrDA controllers, found on the motherboards using those VIA chipsets. To use this controller, you will need to plug a specific 5 pins FIR IrDA dongle in the specific motherboard connector. The driver provides support for SIR, MIR and FIR (4Mbps) speeds. <text:s/>You will need to specify the 'dongle_id' module parameter to indicate the FIR dongle attached to the controller. <text:s/>To compile it as a module, choose M here: the module will be called via-ircc.</text:p>
          </table:table-cell>
          <table:table-cell table:number-columns-repeated="1022"/>
        </table:table-row>
        <table:table-row table:style-name="ro1">
          <table:table-cell office:value-type="string" calcext:value-type="string">
            <text:p>TWL6030_GPADC</text:p>
          </table:table-cell>
          <table:table-cell office:value-type="string" calcext:value-type="string">
            <text:p>Say yes here if you want support for the TWL6030/TWL6032 General Purpose A/D Converter. This will add support for battery type detection, battery voltage and temperature measurement, die temperature measurement, system supply voltage, audio accessory, USB ID detection. <text:s/>This driver can also be built as a module. If so, the module will be called twl6030-gpadc.</text:p>
          </table:table-cell>
          <table:table-cell table:number-columns-repeated="1022"/>
        </table:table-row>
        <table:table-row table:style-name="ro1">
          <table:table-cell office:value-type="string" calcext:value-type="string">
            <text:p>SND_INTEL8X0M</text:p>
          </table:table-cell>
          <table:table-cell office:value-type="string" calcext:value-type="string">
            <text:p>Say Y here to include support for the integrated MC97 modem on motherboards with Intel/SiS/nVidia/AMD chipsets. <text:s/>To compile this driver as a module, choose M here: the module will be called snd-intel8x0m.</text:p>
          </table:table-cell>
          <table:table-cell table:number-columns-repeated="1022"/>
        </table:table-row>
        <table:table-row table:style-name="ro1">
          <table:table-cell office:value-type="string" calcext:value-type="string">
            <text:p>GPIO_ADP5588</text:p>
          </table:table-cell>
          <table:table-cell office:value-type="string" calcext:value-type="string">
            <text:p>This option enables support for 18 GPIOs found on Analog Devices ADP5588 GPIO Expanders.</text:p>
          </table:table-cell>
          <table:table-cell table:number-columns-repeated="1022"/>
        </table:table-row>
        <table:table-row table:style-name="ro1">
          <table:table-cell office:value-type="string" calcext:value-type="string">
            <text:p>SERIO_AT32PSIF</text:p>
          </table:table-cell>
          <table:table-cell office:value-type="string" calcext:value-type="string">
            <text:p>Say Y here if you want to use the PSIF peripheral on AVR32 devices and connect a PS/2 keyboard and/or mouse to it. <text:s/>To compile this driver as a module, choose M here: the module will be called at32psif.</text:p>
          </table:table-cell>
          <table:table-cell table:number-columns-repeated="1022"/>
        </table:table-row>
        <table:table-row table:style-name="ro1">
          <table:table-cell office:value-type="string" calcext:value-type="string">
            <text:p>M586</text:p>
          </table:table-cell>
          <table:table-cell office:value-type="string" calcext:value-type="string">
            <text:p>Select this for an 586 or 686 series processor such as the AMD K5, the Cyrix 5x86, 6x86 and 6x86MX. <text:s/>This choice does not assume the RDTSC (Read Time Stamp Counter) instruction.</text:p>
          </table:table-cell>
          <table:table-cell table:number-columns-repeated="1022"/>
        </table:table-row>
        <table:table-row table:style-name="ro1">
          <table:table-cell office:value-type="string" calcext:value-type="string">
            <text:p>SPI_QUP</text:p>
          </table:table-cell>
          <table:table-cell office:value-type="string" calcext:value-type="string">
            <text:p>Qualcomm Universal Peripheral (QUP) core is an AHB slave that provides a common data path (an output FIFO and an input FIFO) for serial peripheral interface (SPI) mini-core. SPI in master mode supports up to 50MHz, up to four chip selects, programmable data path from 4 bits to 32 bits and numerous protocol variants. <text:s/>This driver can also be built as a module. <text:s/>If so, the module will be called spi_qup.</text:p>
          </table:table-cell>
          <table:table-cell table:number-columns-repeated="1022"/>
        </table:table-row>
        <table:table-row table:style-name="ro1">
          <table:table-cell office:value-type="string" calcext:value-type="string">
            <text:p>INPUT_MOUSEDEV</text:p>
          </table:table-cell>
          <table:table-cell office:value-type="string" calcext:value-type="string">
            <text:p>Say Y here if you want your mouse to be accessible as char devices 13:32+ - /dev/input/mouseX and 13:63 - /dev/input/mice as an emulated IntelliMouse Explorer PS/2 mouse. That way, all user space programs (including SVGAlib, GPM and X) will be able to use your mouse. <text:s/>If unsure, say Y. <text:s/>To compile this driver as a module, choose M here: the module will be called mousedev.</text:p>
          </table:table-cell>
          <table:table-cell table:number-columns-repeated="1022"/>
        </table:table-row>
        <table:table-row table:style-name="ro1">
          <table:table-cell office:value-type="string" calcext:value-type="string">
            <text:p>HVCS</text:p>
          </table:table-cell>
          <table:table-cell office:value-type="string" calcext:value-type="string">
            <text:p>Partitionable IBM Power5 ppc64 machines allow hosting of firmware virtual consoles from one Linux partition by another Linux partition. <text:s/>This driver allows console data from Linux partitions to be accessed through TTY device interfaces in the device tree of a Linux partition running this driver. <text:s/>To compile this driver as a module, choose M here: the module will be called hvcs. <text:s/>Additionally, this module will depend on arch specific APIs exported from hvcserver.ko which will also be compiled when this driver is built as a module.</text:p>
          </table:table-cell>
          <table:table-cell table:number-columns-repeated="1022"/>
        </table:table-row>
        <table:table-row table:style-name="ro1">
          <table:table-cell office:value-type="string" calcext:value-type="string">
            <text:p>SPI_ADI_V3</text:p>
          </table:table-cell>
          <table:table-cell office:value-type="string" calcext:value-type="string">
            <text:p>This is the SPI controller v3 master driver found on Blackfin 60x processor.</text:p>
          </table:table-cell>
          <table:table-cell table:number-columns-repeated="1022"/>
        </table:table-row>
        <table:table-row table:style-name="ro1">
          <table:table-cell office:value-type="string" calcext:value-type="string">
            <text:p>SERIO_I8042</text:p>
          </table:table-cell>
          <table:table-cell office:value-type="string" calcext:value-type="string">
            <text:p>i8042 is the chip over which the standard AT keyboard and PS/2 mouse are connected to the computer. If you use these devices, you'll need to say Y here. <text:s/>If unsure, say Y. <text:s/>To compile this driver as a module, choose M here: the module will be called i8042.</text:p>
          </table:table-cell>
          <table:table-cell table:number-columns-repeated="1022"/>
        </table:table-row>
        <table:table-row table:style-name="ro1">
          <table:table-cell office:value-type="string" calcext:value-type="string">
            <text:p>FB_VIA</text:p>
          </table:table-cell>
          <table:table-cell office:value-type="string" calcext:value-type="string">
            <text:p>This is the frame buffer device driver for Graphics chips of VIA UniChrome (Pro) Family (CLE266,PM800/CN400,P4M800CE/P4M800Pro/ CN700/VN800,CX700/VX700,P4M890) and Chrome9 Family (K8M890,CN896 /P4M900,VX800) Say Y if you have a VIA UniChrome graphics board. <text:s/>To compile this driver as a module, choose M here: the module will be called viafb.</text:p>
          </table:table-cell>
          <table:table-cell table:number-columns-repeated="1022"/>
        </table:table-row>
        <table:table-row table:style-name="ro1">
          <table:table-cell table:style-name="ce2" office:value-type="string" calcext:value-type="string">
            <text:p>BINFMT_ELF</text:p>
          </table:table-cell>
          <table:table-cell table:style-name="ce2" office:value-type="string" calcext:value-type="string">
            <text:p>ELF (Executable and Linkable Format) is a format for libraries and executables used across different architectures and operating systems. Saying Y here will enable your kernel to run ELF binaries and enlarge it by about 13 KB. ELF support under Linux has now all but replaced the traditional Linux a.out formats (QMAGIC and ZMAGIC) because it is portable (this does *not* mean that you will be able to run executables from different architectures or operating systems however) and makes building run-time libraries very easy. Many new executables are distributed solely in ELF format. You definitely want to say Y here. <text:s/>Information about ELF is contained in the ELF HOWTO available from &lt;http://www.tldp.org/docs.html#howto&gt;. <text:s/>If you find that after upgrading from Linux kernel 1.2 and saying Y here, you still can't run any ELF binaries (they just crash), then you'll have to install the newest ELF runtime libraries, including ld.so (check the file &lt;file:Documentation/Changes&gt; for location and latest version).</text:p>
          </table:table-cell>
          <table:table-cell table:style-name="ce2" table:number-columns-repeated="1022"/>
        </table:table-row>
        <table:table-row table:style-name="ro1">
          <table:table-cell office:value-type="string" calcext:value-type="string">
            <text:p>UWB</text:p>
          </table:table-cell>
          <table:table-cell office:value-type="string" calcext:value-type="string">
            <text:p>UWB is a high-bandwidth, low-power, point-to-point radio technology using a wide spectrum (3.1-10.6GHz). It is optimized for in-room use (480Mbps at 2 meters, 110Mbps at 10m). It serves as the transport layer for other protocols, such as Wireless USB (WUSB). <text:s/>The topology is peer to peer. however, higher level protocols (such as WUSB) might impose a master/slave relationship. <text:s/>Say Y here if your computer has UWB radio controllers (USB or PCI) based. You will need to enable the radio controllers below. <text:s/>It is ok to select all of them, no harm done. <text:s/>For more help check the UWB and WUSB related files in &lt;file:Documentation/usb/&gt;. <text:s/>To compile the UWB stack as a module, choose M here.</text:p>
          </table:table-cell>
          <table:table-cell table:number-columns-repeated="1022"/>
        </table:table-row>
        <table:table-row table:style-name="ro1">
          <table:table-cell office:value-type="string" calcext:value-type="string">
            <text:p>SENSORS_JC42</text:p>
          </table:table-cell>
          <table:table-cell office:value-type="string" calcext:value-type="string">
            <text:p>If you say yes here, you get support for JEDEC JC42.4 compliant temperature sensors, which are used on many DDR3 memory modules for mobile devices and servers. <text:s/>Support will include, but not be limited to, ADT7408, AT30TS00, CAT34TS02, CAT6095, MAX6604, MCP9804, MCP9805, MCP9808, MCP98242, MCP98243, MCP98244, MCP9843, SE97, SE98, STTS424(E), STTS2002, STTS3000, TSE2002, TSE2004, TS3000, and TS3001. <text:s/>This driver can also be built as a module. <text:s/>If so, the module will be called jc42.</text:p>
          </table:table-cell>
          <table:table-cell table:number-columns-repeated="1022"/>
        </table:table-row>
        <table:table-row table:style-name="ro1">
          <table:table-cell office:value-type="string" calcext:value-type="string">
            <text:p>MOUSE_BCM5974</text:p>
          </table:table-cell>
          <table:table-cell office:value-type="string" calcext:value-type="string">
            <text:p>Say Y here if you have an Apple USB BCM5974 Multitouch trackpad. <text:s/>The BCM5974 is the multitouch trackpad found in the Macbook Air (JAN2008) and Macbook Pro Penryn (FEB2008) laptops. <text:s/>It is also found in the IPhone (2007) and Ipod Touch (2008). <text:s/>This driver provides multitouch functionality together with the synaptics X11 driver. <text:s/>The interface is currently identical to the appletouch interface, for further information, see &lt;file:Documentation/input/appletouch.txt&gt;. <text:s/>To compile this driver as a module, choose M here: the module will be called bcm5974.</text:p>
          </table:table-cell>
          <table:table-cell table:number-columns-repeated="1022"/>
        </table:table-row>
        <table:table-row table:style-name="ro1">
          <table:table-cell office:value-type="string" calcext:value-type="string">
            <text:p>TCP_CONG_NV</text:p>
          </table:table-cell>
          <table:table-cell office:value-type="string" calcext:value-type="string">
            <text:p>TCP NV is a follow up to TCP Vegas. It has been modified to deal with 10G networks, measurement noise introduced by LRO, GRO and interrupt coalescence. In addition, it will decrease its cwnd multiplicatively instead of linearly. <text:s/>Note that in general congestion avoidance (cwnd decreased when # packets queued grows) cannot coexist with congestion control (cwnd decreased only when there is packet loss) due to fairness issues. One scenario when they can coexist safely is when the CA flows have RTTs &lt;&lt; CC flows RTTs. <text:s/>For further details see http://www.brakmo.org/networking/tcp-nv/</text:p>
          </table:table-cell>
          <table:table-cell table:number-columns-repeated="1022"/>
        </table:table-row>
        <table:table-row table:style-name="ro1">
          <table:table-cell office:value-type="string" calcext:value-type="string">
            <text:p>NE2K_PCI</text:p>
          </table:table-cell>
          <table:table-cell office:value-type="string" calcext:value-type="string">
            <text:p>This driver is for NE2000 compatible PCI cards. It will not work with ISA NE2000 cards (they have their own driver, NE2000/NE1000 support below). If you have a PCI NE2000 network (Ethernet) card, say Y here. <text:s/>This driver also works for the following NE2000 clone cards: RealTek RTL-8029 <text:s/>Winbond 89C940 <text:s/>Compex RL2000 <text:s/>KTI ET32P2 NetVin NV5000SC <text:s text:c="2"/>Via 86C926 <text:s text:c="5"/>SureCom NE34 <text:s text:c="2"/>Winbond Holtek HT80232 <text:s text:c="3"/>Holtek HT80229 <text:s/>To compile this driver as a module, choose M here. The module will be called ne2k-pci.</text:p>
          </table:table-cell>
          <table:table-cell table:number-columns-repeated="1022"/>
        </table:table-row>
        <table:table-row table:style-name="ro1">
          <table:table-cell office:value-type="string" calcext:value-type="string">
            <text:p>DVB_STV6110x</text:p>
          </table:table-cell>
          <table:table-cell office:value-type="string" calcext:value-type="string">
            <text:p>A Silicon tuner that supports DVB-S and DVB-S2 modes</text:p>
          </table:table-cell>
          <table:table-cell table:number-columns-repeated="1022"/>
        </table:table-row>
        <table:table-row table:style-name="ro1">
          <table:table-cell office:value-type="string" calcext:value-type="string">
            <text:p>EZNPS_GIC</text:p>
          </table:table-cell>
          <table:table-cell office:value-type="string" calcext:value-type="string">
            <text:p>Support the EZchip NPS400 global interrupt controller</text:p>
          </table:table-cell>
          <table:table-cell table:number-columns-repeated="1022"/>
        </table:table-row>
        <table:table-row table:style-name="ro1">
          <table:table-cell office:value-type="string" calcext:value-type="string">
            <text:p>ATH9K_HWRNG</text:p>
          </table:table-cell>
          <table:table-cell office:value-type="string" calcext:value-type="string">
            <text:p>This option incorporates the ADC register output as a source of randomness into Linux entropy pool (/dev/urandom and /dev/random) <text:s/>Say Y, feeds the entropy directly from the WiFi driver to the input pool.</text:p>
          </table:table-cell>
          <table:table-cell table:number-columns-repeated="1022"/>
        </table:table-row>
        <table:table-row table:style-name="ro1">
          <table:table-cell office:value-type="string" calcext:value-type="string">
            <text:p>FAT_DEFAULT_UTF8</text:p>
          </table:table-cell>
          <table:table-cell office:value-type="string" calcext:value-type="string">
            <text:p>Set this if you would like to have utf8 mount option set by default when mounting FAT filesystems. <text:s/>Even if you say Y here can always disable UTF-8 for particular mount by adding utf8=0 to mount options. <text:s/>Say Y if you use UTF-8 encoding for file names, N otherwise. <text:s/>See &lt;file:Documentation/filesystems/vfat.txt&gt; for more information.</text:p>
          </table:table-cell>
          <table:table-cell table:number-columns-repeated="1022"/>
        </table:table-row>
        <table:table-row table:style-name="ro1">
          <table:table-cell office:value-type="string" calcext:value-type="string">
            <text:p>USB_ETH</text:p>
          </table:table-cell>
          <table:table-cell office:value-type="string" calcext:value-type="string">
            <text:p>This driver implements Ethernet style communication, in one of several ways: <text:s text:c="2"/>- The Communication Device Class (CDC) Ethernet Control Model. <text:s text:c="3"/>That protocol is often avoided with pure Ethernet adapters, in <text:s text:c="3"/>favor of simpler vendor-specific hardware, but is widely <text:s text:c="3"/>supported by firmware for smart network devices. <text:s text:c="2"/>- On hardware can't implement that protocol, a simple CDC subset <text:s text:c="3"/>is used, placing fewer demands on USB. <text:s text:c="2"/>- CDC Ethernet Emulation Model (EEM) is a newer standard that has <text:s text:c="3"/>a simpler interface that can be used by more USB hardware. <text:s/>RNDIS support is an additional option, more demanding than subset. <text:s/>Within the USB device, this gadget driver exposes a network device usbX, where X depends on what other networking devices you have. Treat it like a two-node Ethernet link: <text:s/>host, and gadget. <text:s/>The Linux-USB host-side usbnet driver interoperates with this driver, so that deep I/O queues can be supported. <text:s/>On 2.4 kernels, use CDCEther instead, if you're using the CDC option. That CDC mode should also interoperate with standard CDC Ethernet class drivers on other host operating systems. <text:s/>Say y to link the driver statically, or m to build a dynamically linked module called g_ether.</text:p>
          </table:table-cell>
          <table:table-cell table:number-columns-repeated="1022"/>
        </table:table-row>
        <table:table-row table:style-name="ro1">
          <table:table-cell office:value-type="string" calcext:value-type="string">
            <text:p>PHY_ST_SPEAR1310_MIPHY</text:p>
          </table:table-cell>
          <table:table-cell office:value-type="string" calcext:value-type="string">
            <text:p>Support for ST SPEAr1310 MIPHY which can be used for PCIe and SATA.</text:p>
          </table:table-cell>
          <table:table-cell table:number-columns-repeated="1022"/>
        </table:table-row>
        <table:table-row table:style-name="ro1">
          <table:table-cell office:value-type="string" calcext:value-type="string">
            <text:p>SPI_TXX9</text:p>
          </table:table-cell>
          <table:table-cell office:value-type="string" calcext:value-type="string">
            <text:p>SPI driver for Toshiba TXx9 MIPS SoCs</text:p>
          </table:table-cell>
          <table:table-cell table:number-columns-repeated="1022"/>
        </table:table-row>
        <table:table-row table:style-name="ro1">
          <table:table-cell office:value-type="string" calcext:value-type="string">
            <text:p>HI6220_MBOX</text:p>
          </table:table-cell>
          <table:table-cell office:value-type="string" calcext:value-type="string">
            <text:p>An implementation of the hi6220 mailbox. It is used to send message between application processors and MCU. Say Y here if you want to build Hi6220 mailbox controller driver.</text:p>
          </table:table-cell>
          <table:table-cell table:number-columns-repeated="1022"/>
        </table:table-row>
        <table:table-row table:style-name="ro1">
          <table:table-cell office:value-type="string" calcext:value-type="string">
            <text:p>JOYSTICK_GF2K</text:p>
          </table:table-cell>
          <table:table-cell office:value-type="string" calcext:value-type="string">
            <text:p>Say Y here if you have a Genius Flight2000 or MaxFighter digitally communicating joystick or gamepad. <text:s/>To compile this driver as a module, choose M here: the module will be called gf2k.</text:p>
          </table:table-cell>
          <table:table-cell table:number-columns-repeated="1022"/>
        </table:table-row>
        <table:table-row table:style-name="ro1">
          <table:table-cell office:value-type="string" calcext:value-type="string">
            <text:p>IOMMU_DEBUG</text:p>
          </table:table-cell>
          <table:table-cell office:value-type="string" calcext:value-type="string">
            <text:p>Force the IOMMU to on even when you have less than 4GB of memory and add debugging code. On overflow always panic. And allow to enable IOMMU leak tracing. Can be disabled at boot time with iommu=noforce. This will also enable scatter gather list merging. <text:s/>Currently not recommended for production code. When you use it make sure you have a big enough IOMMU/AGP aperture. <text:s/>Most of the options enabled by this can be set more finegrained using the iommu= command line options. See Documentation/x86/x86_64/boot-options.txt for more details.</text:p>
          </table:table-cell>
          <table:table-cell table:number-columns-repeated="1022"/>
        </table:table-row>
        <table:table-row table:style-name="ro1">
          <table:table-cell office:value-type="string" calcext:value-type="string">
            <text:p>LEDS_LM3642</text:p>
          </table:table-cell>
          <table:table-cell office:value-type="string" calcext:value-type="string">
            <text:p>This option enables support for LEDs connected to LM3642. The LM3642 is a 4MHz fixed-frequency synchronous boost converter plus 1.5A constant current driver for a high-current white LED.</text:p>
          </table:table-cell>
          <table:table-cell table:number-columns-repeated="1022"/>
        </table:table-row>
        <table:table-row table:style-name="ro1">
          <table:table-cell office:value-type="string" calcext:value-type="string">
            <text:p>BLK_DEV_MAC_IDE</text:p>
          </table:table-cell>
          <table:table-cell office:value-type="string" calcext:value-type="string">
            <text:p>This is the IDE driver for the on-board IDE interface on some m68k Macintosh models. It supports both the `Quadra style' (used in Quadra/ Centris 630 and Performa 588 models) and `Powerbook style' (used in the Powerbook 150 and 190 models) IDE interface. <text:s/>Say Y if you have such an Macintosh model and want to use IDE devices (hard disks, CD-ROM drives, etc.) that are connected to the on-board IDE interface.</text:p>
          </table:table-cell>
          <table:table-cell table:number-columns-repeated="1022"/>
        </table:table-row>
        <table:table-row table:style-name="ro1">
          <table:table-cell office:value-type="string" calcext:value-type="string">
            <text:p>RTC_DRV_ABB5ZES3</text:p>
          </table:table-cell>
          <table:table-cell office:value-type="string" calcext:value-type="string">
            <text:p>If you say yes here you get support for the Abracon AB-RTCMC-32.768kHz-B5ZE-S3 I2C RTC chip. <text:s/>This driver can also be built as a module. If so, the module will be called rtc-ab-b5ze-s3.</text:p>
          </table:table-cell>
          <table:table-cell table:number-columns-repeated="1022"/>
        </table:table-row>
        <table:table-row table:style-name="ro1">
          <table:table-cell office:value-type="string" calcext:value-type="string">
            <text:p>AGP_I460</text:p>
          </table:table-cell>
          <table:table-cell office:value-type="string" calcext:value-type="string">
            <text:p>This option gives you AGP GART support for the Intel 460GX chipset for IA64 processors.</text:p>
          </table:table-cell>
          <table:table-cell table:number-columns-repeated="1022"/>
        </table:table-row>
        <table:table-row table:style-name="ro1">
          <table:table-cell office:value-type="string" calcext:value-type="string">
            <text:p>RTC_DRV_DS17285</text:p>
          </table:table-cell>
          <table:table-cell office:value-type="string" calcext:value-type="string">
            <text:p>This enables support for the Dallas/Maxim DS17285/DS17287 real time clock chip. <text:s/>This chip features 2kb of extended NV-SRAM. <text:s/>It may possibly be found in some SGI O2 systems (rare).</text:p>
          </table:table-cell>
          <table:table-cell table:number-columns-repeated="1022"/>
        </table:table-row>
        <table:table-row table:style-name="ro1">
          <table:table-cell office:value-type="string" calcext:value-type="string">
            <text:p>EEPROM_AT24</text:p>
          </table:table-cell>
          <table:table-cell office:value-type="string" calcext:value-type="string">
            <text:p>Enable this driver to get read/write support to most I2C EEPROMs and compatible devices like FRAMs, SRAMs, ROMs etc. After you configure the driver to know about each chip on your target board. <text:s/>Use these generic chip names, instead of vendor-specific ones like at24c64, 24lc02 or fm24c04: <text:s text:c="4"/>24c00, 24c01, 24c02, spd (readonly 24c02), 24c04, 24c08, <text:s text:c="3"/>24c16, 24c32, 24c64, 24c128, 24c256, 24c512, 24c1024 <text:s/>Unless you like data loss puzzles, always be sure that any chip you configure as a 24c32 (32 kbit) or larger is NOT really a 24c16 (16 kbit) or smaller, and vice versa. Marking the chip as read-only won't help recover from this. Also, if your chip has any software write-protect mechanism you may want to review the code to make sure this driver won't turn it on by accident. <text:s/>If you use this with an SMBus adapter instead of an I2C adapter, full functionality is not available. <text:s/>Only smaller devices are supported (24c16 and below, max 4 kByte). <text:s/>This driver can also be built as a module. <text:s/>If so, the module will be called at24.</text:p>
          </table:table-cell>
          <table:table-cell table:number-columns-repeated="1022"/>
        </table:table-row>
        <table:table-row table:style-name="ro1">
          <table:table-cell table:style-name="ce2" office:value-type="string" calcext:value-type="string">
            <text:p>KALLSYMS_ALL</text:p>
          </table:table-cell>
          <table:table-cell table:style-name="ce2" office:value-type="string" calcext:value-type="string">
            <text:p>Normally kallsyms only contains the symbols of functions for nicer OOPS messages and backtraces (i.e., symbols from the text and inittext sections). This is sufficient for most cases. And only in very rare cases (e.g., when a debugger is used) all symbols are required (e.g., names of variables from the data sections, etc). <text:s/>This option makes sure that all symbols are loaded into the kernel image (i.e., symbols from all sections) in cost of increased kernel size (depending on the kernel configuration, it may be 300KiB or something like this). <text:s/>Say N unless you really need all symbols.</text:p>
          </table:table-cell>
          <table:table-cell table:style-name="ce2" table:number-columns-repeated="1022"/>
        </table:table-row>
        <table:table-row table:style-name="ro1">
          <table:table-cell office:value-type="string" calcext:value-type="string">
            <text:p>MPENTIUM4</text:p>
          </table:table-cell>
          <table:table-cell office:value-type="string" calcext:value-type="string">
            <text:p>Select this for Intel Pentium 4 chips. <text:s/>This includes the Pentium 4, Pentium D, P4-based Celeron and Xeon, and Pentium-4 M (not Pentium M) chips. <text:s/>This option enables compile flags optimized for the chip, uses the correct cache line size, and applies any applicable optimizations. <text:s/>CPUIDs: F[0-6][1-A] (in /proc/cpuinfo show = cpu family : 15 ) <text:s/>Select this for: <text:s text:c="2"/>Pentiums (Pentium 4, Pentium D, Celeron, Celeron D) corename: <text:s text:c="6"/>-Willamette <text:s text:c="6"/>-Northwood <text:s text:c="6"/>-Mobile Pentium 4 <text:s text:c="6"/>-Mobile Pentium 4 M <text:s text:c="6"/>-Extreme Edition (Gallatin) <text:s text:c="6"/>-Prescott <text:s text:c="6"/>-Prescott 2M <text:s text:c="6"/>-Cedar Mill <text:s text:c="6"/>-Presler <text:s text:c="6"/>-Smithfiled <text:s text:c="2"/>Xeons (Intel Xeon, Xeon MP, Xeon LV, Xeon MV) corename: <text:s text:c="6"/>-Foster <text:s text:c="6"/>-Prestonia <text:s text:c="6"/>-Gallatin <text:s text:c="6"/>-Nocona <text:s text:c="6"/>-Irwindale <text:s text:c="6"/>-Cranford <text:s text:c="6"/>-Potomac <text:s text:c="6"/>-Paxville <text:s text:c="6"/>-Dempsey</text:p>
          </table:table-cell>
          <table:table-cell table:number-columns-repeated="1022"/>
        </table:table-row>
        <table:table-row table:style-name="ro1">
          <table:table-cell office:value-type="string" calcext:value-type="string">
            <text:p>MTD_CMDLINE_PARTS</text:p>
          </table:table-cell>
          <table:table-cell office:value-type="string" calcext:value-type="string">
            <text:p>Allow generic configuration of the MTD partition tables via the kernel command line. Multiple flash resources are supported for hardware where different kinds of flash memory are available. <text:s/>You will still need the parsing functions to be called by the driver for your particular device. It won't happen automatically. The SA1100 map driver (CONFIG_MTD_SA1100) has an option for this, for example. <text:s/>The format for the command line is as follows: <text:s/>mtdparts=&lt;mtddef&gt;[.&lt;mtddef] &lt;mtddef&gt; <text:s/>:= &lt;mtd-id&gt;:&lt;partdef&gt;[,&lt;partdef&gt;] &lt;partdef&gt; := &lt;size&gt;[@offset][&lt;name&gt;][ro] &lt;mtd-id&gt; <text:s/>:= unique id used in mapping driver/device &lt;size&gt; <text:s text:c="3"/>:= standard linux memsize OR - to denote all remaining space &lt;name&gt; <text:s text:c="3"/>:= (NAME) <text:s/>Due to the way Linux handles the command line, no spaces are allowed in the partition definition, including mtd id's and partition names. <text:s/>Examples: <text:s/>1 flash resource (mtd-id sa1100), with 1 single writable partition: mtdparts=sa1100:- <text:s/>Same flash, but 2 named partitions, the first one being read-only: mtdparts=sa1100:256k(ARMboot)ro,-(root) <text:s/>If unsure, say 'N'.</text:p>
          </table:table-cell>
          <table:table-cell table:number-columns-repeated="1022"/>
        </table:table-row>
        <table:table-row table:style-name="ro1">
          <table:table-cell office:value-type="string" calcext:value-type="string">
            <text:p>MPENTIUMM</text:p>
          </table:table-cell>
          <table:table-cell office:value-type="string" calcext:value-type="string">
            <text:p>Select this for Intel Pentium M (not Pentium-4 M) notebook chips.</text:p>
          </table:table-cell>
          <table:table-cell table:number-columns-repeated="1022"/>
        </table:table-row>
        <table:table-row table:style-name="ro1">
          <table:table-cell office:value-type="string" calcext:value-type="string">
            <text:p>KEYBOARD_PMIC8XXX</text:p>
          </table:table-cell>
          <table:table-cell office:value-type="string" calcext:value-type="string">
            <text:p>Say Y here if you want to enable the driver for the PMIC8XXX keypad provided as a reference design from Qualcomm. This is intended to support upto 18x8 matrix based keypad design. <text:s/>To compile this driver as a module, choose M here: the module will be called pmic8xxx-keypad.</text:p>
          </table:table-cell>
          <table:table-cell table:number-columns-repeated="1022"/>
        </table:table-row>
        <table:table-row table:style-name="ro1">
          <table:table-cell office:value-type="string" calcext:value-type="string">
            <text:p>SND_BEBOB</text:p>
          </table:table-cell>
          <table:table-cell office:value-type="string" calcext:value-type="string">
            <text:p>Say Y here to include support for FireWire devices based on BridgeCo DM1000/DM1100/DM1500 with BeBoB firmware: <text:s/>* Edirol FA-66/FA-101 <text:s/>* PreSonus FIREBOX/FIREPOD/FP10/Inspire1394 <text:s/>* BridgeCo RDAudio1/Audio5 <text:s/>* Mackie Onyx 1220/1620/1640 (FireWire I/O Card) <text:s/>* Mackie d.2 (FireWire Option) <text:s/>* Stanton FinalScratch 2 (ScratchAmp) <text:s/>* Tascam IF-FW/DM <text:s/>* Behringer XENIX UFX 1204/1604 <text:s/>* Behringer Digital Mixer X32 series (X-UF Card) <text:s/>* Behringer FCA610/1616 <text:s/>* Apogee Rosetta 200/400 (X-FireWire card) <text:s/>* Apogee DA/AD/DD-16X (X-FireWire card) <text:s/>* Apogee Ensemble <text:s/>* ESI QuataFire 610 <text:s/>* AcousticReality eARMasterOne <text:s/>* CME MatrixKFW <text:s/>* Phonic Helix Board 12 MkII/18 MkII/24 MkII <text:s/>* Phonic Helix Board 12 Universal/18 Universal/24 Universal <text:s/>* Lynx Aurora 8/16 (LT-FW) <text:s/>* ICON FireXon <text:s/>* PrismSound Orpheus/ADA-8XR <text:s/>* TerraTec PHASE 24 FW/PHASE X24 FW/PHASE 88 Rack FW <text:s/>* TerraTec EWS MIC2/EWS MIC8 <text:s/>* TerraTec Aureon 7.1 FireWire <text:s/>* Yamaha GO44/GO46 <text:s/>* Focusrite Saffire/Saffire LE/SaffirePro10 IO/SaffirePro26 IO <text:s/>* M-Audio FireWire410/AudioPhile/Solo <text:s/>* M-Audio Ozonic/NRV10/ProfireLightBridge <text:s/>* M-Audio FireWire 1814/ProjectMix IO <text:s/>* Digidesign Mbox 2 Pro <text:s text:c="2"/>To compile this driver as a module, choose M here: the module <text:s/>will be called snd-bebob.</text:p>
          </table:table-cell>
          <table:table-cell table:number-columns-repeated="1022"/>
        </table:table-row>
        <table:table-row table:style-name="ro1">
          <table:table-cell office:value-type="string" calcext:value-type="string">
            <text:p>HPLANCE</text:p>
          </table:table-cell>
          <table:table-cell office:value-type="string" calcext:value-type="string">
            <text:p>If you want to use the builtin LANCE Ethernet controller on an HP300 machine, say Y here.</text:p>
          </table:table-cell>
          <table:table-cell table:number-columns-repeated="1022"/>
        </table:table-row>
        <table:table-row table:style-name="ro1">
          <table:table-cell office:value-type="string" calcext:value-type="string">
            <text:p>E1000</text:p>
          </table:table-cell>
          <table:table-cell office:value-type="string" calcext:value-type="string">
            <text:p>This driver supports Intel(R) PRO/1000 gigabit ethernet family of adapters. <text:s/>For more information on how to identify your adapter, go to the Adapter &amp; Driver ID Guide that can be located at: <text:s/>&lt;http://support.intel.com&gt; <text:s/>More specific information on configuring the driver is in &lt;file:Documentation/networking/e1000.txt&gt;. <text:s/>To compile this driver as a module, choose M here. The module will be called e1000.</text:p>
          </table:table-cell>
          <table:table-cell table:number-columns-repeated="1022"/>
        </table:table-row>
        <table:table-row table:style-name="ro1">
          <table:table-cell office:value-type="string" calcext:value-type="string">
            <text:p>KEYBOARD_SUNKBD</text:p>
          </table:table-cell>
          <table:table-cell office:value-type="string" calcext:value-type="string">
            <text:p>Say Y here if you want to use a Sun Type 4 or Type 5 keyboard, connected either to the Sun keyboard connector or to an serial (RS-232) port via a simple adapter. <text:s/>To compile this driver as a module, choose M here: the module will be called sunkbd.</text:p>
          </table:table-cell>
          <table:table-cell table:number-columns-repeated="1022"/>
        </table:table-row>
        <table:table-row table:style-name="ro1">
          <table:table-cell office:value-type="string" calcext:value-type="string">
            <text:p>CLS_U32_PERF</text:p>
          </table:table-cell>
          <table:table-cell office:value-type="string" calcext:value-type="string">
            <text:p>Say Y here to make u32 gather additional statistics useful for fine tuning u32 classifiers.</text:p>
          </table:table-cell>
          <table:table-cell table:number-columns-repeated="1022"/>
        </table:table-row>
        <table:table-row table:style-name="ro1">
          <table:table-cell office:value-type="string" calcext:value-type="string">
            <text:p>VIDEO_MT9M111</text:p>
          </table:table-cell>
          <table:table-cell office:value-type="string" calcext:value-type="string">
            <text:p>This driver supports MT9M111, MT9M112 and MT9M131 cameras from Micron/Aptina</text:p>
          </table:table-cell>
          <table:table-cell table:number-columns-repeated="1022"/>
        </table:table-row>
        <table:table-row table:style-name="ro1">
          <table:table-cell office:value-type="string" calcext:value-type="string">
            <text:p>VIDEO_MT9M114</text:p>
          </table:table-cell>
          <table:table-cell office:value-type="string" calcext:value-type="string">
            <text:p>This is a Video4Linux2 sensor-level driver for the Micron mt9m114 1.3 Mpixel camera. <text:s/>mt9m114 is video camera sensor. <text:s/>It currently only works with the atomisp driver.</text:p>
          </table:table-cell>
          <table:table-cell table:number-columns-repeated="1022"/>
        </table:table-row>
        <table:table-row table:style-name="ro1">
          <table:table-cell office:value-type="string" calcext:value-type="string">
            <text:p>CIFS</text:p>
          </table:table-cell>
          <table:table-cell office:value-type="string" calcext:value-type="string">
            <text:p>This is the client VFS module for the SMB3 family of NAS protocols, as well as for earlier dialects such as SMB2.1, SMB2 and the Common Internet File System (CIFS) protocol. <text:s/>CIFS was the successor to the original dialect, the Server Message Block (SMB) protocol, the native file sharing mechanism for most early PC operating systems. <text:s/>The SMB3 protocol is supported by most modern operating systems and NAS appliances (e.g. Samba, Windows 8, Windows 2012, MacOS). The older CIFS protocol was included in Windows NT4, 2000 and XP (and later) as well by Samba (which provides excellent CIFS and SMB3 server support for Linux and many other operating systems). Limited support for OS/2 and Windows ME and similar very old servers is provided as well. <text:s/>The cifs module provides an advanced network file system client for mounting to SMB3 (and CIFS) compliant servers. <text:s/>It includes support for DFS (hierarchical name space), secure per-user session establishment via Kerberos or NTLM or NTLMv2, safe distributed caching (oplock), optional packet signing, Unicode and other internationalization improvements. <text:s/>In general, the default dialects, SMB3 and later, enable better performance, security and features, than would be possible with CIFS. Note that when mounting to Samba, due to the CIFS POSIX extensions, CIFS mounts can provide slightly better POSIX compatibility than SMB3 mounts. SMB2/SMB3 mount options are also slightly simpler (compared to CIFS) due to protocol improvements. <text:s/>If you need to mount to Samba, Macs or Windows from this machine, say Y.</text:p>
          </table:table-cell>
          <table:table-cell table:number-columns-repeated="1022"/>
        </table:table-row>
        <table:table-row table:style-name="ro1">
          <table:table-cell office:value-type="string" calcext:value-type="string">
            <text:p>BNA</text:p>
          </table:table-cell>
          <table:table-cell office:value-type="string" calcext:value-type="string">
            <text:p>This driver supports QLogic BR-series 1010/1020/1860 10Gb CEE capable Ethernet cards. To compile this driver as a module, choose M here: the module will be called bna. <text:s/>For general information and support, go to the QLogic support website at: <text:s/>&lt;http://support.qlogic.com&gt;</text:p>
          </table:table-cell>
          <table:table-cell table:number-columns-repeated="1022"/>
        </table:table-row>
        <table:table-row table:style-name="ro1">
          <table:table-cell office:value-type="string" calcext:value-type="string">
            <text:p>AURORA_NB8800</text:p>
          </table:table-cell>
          <table:table-cell office:value-type="string" calcext:value-type="string">
            <text:p>Support for the AU-NB8800 gigabit Ethernet controller.</text:p>
          </table:table-cell>
          <table:table-cell table:number-columns-repeated="1022"/>
        </table:table-row>
        <table:table-row table:style-name="ro1">
          <table:table-cell office:value-type="string" calcext:value-type="string">
            <text:p>ATM_NICSTAR_USE_SUNI</text:p>
          </table:table-cell>
          <table:table-cell office:value-type="string" calcext:value-type="string">
            <text:p>Support for the S-UNI and compatible PHYsical layer chips. These are found in most 155Mbps NICStAR based ATM cards, namely in the ForeRunner LE155 cards. This driver provides detection of cable~ removal and reinsertion and provides some statistics. This driver doesn't have removal capability when compiled as a module, so if you need that capability don't include S-UNI support (it's not needed to make the card work).</text:p>
          </table:table-cell>
          <table:table-cell table:number-columns-repeated="1022"/>
        </table:table-row>
        <table:table-row table:style-name="ro1">
          <table:table-cell office:value-type="string" calcext:value-type="string">
            <text:p>GPIO_VF610</text:p>
          </table:table-cell>
          <table:table-cell office:value-type="string" calcext:value-type="string">
            <text:p>Say yes here to support Vybrid vf610 GPIOs.</text:p>
          </table:table-cell>
          <table:table-cell table:number-columns-repeated="1022"/>
        </table:table-row>
        <table:table-row table:style-name="ro1">
          <table:table-cell office:value-type="string" calcext:value-type="string">
            <text:p>IRNET</text:p>
          </table:table-cell>
          <table:table-cell office:value-type="string" calcext:value-type="string">
            <text:p>Say Y here if you want to build support for the IrNET protocol. To compile it as a module, choose M here: the module will be called irnet. <text:s/>IrNET is a PPP driver, so you will also need a working PPP subsystem (driver, daemon and config)... <text:s/>IrNET is an alternate way to transfer TCP/IP traffic over IrDA. <text:s/>It uses synchronous PPP over a set of point to point IrDA sockets. <text:s/>You can use it between Linux machine or with W2k.</text:p>
          </table:table-cell>
          <table:table-cell table:number-columns-repeated="1022"/>
        </table:table-row>
        <table:table-row table:style-name="ro1">
          <table:table-cell office:value-type="string" calcext:value-type="string">
            <text:p>ATH_TRACEPOINTS</text:p>
          </table:table-cell>
          <table:table-cell office:value-type="string" calcext:value-type="string">
            <text:p>This option enables tracepoints for atheros wireless drivers. Currently, ath9k makes use of this facility.</text:p>
          </table:table-cell>
          <table:table-cell table:number-columns-repeated="1022"/>
        </table:table-row>
        <table:table-row table:style-name="ro1">
          <table:table-cell table:style-name="ce2" office:value-type="string" calcext:value-type="string">
            <text:p>MINIX_FS</text:p>
          </table:table-cell>
          <table:table-cell table:style-name="ce2" office:value-type="string" calcext:value-type="string">
            <text:p>Minix is a simple operating system used in many classes about OS's. The minix file system (method to organize files on a hard disk partition or a floppy disk) was the original file system for Linux, but has been superseded by the second extended file system ext2fs. You don't want to use the minix file system on your hard disk because of certain built-in restrictions, but it is sometimes found on older Linux floppy disks. <text:s/>This option will enlarge your kernel by about 28 KB. If unsure, say N. <text:s/>To compile this file system support as a module, choose M here: the module will be called minix. <text:s/>Note that the file system of your root partition (the one containing the directory /) cannot be compiled as a module.</text:p>
          </table:table-cell>
          <table:table-cell table:style-name="ce2" table:number-columns-repeated="1022"/>
        </table:table-row>
        <table:table-row table:style-name="ro1">
          <table:table-cell office:value-type="string" calcext:value-type="string">
            <text:p>VIDEO_S5C73M3</text:p>
          </table:table-cell>
          <table:table-cell office:value-type="string" calcext:value-type="string">
            <text:p>This is a V4L2 sensor-level driver for Samsung S5C73M3 8 Mpixel camera.</text:p>
          </table:table-cell>
          <table:table-cell table:number-columns-repeated="1022"/>
        </table:table-row>
        <table:table-row table:style-name="ro1">
          <table:table-cell office:value-type="string" calcext:value-type="string">
            <text:p>AGP_INTEL</text:p>
          </table:table-cell>
          <table:table-cell office:value-type="string" calcext:value-type="string">
            <text:p>This option gives you AGP support for the GLX component of X on Intel 440LX/BX/GX, 815, 820, 830, 840, 845, 850, 860, 875, E7205 and E7505 chipsets and full support for the 810, 815, 830M, 845G, 852GM, 855GM, 865G and I915 integrated graphics chipsets.</text:p>
          </table:table-cell>
          <table:table-cell table:number-columns-repeated="1022"/>
        </table:table-row>
        <table:table-row table:style-name="ro1">
          <table:table-cell office:value-type="string" calcext:value-type="string">
            <text:p>IEEE802154</text:p>
          </table:table-cell>
          <table:table-cell office:value-type="string" calcext:value-type="string">
            <text:p>IEEE Std 802.15.4 defines a low data rate, low power and low complexity short range wireless personal area networks. It was designed to organise networks of sensors, switches, etc automation devices. Maximum allowed data rate is 250 kb/s and typical personal operating space around 10m. <text:s/>Say Y here to compile LR-WPAN support into the kernel or say M to compile it as modules.</text:p>
          </table:table-cell>
          <table:table-cell table:number-columns-repeated="1022"/>
        </table:table-row>
        <table:table-row table:style-name="ro1">
          <table:table-cell office:value-type="string" calcext:value-type="string">
            <text:p>ATH9K_TX99</text:p>
          </table:table-cell>
          <table:table-cell office:value-type="string" calcext:value-type="string">
            <text:p>Say N. This should only be enabled on systems undergoing certification testing and evaluation in a controlled environment. Enabling this will only enable TX99 support, all other modes of operation will be disabled. <text:s/>TX99 support enables Specific Absorption Rate (SAR) testing. SAR is the unit of measurement for the amount of radio frequency(RF) absorbed by the body when using a wireless device. The RF exposure limits used are expressed in the terms of SAR, which is a measure of the electric and magnetic field strength and power density for transmitters operating at frequencies from 300 kHz to 100 GHz. Regulatory bodies around the world require that wireless device be evaluated to meet the RF exposure limits set forth in the governmental SAR regulations.</text:p>
          </table:table-cell>
          <table:table-cell table:number-columns-repeated="1022"/>
        </table:table-row>
        <table:table-row table:style-name="ro1">
          <table:table-cell office:value-type="string" calcext:value-type="string">
            <text:p>BMC150_MAGN_SPI</text:p>
          </table:table-cell>
          <table:table-cell office:value-type="string" calcext:value-type="string">
            <text:p>Say yes here to build support for the BMC150 magnetometer with SPI interface. <text:s/>This is a combo module with both accelerometer and magnetometer. This driver is only implementing magnetometer part, which has its own address and register map. <text:s/>This driver also supports SPI Bosch BMC156 and BMM150 chips. To compile this driver as a module, choose M here: the module will be called bmc150_magn_spi.</text:p>
          </table:table-cell>
          <table:table-cell table:number-columns-repeated="1022"/>
        </table:table-row>
        <table:table-row table:style-name="ro1">
          <table:table-cell office:value-type="string" calcext:value-type="string">
            <text:p>SERIO_LIBPS2</text:p>
          </table:table-cell>
          <table:table-cell office:value-type="string" calcext:value-type="string">
            <text:p>Say Y here if you are using a driver for device connected to a PS/2 port, such as PS/2 mouse or standard AT keyboard. <text:s/>To compile this driver as a module, choose M here: the module will be called libps2.</text:p>
          </table:table-cell>
          <table:table-cell table:number-columns-repeated="1022"/>
        </table:table-row>
        <table:table-row table:style-name="ro1">
          <table:table-cell office:value-type="string" calcext:value-type="string">
            <text:p>ATM_ENI</text:p>
          </table:table-cell>
          <table:table-cell office:value-type="string" calcext:value-type="string">
            <text:p>Driver for the Efficient Networks ENI155p series and SMC ATM Power155 155 Mbps ATM adapters. Both, the versions with 512KB and 2MB on-board RAM (Efficient calls them C and S, respectively), and the FPGA and the ASIC Tonga versions of the board are supported. The driver works with MMF (-MF or ...F) and UTP-5 (-U5 or ...D) adapters. <text:s/>To compile this driver as a module, choose M here: the module will be called eni.</text:p>
          </table:table-cell>
          <table:table-cell table:number-columns-repeated="1022"/>
        </table:table-row>
        <table:table-row table:style-name="ro1">
          <table:table-cell office:value-type="string" calcext:value-type="string">
            <text:p>SERIO_RAW</text:p>
          </table:table-cell>
          <table:table-cell office:value-type="string" calcext:value-type="string">
            <text:p>Say Y here if you want to have raw access to serio ports, such as AUX ports on i8042 keyboard controller. Each serio port that is bound to this driver will be accessible via a char device with major 10 and dynamically allocated minor. The driver will try allocating minor 1 (that historically corresponds to /dev/psaux) first. To bind this driver to a serio port use sysfs interface: <text:s text:c="5"/>echo -n serio_raw &gt; /sys/bus/serio/devices/serioX/drvctl <text:s/>To compile this driver as a module, choose M here: the module will be called serio_raw.</text:p>
          </table:table-cell>
          <table:table-cell table:number-columns-repeated="1022"/>
        </table:table-row>
        <table:table-row table:style-name="ro1">
          <table:table-cell office:value-type="string" calcext:value-type="string">
            <text:p>FTGMAC100</text:p>
          </table:table-cell>
          <table:table-cell office:value-type="string" calcext:value-type="string">
            <text:p>This driver supports the FTGMAC100 Gigabit Ethernet controller from Faraday. It is used on Faraday A369, Andes AG102 and some other ARM/NDS32 SoC's.</text:p>
          </table:table-cell>
          <table:table-cell table:number-columns-repeated="1022"/>
        </table:table-row>
        <table:table-row table:style-name="ro1">
          <table:table-cell office:value-type="string" calcext:value-type="string">
            <text:p>MTD_ONENAND_2X_PROGRAM</text:p>
          </table:table-cell>
          <table:table-cell office:value-type="string" calcext:value-type="string">
            <text:p>The 2X Program is an extension of Program Operation. Since the device is equipped with two DataRAMs, and two-plane NAND Flash memory array, these two component enables simultaneous program of 4KiB. Plane1 has only even blocks such as block0, block2, block4 while Plane2 has only odd blocks such as block1, block3, block5. So MTD regards it as 4KiB page size and 256KiB block size <text:s/>Now the following chips support it. (KFXXX16Q2M) <text:s text:c="2"/>Demux: KFG2G16Q2M, KFH4G16Q2M, KFW8G16Q2M, <text:s text:c="2"/>Mux: <text:s text:c="2"/>KFM2G16Q2M, KFN4G16Q2M, <text:s/>And more recent chips</text:p>
          </table:table-cell>
          <table:table-cell table:number-columns-repeated="1022"/>
        </table:table-row>
        <table:table-row table:style-name="ro1">
          <table:table-cell office:value-type="string" calcext:value-type="string">
            <text:p>COMMON_CLK_PALMAS</text:p>
          </table:table-cell>
          <table:table-cell office:value-type="string" calcext:value-type="string">
            <text:p>This driver supports TI Palmas devices 32KHz output KG and KG_AUDIO using common clock framework.</text:p>
          </table:table-cell>
          <table:table-cell table:number-columns-repeated="1022"/>
        </table:table-row>
        <table:table-row table:style-name="ro1">
          <table:table-cell office:value-type="string" calcext:value-type="string">
            <text:p>MTD_PMC551</text:p>
          </table:table-cell>
          <table:table-cell office:value-type="string" calcext:value-type="string">
            <text:p>This provides a MTD device driver for the Ramix PMC551 RAM PCI card from Ramix Inc. &lt;http://www.ramix.com/products/memory/pmc551.html&gt;. These devices come in memory configurations from 32M - 1G. <text:s/>If you have one, you probably want to enable this. <text:s/>If this driver is compiled as a module you get the ability to select the size of the aperture window pointing into the devices memory. What this means is that if you have a 1G card, normally the kernel will use a 1G memory map as its view of the device. <text:s/>As a module, you can select a 1M window into the memory and the driver will slide the window around the PMC551's memory. <text:s/>This was particularly useful on the 2.2 kernels on PPC architectures as there was limited kernel space to deal with.</text:p>
          </table:table-cell>
          <table:table-cell table:number-columns-repeated="1022"/>
        </table:table-row>
        <table:table-row table:style-name="ro1">
          <table:table-cell office:value-type="string" calcext:value-type="string">
            <text:p>COMEDI_DAS800</text:p>
          </table:table-cell>
          <table:table-cell office:value-type="string" calcext:value-type="string">
            <text:p>Enable support for Keithley Metrabyte DAS800 and compatible ISA cards Keithley Metrabyte DAS-800, DAS-801, DAS-802 Measurement Computing CIO-DAS800, CIO-DAS801, CIO-DAS802 and CIO-DAS802/16 <text:s/>To compile this driver as a module, choose M here: the module will be called das800.</text:p>
          </table:table-cell>
          <table:table-cell table:number-columns-repeated="1022"/>
        </table:table-row>
        <table:table-row table:style-name="ro1">
          <table:table-cell office:value-type="string" calcext:value-type="string">
            <text:p>MTD_PMC551_DEBUG</text:p>
          </table:table-cell>
          <table:table-cell office:value-type="string" calcext:value-type="string">
            <text:p>This option makes the PMC551 more verbose during its operation and is only really useful if you are developing on this driver or suspect a possible hardware or driver bug. <text:s/>If unsure say N.</text:p>
          </table:table-cell>
          <table:table-cell table:number-columns-repeated="1022"/>
        </table:table-row>
        <table:table-row table:style-name="ro1">
          <table:table-cell office:value-type="string" calcext:value-type="string">
            <text:p>DVB_LGS8GL5</text:p>
          </table:table-cell>
          <table:table-cell office:value-type="string" calcext:value-type="string">
            <text:p>A DMB-TH tuner module. Say Y when you want to support this frontend.</text:p>
          </table:table-cell>
          <table:table-cell table:number-columns-repeated="1022"/>
        </table:table-row>
        <table:table-row table:style-name="ro1">
          <table:table-cell office:value-type="string" calcext:value-type="string">
            <text:p>SND_OXYGEN</text:p>
          </table:table-cell>
          <table:table-cell office:value-type="string" calcext:value-type="string">
            <text:p>Say Y here to include support for sound cards based on the C-Media CMI8788 (Oxygen HD Audio) chip: <text:s/>* Asound A-8788 <text:s/>* Asus Xonar DG/DGX <text:s/>* AuzenTech X-Meridian <text:s/>* AuzenTech X-Meridian 2G <text:s/>* Bgears b-Enspirer <text:s/>* Club3D Theatron DTS <text:s/>* HT-Omega Claro (plus) <text:s/>* HT-Omega Claro halo (XT) <text:s/>* Kuroutoshikou CMI8787-HG2PCI <text:s/>* Razer Barracuda AC-1 <text:s/>* Sondigo Inferno <text:s/>* TempoTec/MediaTek HiFier Fantasia <text:s/>* TempoTec/MediaTek HiFier Serenade <text:s/>To compile this driver as a module, choose M here: the module will be called snd-oxygen.</text:p>
          </table:table-cell>
          <table:table-cell table:number-columns-repeated="1022"/>
        </table:table-row>
        <table:table-row table:style-name="ro1">
          <table:table-cell office:value-type="string" calcext:value-type="string">
            <text:p>CRYPTO_AES_PPC_SPE</text:p>
          </table:table-cell>
          <table:table-cell office:value-type="string" calcext:value-type="string">
            <text:p>AES cipher algorithms (FIPS-197). Additionally the acceleration for popular block cipher modes ECB, CBC, CTR and XTS is supported. This module should only be used for low power (router) devices without hardware AES acceleration (e.g. caam crypto). It reduces the size of the AES tables from 16KB to 8KB + 256 bytes and mitigates timining attacks. Nevertheless it might be not as secure as other architecture specific assembler implementations that work on 1KB tables or 256 bytes S-boxes.</text:p>
          </table:table-cell>
          <table:table-cell table:number-columns-repeated="1022"/>
        </table:table-row>
        <table:table-row table:style-name="ro1">
          <table:table-cell office:value-type="string" calcext:value-type="string">
            <text:p>FB_OMAP2_DSS_MIN_FCK_PER_PCK</text:p>
          </table:table-cell>
          <table:table-cell office:value-type="string" calcext:value-type="string">
            <text:p>This can be used to adjust the minimum FCK/PCK ratio. <text:s/>With this you can make sure that DISPC FCK is at least n x PCK. Video plane scaling requires higher FCK than normally. <text:s/>If this is set to 0, there's no extra constraint on the DISPC FCK. However, the FCK will at minimum be 2xPCK (if active matrix) or 3xPCK (if passive matrix). <text:s/>Max FCK is 173MHz, so this doesn't work if your PCK is very high.</text:p>
          </table:table-cell>
          <table:table-cell table:number-columns-repeated="1022"/>
        </table:table-row>
        <table:table-row table:style-name="ro1">
          <table:table-cell office:value-type="string" calcext:value-type="string">
            <text:p>SENSORS_K8TEMP</text:p>
          </table:table-cell>
          <table:table-cell office:value-type="string" calcext:value-type="string">
            <text:p>If you say yes here you get support for the temperature sensor(s) inside your CPU. Supported is whole AMD K8 microarchitecture. Please note that you will need at least lm-sensors 2.10.1 for proper userspace support. <text:s/>This driver can also be built as a module. <text:s/>If so, the module will be called k8temp.</text:p>
          </table:table-cell>
          <table:table-cell table:number-columns-repeated="1022"/>
        </table:table-row>
        <table:table-row table:style-name="ro1">
          <table:table-cell office:value-type="string" calcext:value-type="string">
            <text:p>EXTCON_MAX77693</text:p>
          </table:table-cell>
          <table:table-cell office:value-type="string" calcext:value-type="string">
            <text:p>If you say yes here you get support for the MUIC device of Maxim MAX77693 PMIC. The MAX77693 MUIC is a USB port accessory detector and switch.</text:p>
          </table:table-cell>
          <table:table-cell table:number-columns-repeated="1022"/>
        </table:table-row>
        <table:table-row table:style-name="ro1">
          <table:table-cell office:value-type="string" calcext:value-type="string">
            <text:p>ATH9K_WOW</text:p>
          </table:table-cell>
          <table:table-cell office:value-type="string" calcext:value-type="string">
            <text:p>This option enables Wake on Wireless LAN support for certain cards. Currently, AR9462 is supported.</text:p>
          </table:table-cell>
          <table:table-cell table:number-columns-repeated="1022"/>
        </table:table-row>
        <table:table-row table:style-name="ro1">
          <table:table-cell office:value-type="string" calcext:value-type="string">
            <text:p>FB_OLPC_DCON_1</text:p>
          </table:table-cell>
          <table:table-cell office:value-type="string" calcext:value-type="string">
            <text:p>Enable support for the DCON in XO-1 model laptops. <text:s/>The kernel communicates with the DCON using model-specific code. <text:s/>If you have an XO-1 (or if you're unsure what model you have), you should say 'Y'.</text:p>
          </table:table-cell>
          <table:table-cell table:number-columns-repeated="1022"/>
        </table:table-row>
        <table:table-row table:style-name="ro1">
          <table:table-cell office:value-type="string" calcext:value-type="string">
            <text:p>TOUCHSCREEN_USB_COMPOSITE</text:p>
          </table:table-cell>
          <table:table-cell office:value-type="string" calcext:value-type="string">
            <text:p>USB Touchscreen driver for: - eGalax Touchkit USB (also includes eTurboTouch CT-410/510/700) - PanJit TouchSet USB - 3M MicroTouch USB (EX II series) - ITM - some other eTurboTouch - Gunze AHL61 - DMC TSC-10/25 - IRTOUCHSYSTEMS/UNITOP - IdealTEK URTC1000 - GoTop Super_Q2/GogoPen/PenPower tablets - JASTEC USB Touch Controller/DigiTech DTR-02U - Zytronic controllers - Elo TouchSystems 2700 IntelliTouch - EasyTouch USB Touch Controller from Data Modul - e2i (Mimo monitors) <text:s/>Have a look at &lt;http://linux.chapter7.ch/touchkit/&gt; for a usage description and the required user-space stuff. <text:s/>To compile this driver as a module, choose M here: the module will be called usbtouchscreen.</text:p>
          </table:table-cell>
          <table:table-cell table:number-columns-repeated="1022"/>
        </table:table-row>
        <table:table-row table:style-name="ro1">
          <table:table-cell table:style-name="ce2" office:value-type="string" calcext:value-type="string">
            <text:p>RELOCATABLE</text:p>
          </table:table-cell>
          <table:table-cell table:style-name="ce2" office:value-type="string" calcext:value-type="string">
            <text:p>This builds a kernel image that retains relocation information so it can be loaded someplace besides the default 1MB. The relocations tend to make the kernel binary about 10% larger, but are discarded at runtime. <text:s/>One use is for the kexec on panic case where the recovery kernel must live at a different physical address than the primary kernel. <text:s/>Note: If CONFIG_RELOCATABLE=y, then the kernel runs from the address it has been loaded at and the compile time physical address (CONFIG_PHYSICAL_START) is used as the minimum location.</text:p>
          </table:table-cell>
          <table:table-cell table:style-name="ce2" table:number-columns-repeated="1022"/>
        </table:table-row>
        <table:table-row table:style-name="ro1">
          <table:table-cell office:value-type="string" calcext:value-type="string">
            <text:p>VIDEO_ZORAN_DC30</text:p>
          </table:table-cell>
          <table:table-cell office:value-type="string" calcext:value-type="string">
            <text:p>Support for the Pinnacle/Miro DC30(+) MJPEG capture/playback card. This also supports really old DC10 cards based on the zr36050 MJPEG codec and zr36016 VFE.</text:p>
          </table:table-cell>
          <table:table-cell table:number-columns-repeated="1022"/>
        </table:table-row>
        <table:table-row table:style-name="ro1">
          <table:table-cell office:value-type="string" calcext:value-type="string">
            <text:p>CMA_ALIGNMENT</text:p>
          </table:table-cell>
          <table:table-cell office:value-type="string" calcext:value-type="string">
            <text:p>DMA mapping framework by default aligns all buffers to the smallest PAGE_SIZE order which is greater than or equal to the requested buffer size. This works well for buffers up to a few hundreds kilobytes, but for larger buffers it just a memory waste. With this parameter you can specify the maximum PAGE_SIZE order for contiguous buffers. Larger buffers will be aligned only to this specified order. The order is expressed as a power of two multiplied by the PAGE_SIZE. <text:s/>For example, if your system defaults to 4KiB pages, the order value of 8 means that the buffers will be aligned up to 1MiB only. <text:s/>If unsure, leave the default value 8.</text:p>
          </table:table-cell>
          <table:table-cell table:number-columns-repeated="1022"/>
        </table:table-row>
        <table:table-row table:style-name="ro1">
          <table:table-cell office:value-type="string" calcext:value-type="string">
            <text:p>VIDEO_OV8858</text:p>
          </table:table-cell>
          <table:table-cell office:value-type="string" calcext:value-type="string">
            <text:p>This is a Video4Linux2 sensor-level driver for the Omnivision ov8858 RAW sensor. <text:s/>OV8858 is a 8M raw sensor. <text:s/>It currently only works with the atomisp driver.</text:p>
          </table:table-cell>
          <table:table-cell table:number-columns-repeated="1022"/>
        </table:table-row>
        <table:table-row table:style-name="ro1">
          <table:table-cell office:value-type="string" calcext:value-type="string">
            <text:p>INFINIBAND_IPOIB_CM</text:p>
          </table:table-cell>
          <table:table-cell office:value-type="string" calcext:value-type="string">
            <text:p>This option enables support for IPoIB connected mode. <text:s/>After enabling this option, you need to switch to connected mode through /sys/class/net/ibXXX/mode to actually create connections, and then increase the interface MTU with e.g. ifconfig ib0 mtu 65520. <text:s/>WARNING: Enabling connected mode will trigger some packet drops for multicast and UD mode traffic from this interface, unless you limit mtu for these destinations to 2044.</text:p>
          </table:table-cell>
          <table:table-cell table:number-columns-repeated="1022"/>
        </table:table-row>
        <table:table-row table:style-name="ro1">
          <table:table-cell table:style-name="ce2" office:value-type="string" calcext:value-type="string">
            <text:p>SERIAL_8250_PCI</text:p>
          </table:table-cell>
          <table:table-cell table:style-name="ce2" office:value-type="string" calcext:value-type="string">
            <text:p>This builds standard PCI serial support. You may be able to disable this feature if you only need legacy serial support. Saves about 9K. Note that serial ports on NetMos 9835 Multi-I/O cards are handled by the parport_serial driver, enabled with CONFIG_PARPORT_SERIAL.</text:p>
          </table:table-cell>
          <table:table-cell table:style-name="ce2" table:number-columns-repeated="1022"/>
        </table:table-row>
        <table:table-row table:style-name="ro1">
          <table:table-cell office:value-type="string" calcext:value-type="string">
            <text:p>TI_CPTS</text:p>
          </table:table-cell>
          <table:table-cell office:value-type="string" calcext:value-type="string">
            <text:p>This driver supports the Common Platform Time Sync unit of the CPSW Ethernet Switch and Keystone 2 1g/10g Switch Subsystem. The unit can time stamp PTP UDP/IPv4 and Layer 2 packets, and the driver offers a PTP Hardware Clock.</text:p>
          </table:table-cell>
          <table:table-cell table:number-columns-repeated="1022"/>
        </table:table-row>
        <table:table-row table:style-name="ro1">
          <table:table-cell office:value-type="string" calcext:value-type="string">
            <text:p>HISAX_IX1MICROR2</text:p>
          </table:table-cell>
          <table:table-cell office:value-type="string" calcext:value-type="string">
            <text:p>This enables HiSax support for the ITK ix1-micro Revision 2 card. <text:s/>See &lt;file:Documentation/isdn/README.HiSax&gt; on how to configure it using the different cards, a different D-channel protocol, or non-standard IRQ/port settings.</text:p>
          </table:table-cell>
          <table:table-cell table:number-columns-repeated="1022"/>
        </table:table-row>
        <table:table-row table:style-name="ro1">
          <table:table-cell office:value-type="string" calcext:value-type="string">
            <text:p>M586MMX</text:p>
          </table:table-cell>
          <table:table-cell office:value-type="string" calcext:value-type="string">
            <text:p>Select this for a Pentium with the MMX graphics/multimedia extended instructions.</text:p>
          </table:table-cell>
          <table:table-cell table:number-columns-repeated="1022"/>
        </table:table-row>
        <table:table-row table:style-name="ro1">
          <table:table-cell office:value-type="string" calcext:value-type="string">
            <text:p>MOUSE_PC110PAD</text:p>
          </table:table-cell>
          <table:table-cell office:value-type="string" calcext:value-type="string">
            <text:p>Say Y if you have the IBM PC-110 micro-notebook and want its touchpad supported. <text:s/>To compile this driver as a module, choose M here: the module will be called pc110pad.</text:p>
          </table:table-cell>
          <table:table-cell table:number-columns-repeated="1022"/>
        </table:table-row>
        <table:table-row table:style-name="ro1">
          <table:table-cell office:value-type="string" calcext:value-type="string">
            <text:p>FB_BFIN_T350MCQB</text:p>
          </table:table-cell>
          <table:table-cell office:value-type="string" calcext:value-type="string">
            <text:p>This is the framebuffer device driver for a Varitronix VL-PS-COG-T350MCQB-01 display TFT LCD This display is a QVGA 320x240 24-bit RGB display interfaced by an 8-bit wide PPI It uses PPI[0..7] PPI_FS1, PPI_FS2 and PPI_CLK.</text:p>
          </table:table-cell>
          <table:table-cell table:number-columns-repeated="1022"/>
        </table:table-row>
        <table:table-row table:style-name="ro1">
          <table:table-cell office:value-type="string" calcext:value-type="string">
            <text:p>REGULATOR_MAX8973</text:p>
          </table:table-cell>
          <table:table-cell office:value-type="string" calcext:value-type="string">
            <text:p>The MAXIM MAX8973 high-efficiency. three phase, DC-DC step-down switching regulator delievers up to 9A of output current. Each phase operates at a 2MHz fixed frequency with a 120 deg shift from the adjacent phase, allowing the use of small magnetic component.</text:p>
          </table:table-cell>
          <table:table-cell table:number-columns-repeated="1022"/>
        </table:table-row>
        <table:table-row table:style-name="ro1">
          <table:table-cell office:value-type="string" calcext:value-type="string">
            <text:p>W1_SLAVE_DS2431</text:p>
          </table:table-cell>
          <table:table-cell office:value-type="string" calcext:value-type="string">
            <text:p>Say Y here if you want to use a 1-wire 1kb EEPROM family device (DS2431)</text:p>
          </table:table-cell>
          <table:table-cell table:number-columns-repeated="1022"/>
        </table:table-row>
        <table:table-row table:style-name="ro1">
          <table:table-cell office:value-type="string" calcext:value-type="string">
            <text:p>W1_SLAVE_DS2433</text:p>
          </table:table-cell>
          <table:table-cell office:value-type="string" calcext:value-type="string">
            <text:p>Say Y here if you want to use a 1-wire 4kb EEPROM family device (DS2433).</text:p>
          </table:table-cell>
          <table:table-cell table:number-columns-repeated="1022"/>
        </table:table-row>
        <table:table-row table:style-name="ro1">
          <table:table-cell office:value-type="string" calcext:value-type="string">
            <text:p>RTL8XXXU</text:p>
          </table:table-cell>
          <table:table-cell office:value-type="string" calcext:value-type="string">
            <text:p>This is an alternative driver for various Realtek RTL8XXX parts written to utilize the Linux mac80211 stack. The driver is known to work with a number of RTL8723AU, RL8188CU, RTL8188RU, RTL8191CU, and RTL8192CU devices <text:s/>This driver is under development and has a limited feature set. In particular it does not yet support 40MHz channels and power management. However it should have a smaller memory footprint than the vendor drivers and benefits from the in kernel mac80211 stack. <text:s/>It can coexist with drivers from drivers/staging/rtl8723au, drivers/staging/rtl8192u, and drivers/net/wireless/rtlwifi, but you will need to control which module you wish to load. <text:s/>To compile this driver as a module, choose M here: the module will be called r8xxxu. <text:s/>If unsure, say N.</text:p>
          </table:table-cell>
          <table:table-cell table:number-columns-repeated="1022"/>
        </table:table-row>
        <table:table-row table:style-name="ro1">
          <table:table-cell office:value-type="string" calcext:value-type="string">
            <text:p>SND_SOC_RK3399_GRU_SOUND</text:p>
          </table:table-cell>
          <table:table-cell office:value-type="string" calcext:value-type="string">
            <text:p>Say Y or M here if you want to add support multiple codecs for SoC audio on Rockchip RK3399 GRU boards.</text:p>
          </table:table-cell>
          <table:table-cell table:number-columns-repeated="1022"/>
        </table:table-row>
        <table:table-row table:style-name="ro1">
          <table:table-cell table:style-name="ce2" office:value-type="string" calcext:value-type="string">
            <text:p>PROC_FS</text:p>
          </table:table-cell>
          <table:table-cell table:style-name="ce2" office:value-type="string" calcext:value-type="string">
            <text:p>This is a virtual file system providing information about the status of the system. Virtual means that it doesn't take up any space on your hard disk: the files are created on the fly by the kernel when you try to access them. Also, you cannot read the files with older version of the program less: you need to use more or cat. <text:s/>It's totally cool. for example, cat /proc/interrupts gives information about what the different IRQs are used for at the moment (there is a small number of Interrupt ReQuest lines in your computer that are used by the attached devices to gain the CPU's attention -- often a source of trouble if two devices are mistakenly configured to use the same IRQ). The program procinfo to display some information about your system gathered from the /proc file system. <text:s/>Before you can use the /proc file system, it has to be mounted, meaning it has to be given a location in the directory hierarchy. That location should be /proc. A command such as mount -t proc proc /proc or the equivalent line in /etc/fstab does the job. <text:s/>The /proc file system is explained in the file &lt;file:Documentation/filesystems/proc.txt&gt; and on the proc(5) manpage (man 5 proc). <text:s/>This option will enlarge your kernel by about 67 KB. Several programs depend on this, so everyone should say Y here.</text:p>
          </table:table-cell>
          <table:table-cell table:style-name="ce2" table:number-columns-repeated="1022"/>
        </table:table-row>
        <table:table-row table:style-name="ro1">
          <table:table-cell office:value-type="string" calcext:value-type="string">
            <text:p>SENSORS_DELL_SMM</text:p>
          </table:table-cell>
          <table:table-cell office:value-type="string" calcext:value-type="string">
            <text:p>This hwmon driver adds support for reporting temperature of different sensors and controls the fans on Dell laptops via System Management Mode provided by Dell BIOS. <text:s/>When option I8K is also enabled this driver provides legacy /proc/i8k userspace interface for i8kutils package.</text:p>
          </table:table-cell>
          <table:table-cell table:number-columns-repeated="1022"/>
        </table:table-row>
        <table:table-row table:style-name="ro1">
          <table:table-cell office:value-type="string" calcext:value-type="string">
            <text:p>B43LEGACY</text:p>
          </table:table-cell>
          <table:table-cell office:value-type="string" calcext:value-type="string">
            <text:p>b43legacy is a driver for 802.11b devices from Broadcom (BCM4301 and BCM4303) and early model 802.11g chips (BCM4306 Ver. 2) used in the Linksys WPC54G V1 PCMCIA devices. <text:s/>Newer 802.11g and 802.11a devices need b43. <text:s/>It is safe to include both b43 and b43legacy as the underlying glue layer will automatically load the correct version for your device. <text:s/>This driver uses V3 firmware, which must be installed separately using b43-fwcutter. <text:s/>This driver can be built as a module (recommended) that will be called b43legacy. If unsure, say M.</text:p>
          </table:table-cell>
          <table:table-cell table:number-columns-repeated="1022"/>
        </table:table-row>
        <table:table-row table:style-name="ro1">
          <table:table-cell office:value-type="string" calcext:value-type="string">
            <text:p>SERIO_PS2MULT</text:p>
          </table:table-cell>
          <table:table-cell office:value-type="string" calcext:value-type="string">
            <text:p>Say Y here if you have the PS/2 line multiplexer like the one present on TQC boards. <text:s/>To compile this driver as a module, choose M here: the module will be called ps2mult.</text:p>
          </table:table-cell>
          <table:table-cell table:number-columns-repeated="1022"/>
        </table:table-row>
        <table:table-row table:style-name="ro1">
          <table:table-cell office:value-type="string" calcext:value-type="string">
            <text:p>COMMON_CLK_CDCE925</text:p>
          </table:table-cell>
          <table:table-cell office:value-type="string" calcext:value-type="string">
            <text:p>---help--- <text:s text:c="2"/>This driver supports the TI CDCE913/925/937/949 programmable clock <text:s text:c="2"/>synthesizer. Each chip has different number of PLLs and outputs. <text:s text:c="2"/>For example, the CDCE925 contains two PLLs with spread-spectrum <text:s text:c="2"/>clocking support and five output dividers. The driver only supports <text:s text:c="2"/>the following setup, and uses a fixed setting for the output muxes. <text:s text:c="2"/>Y1 is derived from the input clock <text:s text:c="2"/>Y2 and Y3 derive from PLL1 <text:s text:c="2"/>Y4 and Y5 derive from PLL2 <text:s text:c="2"/>Given a target output frequency, the driver will set the PLL and <text:s text:c="2"/>divider to best approximate the desired output.</text:p>
          </table:table-cell>
          <table:table-cell table:number-columns-repeated="1022"/>
        </table:table-row>
        <table:table-row table:style-name="ro1">
          <table:table-cell office:value-type="string" calcext:value-type="string">
            <text:p>NTB_IDT</text:p>
          </table:table-cell>
          <table:table-cell office:value-type="string" calcext:value-type="string">
            <text:p>This driver supports NTB of cappable IDT PCIe-switches. <text:s/>Some of the pre-initializations must be made before IDT PCIe-switch exposes it NT-functions correctly. It should be done by either proper initialisation of EEPROM connected to master smbus of the switch or by BIOS using slave-SMBus interface changing corresponding registers value. Evidently it must be done before PCI bus enumeration is finished in Linux kernel. <text:s/>First of all partitions must be activated and properly assigned to all the ports with NT-functions intended to be activated (see SWPARTxCTL and SWPORTxCTL registers). Then all NT-function BARs must be enabled with chosen valid aperture. For memory windows related BARs the aperture settings shall determine the maximum size of memory windows accepted by a BAR. Note that BAR0 must map PCI configuration space registers. <text:s/>It's worth to note, that since a part of this driver relies on the BAR settings of peer NT-functions, the BAR setups can't be done over kernel PCI fixups. That's why the alternative pre-initialization techniques like BIOS using SMBus interface or EEPROM should be utilized. Additionally if one needs to have temperature sensor information printed to system log, the corresponding registers must be initialized within BIOS/EEPROM as well. <text:s/>If unsure, say N.</text:p>
          </table:table-cell>
          <table:table-cell table:number-columns-repeated="1022"/>
        </table:table-row>
        <table:table-row table:style-name="ro1">
          <table:table-cell office:value-type="string" calcext:value-type="string">
            <text:p>HID_SAITEK</text:p>
          </table:table-cell>
          <table:table-cell office:value-type="string" calcext:value-type="string">
            <text:p>Support for Saitek devices that are not fully compliant with the HID standard. <text:s/>Supported devices: - PS1000 Dual Analog Pad - Saitek R.A.T.7, R.A.T.9, M.M.O.7 Gaming Mice - Mad Catz R.A.T.5, R.A.T.9 Gaming Mice</text:p>
          </table:table-cell>
          <table:table-cell table:number-columns-repeated="1022"/>
        </table:table-row>
        <table:table-row table:style-name="ro1">
          <table:table-cell office:value-type="string" calcext:value-type="string">
            <text:p>BMI160_SPI</text:p>
          </table:table-cell>
          <table:table-cell office:value-type="string" calcext:value-type="string">
            <text:p>If you say yes here you get support for BMI160 IMU on SPI with accelerometer, gyroscope and external BMG160 magnetometer. <text:s/>This driver can also be built as a module. If so, the module will be called bmi160_spi.</text:p>
          </table:table-cell>
          <table:table-cell table:number-columns-repeated="1022"/>
        </table:table-row>
        <table:table-row table:style-name="ro1">
          <table:table-cell office:value-type="string" calcext:value-type="string">
            <text:p>VIDEO_S5K5BAF</text:p>
          </table:table-cell>
          <table:table-cell office:value-type="string" calcext:value-type="string">
            <text:p>This is a V4L2 sensor-level driver for Samsung S5K5BAF 2M camera sensor with an embedded SoC image signal processor.</text:p>
          </table:table-cell>
          <table:table-cell table:number-columns-repeated="1022"/>
        </table:table-row>
        <table:table-row table:style-name="ro1">
          <table:table-cell office:value-type="string" calcext:value-type="string">
            <text:p>EDAC_PPC4XX</text:p>
          </table:table-cell>
          <table:table-cell office:value-type="string" calcext:value-type="string">
            <text:p>This enables support for EDAC on the ECC memory used with the IBM DDR2 memory controller found in various PowerPC 4xx embedded processors such as the 405EX[r], 440SP, 440SPe, 460EX, 460GT and 460SX.</text:p>
          </table:table-cell>
          <table:table-cell table:number-columns-repeated="1022"/>
        </table:table-row>
        <table:table-row table:style-name="ro1">
          <table:table-cell office:value-type="string" calcext:value-type="string">
            <text:p>INTEL_IOMMU_FLOPPY_WA</text:p>
          </table:table-cell>
          <table:table-cell office:value-type="string" calcext:value-type="string">
            <text:p>Floppy disk drivers are known to bypass DMA API calls thereby failing to work when IOMMU is enabled. This workaround will setup a 1:1 mapping for the first 16MiB to make floppy (an ISA device) work.</text:p>
          </table:table-cell>
          <table:table-cell table:number-columns-repeated="1022"/>
        </table:table-row>
        <table:table-row table:style-name="ro1">
          <table:table-cell office:value-type="string" calcext:value-type="string">
            <text:p>SQUASHFS</text:p>
          </table:table-cell>
          <table:table-cell office:value-type="string" calcext:value-type="string">
            <text:p>Saying Y here includes support for SquashFS 4.0 (a Compressed Read-Only File System). <text:s/>Squashfs is a highly compressed read-only filesystem for Linux. <text:s/>It uses zlib, lzo or xz compression to compress both files, inodes and directories. <text:s/>Inodes in the system are very small and all blocks are packed to minimise data overhead. Block sizes greater than 4K are supported up to a maximum of 1 Mbytes (default block size 128K). <text:s/>SquashFS 4.0 supports 64 bit filesystems and files (larger than 4GB), full uid/gid information, hard links and timestamps. <text:s/>Squashfs is intended for general read-only filesystem use, for archival use (i.e. in cases where a .tar.gz file may be used), and in embedded systems where low overhead is needed. <text:s/>Further information and tools are available from http://squashfs.sourceforge.net. <text:s/>If you want to compile this as a module ( = code which can be inserted in and removed from the running kernel whenever you want), say M here. <text:s/>The module will be called squashfs. <text:s/>Note that the root file system (the one containing the directory /) cannot be compiled as a module. <text:s/>If unsure, say N.</text:p>
          </table:table-cell>
          <table:table-cell table:number-columns-repeated="1022"/>
        </table:table-row>
        <table:table-row table:style-name="ro1">
          <table:table-cell office:value-type="string" calcext:value-type="string">
            <text:p>QCOM_EMAC</text:p>
          </table:table-cell>
          <table:table-cell office:value-type="string" calcext:value-type="string">
            <text:p>This driver supports the Qualcomm Technologies, Inc. Gigabit Ethernet Media Access Controller (EMAC). The controller supports IEEE 802.3-2002, half-duplex mode at 10/100 Mb/s, full-duplex mode at 10/100/1000Mb/s, Wake On LAN (WOL) for low power, Receive-Side Scaling (RSS), and IEEE 1588-2008 Precision Clock Synchronization Protocol.</text:p>
          </table:table-cell>
          <table:table-cell table:number-columns-repeated="1022"/>
        </table:table-row>
        <table:table-row table:style-name="ro1">
          <table:table-cell office:value-type="string" calcext:value-type="string">
            <text:p>TULIP_NAPI</text:p>
          </table:table-cell>
          <table:table-cell office:value-type="string" calcext:value-type="string">
            <text:p>NAPI is a new driver API designed to reduce CPU and interrupt load when the driver is receiving lots of packets from the card. It is still somewhat experimental and thus not yet enabled by default. <text:s/>If your estimated Rx load is 10kpps or more, or if the card will be deployed on potentially unfriendly networks (e.g. in a firewall), then say Y here. <text:s/>If in doubt, say N.</text:p>
          </table:table-cell>
          <table:table-cell table:number-columns-repeated="1022"/>
        </table:table-row>
        <table:table-row table:style-name="ro1">
          <table:table-cell office:value-type="string" calcext:value-type="string">
            <text:p>HID_LCPOWER</text:p>
          </table:table-cell>
          <table:table-cell office:value-type="string" calcext:value-type="string">
            <text:p>Support for LC-Power RC1000MCE RF remote control.</text:p>
          </table:table-cell>
          <table:table-cell table:number-columns-repeated="1022"/>
        </table:table-row>
        <table:table-row table:style-name="ro1">
          <table:table-cell office:value-type="string" calcext:value-type="string">
            <text:p>AB8500_GPADC</text:p>
          </table:table-cell>
          <table:table-cell office:value-type="string" calcext:value-type="string">
            <text:p>AB8500 GPADC driver used to convert Acc and battery/ac/usb voltage</text:p>
          </table:table-cell>
          <table:table-cell table:number-columns-repeated="1022"/>
        </table:table-row>
        <table:table-row table:style-name="ro1">
          <table:table-cell office:value-type="string" calcext:value-type="string">
            <text:p>I2C_AMD8111</text:p>
          </table:table-cell>
          <table:table-cell office:value-type="string" calcext:value-type="string">
            <text:p>If you say yes to this option, support will be included for the second (SMBus 2.0) AMD 8111 mainboard I2C interface. <text:s/>This driver can also be built as a module. <text:s/>If so, the module will be called i2c-amd8111.</text:p>
          </table:table-cell>
          <table:table-cell table:number-columns-repeated="1022"/>
        </table:table-row>
        <table:table-row table:style-name="ro1">
          <table:table-cell office:value-type="string" calcext:value-type="string">
            <text:p>FSL_XGMAC_MDIO</text:p>
          </table:table-cell>
          <table:table-cell office:value-type="string" calcext:value-type="string">
            <text:p>This driver supports the MDIO bus on the Fman 10G Ethernet MACs, and on the FMan mEMAC (which supports both Clauses 22 and 45)</text:p>
          </table:table-cell>
          <table:table-cell table:number-columns-repeated="1022"/>
        </table:table-row>
        <table:table-row table:style-name="ro1">
          <table:table-cell office:value-type="string" calcext:value-type="string">
            <text:p>USB_HSO</text:p>
          </table:table-cell>
          <table:table-cell office:value-type="string" calcext:value-type="string">
            <text:p>Choose this option if you have an Option HSDPA/HSUPA card. These cards support downlink speeds of 7.2Mbps or greater. <text:s/>To compile this driver as a module, choose M here: the module will be called hso.</text:p>
          </table:table-cell>
          <table:table-cell table:number-columns-repeated="1022"/>
        </table:table-row>
        <table:table-row table:style-name="ro1">
          <table:table-cell office:value-type="string" calcext:value-type="string">
            <text:p>I2C_PIIX4</text:p>
          </table:table-cell>
          <table:table-cell office:value-type="string" calcext:value-type="string">
            <text:p>If you say yes to this option, support will be included for the Intel PIIX4 family of mainboard I2C interfaces. <text:s/>Specifically, the following versions of the chipset are supported (note that Serverworks is part of Broadcom): <text:s text:c="2"/>Intel PIIX4 <text:s text:c="2"/>Intel 440MX <text:s text:c="2"/>ATI IXP200 <text:s text:c="2"/>ATI IXP300 <text:s text:c="2"/>ATI IXP400 <text:s text:c="2"/>ATI SB600 <text:s text:c="2"/>ATI SB700/SP5100 <text:s text:c="2"/>ATI SB800 <text:s text:c="2"/>AMD Hudson-2 <text:s text:c="2"/>AMD ML <text:s text:c="2"/>AMD CZ <text:s text:c="2"/>Serverworks OSB4 <text:s text:c="2"/>Serverworks CSB5 <text:s text:c="2"/>Serverworks CSB6 <text:s text:c="2"/>Serverworks HT-1000 <text:s text:c="2"/>Serverworks HT-1100 <text:s text:c="2"/>SMSC Victory66 <text:s/>Some AMD chipsets contain two PIIX4-compatible SMBus controllers. This driver will attempt to use both controllers on the SB700/SP5100, if they have been initialized by the BIOS. <text:s/>This driver can also be built as a module. <text:s/>If so, the module will be called i2c-piix4.</text:p>
          </table:table-cell>
          <table:table-cell table:number-columns-repeated="1022"/>
        </table:table-row>
        <table:table-row table:style-name="ro1">
          <table:table-cell office:value-type="string" calcext:value-type="string">
            <text:p>AU1000_FIR</text:p>
          </table:table-cell>
          <table:table-cell office:value-type="string" calcext:value-type="string">
            <text:p>Say Y/M here to build support the IrDA peripheral on the Alchemy Au1000 and Au1100 SoCs. Say M to build a module. it will be called au1k_ir.ko</text:p>
          </table:table-cell>
          <table:table-cell table:number-columns-repeated="1022"/>
        </table:table-row>
        <table:table-row table:style-name="ro1">
          <table:table-cell office:value-type="string" calcext:value-type="string">
            <text:p>DL2K</text:p>
          </table:table-cell>
          <table:table-cell office:value-type="string" calcext:value-type="string">
            <text:p>This driver supports DL2000/TC902x/IP1000A-based Gigabit ethernet cards, which includes D-Link DGE-550T Gigabit Ethernet Adapter. D-Link DL2000-based Gigabit Ethernet Adapter. Sundance/Tamarack TC902x Gigabit Ethernet Adapter. ICPlus IP1000A-based cards <text:s/>To compile this driver as a module, choose M here: the module will be called dl2k.</text:p>
          </table:table-cell>
          <table:table-cell table:number-columns-repeated="1022"/>
        </table:table-row>
        <table:table-row table:style-name="ro1">
          <table:table-cell office:value-type="string" calcext:value-type="string">
            <text:p>VIDEO_FB_IVTV</text:p>
          </table:table-cell>
          <table:table-cell office:value-type="string" calcext:value-type="string">
            <text:p>This is a framebuffer driver for the Conexant cx23415 MPEG encoder/decoder. <text:s/>This is used in the Hauppauge PVR-350 card. There is a driver homepage at &lt;http://www.ivtvdriver.org&gt;. <text:s/>In order to use this module, you will need to boot with PAT disabled on x86 systems, using the nopat kernel parameter. <text:s/>To compile this driver as a module, choose M here: the module will be called ivtvfb.</text:p>
          </table:table-cell>
          <table:table-cell table:number-columns-repeated="1022"/>
        </table:table-row>
        <table:table-row table:style-name="ro1">
          <table:table-cell office:value-type="string" calcext:value-type="string">
            <text:p>RTC_DRV_TWL92330</text:p>
          </table:table-cell>
          <table:table-cell office:value-type="string" calcext:value-type="string">
            <text:p>If you say yes here you get support for the RTC on the TWL92330 Menelaus power management chip, used with OMAP2 platforms. The support is integrated with the rest of the Menelaus driver. it's not separate module.</text:p>
          </table:table-cell>
          <table:table-cell table:number-columns-repeated="1022"/>
        </table:table-row>
        <table:table-row table:style-name="ro1">
          <table:table-cell office:value-type="string" calcext:value-type="string">
            <text:p>FM10K</text:p>
          </table:table-cell>
          <table:table-cell office:value-type="string" calcext:value-type="string">
            <text:p>This driver supports Intel(R) FM10000 Ethernet Switch Host Interface. <text:s/>For more information on how to identify your adapter, go to the Adapter &amp; Driver ID Guide that can be located at: <text:s/>&lt;http://support.intel.com&gt; <text:s/>To compile this driver as a module, choose M here. The module will be called fm10k. <text:s/>MSI-X interrupt support is required</text:p>
          </table:table-cell>
          <table:table-cell table:number-columns-repeated="1022"/>
        </table:table-row>
        <table:table-row table:style-name="ro1">
          <table:table-cell office:value-type="string" calcext:value-type="string">
            <text:p>VXGE</text:p>
          </table:table-cell>
          <table:table-cell office:value-type="string" calcext:value-type="string">
            <text:p>This driver supports Exar Corp's X3100 Series 10 GbE PCIe I/O Virtualized Server Adapter. <text:s/>More specific information on configuring the driver is in &lt;file:Documentation/networking/vxge.txt&gt;. <text:s/>To compile this driver as a module, choose M here. The module will be called vxge.</text:p>
          </table:table-cell>
          <table:table-cell table:number-columns-repeated="1022"/>
        </table:table-row>
        <table:table-row table:style-name="ro1">
          <table:table-cell office:value-type="string" calcext:value-type="string">
            <text:p>AD5360</text:p>
          </table:table-cell>
          <table:table-cell office:value-type="string" calcext:value-type="string">
            <text:p>Say yes here to build support for Analog Devices AD5360, AD5361, AD5362, AD5363, AD5370, AD5371, AD5373 multi-channel Digital to Analog Converters (DAC). <text:s/>To compile this driver as module choose M here: the module will be called ad5360.</text:p>
          </table:table-cell>
          <table:table-cell table:number-columns-repeated="1022"/>
        </table:table-row>
        <table:table-row table:style-name="ro1">
          <table:table-cell office:value-type="string" calcext:value-type="string">
            <text:p>ATH9K_HTC_DEBUGFS</text:p>
          </table:table-cell>
          <table:table-cell office:value-type="string" calcext:value-type="string">
            <text:p>Say Y, if you need access to ath9k_htc's statistics. As well as access to the FFT/spectral data.</text:p>
          </table:table-cell>
          <table:table-cell table:number-columns-repeated="1022"/>
        </table:table-row>
        <table:table-row table:style-name="ro1">
          <table:table-cell office:value-type="string" calcext:value-type="string">
            <text:p>S390_TAPE_34XX</text:p>
          </table:table-cell>
          <table:table-cell office:value-type="string" calcext:value-type="string">
            <text:p>Select this option if you want to access IBM 3480/3490 magnetic tape subsystems and 100% compatibles. It is safe to say Y here.</text:p>
          </table:table-cell>
          <table:table-cell table:number-columns-repeated="1022"/>
        </table:table-row>
        <table:table-row table:style-name="ro1">
          <table:table-cell office:value-type="string" calcext:value-type="string">
            <text:p>B43_PHY_HT</text:p>
          </table:table-cell>
          <table:table-cell office:value-type="string" calcext:value-type="string">
            <text:p>This PHY type with 3x3:3 MIMO can be found in the BCM4331 PCI chipset.</text:p>
          </table:table-cell>
          <table:table-cell table:number-columns-repeated="1022"/>
        </table:table-row>
        <table:table-row table:style-name="ro1">
          <table:table-cell office:value-type="string" calcext:value-type="string">
            <text:p>GPIO_CS5535</text:p>
          </table:table-cell>
          <table:table-cell office:value-type="string" calcext:value-type="string">
            <text:p>The AMD CS5535 and CS5536 southbridges support 28 GPIO pins that can be used for quite a number of things. <text:s/>The CS5535/6 is found on AMD Geode and Lemote Yeeloong devices. <text:s/>If unsure, say N.</text:p>
          </table:table-cell>
          <table:table-cell table:number-columns-repeated="1022"/>
        </table:table-row>
        <table:table-row table:style-name="ro1">
          <table:table-cell office:value-type="string" calcext:value-type="string">
            <text:p>HID_APPLEIR</text:p>
          </table:table-cell>
          <table:table-cell office:value-type="string" calcext:value-type="string">
            <text:p>Support for Apple infrared remote control. All the Apple computers from <text:s text:c="2"/>2005 onwards include such a port, except the unibody Macbook (2009), <text:s text:c="2"/>and Mac Pros. This receiver is also used in the Apple TV set-top box <text:s text:c="2"/>prior to the 2010 model. <text:s/>Say Y here if you want support for Apple infrared remote control.</text:p>
          </table:table-cell>
          <table:table-cell table:number-columns-repeated="1022"/>
        </table:table-row>
        <table:table-row table:style-name="ro1">
          <table:table-cell office:value-type="string" calcext:value-type="string">
            <text:p>EBC_C384_WDT</text:p>
          </table:table-cell>
          <table:table-cell office:value-type="string" calcext:value-type="string">
            <text:p>Enables watchdog timer support for the watchdog timer on the WinSystems EBC-C384 motherboard. The timeout may be configured via the timeout module parameter.</text:p>
          </table:table-cell>
          <table:table-cell table:number-columns-repeated="1022"/>
        </table:table-row>
        <table:table-row table:style-name="ro1">
          <table:table-cell office:value-type="string" calcext:value-type="string">
            <text:p>DMASCC</text:p>
          </table:table-cell>
          <table:table-cell office:value-type="string" calcext:value-type="string">
            <text:p>This is a driver for high-speed SCC boards, i.e. those supporting DMA on one port. You usually use those boards to connect your computer to an amateur radio modem (such as the WA4DSY 56kbps modem), in order to send and receive AX.25 packet radio network traffic. <text:s/>Currently, this driver supports Ottawa PI/PI2, Paccomm/Gracilis PackeTwin, and S5SCC/DMA boards. They are detected automatically. If you have one of these cards, say Y here and read the AX25-HOWTO, available from &lt;http://www.tldp.org/docs.html#howto&gt;. <text:s/>This driver can operate multiple boards simultaneously. If you compile it as a module (by saying M instead of Y), it will be called dmascc. If you don't pass any parameter to the driver, all possible I/O addresses are probed. This could irritate other devices that are currently not in use. You may specify the list of addresses to be probed by dmascc.io=addr1,addr2,... (when compiled into the kernel image) or io=addr1,addr2,... (when loaded as a module). The network interfaces will be called dmascc0 and dmascc1 for the board detected first, dmascc2 and dmascc3 for the second one, and so on. <text:s/>Before you configure each interface with ifconfig, you MUST set certain parameters, such as channel access timing, clock mode, and DMA channel. This is accomplished with a small utility program, dmascc_cfg, available at &lt;http://www.linux-ax25.org/wiki/Ax25-tools&gt;. Please be sure to get at least version 1.27 of dmascc_cfg, as older versions will not work with the current driver.</text:p>
          </table:table-cell>
          <table:table-cell table:number-columns-repeated="1022"/>
        </table:table-row>
        <table:table-row table:style-name="ro1">
          <table:table-cell office:value-type="string" calcext:value-type="string">
            <text:p>SND_ICE1712</text:p>
          </table:table-cell>
          <table:table-cell office:value-type="string" calcext:value-type="string">
            <text:p>Say Y here to include support for soundcards based on the ICE1712 (Envy24) chip. <text:s/>Currently supported hardware is: M-Audio Delta 1010(LT), DiO 2496, 66, 44, 410, Audiophile 24/96. Digigram VX442. TerraTec EWX 24/96, EWS 88MT/D, DMX 6Fire, Phase 88. Hoontech SoundTrack DSP 24/Value/Media7.1. Event EZ8. Lionstracs Mediastation, Terrasoniq TS 88. <text:s/>To compile this driver as a module, choose M here: the module will be called snd-ice1712.</text:p>
          </table:table-cell>
          <table:table-cell table:number-columns-repeated="1022"/>
        </table:table-row>
        <table:table-row table:style-name="ro1">
          <table:table-cell office:value-type="string" calcext:value-type="string">
            <text:p>DM_RAID</text:p>
          </table:table-cell>
          <table:table-cell office:value-type="string" calcext:value-type="string">
            <text:p>A dm target that supports RAID1, RAID10, RAID4, RAID5 and RAID6 mappings <text:s/>A RAID-5 set of N drives with a capacity of C MB per drive provides the capacity of C * (N - 1) MB, and protects against a failure of a single drive. For a given sector (row) number, (N - 1) drives contain data sectors, and one drive contains the parity protection. For a RAID-4 set, the parity blocks are present on a single drive, while a RAID-5 set distributes the parity across the drives in one of the available parity distribution methods. <text:s/>A RAID-6 set of N drives with a capacity of C MB per drive provides the capacity of C * (N - 2) MB, and protects against a failure of any two drives. For a given sector (row) number, (N - 2) drives contain data sectors, and two drives contains two independent redundancy syndromes. <text:s/>Like RAID-5, RAID-6 distributes the syndromes across the drives in one of the available parity distribution methods.</text:p>
          </table:table-cell>
          <table:table-cell table:number-columns-repeated="1022"/>
        </table:table-row>
        <table:table-row table:style-name="ro1">
          <table:table-cell office:value-type="string" calcext:value-type="string">
            <text:p>LCD_LMS283GF05</text:p>
          </table:table-cell>
          <table:table-cell office:value-type="string" calcext:value-type="string">
            <text:p>SPI driver for Samsung LMS283GF05. This provides basic support for powering the LCD up/down through a sysfs interface.</text:p>
          </table:table-cell>
          <table:table-cell table:number-columns-repeated="1022"/>
        </table:table-row>
        <table:table-row table:style-name="ro1">
          <table:table-cell office:value-type="string" calcext:value-type="string">
            <text:p>VIDEO_GO7007_LOADER</text:p>
          </table:table-cell>
          <table:table-cell office:value-type="string" calcext:value-type="string">
            <text:p>This is a go7007 firmware loader driver for the WIS GO7007 MPEG encoder chip over USB. <text:s/>To compile this driver as a module, choose M here: the module will be called go7007-loader.</text:p>
          </table:table-cell>
          <table:table-cell table:number-columns-repeated="1022"/>
        </table:table-row>
        <table:table-row table:style-name="ro1">
          <table:table-cell office:value-type="string" calcext:value-type="string">
            <text:p>STK3310</text:p>
          </table:table-cell>
          <table:table-cell office:value-type="string" calcext:value-type="string">
            <text:p>Say yes here to get support for the Sensortek STK3310 ambient light and proximity sensor. The STK3311 model is also supported by this driver. <text:s/>Choosing M will build the driver as a module. If so, the module will be called stk3310.</text:p>
          </table:table-cell>
          <table:table-cell table:number-columns-repeated="1022"/>
        </table:table-row>
        <table:table-row table:style-name="ro1">
          <table:table-cell office:value-type="string" calcext:value-type="string">
            <text:p>HIGHMEM64G</text:p>
          </table:table-cell>
          <table:table-cell office:value-type="string" calcext:value-type="string">
            <text:p>Select this if you have a 32-bit processor and more than 4 gigabytes of physical RAM.</text:p>
          </table:table-cell>
          <table:table-cell table:number-columns-repeated="1022"/>
        </table:table-row>
        <table:table-row table:style-name="ro1">
          <table:table-cell office:value-type="string" calcext:value-type="string">
            <text:p>COMEDI_DEFAULT_BUF_MAXSIZE_KB</text:p>
          </table:table-cell>
          <table:table-cell office:value-type="string" calcext:value-type="string">
            <text:p>This is the default maximum asynchronous buffer size which can be requested by a userspace program without root privileges. This is set to 20480 KiB so that a fast I/O card with 16 channels running at 100 kHz has 2-4 seconds of buffer.</text:p>
          </table:table-cell>
          <table:table-cell table:number-columns-repeated="1022"/>
        </table:table-row>
        <table:table-row table:style-name="ro1">
          <table:table-cell office:value-type="string" calcext:value-type="string">
            <text:p>AD5380</text:p>
          </table:table-cell>
          <table:table-cell office:value-type="string" calcext:value-type="string">
            <text:p>Say yes here to build support for Analog Devices AD5380, AD5381, AD5382, AD5383, AD5384, AD5390, AD5391, AD5392 multi-channel Digital to Analog Converters (DAC). <text:s/>To compile this driver as module choose M here: the module will be called ad5380.</text:p>
          </table:table-cell>
          <table:table-cell table:number-columns-repeated="1022"/>
        </table:table-row>
        <table:table-row table:style-name="ro1">
          <table:table-cell office:value-type="string" calcext:value-type="string">
            <text:p>P54_SPI_DEFAULT_EEPROM</text:p>
          </table:table-cell>
          <table:table-cell office:value-type="string" calcext:value-type="string">
            <text:p>Unlike the PCI or USB devices, the SPI variants don't have a dedicated EEPROM chip to store all device specific values for calibration, country and interface settings. <text:s/>The driver will try to load the image 3826.eeprom, if the file is put at the right place. (usually /lib/firmware.) <text:s/>Only if this request fails, this option will provide a backup set of generic values to get the device working. <text:s/>Enabling this option adds about 4k to p54spi.</text:p>
          </table:table-cell>
          <table:table-cell table:number-columns-repeated="1022"/>
        </table:table-row>
        <table:table-row table:style-name="ro1">
          <table:table-cell office:value-type="string" calcext:value-type="string">
            <text:p>CRYPTO_MD5_SPARC64</text:p>
          </table:table-cell>
          <table:table-cell office:value-type="string" calcext:value-type="string">
            <text:p>MD5 message digest algorithm (RFC1321) implemented using sparc64 crypto instructions, when available.</text:p>
          </table:table-cell>
          <table:table-cell table:number-columns-repeated="1022"/>
        </table:table-row>
        <table:table-row table:style-name="ro1">
          <table:table-cell office:value-type="string" calcext:value-type="string">
            <text:p>IEEE802154_CA8210_DEBUGFS</text:p>
          </table:table-cell>
          <table:table-cell office:value-type="string" calcext:value-type="string">
            <text:p>This option compiles debugfs code for the ca8210 driver. This exposes a debugfs node for each CA8210 instance which allows direct use of the Cascoda API, exposing the 802.15.4 MAC management entities.</text:p>
          </table:table-cell>
          <table:table-cell table:number-columns-repeated="1022"/>
        </table:table-row>
        <table:table-row table:style-name="ro1">
          <table:table-cell office:value-type="string" calcext:value-type="string">
            <text:p>CAN_PEAK_PCIEFD</text:p>
          </table:table-cell>
          <table:table-cell office:value-type="string" calcext:value-type="string">
            <text:p>This driver adds support for the PEAK-System PCI Express FD CAN-FD cards family. These 1x or 2x CAN-FD channels cards offer CAN 2.0 a/b as well as CAN-FD access to the CAN bus. Besides the nominal bitrate of up to 1 Mbit/s, the data bytes of CAN-FD frames can be transmitted with up to 12 Mbit/s. A galvanic isolation of the CAN ports protects the electronics of the card and the respective computer against disturbances of up to 500 Volts. The PCAN-PCI Express FD can be operated with ambient temperatures in a range of -40 to +85 °C.</text:p>
          </table:table-cell>
          <table:table-cell table:number-columns-repeated="1022"/>
        </table:table-row>
        <table:table-row table:style-name="ro1">
          <table:table-cell office:value-type="string" calcext:value-type="string">
            <text:p>KEYBOARD_TCA8418</text:p>
          </table:table-cell>
          <table:table-cell office:value-type="string" calcext:value-type="string">
            <text:p>This driver implements basic keypad functionality for keys connected through TCA8418 keypad decoder. <text:s/>Say Y here if your device has keys connected to TCA8418 keypad decoder. <text:s/>If enabled the complete TCA8418 device will be managed through this driver. <text:s/>To compile this driver as a module, choose M here: the module will be called tca8418_keypad.</text:p>
          </table:table-cell>
          <table:table-cell table:number-columns-repeated="1022"/>
        </table:table-row>
        <table:table-row table:style-name="ro1">
          <table:table-cell office:value-type="string" calcext:value-type="string">
            <text:p>MACMACE</text:p>
          </table:table-cell>
          <table:table-cell office:value-type="string" calcext:value-type="string">
            <text:p>Support for the onboard AMD 79C940 MACE Ethernet controller used in the 660AV and 840AV Macintosh. <text:s/>If you have one of these Macintoshes say Y here.</text:p>
          </table:table-cell>
          <table:table-cell table:number-columns-repeated="1022"/>
        </table:table-row>
        <table:table-row table:style-name="ro1">
          <table:table-cell office:value-type="string" calcext:value-type="string">
            <text:p>SND_SOC_BFIN_EVAL_ADAU1701</text:p>
          </table:table-cell>
          <table:table-cell office:value-type="string" calcext:value-type="string">
            <text:p>Say Y if you want to add support for the Analog Devices EVAL-ADAU1701MINIZ board connected to one of the Blackfin evaluation boards like the BF5XX-STAMP or BF5XX-EZKIT.</text:p>
          </table:table-cell>
          <table:table-cell table:number-columns-repeated="1022"/>
        </table:table-row>
        <table:table-row table:style-name="ro1">
          <table:table-cell office:value-type="string" calcext:value-type="string">
            <text:p>HMC_DRV</text:p>
          </table:table-cell>
          <table:table-cell office:value-type="string" calcext:value-type="string">
            <text:p>This option enables support for file transfers from a Hardware Management Console (HMC) drive CD/DVD-ROM. It is available as a module, called 'hmcdrv', and also as kernel built-in. There is one optional parameter for this module: cachesize=N, which modifies the transfer cache size from it's default value 0.5MB to N bytes. If N is zero, then no caching is performed.</text:p>
          </table:table-cell>
          <table:table-cell table:number-columns-repeated="1022"/>
        </table:table-row>
        <table:table-row table:style-name="ro1">
          <table:table-cell office:value-type="string" calcext:value-type="string">
            <text:p>SENSORS_NSA320</text:p>
          </table:table-cell>
          <table:table-cell office:value-type="string" calcext:value-type="string">
            <text:p>If you say yes here you get support for hardware monitoring for the ZyXEL NSA320 Media Server and other compatible devices (probably the NSA325 and some NSA310 variants). <text:s/>The sensor data is taken from a Holtek HT46R065 microcontroller connected to GPIO lines. <text:s/>This driver can also be built as a module. If so, the module will be called nsa320-hwmon.</text:p>
          </table:table-cell>
          <table:table-cell table:number-columns-repeated="1022"/>
        </table:table-row>
        <table:table-row table:style-name="ro1">
          <table:table-cell office:value-type="string" calcext:value-type="string">
            <text:p>EVM_EXTRA_SMACK_XATTRS</text:p>
          </table:table-cell>
          <table:table-cell office:value-type="string" calcext:value-type="string">
            <text:p>Include additional SMACK xattrs for HMAC calculation. <text:s/>In addition to the original security xattrs (eg. security.selinux, security.SMACK64, security.capability, and security.ima) included in the HMAC calculation, enabling this option includes newly defined Smack xattrs: security.SMACK64EXEC, security.SMACK64TRANSMUTE and security.SMACK64MMAP. <text:s/>WARNING: changing the HMAC calculation method or adding additional info to the calculation, requires existing EVM labeled file systems to be relabeled.</text:p>
          </table:table-cell>
          <table:table-cell table:number-columns-repeated="1022"/>
        </table:table-row>
        <table:table-row table:style-name="ro1">
          <table:table-cell office:value-type="string" calcext:value-type="string">
            <text:p>EXTCON_MAX77843</text:p>
          </table:table-cell>
          <table:table-cell office:value-type="string" calcext:value-type="string">
            <text:p>If you say yes here you get support for the MUIC device of Maxim MAX77843. The MAX77843 MUIC is a USB port accessory detector add switch.</text:p>
          </table:table-cell>
          <table:table-cell table:number-columns-repeated="1022"/>
        </table:table-row>
        <table:table-row table:style-name="ro1">
          <table:table-cell office:value-type="string" calcext:value-type="string">
            <text:p>SERIO_PCIPS2</text:p>
          </table:table-cell>
          <table:table-cell office:value-type="string" calcext:value-type="string">
            <text:p>Say Y here if you have a Mobility Docking station with PS/2 keyboard and mice ports. <text:s/>To compile this driver as a module, choose M here: the module will be called pcips2.</text:p>
          </table:table-cell>
          <table:table-cell table:number-columns-repeated="1022"/>
        </table:table-row>
        <table:table-row table:style-name="ro1">
          <table:table-cell office:value-type="string" calcext:value-type="string">
            <text:p>ATH9K_STATION_STATISTICS</text:p>
          </table:table-cell>
          <table:table-cell office:value-type="string" calcext:value-type="string">
            <text:p>This option enables detailed statistics for association stations.</text:p>
          </table:table-cell>
          <table:table-cell table:number-columns-repeated="1022"/>
        </table:table-row>
        <table:table-row table:style-name="ro1">
          <table:table-cell table:style-name="ce2" office:value-type="string" calcext:value-type="string">
            <text:p>MSDOS_FS</text:p>
          </table:table-cell>
          <table:table-cell table:style-name="ce2" office:value-type="string" calcext:value-type="string">
            <text:p>This allows you to mount MSDOS partitions of your hard drive (unless they are compressed. to access compressed MSDOS partitions under Linux, you can either use the DOS emulator DOSEMU, described in the DOSEMU-HOWTO, available from &lt;http://www.tldp.org/docs.html#howto&gt;, or try dmsdosfs in &lt;ftp://ibiblio.org/pub/Linux/system/filesystems/dosfs/&gt;. If you intend to use dosemu with a non-compressed MSDOS partition, say Y here) and MSDOS floppies. This means that file access becomes transparent, i.e. the MSDOS files look and behave just like all other Unix files. <text:s/>If you have Windows 95 or Windows NT installed on your MSDOS partitions, you should use the VFAT file system (say Y to VFAT fs support below), or you will not be able to see the long filenames generated by Windows 95 / Windows NT. <text:s/>This option will enlarge your kernel by about 7 KB. If unsure, answer Y. This will only work if you said Y to DOS FAT fs support as well. To compile this as a module, choose M here: the module will be called msdos.</text:p>
          </table:table-cell>
          <table:table-cell table:style-name="ce2" table:number-columns-repeated="1022"/>
        </table:table-row>
        <table:table-row table:style-name="ro1">
          <table:table-cell office:value-type="string" calcext:value-type="string">
            <text:p>WILC1000_SDIO</text:p>
          </table:table-cell>
          <table:table-cell office:value-type="string" calcext:value-type="string">
            <text:p>This module adds support for the SDIO interface of adapters using WILC1000 chipset. The Atmel WILC1000 SDIO is a full speed interface. It meets SDIO card specification version 2.0. The interface supports the 1-bit/4-bit SD transfer mode at the clock range of 0-50 MHz. The host can use this interface to read and write from any register within the chip as well as configure the WILC1000 for data DMA. To use this interface, pin9 (SDIO_SPI_CFG) must be grounded. Select this if your platform is using the SDIO bus.</text:p>
          </table:table-cell>
          <table:table-cell table:number-columns-repeated="1022"/>
        </table:table-row>
        <table:table-row table:style-name="ro1">
          <table:table-cell table:style-name="ce3" office:value-type="string" calcext:value-type="string">
            <text:p>SND_PCM_TIMER</text:p>
          </table:table-cell>
          <table:table-cell table:style-name="ce3" office:value-type="string" calcext:value-type="string">
            <text:p>If you disable this option, pcm timer will be unavailable, so those stubs that use pcm timer (e.g. dmix, dsnoop &amp; co) may work incorrectlly. <text:s/>For some embedded devices, we may disable it to reduce memory footprint, about 20KB on x86_64 platform.</text:p>
          </table:table-cell>
          <table:table-cell table:style-name="ce3" table:number-columns-repeated="1022"/>
        </table:table-row>
        <table:table-row table:style-name="ro1">
          <table:table-cell office:value-type="string" calcext:value-type="string">
            <text:p>PINCTRL_IPROC_GPIO</text:p>
          </table:table-cell>
          <table:table-cell office:value-type="string" calcext:value-type="string">
            <text:p>Say yes here to enable the Broadcom iProc GPIO driver. <text:s/>The Broadcom iProc based SoCs- Cygnus, NS2, NSP and Stingray, use same GPIO Controller IP hence this driver could be used for all. <text:s/>The Broadcom Cygnus SoC has 3 GPIO controllers including the ASIU GPIO controller (ASIU), the chipCommonG GPIO controller (CCM), and the always-ON GPIO controller (CRMU/AON). All 3 GPIO controllers are supported by this driver. <text:s/>The Broadcom NSP has two GPIO controllers including the ChipcommonA GPIO, the ChipcommonB GPIO. Later controller is supported by this driver. <text:s/>The Broadcom NS2 has two GPIO controller including the CRMU GPIO, the ChipcommonG GPIO. Both controllers are supported by this driver. <text:s/>The Broadcom Stingray GPIO controllers are supported by this driver. <text:s/>All above SoCs GPIO controllers support basic PINCONF functions such as bias pull up, pull down, and drive strength configurations, when these pins are muxed to GPIO. <text:s/>It provides the framework where pins from the individual GPIO can be individually muxed to GPIO function, through interaction with the SoCs IOMUX controller. This features could be used only on SoCs which support individual pin muxing.</text:p>
          </table:table-cell>
          <table:table-cell table:number-columns-repeated="1022"/>
        </table:table-row>
        <table:table-row table:style-name="ro1">
          <table:table-cell office:value-type="string" calcext:value-type="string">
            <text:p>ATH5K_AHB</text:p>
          </table:table-cell>
          <table:table-cell office:value-type="string" calcext:value-type="string">
            <text:p>This adds support for WiSoC type chipsets of the 5xxx Atheros family.</text:p>
          </table:table-cell>
          <table:table-cell table:number-columns-repeated="1022"/>
        </table:table-row>
        <table:table-row table:style-name="ro1">
          <table:table-cell office:value-type="string" calcext:value-type="string">
            <text:p>PINCTRL_NS2_MUX</text:p>
          </table:table-cell>
          <table:table-cell office:value-type="string" calcext:value-type="string">
            <text:p>Say yes here to enable the Broadcom NS2 MUX driver. <text:s/>The Broadcom Northstar2 IOMUX driver supports group based IOMUX configuration.</text:p>
          </table:table-cell>
          <table:table-cell table:number-columns-repeated="1022"/>
        </table:table-row>
        <table:table-row table:style-name="ro1">
          <table:table-cell office:value-type="string" calcext:value-type="string">
            <text:p>WATCHDOG</text:p>
          </table:table-cell>
          <table:table-cell office:value-type="string" calcext:value-type="string">
            <text:p>If you say Y here (and to one of the following options) and create a character special file /dev/watchdog with major number 10 and minor number 130 using mknod (man mknod), you will get a watchdog, i.e.: subsequently opening the file and then failing to write to it for longer than 1 minute will result in rebooting the machine. This could be useful for a networked machine that needs to come back on-line as fast as possible after a lock-up. There's both a watchdog implementation entirely in software (which can sometimes fail to reboot the machine) and a driver for hardware watchdog boards, which are more robust and can also keep track of the temperature inside your computer. For details, read &lt;file:Documentation/watchdog/watchdog-api.txt&gt; in the kernel source. <text:s/>The watchdog is usually used together with the watchdog daemon which is available from &lt;ftp://ibiblio.org/pub/Linux/system/daemons/watchdog/&gt;. This daemon can also monitor NFS connections and can reboot the machine when the process table is full. <text:s/>If unsure, say N.</text:p>
          </table:table-cell>
          <table:table-cell table:number-columns-repeated="1022"/>
        </table:table-row>
        <table:table-row table:style-name="ro1">
          <table:table-cell office:value-type="string" calcext:value-type="string">
            <text:p>USB_IPHETH</text:p>
          </table:table-cell>
          <table:table-cell office:value-type="string" calcext:value-type="string">
            <text:p>Module used to share Internet connection (tethering) from your iPhone (Original, 3G and 3GS) to your system. Note that you need userspace libraries and programs that are needed to pair your device with your system and that understand the iPhone protocol. <text:s/>For more information: http://giagio.com/wiki/moin.cgi/iPhoneEthernetDriver</text:p>
          </table:table-cell>
          <table:table-cell table:number-columns-repeated="1022"/>
        </table:table-row>
        <table:table-row table:style-name="ro1">
          <table:table-cell office:value-type="string" calcext:value-type="string">
            <text:p>SENSORS_INA2XX</text:p>
          </table:table-cell>
          <table:table-cell office:value-type="string" calcext:value-type="string">
            <text:p>If you say yes here you get support for INA219, INA220, INA226, INA230, and INA231 power monitor chips. <text:s/>The INA2xx driver is configured for the default configuration of the part as described in the datasheet. Default value for Rshunt is 10 mOhms. This driver can also be built as a module. <text:s/>If so, the module will be called ina2xx.</text:p>
          </table:table-cell>
          <table:table-cell table:number-columns-repeated="1022"/>
        </table:table-row>
        <table:table-row table:style-name="ro1">
          <table:table-cell office:value-type="string" calcext:value-type="string">
            <text:p>AB3100_CORE</text:p>
          </table:table-cell>
          <table:table-cell office:value-type="string" calcext:value-type="string">
            <text:p>Select this to enable the AB3100 Mixed Signal IC core functionality. This connects to a AB3100 on the I2C bus and expose a number of symbols needed for dependent devices to read and write registers and subscribe to events from this multi-functional IC. This is needed to use other features of the AB3100 such as battery-backed RTC, charging control, LEDs, vibrator, system power and temperature, power management and ALSA sound.</text:p>
          </table:table-cell>
          <table:table-cell table:number-columns-repeated="1022"/>
        </table:table-row>
        <table:table-row table:style-name="ro1">
          <table:table-cell office:value-type="string" calcext:value-type="string">
            <text:p>BE2NET</text:p>
          </table:table-cell>
          <table:table-cell office:value-type="string" calcext:value-type="string">
            <text:p>This driver implements the NIC functionality for ServerEngines' 10Gbps network adapter - BladeEngine.</text:p>
          </table:table-cell>
          <table:table-cell table:number-columns-repeated="1022"/>
        </table:table-row>
        <table:table-row table:style-name="ro1">
          <table:table-cell office:value-type="string" calcext:value-type="string">
            <text:p>REGULATOR_TPS80031</text:p>
          </table:table-cell>
          <table:table-cell office:value-type="string" calcext:value-type="string">
            <text:p>TPS80031/ TPS80032 Fully Integrated Power Management with Power Path and Battery Charger. It has 5 configurable step-down converters, 11 general purpose LDOs, VBUS generator and digital output to control regulators.</text:p>
          </table:table-cell>
          <table:table-cell table:number-columns-repeated="1022"/>
        </table:table-row>
        <table:table-row table:style-name="ro1">
          <table:table-cell office:value-type="string" calcext:value-type="string">
            <text:p>VIDEO_VIM2M</text:p>
          </table:table-cell>
          <table:table-cell office:value-type="string" calcext:value-type="string">
            <text:p>This is a virtual test device for the memory-to-memory driver framework.</text:p>
          </table:table-cell>
          <table:table-cell table:number-columns-repeated="1022"/>
        </table:table-row>
        <table:table-row table:style-name="ro1">
          <table:table-cell office:value-type="string" calcext:value-type="string">
            <text:p>INTEL_MEI_ME</text:p>
          </table:table-cell>
          <table:table-cell office:value-type="string" calcext:value-type="string">
            <text:p>MEI support for ME Enabled Intel chipsets. <text:s/>Supported Chipsets are: 7 Series Chipset Family 6 Series Chipset Family 5 Series Chipset Family 4 Series Chipset Family Mobile 4 Series Chipset Family ICH9 82946GZ/GL 82G35 Express 82Q963/Q965 82P965/G965 Mobile PM965/GM965 Mobile GME965/GLE960 82Q35 Express 82G33/G31/P35/P31 Express 82Q33 Express 82X38/X48 Express</text:p>
          </table:table-cell>
          <table:table-cell table:number-columns-repeated="1022"/>
        </table:table-row>
        <table:table-row table:style-name="ro1">
          <table:table-cell office:value-type="string" calcext:value-type="string">
            <text:p>TI_EMIF</text:p>
          </table:table-cell>
          <table:table-cell office:value-type="string" calcext:value-type="string">
            <text:p>This driver is for the EMIF module available in Texas Instruments SoCs. EMIF is an SDRAM controller that, based on its revision, supports one or more of DDR2, DDR3, and LPDDR2 SDRAM protocols. This driver takes care of only LPDDR2 memories presently. The functions of the driver includes re-configuring AC timing parameters and other settings during frequency, voltage and temperature changes</text:p>
          </table:table-cell>
          <table:table-cell table:number-columns-repeated="1022"/>
        </table:table-row>
        <table:table-row table:style-name="ro1">
          <table:table-cell office:value-type="string" calcext:value-type="string">
            <text:p>SCSI_CHELSIO_FCOE</text:p>
          </table:table-cell>
          <table:table-cell office:value-type="string" calcext:value-type="string">
            <text:p>This driver supports FCoE Offload functionality over Chelsio T4-based 10Gb Converged Network Adapters. <text:s/>For general information about Chelsio and our products, visit our website at &lt;http://www.chelsio.com&gt;. <text:s/>For customer support, please visit our customer support page at &lt;http://www.chelsio.com/support.html&gt;. <text:s/>Please send feedback to &lt;linux-bugs@chelsio.com&gt;. <text:s/>To compile this driver as a module choose M here. the module will be called csiostor.</text:p>
          </table:table-cell>
          <table:table-cell table:number-columns-repeated="1022"/>
        </table:table-row>
        <table:table-row table:style-name="ro1">
          <table:table-cell office:value-type="string" calcext:value-type="string">
            <text:p>GPIO_AMD8111</text:p>
          </table:table-cell>
          <table:table-cell office:value-type="string" calcext:value-type="string">
            <text:p>The AMD 8111 south bridge contains 32 GPIO pins which can be used. <text:s/>Note, that usually system firmware/ACPI handles GPIO pins on their own and users might easily break their systems with uncarefull usage of this driver! <text:s/>If unsure, say N</text:p>
          </table:table-cell>
          <table:table-cell table:number-columns-repeated="1022"/>
        </table:table-row>
        <table:table-row table:style-name="ro1">
          <table:table-cell office:value-type="string" calcext:value-type="string">
            <text:p>COMMON_CLK_MT6797_MMSYS</text:p>
          </table:table-cell>
          <table:table-cell office:value-type="string" calcext:value-type="string">
            <text:p>This driver supports Mediatek MT6797 mmsys clocks.</text:p>
          </table:table-cell>
          <table:table-cell table:number-columns-repeated="1022"/>
        </table:table-row>
        <table:table-row table:style-name="ro1">
          <table:table-cell office:value-type="string" calcext:value-type="string">
            <text:p>WIMAX_I2400M_USB</text:p>
          </table:table-cell>
          <table:table-cell office:value-type="string" calcext:value-type="string">
            <text:p>Select if you have a device based on the Intel WiMAX Connection 2400 over USB (like any of the Intel Wireless WiMAX/WiFi Link 5x50 series). <text:s/>If unsure, it is safe to select M (module).</text:p>
          </table:table-cell>
          <table:table-cell table:number-columns-repeated="1022"/>
        </table:table-row>
        <table:table-row table:style-name="ro1">
          <table:table-cell office:value-type="string" calcext:value-type="string">
            <text:p>USB_EMI62</text:p>
          </table:table-cell>
          <table:table-cell office:value-type="string" calcext:value-type="string">
            <text:p>This driver loads firmware to Emagic EMI 6|2m low latency USB Audio and Midi interface. <text:s/>After firmware load the device is handled with standard linux USB Audio driver. <text:s/>This code is also available as a module ( = code which can be inserted in and removed from the running kernel whenever you want). The module will be called audio. If you want to compile it as a module, say M here and read &lt;file:Documentation/kbuild/modules.txt&gt;.</text:p>
          </table:table-cell>
          <table:table-cell table:number-columns-repeated="1022"/>
        </table:table-row>
        <table:table-row table:style-name="ro1">
          <table:table-cell office:value-type="string" calcext:value-type="string">
            <text:p>INTEL_INT0002_VGPIO</text:p>
          </table:table-cell>
          <table:table-cell office:value-type="string" calcext:value-type="string">
            <text:p>Some peripherals on Bay Trail and Cherry Trail platforms signal a Power Management Event (PME) to the Power Management Controller (PMC) to wakeup the system. When this happens software needs to explicitly clear the PME bus 0 status bit in the GPE0a_STS register to avoid an IRQ storm on IRQ 9. <text:s/>This is modelled in ACPI through the INT0002 ACPI device, which is called a Virtual GPIO controller in ACPI because it defines the event handler to call when the PME triggers through _AEI and _L02 methods as would be done for a real GPIO interrupt in ACPI. <text:s/>To compile this driver as a module, choose M here: the module will be called intel_int0002_vgpio.</text:p>
          </table:table-cell>
          <table:table-cell table:number-columns-repeated="1022"/>
        </table:table-row>
        <table:table-row table:style-name="ro1">
          <table:table-cell office:value-type="string" calcext:value-type="string">
            <text:p>EP93XX_DMA</text:p>
          </table:table-cell>
          <table:table-cell office:value-type="string" calcext:value-type="string">
            <text:p>Enable support for the Cirrus Logic EP93xx M2P/M2M DMA controller.</text:p>
          </table:table-cell>
          <table:table-cell table:number-columns-repeated="1022"/>
        </table:table-row>
        <table:table-row table:style-name="ro1">
          <table:table-cell office:value-type="string" calcext:value-type="string">
            <text:p>RTC_DRV_DS17485</text:p>
          </table:table-cell>
          <table:table-cell office:value-type="string" calcext:value-type="string">
            <text:p>This enables support for the Dallas/Maxim DS17485/DS17487 real time clock chip. <text:s/>This chip features 4kb of extended NV-SRAM.</text:p>
          </table:table-cell>
          <table:table-cell table:number-columns-repeated="1022"/>
        </table:table-row>
        <table:table-row table:style-name="ro1">
          <table:table-cell table:style-name="ce2" office:value-type="string" calcext:value-type="string">
            <text:p>ATA_VERBOSE_ERROR</text:p>
          </table:table-cell>
          <table:table-cell table:style-name="ce2" office:value-type="string" calcext:value-type="string">
            <text:p>This option adds parsing of ATA command descriptions and error bits in libata kernel output, making it easier to interpret. This option will enlarge the kernel by approx. 6KB. Disable it only if kernel size is more important than ease of debugging. <text:s/>If unsure, say Y.</text:p>
          </table:table-cell>
          <table:table-cell table:style-name="ce2" table:number-columns-repeated="1022"/>
        </table:table-row>
        <table:table-row table:style-name="ro1">
          <table:table-cell office:value-type="string" calcext:value-type="string">
            <text:p>VIDEO_ET8EK8</text:p>
          </table:table-cell>
          <table:table-cell office:value-type="string" calcext:value-type="string">
            <text:p>This is a driver for the Toshiba ET8EK8 5 MP camera sensor. It is used for example in Nokia N900 (RX-51).</text:p>
          </table:table-cell>
          <table:table-cell table:number-columns-repeated="1022"/>
        </table:table-row>
        <table:table-row table:style-name="ro1">
          <table:table-cell office:value-type="string" calcext:value-type="string">
            <text:p>ATH6KL</text:p>
          </table:table-cell>
          <table:table-cell office:value-type="string" calcext:value-type="string">
            <text:p>This module adds core support for wireless adapters based on Atheros AR6003 and AR6004 chipsets. You still need separate bus drivers for USB and SDIO to be able to use real devices. <text:s/>If you choose to build it as a module, it will be called ath6kl_core. Please note that AR6002 and AR6001 are not supported by this driver.</text:p>
          </table:table-cell>
          <table:table-cell table:number-columns-repeated="1022"/>
        </table:table-row>
        <table:table-row table:style-name="ro1">
          <table:table-cell office:value-type="string" calcext:value-type="string">
            <text:p>SND_ATIIXP_MODEM</text:p>
          </table:table-cell>
          <table:table-cell office:value-type="string" calcext:value-type="string">
            <text:p>Say Y here to include support for the integrated MC97 modem on motherboards with ATI chipsets (ATI IXP 150/200/250). <text:s/>To compile this driver as a module, choose M here: the module will be called snd-atiixp-modem.</text:p>
          </table:table-cell>
          <table:table-cell table:number-columns-repeated="1022"/>
        </table:table-row>
        <table:table-row table:style-name="ro1">
          <table:table-cell office:value-type="string" calcext:value-type="string">
            <text:p>GPIO_MC9S08DZ60</text:p>
          </table:table-cell>
          <table:table-cell office:value-type="string" calcext:value-type="string">
            <text:p>Select this to enable the MC9S08DZ60 GPIO driver</text:p>
          </table:table-cell>
          <table:table-cell table:number-columns-repeated="1022"/>
        </table:table-row>
        <table:table-row table:style-name="ro1">
          <table:table-cell office:value-type="string" calcext:value-type="string">
            <text:p>VIDEO_ZORAN_LML33R10</text:p>
          </table:table-cell>
          <table:table-cell office:value-type="string" calcext:value-type="string">
            <text:p>support for the Linux Media Labs LML33R10 MJPEG capture/playback card.</text:p>
          </table:table-cell>
          <table:table-cell table:number-columns-repeated="1022"/>
        </table:table-row>
        <table:table-row table:style-name="ro1">
          <table:table-cell office:value-type="string" calcext:value-type="string">
            <text:p>SUN3LANCE</text:p>
          </table:table-cell>
          <table:table-cell office:value-type="string" calcext:value-type="string">
            <text:p>Most Sun3 and Sun3x motherboards (including the 3/50, 3/60 and 3/80) featured an AMD LANCE 10Mbit Ethernet controller on board. say Y here to compile in the Linux driver for this and enable Ethernet. General Linux information on the Sun 3 and 3x series (now discontinued) is at &lt;http://www.angelfire.com/ca2/tech68k/sun3.html&gt;. <text:s/>If you're not building a kernel for a Sun 3, say N.</text:p>
          </table:table-cell>
          <table:table-cell table:number-columns-repeated="1022"/>
        </table:table-row>
        <table:table-row table:style-name="ro1">
          <table:table-cell office:value-type="string" calcext:value-type="string">
            <text:p>VORTEX</text:p>
          </table:table-cell>
          <table:table-cell office:value-type="string" calcext:value-type="string">
            <text:p>This option enables driver support for a large number of 10Mbps and 10/100Mbps EISA, PCI and Cardbus 3Com network cards: <text:s/>Vortex <text:s text:c="3"/>(Fast EtherLink 3c590/3c592/3c595/3c597) EISA and PCI Boomerang (EtherLink XL 3c900 or 3c905) <text:s text:c="11"/>PCI Cyclone <text:s text:c="2"/>(3c540/3c900/3c905/3c980/3c575/3c656) <text:s text:c="3"/>PCI and Cardbus Tornado <text:s text:c="2"/>(3c905) <text:s text:c="33"/>PCI Hurricane (3c555/3cSOHO) <text:s text:c="26"/>PCI <text:s/>If you have such a card, say Y here. <text:s/>More specific information is in &lt;file:Documentation/networking/vortex.txt&gt; and in the comments at the beginning of &lt;file:drivers/net/ethernet/3com/3c59x.c&gt;. <text:s/>To compile this support as a module, choose M here.</text:p>
          </table:table-cell>
          <table:table-cell table:number-columns-repeated="1022"/>
        </table:table-row>
        <table:table-row table:style-name="ro1">
          <table:table-cell office:value-type="string" calcext:value-type="string">
            <text:p>MLX_PLATFORM</text:p>
          </table:table-cell>
          <table:table-cell office:value-type="string" calcext:value-type="string">
            <text:p>This option enables system support for the Mellanox Technologies platform. The Mellanox systems provide data center networking solutions based on Virtual Protocol Interconnect (VPI) technology enable seamless connectivity to 56/100Gb/s InfiniBand or 10/40/56GbE connection. <text:s/>If you have a Mellanox system, say Y or M here.</text:p>
          </table:table-cell>
          <table:table-cell table:number-columns-repeated="1022"/>
        </table:table-row>
        <table:table-row table:style-name="ro1">
          <table:table-cell office:value-type="string" calcext:value-type="string">
            <text:p>DRM_I915</text:p>
          </table:table-cell>
          <table:table-cell office:value-type="string" calcext:value-type="string">
            <text:p>Choose this option if you have a system that has Intel Graphics Media Accelerator or HD Graphics integrated graphics, including 830M, 845G, 852GM, 855GM, 865G, 915G, 945G, 965G, G35, G41, G43, G45 chipsets and Celeron, Pentium, Core i3, Core i5, Core i7 as well as Atom CPUs with integrated graphics. <text:s/>This driver is used by the Intel driver in X.org 6.8 and XFree86 4.4 and above. It replaces the older i830 module that supported a subset of the hardware in older X.org releases. <text:s/>Note that the older i810/i815 chipsets require the use of the i810 driver instead, and the Atom z5xx series has an entirely different implementation. <text:s/>If M is selected, the module will be called i915.</text:p>
          </table:table-cell>
          <table:table-cell table:number-columns-repeated="1022"/>
        </table:table-row>
        <table:table-row table:style-name="ro1">
          <table:table-cell office:value-type="string" calcext:value-type="string">
            <text:p>MFD_WL1273_CORE</text:p>
          </table:table-cell>
          <table:table-cell office:value-type="string" calcext:value-type="string">
            <text:p>This is the core driver for the TI WL1273 FM radio. This MFD driver connects the radio-wl1273 V4L2 module and the wl1273 audio codec.</text:p>
          </table:table-cell>
          <table:table-cell table:number-columns-repeated="1022"/>
        </table:table-row>
        <table:table-row table:style-name="ro1">
          <table:table-cell office:value-type="string" calcext:value-type="string">
            <text:p>ATH10K_DEBUGFS</text:p>
          </table:table-cell>
          <table:table-cell office:value-type="string" calcext:value-type="string">
            <text:p>Enabled debugfs support <text:s/>If unsure, say Y to make it easier to debug problems.</text:p>
          </table:table-cell>
          <table:table-cell table:number-columns-repeated="1022"/>
        </table:table-row>
        <table:table-row table:style-name="ro1">
          <table:table-cell office:value-type="string" calcext:value-type="string">
            <text:p>SCSI_IMM</text:p>
          </table:table-cell>
          <table:table-cell office:value-type="string" calcext:value-type="string">
            <text:p>This driver supports newer versions of IOMEGA's parallel port ZIP drive (a 100 MB removable media device). <text:s/>Note that you can say N here if you have the SCSI version of the ZIP drive: it will be supported automatically if you said Y to the generic SCSI disk support, above. <text:s/>If you have the ZIP Plus drive or a more recent parallel port ZIP drive (if the supplied cable with the drive is labeled AutoDetect) then you should say Y here. if you have an older ZIP drive, say N here and Y to IOMEGA Parallel Port (ppa - older drives), above. <text:s/>For more information about this driver and how to use it you should read the file &lt;file:Documentation/scsi/ppa.txt&gt;. <text:s/>You should also read the SCSI-HOWTO, which is available from &lt;http://www.tldp.org/docs.html#howto&gt;. <text:s/>If you use this driver, you will still be able to use the parallel port for other tasks, such as a printer. it is safe to compile both drivers into the kernel. <text:s/>To compile this driver as a module, choose M here: the module will be called imm.</text:p>
          </table:table-cell>
          <table:table-cell table:number-columns-repeated="1022"/>
        </table:table-row>
        <table:table-row table:style-name="ro1">
          <table:table-cell office:value-type="string" calcext:value-type="string">
            <text:p>DUMMY_CONSOLE_COLUMNS</text:p>
          </table:table-cell>
          <table:table-cell office:value-type="string" calcext:value-type="string">
            <text:p>On PA-RISC, the default value is 160, which should fit a 1280x1024 monitor. Select 80 if you use a 640x480 resolution by default.</text:p>
          </table:table-cell>
          <table:table-cell table:number-columns-repeated="1022"/>
        </table:table-row>
        <table:table-row table:style-name="ro1">
          <table:table-cell office:value-type="string" calcext:value-type="string">
            <text:p>ATH9K_CHANNEL_CONTEXT</text:p>
          </table:table-cell>
          <table:table-cell office:value-type="string" calcext:value-type="string">
            <text:p>This option enables channel context support in ath9k, which is needed for multi-channel concurrency. Enable this if P2P PowerSave support is required.</text:p>
          </table:table-cell>
          <table:table-cell table:number-columns-repeated="1022"/>
        </table:table-row>
        <table:table-row table:style-name="ro1">
          <table:table-cell office:value-type="string" calcext:value-type="string">
            <text:p>TXX9_WDT</text:p>
          </table:table-cell>
          <table:table-cell office:value-type="string" calcext:value-type="string">
            <text:p>Hardware driver for the built-in watchdog timer on TXx9 MIPS SoCs.</text:p>
          </table:table-cell>
          <table:table-cell table:number-columns-repeated="1022"/>
        </table:table-row>
        <table:table-row table:style-name="ro1">
          <table:table-cell office:value-type="string" calcext:value-type="string">
            <text:p>GPIO_PL061</text:p>
          </table:table-cell>
          <table:table-cell office:value-type="string" calcext:value-type="string">
            <text:p>Say yes here to support the PrimeCell PL061 GPIO device</text:p>
          </table:table-cell>
          <table:table-cell table:number-columns-repeated="1022"/>
        </table:table-row>
        <table:table-row table:style-name="ro1">
          <table:table-cell office:value-type="string" calcext:value-type="string">
            <text:p>NFT_MASQ_IPV4</text:p>
          </table:table-cell>
          <table:table-cell office:value-type="string" calcext:value-type="string">
            <text:p>This is the expression that provides IPv4 masquerading support for nf_tables.</text:p>
          </table:table-cell>
          <table:table-cell table:number-columns-repeated="1022"/>
        </table:table-row>
        <table:table-row table:style-name="ro1">
          <table:table-cell table:style-name="ce2" office:value-type="string" calcext:value-type="string">
            <text:p>PROC_PAGE_MONITOR</text:p>
          </table:table-cell>
          <table:table-cell table:style-name="ce2" office:value-type="string" calcext:value-type="string">
            <text:p>Various /proc files exist to monitor process memory utilization: /proc/pid/smaps, /proc/pid/clear_refs, /proc/pid/pagemap, /proc/kpagecount, and /proc/kpageflags. Disabling these interfaces will reduce the size of the kernel by approximately 4kb.</text:p>
          </table:table-cell>
          <table:table-cell table:style-name="ce2" table:number-columns-repeated="1022"/>
        </table:table-row>
        <table:table-row table:style-name="ro1">
          <table:table-cell office:value-type="string" calcext:value-type="string">
            <text:p>NFT_MASQ_IPV6</text:p>
          </table:table-cell>
          <table:table-cell office:value-type="string" calcext:value-type="string">
            <text:p>This is the expression that provides IPv4 masquerading support for nf_tables.</text:p>
          </table:table-cell>
          <table:table-cell table:number-columns-repeated="1022"/>
        </table:table-row>
        <table:table-row table:style-name="ro1">
          <table:table-cell office:value-type="string" calcext:value-type="string">
            <text:p>VIDEO_SAA7134_GO7007</text:p>
          </table:table-cell>
          <table:table-cell office:value-type="string" calcext:value-type="string">
            <text:p>Enables saa7134 driver support for boards with go7007 MPEG encoder (WIS Voyager or compatible).</text:p>
          </table:table-cell>
          <table:table-cell table:number-columns-repeated="1022"/>
        </table:table-row>
        <table:table-row table:style-name="ro1">
          <table:table-cell office:value-type="string" calcext:value-type="string">
            <text:p>CGROUP_FREEZER</text:p>
          </table:table-cell>
          <table:table-cell office:value-type="string" calcext:value-type="string">
            <text:p>Provides a way to freeze and unfreeze all tasks in a cgroup. <text:s/>This option affects the ORIGINAL cgroup interface. The cgroup2 memory controller includes important in-kernel memory consumers per default. <text:s/>If you're using cgroup2, say N.</text:p>
          </table:table-cell>
          <table:table-cell table:number-columns-repeated="1022"/>
        </table:table-row>
        <table:table-row table:style-name="ro1">
          <table:table-cell office:value-type="string" calcext:value-type="string">
            <text:p>INPUT</text:p>
          </table:table-cell>
          <table:table-cell office:value-type="string" calcext:value-type="string">
            <text:p>Say Y here if you have any input device (mouse, keyboard, tablet, joystick, steering wheel ...) connected to your system and want it to be available to applications. This includes standard PS/2 keyboard and mouse. <text:s/>Say N here if you have a headless (no monitor, no keyboard) system. <text:s/>More information is available: &lt;file:Documentation/input/input.txt&gt; <text:s/>If unsure, say Y. <text:s/>To compile this driver as a module, choose M here: the module will be called input.</text:p>
          </table:table-cell>
          <table:table-cell table:number-columns-repeated="1022"/>
        </table:table-row>
        <table:table-row table:style-name="ro1">
          <table:table-cell office:value-type="string" calcext:value-type="string">
            <text:p>TCP_CONG_DCTCP</text:p>
          </table:table-cell>
          <table:table-cell office:value-type="string" calcext:value-type="string">
            <text:p>DCTCP leverages Explicit Congestion Notification (ECN) in the network to provide multi-bit feedback to the end hosts. It is designed to provide: <text:s/>- High burst tolerance (incast due to partition/aggregate), - Low latency (short flows, queries), - High throughput (continuous data updates, large file transfers) with <text:s text:c="2"/>commodity, shallow-buffered switches. <text:s/>All switches in the data center network running DCTCP must support ECN marking and be configured for marking when reaching defined switch buffer thresholds. The default ECN marking threshold heuristic for DCTCP on switches is 20 packets (30KB) at 1Gbps, and 65 packets (~100KB) at 10Gbps, but might need further careful tweaking. <text:s/>For further details see: <text:s text:c="2"/>http://simula.stanford.edu/~alizade/Site/DCTCP_files/dctcp-final.pdf</text:p>
          </table:table-cell>
          <table:table-cell table:number-columns-repeated="1022"/>
        </table:table-row>
        <table:table-row table:style-name="ro1">
          <table:table-cell table:style-name="ce3" office:value-type="string" calcext:value-type="string">
            <text:p>BLK_DEV_IDECD_VERBOSE_ERRORS</text:p>
          </table:table-cell>
          <table:table-cell table:style-name="ce3" office:value-type="string" calcext:value-type="string">
            <text:p>Turn this on to have the driver print out the meanings of the ATAPI error codes. <text:s/>This will use up additional 8kB of kernel-space memory, though.</text:p>
          </table:table-cell>
          <table:table-cell table:style-name="ce3" table:number-columns-repeated="1022"/>
        </table:table-row>
        <table:table-row table:style-name="ro1">
          <table:table-cell office:value-type="string" calcext:value-type="string">
            <text:p>IPVLAN</text:p>
          </table:table-cell>
          <table:table-cell office:value-type="string" calcext:value-type="string">
            <text:p>This allows one to create virtual devices off of a main interface and packets will be delivered based on the dest L3 (IPv6/IPv4 addr) on packets. All interfaces (including the main interface) share L2 making it transparent to the connected L2 switch. <text:s/>Ipvlan devices can be added using the ip command from the iproute2 package starting with the iproute2-3.19 release: <text:s/>ip link add link &lt;main-dev&gt; [ NAME ] type ipvlan <text:s/>To compile this driver as a module, choose M here: the module will be called ipvlan.</text:p>
          </table:table-cell>
          <table:table-cell table:number-columns-repeated="1022"/>
        </table:table-row>
        <table:table-row table:style-name="ro1">
          <table:table-cell office:value-type="string" calcext:value-type="string">
            <text:p>X86_MSR</text:p>
          </table:table-cell>
          <table:table-cell office:value-type="string" calcext:value-type="string">
            <text:p>This device gives privileged processes access to the x86 Model-Specific Registers (MSRs). <text:s/>It is a character device with major 202 and minors 0 to 31 for /dev/cpu/0/msr to /dev/cpu/31/msr. MSR accesses are directed to a specific CPU on multi-processor systems.</text:p>
          </table:table-cell>
          <table:table-cell table:number-columns-repeated="1022"/>
        </table:table-row>
        <table:table-row table:style-name="ro1">
          <table:table-cell office:value-type="string" calcext:value-type="string">
            <text:p>SOUND_MSS</text:p>
          </table:table-cell>
          <table:table-cell office:value-type="string" calcext:value-type="string">
            <text:p>Again think carefully before answering Y to this question. <text:s/>It's safe to answer Y if you have the original Windows Sound System card made by Microsoft or Aztech SG 16 Pro (or NX16 Pro). <text:s/>Also you may say Y in case your card is NOT among these: <text:s/>ATI Stereo F/X, AdLib, Audio Excell DSP16, Cardinal DSP16, Ensoniq SoundScape (and compatibles made by Reveal and Spea), Gravis Ultrasound, Gravis Ultrasound ACE, Gravis Ultrasound Max, Gravis Ultrasound with 16 bit option, Logitech Sound Man 16, Logitech SoundMan Games, Logitech SoundMan Wave, MAD16 Pro (OPTi 82C929), Media Vision Jazz16, MediaTriX AudioTriX Pro, Microsoft Windows Sound System (MSS/WSS), Mozart (OAK OTI-601), Orchid SW32, Personal Sound System (PSS), Pro Audio Spectrum 16, Pro Audio Studio 16, Pro Sonic 16, Roland MPU-401 MIDI interface, Sound Blaster 1.0, Sound Blaster 16, Sound Blaster 16ASP, Sound Blaster 2.0, Sound Blaster AWE32, Sound Blaster Pro, TI TM4000M notebook, ThunderBoard, Turtle Beach Tropez, Yamaha FM synthesizers (OPL2, OPL3 and OPL4), 6850 UART MIDI Interface. <text:s/>For cards having native support in VoxWare, consult the card specific instructions in &lt;file:Documentation/sound/oss/README.OSS&gt;. Some drivers have their own MSS support and saying Y to this option will cause a conflict. <text:s/>If you compile the driver into the kernel, you have to add ad1848=&lt;io&gt;,&lt;irq&gt;,&lt;dma&gt;,&lt;dma2&gt;[,&lt;type&gt;] to the kernel command line.</text:p>
          </table:table-cell>
          <table:table-cell table:number-columns-repeated="1022"/>
        </table:table-row>
        <table:table-row table:style-name="ro1">
          <table:table-cell office:value-type="string" calcext:value-type="string">
            <text:p>ROADRUNNER_LARGE_RINGS</text:p>
          </table:table-cell>
          <table:table-cell office:value-type="string" calcext:value-type="string">
            <text:p>If you say Y here, the RoadRunner driver will preallocate up to 2 MB of additional memory to allow for fastest operation, both for transmitting and receiving. This memory cannot be used by any other kernel code or by user space programs. Say Y here only if you have the memory.</text:p>
          </table:table-cell>
          <table:table-cell table:number-columns-repeated="1022"/>
        </table:table-row>
        <table:table-row table:style-name="ro1">
          <table:table-cell office:value-type="string" calcext:value-type="string">
            <text:p>GELIC_NET</text:p>
          </table:table-cell>
          <table:table-cell office:value-type="string" calcext:value-type="string">
            <text:p>This driver supports the network device on the PS3 game console. <text:s/>This driver has built-in support for Ethernet. <text:s/>To compile this driver as a module, choose M here: the module will be called ps3_gelic.</text:p>
          </table:table-cell>
          <table:table-cell table:number-columns-repeated="1022"/>
        </table:table-row>
        <table:table-row table:style-name="ro1">
          <table:table-cell office:value-type="string" calcext:value-type="string">
            <text:p>SYSTEM_DATA_VERIFICATION</text:p>
          </table:table-cell>
          <table:table-cell office:value-type="string" calcext:value-type="string">
            <text:p>Provide PKCS#7 message verification using the contents of the system trusted keyring to provide public keys. <text:s/>This then can be used for module verification, kexec image verification and firmware blob verification.</text:p>
          </table:table-cell>
          <table:table-cell table:number-columns-repeated="1022"/>
        </table:table-row>
        <table:table-row table:style-name="ro1">
          <table:table-cell office:value-type="string" calcext:value-type="string">
            <text:p>VIDEO_ADV7604</text:p>
          </table:table-cell>
          <table:table-cell office:value-type="string" calcext:value-type="string">
            <text:p>Support for the Analog Devices ADV7604 video decoder. <text:s/>This is a Analog Devices Component/Graphics Digitizer with 4:1 Multiplexed HDMI Receiver. <text:s/>To compile this driver as a module, choose M here: the module will be called adv7604.</text:p>
          </table:table-cell>
          <table:table-cell table:number-columns-repeated="1022"/>
        </table:table-row>
        <table:table-row table:style-name="ro1">
          <table:table-cell office:value-type="string" calcext:value-type="string">
            <text:p>CAN_MSCAN</text:p>
          </table:table-cell>
          <table:table-cell office:value-type="string" calcext:value-type="string">
            <text:p>The Motorola Scalable Controller Area Network (MSCAN) definition is based on the MSCAN12 definition which is the specific implementation of the Motorola Scalable CAN concept targeted for the Motorola MC68HC12 Microcontroller Family.</text:p>
          </table:table-cell>
          <table:table-cell table:number-columns-repeated="1022"/>
        </table:table-row>
        <table:table-row table:style-name="ro1">
          <table:table-cell office:value-type="string" calcext:value-type="string">
            <text:p>GPIO_LP873X</text:p>
          </table:table-cell>
          <table:table-cell office:value-type="string" calcext:value-type="string">
            <text:p>This driver supports the GPO on TI Lp873x PMICs. 2 GPOs are present on LP873X PMICs. <text:s/>This driver can also be built as a module. If so, the module will be called gpio-lp873x.</text:p>
          </table:table-cell>
          <table:table-cell table:number-columns-repeated="1022"/>
        </table:table-row>
        <table:table-row table:style-name="ro1">
          <table:table-cell office:value-type="string" calcext:value-type="string">
            <text:p>ATH_DEBUG</text:p>
          </table:table-cell>
          <table:table-cell office:value-type="string" calcext:value-type="string">
            <text:p>Say Y, if you want to debug atheros wireless drivers. Right now only ath9k makes use of this.</text:p>
          </table:table-cell>
          <table:table-cell table:number-columns-repeated="1022"/>
        </table:table-row>
        <table:table-row table:style-name="ro1">
          <table:table-cell table:style-name="ce2" office:value-type="string" calcext:value-type="string">
            <text:p>IWLWIFI_DEBUG</text:p>
          </table:table-cell>
          <table:table-cell table:style-name="ce2" office:value-type="string" calcext:value-type="string">
            <text:p>This option will enable debug tracing output for the iwlwifi drivers <text:s/>This will result in the kernel module being ~100k larger. <text:s/>You can control which debug output is sent to the kernel log by setting the value in <text:s text:c="7"/>/sys/module/iwlwifi/parameters/debug <text:s/>This entry will only exist if this option is enabled. <text:s/>To set a value, simply echo an 8-byte hex value to the same file: <text:s text:c="9"/>% echo 0x43fff &gt; /sys/module/iwlwifi/parameters/debug <text:s/>You can find the list of debug mask values in: <text:s text:c="8"/>drivers/net/wireless/iwlwifi/iwl-debug.h <text:s/>If this is your first time using this driver, you should say Y here as the debug information can assist others in helping you resolve any problems you may encounter.</text:p>
          </table:table-cell>
          <table:table-cell table:style-name="ce2" table:number-columns-repeated="1022"/>
        </table:table-row>
        <table:table-row table:style-name="ro1">
          <table:table-cell office:value-type="string" calcext:value-type="string">
            <text:p>ATH10K_DEBUG</text:p>
          </table:table-cell>
          <table:table-cell office:value-type="string" calcext:value-type="string">
            <text:p>Enables debug support <text:s/>If unsure, say Y to make it easier to debug problems.</text:p>
          </table:table-cell>
          <table:table-cell table:number-columns-repeated="1022"/>
        </table:table-row>
        <table:table-row table:style-name="ro1">
          <table:table-cell office:value-type="string" calcext:value-type="string">
            <text:p>HID_MULTITOUCH</text:p>
          </table:table-cell>
          <table:table-cell office:value-type="string" calcext:value-type="string">
            <text:p>Generic support for HID multitouch panels. <text:s/>Say Y here if you have one of the following devices: - 3M PCT touch screens - ActionStar dual touch panels - Atmel panels - Cando dual touch panels - Chunghwa panels - CJTouch panels - CVTouch panels - Cypress TrueTouch panels - Elan Microelectronics touch panels - Elo TouchSystems IntelliTouch Plus panels - GeneralTouch 'Sensing Win7-TwoFinger' panels - GoodTouch panels - Hanvon dual touch panels - Ilitek dual touch panels - IrTouch Infrared USB panels - LG Display panels (Dell ST2220Tc) - Lumio CrystalTouch panels - MosArt dual-touch panels - Panasonic multitouch panels - PenMount dual touch panels - Perixx Peripad 701 touchpad - PixArt optical touch screen - Pixcir dual touch panels - Quanta panels - eGalax dual-touch panels, including the Joojoo and Wetab tablets - SiS multitouch panels - Stantum multitouch panels - Touch International Panels - Unitec Panels - Wistron optical touch panels - XAT optical touch panels - Xiroku optical touch panels - Zytronic touch panels <text:s/>If unsure, say N. <text:s/>To compile this driver as a module, choose M here: the module will be called hid-multitouch.</text:p>
          </table:table-cell>
          <table:table-cell table:number-columns-repeated="1022"/>
        </table:table-row>
        <table:table-row table:style-name="ro1">
          <table:table-cell office:value-type="string" calcext:value-type="string">
            <text:p>GPIO_TZ1090</text:p>
          </table:table-cell>
          <table:table-cell office:value-type="string" calcext:value-type="string">
            <text:p>Say yes here to support Toumaz Xenif TZ1090 GPIOs.</text:p>
          </table:table-cell>
          <table:table-cell table:number-columns-repeated="1022"/>
        </table:table-row>
        <table:table-row table:style-name="ro1">
          <table:table-cell office:value-type="string" calcext:value-type="string">
            <text:p>SND_PXA2XX_SOC_POODLE</text:p>
          </table:table-cell>
          <table:table-cell office:value-type="string" calcext:value-type="string">
            <text:p>Say Y if you want to add support for SoC audio on Sharp Zaurus SL-5600 model (Poodle).</text:p>
          </table:table-cell>
          <table:table-cell table:number-columns-repeated="1022"/>
        </table:table-row>
        <table:table-row table:style-name="ro1">
          <table:table-cell table:style-name="ce2" office:value-type="string" calcext:value-type="string">
            <text:p>KERNEL_BZIP2</text:p>
          </table:table-cell>
          <table:table-cell table:style-name="ce2" office:value-type="string" calcext:value-type="string">
            <text:p>Its compression ratio and speed is intermediate. Decompression speed is slowest among the choices. <text:s/>The kernel size is about 10% smaller with bzip2, in comparison to gzip. Bzip2 uses a large amount of memory. For modern kernels you will need at least 8MB RAM or more for booting.</text:p>
          </table:table-cell>
          <table:table-cell table:style-name="ce2" table:number-columns-repeated="1022"/>
        </table:table-row>
        <table:table-row table:style-name="ro1">
          <table:table-cell office:value-type="string" calcext:value-type="string">
            <text:p>KEYBOARD_ATKBD</text:p>
          </table:table-cell>
          <table:table-cell office:value-type="string" calcext:value-type="string">
            <text:p>Say Y here if you want to use a standard AT or PS/2 keyboard. Usually you'll need this, unless you have a different type keyboard (USB, ADB or other). This also works for AT and PS/2 keyboards connected over a PS/2 to serial converter. <text:s/>If unsure, say Y. <text:s/>To compile this driver as a module, choose M here: the module will be called atkbd.</text:p>
          </table:table-cell>
          <table:table-cell table:number-columns-repeated="1022"/>
        </table:table-row>
        <table:table-row table:style-name="ro1">
          <table:table-cell office:value-type="string" calcext:value-type="string">
            <text:p>SENSORS_SMSC47M1</text:p>
          </table:table-cell>
          <table:table-cell office:value-type="string" calcext:value-type="string">
            <text:p>If you say yes here you get support for the integrated fan monitoring and control capabilities of the SMSC LPC47B27x, LPC47M10x, LPC47M112, LPC47M13x, LPC47M14x, LPC47M15x, LPC47M192, LPC47M292 and LPC47M997 chips. <text:s/>The temperature and voltage sensor features of the LPC47M15x, LPC47M192, LPC47M292 and LPC47M997 are supported by another driver, select also SMSC LPC47M192 and compatibles below for those. <text:s/>This driver can also be built as a module. <text:s/>If so, the module will be called smsc47m1.</text:p>
          </table:table-cell>
          <table:table-cell table:number-columns-repeated="1022"/>
        </table:table-row>
        <table:table-row table:style-name="ro1">
          <table:table-cell office:value-type="string" calcext:value-type="string">
            <text:p>BLK_DEV_TC86C001</text:p>
          </table:table-cell>
          <table:table-cell office:value-type="string" calcext:value-type="string">
            <text:p>This driver adds support for Toshiba TC86C001 GOKU-S chip.</text:p>
          </table:table-cell>
          <table:table-cell table:number-columns-repeated="1022"/>
        </table:table-row>
        <table:table-row table:style-name="ro1">
          <table:table-cell office:value-type="string" calcext:value-type="string">
            <text:p>GPIO_SCH</text:p>
          </table:table-cell>
          <table:table-cell office:value-type="string" calcext:value-type="string">
            <text:p>Say yes here to support GPIO interface on Intel Poulsbo SCH, Intel Tunnel Creek processor, Intel Centerton processor or Intel Quark X1000 SoC. <text:s/>The Intel SCH contains a total of 14 GPIO pins. Ten GPIOs are powered by the core power rail and are turned off during sleep modes (S3 and higher). The remaining four GPIOs are powered by the Intel SCH suspend power supply. These GPIOs remain active during S3. The suspend powered GPIOs can be used to wake the system from the Suspend-to-RAM state. <text:s/>The Intel Tunnel Creek processor has 5 GPIOs powered by the core power rail and 9 from suspend power supply. <text:s/>The Intel Centerton processor has a total of 30 GPIO pins. Twenty-one are powered by the core power rail and 9 from the suspend power supply. <text:s/>The Intel Quark X1000 SoC has 2 GPIOs powered by the core power well and 6 from the suspend power well.</text:p>
          </table:table-cell>
          <table:table-cell table:number-columns-repeated="1022"/>
        </table:table-row>
        <table:table-row table:style-name="ro1">
          <table:table-cell office:value-type="string" calcext:value-type="string">
            <text:p>VIDEO_TW2804</text:p>
          </table:table-cell>
          <table:table-cell office:value-type="string" calcext:value-type="string">
            <text:p>Support for the Techwell tw2804 multiple video decoder. <text:s/>To compile this driver as a module, choose M here: the module will be called tw2804.</text:p>
          </table:table-cell>
          <table:table-cell table:number-columns-repeated="1022"/>
        </table:table-row>
        <table:table-row table:style-name="ro1">
          <table:table-cell table:style-name="ce2" office:value-type="string" calcext:value-type="string">
            <text:p>SYSV_FS</text:p>
          </table:table-cell>
          <table:table-cell table:style-name="ce2" office:value-type="string" calcext:value-type="string">
            <text:p>SCO, Xenix and Coherent are commercial Unix systems for Intel machines, and Version 7 was used on the DEC PDP-11. Saying Y here would allow you to read from their floppies and hard disk partitions. <text:s/>If you have floppies or hard disk partitions like that, it is likely that they contain binaries from those other Unix systems. in order to run these binaries, you will want to install linux-abi which is a set of kernel modules that lets you run SCO, Xenix, Wyse, UnixWare, Dell Unix and System V programs under Linux. <text:s/>It is available via FTP (user: ftp) from &lt;ftp://ftp.openlinux.org/pub/people/hch/linux-abi/&gt;). NOTE: that will work only for binaries from Intel-based systems. PDP ones will have to wait until somebody ports Linux to -11 .-) <text:s/>If you only intend to mount files from some other Unix over the network using NFS, you don't need the System V file system support (but you need NFS file system support obviously). <text:s/>Note that this option is generally not needed for floppies, since a good portable way to transport files and directories between unixes (and even other operating systems) is given by the tar program (man tar or preferably info tar). <text:s/>Note also that this option has nothing whatsoever to do with the option System V IPC. Read about the System V file system in &lt;file:Documentation/filesystems/sysv-fs.txt&gt;. Saying Y here will enlarge your kernel by about 27 KB. <text:s/>To compile this as a module, choose M here: the module will be called sysv. <text:s/>If you haven't heard about all of this before, it's safe to say N.</text:p>
          </table:table-cell>
          <table:table-cell table:style-name="ce2" table:number-columns-repeated="1022"/>
        </table:table-row>
        <table:table-row table:style-name="ro1">
          <table:table-cell office:value-type="string" calcext:value-type="string">
            <text:p>USB_CATC</text:p>
          </table:table-cell>
          <table:table-cell office:value-type="string" calcext:value-type="string">
            <text:p>Say Y if you want to use one of the following 10Mbps USB Ethernet device based on the EL1210A chip. Supported devices are: Belkin F5U011 Belkin F5U111 CATC NetMate CATC NetMate II smartBridges smartNIC <text:s/>This driver makes the adapter appear as a normal Ethernet interface, typically on eth0, if it is the only ethernet device, or perhaps on eth1, if you have a PCI or ISA ethernet card installed. <text:s/>To compile this driver as a module, choose M here: the module will be called catc.</text:p>
          </table:table-cell>
          <table:table-cell table:number-columns-repeated="1022"/>
        </table:table-row>
        <table:table-row table:style-name="ro1">
          <table:table-cell office:value-type="string" calcext:value-type="string">
            <text:p>SCSI_NCR53C8XX_MAX_TAGS</text:p>
          </table:table-cell>
          <table:table-cell office:value-type="string" calcext:value-type="string">
            <text:p>This option allows you to specify the maximum number of commands that can be queued to any device, when tagged command queuing is possible. The default value is 32. Minimum is 2, maximum is 64. Modern hard disks are able to support 64 tags and even more, but do not seem to be faster when more than 32 tags are being used. <text:s/>So, the normal answer here is to go with the default value 32 unless you are using very large hard disks with large cache (&gt;= 1 MB) that are able to take advantage of more than 32 tagged commands. <text:s/>There is no safe option and the default answer is recommended.</text:p>
          </table:table-cell>
          <table:table-cell table:number-columns-repeated="1022"/>
        </table:table-row>
        <table:table-row table:style-name="ro1">
          <table:table-cell office:value-type="string" calcext:value-type="string">
            <text:p>PLATFORM_MHU</text:p>
          </table:table-cell>
          <table:table-cell office:value-type="string" calcext:value-type="string">
            <text:p>Say Y here if you want to build a platform specific variant MHU controller driver. The controller has a maximum of 3 mailbox channels, the last of which can be used in Secure mode only.</text:p>
          </table:table-cell>
          <table:table-cell table:number-columns-repeated="1022"/>
        </table:table-row>
        <table:table-row table:style-name="ro1">
          <table:table-cell office:value-type="string" calcext:value-type="string">
            <text:p>FEC_MPC52xx_MDIO</text:p>
          </table:table-cell>
          <table:table-cell office:value-type="string" calcext:value-type="string">
            <text:p>The MPC5200's FEC can connect to the Ethernet either with an external MII PHY chip or 10 Mbps 7-wire interface (Motorola? industry standard). If your board uses an external PHY connected to FEC, enable this. If not sure, enable. If compiled as module, it will be called fec_mpc52xx_phy.</text:p>
          </table:table-cell>
          <table:table-cell table:number-columns-repeated="1022"/>
        </table:table-row>
        <table:table-row table:style-name="ro1">
          <table:table-cell office:value-type="string" calcext:value-type="string">
            <text:p>ATH9K_AHB</text:p>
          </table:table-cell>
          <table:table-cell office:value-type="string" calcext:value-type="string">
            <text:p>This option enables the AHB bus support in ath9k. <text:s/>Say Y, if you have a SoC with a compatible built-in wireless MAC. Say N if unsure.</text:p>
          </table:table-cell>
          <table:table-cell table:number-columns-repeated="1022"/>
        </table:table-row>
        <table:table-row table:style-name="ro1">
          <table:table-cell office:value-type="string" calcext:value-type="string">
            <text:p>LCD_LMS501KF03</text:p>
          </table:table-cell>
          <table:table-cell office:value-type="string" calcext:value-type="string">
            <text:p>If you have an LMS501KF03 LCD Panel, say Y to enable its LCD control driver.</text:p>
          </table:table-cell>
          <table:table-cell table:number-columns-repeated="1022"/>
        </table:table-row>
        <table:table-row table:style-name="ro1">
          <table:table-cell office:value-type="string" calcext:value-type="string">
            <text:p>ATM_ENI_TUNE_BURST</text:p>
          </table:table-cell>
          <table:table-cell office:value-type="string" calcext:value-type="string">
            <text:p>In order to obtain good throughput, the ENI NIC can transfer multiple words of data per PCI bus access cycle. Such a multi-word transfer is called a burst. <text:s/>The default settings for the burst sizes are suitable for most PCI chipsets. However, in some cases, large bursts may overrun buffers in the PCI chipset and cause data corruption. In such cases, large bursts must be disabled and only (slower) small bursts can be used. The burst sizes can be set independently in the send (TX) and receive (RX) direction. <text:s/>Note that enabling many different burst sizes in the same direction may increase the cost of setting up a transfer such that the resulting throughput is lower than when using only the largest available burst size. <text:s/>Also, sometimes larger bursts lead to lower throughput, e.g. on an Intel 440FX board, a drop from 135 Mbps to 103 Mbps was observed when going from 8W to 16W bursts.</text:p>
          </table:table-cell>
          <table:table-cell table:number-columns-repeated="1022"/>
        </table:table-row>
        <table:table-row table:style-name="ro1">
          <table:table-cell office:value-type="string" calcext:value-type="string">
            <text:p>NVM_RRPC</text:p>
          </table:table-cell>
          <table:table-cell office:value-type="string" calcext:value-type="string">
            <text:p>Allows an open-channel SSD to be exposed as a block device to the host. The target is implemented using a linear mapping table and cost-based garbage collection. It is optimized for 4K IO sizes.</text:p>
          </table:table-cell>
          <table:table-cell table:number-columns-repeated="1022"/>
        </table:table-row>
        <table:table-row table:style-name="ro1">
          <table:table-cell office:value-type="string" calcext:value-type="string">
            <text:p>NTFS_FS</text:p>
          </table:table-cell>
          <table:table-cell office:value-type="string" calcext:value-type="string">
            <text:p>NTFS is the file system of Microsoft Windows NT, 2000, XP and 2003. <text:s/>Saying Y or M here enables read support. <text:s/>There is partial, but safe, write support available. <text:s/>For write support you must also say Y to NTFS write support below. <text:s/>There are also a number of user-space tools available, called ntfsprogs. <text:s/>These include ntfsundelete and ntfsresize, that work without NTFS support enabled in the kernel. <text:s/>This is a rewrite from scratch of Linux NTFS support and replaced the old NTFS code starting with Linux 2.5.11. <text:s/>A backport to the Linux 2.4 kernel series is separately available as a patch from the project web site. <text:s/>For more information see &lt;file:Documentation/filesystems/ntfs.txt&gt; and &lt;http://www.linux-ntfs.org/&gt;. <text:s/>To compile this file system support as a module, choose M here: the module will be called ntfs. <text:s/>If you are not using Windows NT, 2000, XP or 2003 in addition to Linux on your computer it is safe to say N.</text:p>
          </table:table-cell>
          <table:table-cell table:number-columns-repeated="1022"/>
        </table:table-row>
        <table:table-row table:style-name="ro1">
          <table:table-cell office:value-type="string" calcext:value-type="string">
            <text:p>COMEDI_DEFAULT_BUF_SIZE_KB</text:p>
          </table:table-cell>
          <table:table-cell office:value-type="string" calcext:value-type="string">
            <text:p>This is the default asynchronous buffer size which is used for commands running in the background in kernel space. <text:s/>This defaults to 2048 KiB of memory so that a 16 channel card running at 10 kHz has of 2-4 seconds of buffer.</text:p>
          </table:table-cell>
          <table:table-cell table:number-columns-repeated="1022"/>
        </table:table-row>
        <table:table-row table:style-name="ro1">
          <table:table-cell office:value-type="string" calcext:value-type="string">
            <text:p>CRYPTO_AES_TI</text:p>
          </table:table-cell>
          <table:table-cell office:value-type="string" calcext:value-type="string">
            <text:p>This is a generic implementation of AES that attempts to eliminate data dependent latencies as much as possible without affecting performance too much. It is intended for use by the generic CCM and GCM drivers, and other CTR or CMAC/XCBC based modes that rely solely on encryption (although decryption is supported as well, but with a more dramatic performance hit) <text:s/>Instead of using 16 lookup tables of 1 KB each, (8 for encryption and 8 for decryption), this implementation only uses just two S-boxes of 256 bytes each, and attempts to eliminate data dependent latencies by prefetching the entire table into the cache at the start of each block.</text:p>
          </table:table-cell>
          <table:table-cell table:number-columns-repeated="1022"/>
        </table:table-row>
        <table:table-row table:style-name="ro1">
          <table:table-cell office:value-type="string" calcext:value-type="string">
            <text:p>DRM_R128</text:p>
          </table:table-cell>
          <table:table-cell office:value-type="string" calcext:value-type="string">
            <text:p>Choose this option if you have an ATI Rage 128 graphics card. <text:s/>If M is selected, the module will be called r128. <text:s/>AGP support for this card is strongly suggested (unless you have a PCI version).</text:p>
          </table:table-cell>
          <table:table-cell table:number-columns-repeated="1022"/>
        </table:table-row>
        <table:table-row table:style-name="ro1">
          <table:table-cell office:value-type="string" calcext:value-type="string">
            <text:p>SERIO</text:p>
          </table:table-cell>
          <table:table-cell office:value-type="string" calcext:value-type="string">
            <text:p>Say Yes here if you have any input device that uses serial I/O to communicate with the system. This includes the <text:s text:c="14"/>* standard AT keyboard and PS/2 mouse * as well as serial mice, Sun keyboards, some joysticks and 6dof devices and more. <text:s/>If unsure, say Y. <text:s/>To compile this driver as a module, choose M here: the module will be called serio.</text:p>
          </table:table-cell>
          <table:table-cell table:number-columns-repeated="1022"/>
        </table:table-row>
        <table:table-row table:style-name="ro1">
          <table:table-cell office:value-type="string" calcext:value-type="string">
            <text:p>SENSORS_W83795</text:p>
          </table:table-cell>
          <table:table-cell office:value-type="string" calcext:value-type="string">
            <text:p>If you say yes here you get support for the Winbond W83795G and W83795ADG hardware monitoring chip, including manual fan speed control. <text:s/>This driver can also be built as a module. <text:s/>If so, the module will be called w83795.</text:p>
          </table:table-cell>
          <table:table-cell table:number-columns-repeated="1022"/>
        </table:table-row>
        <table:table-row table:style-name="ro1">
          <table:table-cell office:value-type="string" calcext:value-type="string">
            <text:p>W1_SLAVE_DS28E04</text:p>
          </table:table-cell>
          <table:table-cell office:value-type="string" calcext:value-type="string">
            <text:p>If you enable this you will have the DS28E04-100 chip support. <text:s/>Say Y here if you want to use a 1-wire 4kb EEPROM with PIO family device (DS28E04). <text:s/>If you are unsure, say N.</text:p>
          </table:table-cell>
          <table:table-cell table:number-columns-repeated="1022"/>
        </table:table-row>
        <table:table-row table:style-name="ro1">
          <table:table-cell office:value-type="string" calcext:value-type="string">
            <text:p>VIDEO_MT9M032</text:p>
          </table:table-cell>
          <table:table-cell office:value-type="string" calcext:value-type="string">
            <text:p>This driver supports MT9M032 camera sensors from Aptina, monochrome models only.</text:p>
          </table:table-cell>
          <table:table-cell table:number-columns-repeated="1022"/>
        </table:table-row>
        <table:table-row table:style-name="ro1">
          <table:table-cell office:value-type="string" calcext:value-type="string">
            <text:p>USB_SPEEDTOUCH</text:p>
          </table:table-cell>
          <table:table-cell office:value-type="string" calcext:value-type="string">
            <text:p>Say Y here if you have an SpeedTouch USB or SpeedTouch 330 modem. <text:s/>In order to use your modem you will need to install the <text:s/>two parts of the firmware, extracted by the user space tools. see &lt;http://www.linux-usb.org/SpeedTouch/&gt; for details. <text:s/>To compile this driver as a module, choose M here: the module will be called speedtch.</text:p>
          </table:table-cell>
          <table:table-cell table:number-columns-repeated="1022"/>
        </table:table-row>
        <table:table-row table:style-name="ro1">
          <table:table-cell office:value-type="string" calcext:value-type="string">
            <text:p>LANMEDIA</text:p>
          </table:table-cell>
          <table:table-cell office:value-type="string" calcext:value-type="string">
            <text:p>Driver for the following Lan Media family of serial boards: <text:s/>- LMC 1000 board allows you to connect synchronous serial devices (for example base-band modems, or any other device with the X.21, V.24, V.35 or V.36 interface) to your Linux box. <text:s/>- LMC 1200 with on board DSU board allows you to connect your Linux box directly to a T1 or E1 circuit. <text:s/>- LMC 5200 board provides a HSSI interface capable of running up to 52 Mbits per second. <text:s/>- LMC 5245 board connects directly to a T3 circuit saving the additional external hardware. <text:s/>To change setting such as clock source you will need lmcctl. It is available at &lt;ftp://ftp.lanmedia.com/&gt; (broken link). <text:s/>To compile this driver as a module, choose M here: the module will be called lmc.</text:p>
          </table:table-cell>
          <table:table-cell table:number-columns-repeated="1022"/>
        </table:table-row>
        <table:table-row table:style-name="ro1">
          <table:table-cell office:value-type="string" calcext:value-type="string">
            <text:p>SERIAL_8250_RSA</text:p>
          </table:table-cell>
          <table:table-cell office:value-type="string" calcext:value-type="string">
            <text:p>Say Y here if you have a IODATA RSA-DV II/S ISA card and would like to use its &gt;115kbps speeds. You will need to provide module parameter probe_rsa, or boot-time parameter 8250.probe_rsa with I/O addresses of this card then. <text:s/>If you don't have such card, or if unsure, say N.</text:p>
          </table:table-cell>
          <table:table-cell table:number-columns-repeated="1022"/>
        </table:table-row>
        <table:table-row table:style-name="ro1">
          <table:table-cell office:value-type="string" calcext:value-type="string">
            <text:p>SERIO_PARKBD</text:p>
          </table:table-cell>
          <table:table-cell office:value-type="string" calcext:value-type="string">
            <text:p>Say Y here if you built a simple parallel port adapter to attach an additional AT keyboard, XT keyboard or PS/2 mouse. <text:s/>More information is available: &lt;file:Documentation/input/input.txt&gt; <text:s/>If unsure, say N. <text:s/>To compile this driver as a module, choose M here: the module will be called parkbd.</text:p>
          </table:table-cell>
          <table:table-cell table:number-columns-repeated="1022"/>
        </table:table-row>
        <table:table-row table:style-name="ro1">
          <table:table-cell office:value-type="string" calcext:value-type="string">
            <text:p>IXGBE</text:p>
          </table:table-cell>
          <table:table-cell office:value-type="string" calcext:value-type="string">
            <text:p>This driver supports Intel(R) 10GbE PCI Express family of adapters. <text:s/>For more information on how to identify your adapter, go to the Adapter &amp; Driver ID Guide that can be located at: <text:s/>&lt;http://support.intel.com&gt; <text:s/>To compile this driver as a module, choose M here. The module will be called ixgbe.</text:p>
          </table:table-cell>
          <table:table-cell table:number-columns-repeated="1022"/>
        </table:table-row>
        <table:table-row table:style-name="ro1">
          <table:table-cell table:style-name="ce2" office:value-type="string" calcext:value-type="string">
            <text:p>IPW2100_DEBUG</text:p>
          </table:table-cell>
          <table:table-cell table:style-name="ce2" office:value-type="string" calcext:value-type="string">
            <text:p>This option will enable debug tracing output for the IPW2100. <text:s text:c="3"/>This will result in the kernel module being ~60k larger. <text:s/>You can <text:s/>control which debug output is sent to the kernel log by setting the <text:s/>value in <text:s text:c="2"/>/sys/bus/pci/drivers/ipw2100/debug_level <text:s/>This entry will only exist if this option is enabled. <text:s/>If you are not trying to debug or develop the IPW2100 driver, you <text:s/>most likely want to say N here.</text:p>
          </table:table-cell>
          <table:table-cell table:style-name="ce2" table:number-columns-repeated="1022"/>
        </table:table-row>
        <table:table-row table:style-name="ro1">
          <table:table-cell office:value-type="string" calcext:value-type="string">
            <text:p>FONT_8x16</text:p>
          </table:table-cell>
          <table:table-cell office:value-type="string" calcext:value-type="string">
            <text:p>This is the high resolution font for the VGA frame buffer (the one provided by the VGA text console 80x25 mode. <text:s/>If unsure, say Y.</text:p>
          </table:table-cell>
          <table:table-cell table:number-columns-repeated="1022"/>
        </table:table-row>
        <table:table-row table:style-name="ro1">
          <table:table-cell office:value-type="string" calcext:value-type="string">
            <text:p>MMC_SDHCI_MICROCHIP_PIC32</text:p>
          </table:table-cell>
          <table:table-cell office:value-type="string" calcext:value-type="string">
            <text:p>This selects the Secure Digital Host Controller Interface (SDHCI) for PIC32MZDA platform. <text:s/>If you have a controller with this interface, say Y or M here. <text:s/>If unsure, say N.</text:p>
          </table:table-cell>
          <table:table-cell table:number-columns-repeated="1022"/>
        </table:table-row>
        <table:table-row table:style-name="ro1">
          <table:table-cell office:value-type="string" calcext:value-type="string">
            <text:p>INPUT_AB8500_PONKEY</text:p>
          </table:table-cell>
          <table:table-cell office:value-type="string" calcext:value-type="string">
            <text:p>Say Y here to use the PowerOn Key for ST-Ericsson's AB8500 Mix-Sig PMIC. <text:s/>To compile this driver as a module, choose M here: the module will be called ab8500-ponkey.</text:p>
          </table:table-cell>
          <table:table-cell table:number-columns-repeated="1022"/>
        </table:table-row>
        <table:table-row table:style-name="ro1">
          <table:table-cell office:value-type="string" calcext:value-type="string">
            <text:p>PINCTRL_COH901</text:p>
          </table:table-cell>
          <table:table-cell office:value-type="string" calcext:value-type="string">
            <text:p>Say yes here to support GPIO interface on ST-Ericsson U300. The names of the two IP block variants supported are COH 901 335 and COH 901 571/3. They contain 3, 5 or 7 ports of 8 GPIO pins each.</text:p>
          </table:table-cell>
          <table:table-cell table:number-columns-repeated="1022"/>
        </table:table-row>
        <table:table-row table:style-name="ro1">
          <table:table-cell office:value-type="string" calcext:value-type="string">
            <text:p>MUX_ADG792A</text:p>
          </table:table-cell>
          <table:table-cell office:value-type="string" calcext:value-type="string">
            <text:p>ADG792A and ADG792G Wide Bandwidth Triple 4:1 Multiplexers <text:s/>The driver supports both operating the three multiplexers in parallel and operating them independently. <text:s/>To compile the driver as a module, choose M here: the module will be called mux-adg792a.</text:p>
          </table:table-cell>
          <table:table-cell table:number-columns-repeated="1022"/>
        </table:table-row>
        <table:table-row table:style-name="ro1">
          <table:table-cell table:style-name="ce2" office:value-type="string" calcext:value-type="string">
            <text:p>PROC_SYSCTL</text:p>
          </table:table-cell>
          <table:table-cell table:style-name="ce2" office:value-type="string" calcext:value-type="string">
            <text:p>The sysctl interface provides a means of dynamically changing certain kernel parameters and variables on the fly without requiring a recompile of the kernel or reboot of the system. <text:s/>The primary interface is through /proc/sys. <text:s/>If you say Y here a tree of modifiable sysctl entries will be generated beneath the /proc/sys directory. They are explained in the files in &lt;file:Documentation/sysctl/&gt;. <text:s/>Note that enabling this option will enlarge the kernel by at least 8 KB. <text:s/>As it is generally a good thing, you should say Y here unless building a kernel for install/rescue disks or your system is very limited in memory.</text:p>
          </table:table-cell>
          <table:table-cell table:style-name="ce2" table:number-columns-repeated="1022"/>
        </table:table-row>
        <table:table-row table:style-name="ro1">
          <table:table-cell office:value-type="string" calcext:value-type="string">
            <text:p>BLK_DEV_HPT366</text:p>
          </table:table-cell>
          <table:table-cell office:value-type="string" calcext:value-type="string">
            <text:p>HPT366 is an Ultra DMA chipset for ATA-66. HPT368 is an Ultra DMA chipset for ATA-66 RAID Based. HPT370 is an Ultra DMA chipset for ATA-100. HPT372 is an Ultra DMA chipset for ATA-100. HPT374 is an Ultra DMA chipset for ATA-100. <text:s/>This driver adds up to 4 more EIDE devices sharing a single interrupt. <text:s/>The HPT366 chipset in its current form is bootable. One solution for this problem are special LILO commands for redirecting the reference to device 0x80. The other solution is to say Y to Boot off-board chipsets first support (CONFIG_BLK_DEV_OFFBOARD) unless your mother board has the chipset natively mounted. Regardless one should use the fore mentioned option and call at LILO. <text:s/>This driver requires dynamic tuning of the chipset during the ide-probe at boot. It is reported to support DVD II drives, by the manufacturer.</text:p>
          </table:table-cell>
          <table:table-cell table:number-columns-repeated="1022"/>
        </table:table-row>
        <table:table-row table:style-name="ro1">
          <table:table-cell office:value-type="string" calcext:value-type="string">
            <text:p>NVMEM_IMX_IIM</text:p>
          </table:table-cell>
          <table:table-cell office:value-type="string" calcext:value-type="string">
            <text:p>This is a driver for the IC Identification Module (IIM) available on i.MX SoCs, providing access to 4 Kbits of programmable eFuses. <text:s/>This driver can also be built as a module. If so, the module will be called nvmem-imx-iim.</text:p>
          </table:table-cell>
          <table:table-cell table:number-columns-repeated="1022"/>
        </table:table-row>
        <table:table-row table:style-name="ro1">
          <table:table-cell office:value-type="string" calcext:value-type="string">
            <text:p>OMAP_IOMMU</text:p>
          </table:table-cell>
          <table:table-cell office:value-type="string" calcext:value-type="string">
            <text:p>The OMAP3 media platform drivers depend on iommu support, if you need them say Y here.</text:p>
          </table:table-cell>
          <table:table-cell table:number-columns-repeated="1022"/>
        </table:table-row>
        <table:table-row table:style-name="ro1">
          <table:table-cell office:value-type="string" calcext:value-type="string">
            <text:p>RTC_DRV_DS17885</text:p>
          </table:table-cell>
          <table:table-cell office:value-type="string" calcext:value-type="string">
            <text:p>This enables support for the Dallas/Maxim DS17885/DS17887 real time clock chip. <text:s/>This chip features 8kb of extended NV-SRAM.</text:p>
          </table:table-cell>
          <table:table-cell table:number-columns-repeated="1022"/>
        </table:table-row>
        <table:table-row table:style-name="ro1">
          <table:table-cell office:value-type="string" calcext:value-type="string">
            <text:p>I2C_AMD756</text:p>
          </table:table-cell>
          <table:table-cell office:value-type="string" calcext:value-type="string">
            <text:p>If you say yes to this option, support will be included for the AMD 756/766/768 mainboard I2C interfaces. <text:s/>The driver also includes support for the first (SMBus 1.0) I2C interface of the AMD 8111 and the nVidia nForce I2C interface. <text:s/>This driver can also be built as a module. <text:s/>If so, the module will be called i2c-amd756.</text:p>
          </table:table-cell>
          <table:table-cell table:number-columns-repeated="1022"/>
        </table:table-row>
        <table:table-row table:style-name="ro1">
          <table:table-cell office:value-type="string" calcext:value-type="string">
            <text:p>SND_VIA82XX_MODEM</text:p>
          </table:table-cell>
          <table:table-cell office:value-type="string" calcext:value-type="string">
            <text:p>Say Y here to include support for the integrated MC97 modem on motherboards with VIA chipsets. <text:s/>To compile this driver as a module, choose M here: the module will be called snd-via82xx-modem.</text:p>
          </table:table-cell>
          <table:table-cell table:number-columns-repeated="1022"/>
        </table:table-row>
        <table:table-row table:style-name="ro1">
          <table:table-cell office:value-type="string" calcext:value-type="string">
            <text:p>SERIO_APBPS2</text:p>
          </table:table-cell>
          <table:table-cell office:value-type="string" calcext:value-type="string">
            <text:p>Say Y here if you want support for GRLIB APBPS2 peripherals used to connect to PS/2 keyboard and/or mouse. <text:s/>To compile this driver as a module, choose M here: the module will be called apbps2.</text:p>
          </table:table-cell>
          <table:table-cell table:number-columns-repeated="1022"/>
        </table:table-row>
        <table:table-row table:style-name="ro1">
          <table:table-cell office:value-type="string" calcext:value-type="string">
            <text:p>SCSI_NCR53C8XX_SYNC</text:p>
          </table:table-cell>
          <table:table-cell office:value-type="string" calcext:value-type="string">
            <text:p>The SCSI Parallel Interface-2 Standard defines 5 classes of transfer rates: FAST-5, FAST-10, FAST-20, FAST-40 and FAST-80. <text:s/>The numbers are respectively the maximum data transfer rates in mega-transfers per second for each class. <text:s/>For example, a FAST-20 Wide 16 device is able to transfer data at 20 million 16 bit packets per second for a total rate of 40 MB/s. <text:s/>You may specify 0 if you want to only use asynchronous data transfers. This is the safest and slowest option. Otherwise, specify a value between 5 and 80, depending on the capability of your SCSI controller. <text:s/>The higher the number, the faster the data transfer. Note that 80 should normally be ok since the driver decreases the value automatically according to the controller's capabilities. <text:s/>Your answer to this question is ignored for controllers with NVRAM, since the driver will get this information from the user set-up. <text:s/>It also can be overridden using a boot setup option, as follows (example): 'ncr53c8xx=sync:12' will allow the driver to negotiate for FAST-20 synchronous data transfer (20 mega-transfers per second). <text:s/>The normal answer therefore is not to go with the default but to select the maximum value 80 allowing the driver to use the maximum value supported by each controller. If this causes problems with your SCSI devices, you should come back and decrease the value. <text:s/>There is no safe option other than using good cabling, right terminations and SCSI conformant devices.</text:p>
          </table:table-cell>
          <table:table-cell table:number-columns-repeated="1022"/>
        </table:table-row>
        <table:table-row table:style-name="ro1">
          <table:table-cell office:value-type="string" calcext:value-type="string">
            <text:p>MPU3050_I2C</text:p>
          </table:table-cell>
          <table:table-cell office:value-type="string" calcext:value-type="string">
            <text:p>This driver supports the Invensense MPU3050 gyroscope over I2C. This driver can be built as a module. The module will be called inv-mpu3050-i2c.</text:p>
          </table:table-cell>
          <table:table-cell table:number-columns-repeated="1022"/>
        </table:table-row>
        <table:table-row table:style-name="ro1">
          <table:table-cell office:value-type="string" calcext:value-type="string">
            <text:p>USB_U132_HCD</text:p>
          </table:table-cell>
          <table:table-cell office:value-type="string" calcext:value-type="string">
            <text:p>The U132 adapter is a USB to CardBus adapter specifically designed for PC cards that contain an OHCI host controller. Typical PC cards are the Orange Mobile 3G Option GlobeTrotter Fusion card. The U132 adapter will *NOT* work with PC cards that do not contain an OHCI controller. <text:s/>For those PC cards that contain multiple OHCI controllers only the first one is used. <text:s/>The driver consists of two modules, the ftdi-elan module is a USB client driver that interfaces to the FTDI chip within ELAN's USB-to-PCMCIA adapter, and this u132-hcd module is a USB host controller driver that talks to the OHCI controller within the CardBus cards that are inserted in the U132 adapter. <text:s/>This driver has been tested with a CardBus OHCI USB adapter, and worked with a USB PEN Drive inserted into the first USB port of the PCCARD. A rather pointless thing to do, but useful for testing. <text:s/>It is safe to say M here. <text:s/>See also &lt;http://www.elandigitalsystems.com/support/ufaq/u132linux.php&gt;</text:p>
          </table:table-cell>
          <table:table-cell table:number-columns-repeated="1022"/>
        </table:table-row>
        <table:table-row table:style-name="ro1">
          <table:table-cell office:value-type="string" calcext:value-type="string">
            <text:p>FB_P9100</text:p>
          </table:table-cell>
          <table:table-cell office:value-type="string" calcext:value-type="string">
            <text:p>This is the frame buffer device driver for the P9100 card supported on Sparcbook 3 machines.</text:p>
          </table:table-cell>
          <table:table-cell table:number-columns-repeated="1022"/>
        </table:table-row>
        <table:table-row table:style-name="ro1">
          <table:table-cell office:value-type="string" calcext:value-type="string">
            <text:p>6LOWPAN_GHC_ICMPV6</text:p>
          </table:table-cell>
          <table:table-cell office:value-type="string" calcext:value-type="string">
            <text:p>6LoWPAN IPv6 ICMPv6 generic header compression according to RFC7400.</text:p>
          </table:table-cell>
          <table:table-cell table:number-columns-repeated="1022"/>
        </table:table-row>
        <table:table-row table:style-name="ro1">
          <table:table-cell office:value-type="string" calcext:value-type="string">
            <text:p>SPI_GPIO</text:p>
          </table:table-cell>
          <table:table-cell office:value-type="string" calcext:value-type="string">
            <text:p>This simple GPIO bitbanging SPI master uses the arch-neutral GPIO interface to manage MOSI, MISO, SCK, and chipselect signals. <text:s/>SPI slaves connected to a bus using this driver are configured as usual, except that the spi_board_info.controller_data holds the GPIO number for the chipselect used by this controller driver. <text:s/>Note that this driver often won't achieve even 1 Mbit/sec speeds, making it unusually slow for SPI. <text:s/>If your platform can inline GPIO operations, you should be able to leverage that for better speed with a custom version of this driver. see the source code.</text:p>
          </table:table-cell>
          <table:table-cell table:number-columns-repeated="1022"/>
        </table:table-row>
        <table:table-row table:style-name="ro1">
          <table:table-cell table:style-name="ce2" office:value-type="string" calcext:value-type="string">
            <text:p>LGUEST_GUEST</text:p>
          </table:table-cell>
          <table:table-cell table:style-name="ce2" office:value-type="string" calcext:value-type="string">
            <text:p>Lguest is a tiny in-kernel hypervisor. <text:s/>Selecting this will allow your kernel to boot under lguest. <text:s/>This option will increase your kernel size by about 10k. <text:s/>If in doubt, say N. <text:s/>If you say Y here, make sure you say Y (or M) to the virtio block and net drivers which lguest needs.</text:p>
          </table:table-cell>
          <table:table-cell table:style-name="ce2" table:number-columns-repeated="1022"/>
        </table:table-row>
        <table:table-row table:style-name="ro1">
          <table:table-cell office:value-type="string" calcext:value-type="string">
            <text:p>CAN_RCAR_CANFD</text:p>
          </table:table-cell>
          <table:table-cell office:value-type="string" calcext:value-type="string">
            <text:p>Say Y here if you want to use CAN FD controller found on Renesas R-Car SoCs. The driver puts the controller in CAN FD only mode, which can interoperate with CAN2.0 nodes but does not support dedicated CAN 2.0 mode. <text:s/>To compile this driver as a module, choose M here: the module will be called rcar_canfd.</text:p>
          </table:table-cell>
          <table:table-cell table:number-columns-repeated="1022"/>
        </table:table-row>
        <table:table-row table:style-name="ro1">
          <table:table-cell office:value-type="string" calcext:value-type="string">
            <text:p>SYNCLINK_CS</text:p>
          </table:table-cell>
          <table:table-cell office:value-type="string" calcext:value-type="string">
            <text:p>Enable support for the SyncLink PC Card serial adapter, running asynchronous and HDLC communications up to 512Kbps. The port is selectable for RS-232, V.35, RS-449, RS-530, and X.21 <text:s/>This driver may be built as a module ( = code which can be inserted in and removed from the running kernel whenever you want). The module will be called synclink_cs. <text:s/>If you want to do that, say M here.</text:p>
          </table:table-cell>
          <table:table-cell table:number-columns-repeated="1022"/>
        </table:table-row>
        <table:table-row table:style-name="ro1">
          <table:table-cell office:value-type="string" calcext:value-type="string">
            <text:p>USB_IRDA</text:p>
          </table:table-cell>
          <table:table-cell office:value-type="string" calcext:value-type="string">
            <text:p>Say Y here if you want to build support for the USB IrDA FIR Dongle device driver. <text:s/>To compile it as a module, choose M here: the module will be called irda-usb. <text:s/>IrDA-USB support the various IrDA USB dongles available and most of their peculiarities. <text:s/>Those dongles plug in the USB port of your computer, are plug and play, and support SIR and FIR (4Mbps) speeds. <text:s/>On the other hand, those dongles tend to be less efficient than a FIR chipset. <text:s/>Please note that the driver is still experimental. <text:s/>And of course, you will need both USB and IrDA support in your kernel...</text:p>
          </table:table-cell>
          <table:table-cell table:number-columns-repeated="1022"/>
        </table:table-row>
        <table:table-row table:style-name="ro1">
          <table:table-cell office:value-type="string" calcext:value-type="string">
            <text:p>DRM_OMAP_PANEL_TPO_TD043MTEA1</text:p>
          </table:table-cell>
          <table:table-cell office:value-type="string" calcext:value-type="string">
            <text:p>LCD Panel used in OMAP3 Pandora</text:p>
          </table:table-cell>
          <table:table-cell table:number-columns-repeated="1022"/>
        </table:table-row>
        <table:table-row table:style-name="ro1">
          <table:table-cell office:value-type="string" calcext:value-type="string">
            <text:p>SCSI_MVSAS</text:p>
          </table:table-cell>
          <table:table-cell office:value-type="string" calcext:value-type="string">
            <text:p>This driver supports Marvell's SAS/SATA 3Gb/s PCI-E 88SE64XX and 6Gb/s PCI-E 88SE94XX chip based host adapters.</text:p>
          </table:table-cell>
          <table:table-cell table:number-columns-repeated="1022"/>
        </table:table-row>
        <table:table-row table:style-name="ro1">
          <table:table-cell office:value-type="string" calcext:value-type="string">
            <text:p>ETHOC</text:p>
          </table:table-cell>
          <table:table-cell office:value-type="string" calcext:value-type="string">
            <text:p>Say Y here if you want to use the OpenCores 10/100 Mbps Ethernet MAC.</text:p>
          </table:table-cell>
          <table:table-cell table:number-columns-repeated="1022"/>
        </table:table-row>
        <table:table-row table:style-name="ro1">
          <table:table-cell office:value-type="string" calcext:value-type="string">
            <text:p>HOSTESS_SV11</text:p>
          </table:table-cell>
          <table:table-cell office:value-type="string" calcext:value-type="string">
            <text:p>Driver for Comtrol Hostess SV-11 network card which operates on low speed synchronous serial links at up to 256Kbps, supporting PPP and Cisco HDLC. <text:s/>The driver will be compiled as a module: the module will be called hostess_sv11.</text:p>
          </table:table-cell>
          <table:table-cell table:number-columns-repeated="1022"/>
        </table:table-row>
        <table:table-row table:style-name="ro1">
          <table:table-cell office:value-type="string" calcext:value-type="string">
            <text:p>MFD_MAX14577</text:p>
          </table:table-cell>
          <table:table-cell office:value-type="string" calcext:value-type="string">
            <text:p>Say yes here to add support for Maxim Semiconductor MAX14577 and MAX77836 Micro-USB ICs with battery charger. This driver provides common support for accessing the device. additional drivers must be enabled in order to use the functionality of the device.</text:p>
          </table:table-cell>
          <table:table-cell table:number-columns-repeated="1022"/>
        </table:table-row>
        <table:table-row table:style-name="ro1">
          <table:table-cell office:value-type="string" calcext:value-type="string">
            <text:p>CRYPTO_MD5_PPC</text:p>
          </table:table-cell>
          <table:table-cell office:value-type="string" calcext:value-type="string">
            <text:p>MD5 message digest algorithm (RFC1321) implemented in PPC assembler.</text:p>
          </table:table-cell>
          <table:table-cell table:number-columns-repeated="1022"/>
        </table:table-row>
        <table:table-row table:style-name="ro1">
          <table:table-cell office:value-type="string" calcext:value-type="string">
            <text:p>VIDEO_MT9V011</text:p>
          </table:table-cell>
          <table:table-cell office:value-type="string" calcext:value-type="string">
            <text:p>This is a Video4Linux2 sensor-level driver for the Micron mt0v011 1.3 Mpixel camera. <text:s/>It currently only works with the em28xx driver.</text:p>
          </table:table-cell>
          <table:table-cell table:number-columns-repeated="1022"/>
        </table:table-row>
        <table:table-row table:style-name="ro1">
          <table:table-cell office:value-type="string" calcext:value-type="string">
            <text:p>BLK_DEV_RSXX</text:p>
          </table:table-cell>
          <table:table-cell office:value-type="string" calcext:value-type="string">
            <text:p>Device driver for IBM's high speed PCIe SSD storage device: Flash Adapter 900GB Full Height. <text:s/>To compile this driver as a module, choose M here: the module will be called rsxx.</text:p>
          </table:table-cell>
          <table:table-cell table:number-columns-repeated="1022"/>
        </table:table-row>
        <table:table-row table:style-name="ro1">
          <table:table-cell table:style-name="ce2" office:value-type="string" calcext:value-type="string">
            <text:p>PPP</text:p>
          </table:table-cell>
          <table:table-cell table:style-name="ce2" office:value-type="string" calcext:value-type="string">
            <text:p>PPP (Point to Point Protocol) is a newer and better SLIP. <text:s/>It serves the same purpose: sending Internet traffic over telephone (and other serial) lines. <text:s/>Ask your access provider if they support it, because otherwise you can't use it. most Internet access providers these days support PPP rather than SLIP. <text:s/>To use PPP, you need an additional program called pppd as described in the PPP-HOWTO, available at &lt;http://www.tldp.org/docs.html#howto&gt;. <text:s/>Make sure that you have the version of pppd recommended in &lt;file:Documentation/Changes&gt;. The PPP option enlarges your kernel by about 16 KB. <text:s/>There are actually two versions of PPP: the traditional PPP for asynchronous lines, such as regular analog phone lines, and synchronous PPP which can be used over digital ISDN lines for example. <text:s/>If you want to use PPP over phone lines or other asynchronous serial lines, you need to say Y (or M) here and also to the next option, PPP support for async serial ports. <text:s/>For PPP over synchronous lines, you should say Y (or M) here and to Support synchronous PPP, below. <text:s/>If you said Y to Version information on all symbols above, then you cannot compile the PPP driver into the kernel. you can then only compile it as a module. To compile this driver as a module, choose M here. The module will be called ppp_generic.</text:p>
          </table:table-cell>
          <table:table-cell table:style-name="ce2" table:number-columns-repeated="1022"/>
        </table:table-row>
        <table:table-row table:style-name="ro1">
          <table:table-cell office:value-type="string" calcext:value-type="string">
            <text:p>EDAC_GHES</text:p>
          </table:table-cell>
          <table:table-cell office:value-type="string" calcext:value-type="string">
            <text:p>Not all machines support hardware-driven error report. Some of those provide a BIOS-driven error report mechanism via ACPI, using the APEI/GHES driver. By enabling this option, the error reports provided by GHES are sent to userspace via the EDAC API. <text:s/>When this option is enabled, it will disable the hardware-driven mechanisms, if a GHES BIOS is detected, entering into the Firmware First mode. <text:s/>It should be noticed that keeping both GHES and a hardware-driven error mechanism won't work well, as BIOS will race with OS, while reading the error registers. So, if you want to not use Firmware first GHES error mechanism, you should disable GHES either at compilation time or by passing ghes.disable=1 Kernel parameter at boot time. <text:s/>In doubt, say 'Y'.</text:p>
          </table:table-cell>
          <table:table-cell table:number-columns-repeated="1022"/>
        </table:table-row>
        <table:table-row table:style-name="ro1">
          <table:table-cell office:value-type="string" calcext:value-type="string">
            <text:p>ATH9K_RFKILL</text:p>
          </table:table-cell>
          <table:table-cell office:value-type="string" calcext:value-type="string">
            <text:p>Say Y to have ath9k poll the RF-Kill GPIO every couple of seconds. Turn off to save power, but enable it if you have a platform that can toggle the RF-Kill GPIO.</text:p>
          </table:table-cell>
          <table:table-cell table:number-columns-repeated="1022"/>
        </table:table-row>
        <table:table-row table:style-name="ro1">
          <table:table-cell office:value-type="string" calcext:value-type="string">
            <text:p>SCSI_PM8001</text:p>
          </table:table-cell>
          <table:table-cell office:value-type="string" calcext:value-type="string">
            <text:p>This driver supports PMC-Sierra PCIE SAS/SATA 8x6G SPC 8001 chip based host adapters.</text:p>
          </table:table-cell>
          <table:table-cell table:number-columns-repeated="1022"/>
        </table:table-row>
        <table:table-row table:style-name="ro1">
          <table:table-cell office:value-type="string" calcext:value-type="string">
            <text:p>ATH5K</text:p>
          </table:table-cell>
          <table:table-cell office:value-type="string" calcext:value-type="string">
            <text:p>This module adds support for wireless adapters based on Atheros 5xxx chipset. <text:s/>Currently the following chip versions are supported: <text:s/>MAC: AR5211 AR5212 PHY: RF5111/2111 RF5112/2112 RF5413/2413 <text:s/>This driver uses the kernel's mac80211 subsystem. <text:s/>If you choose to build a module, it'll be called ath5k. Say M if unsure.</text:p>
          </table:table-cell>
          <table:table-cell table:number-columns-repeated="1022"/>
        </table:table-row>
        <table:table-row table:style-name="ro1">
          <table:table-cell office:value-type="string" calcext:value-type="string">
            <text:p>GTP</text:p>
          </table:table-cell>
          <table:table-cell office:value-type="string" calcext:value-type="string">
            <text:p>This allows one to create gtp virtual interfaces that provide the GPRS Tunneling Protocol datapath (GTP-U). This tunneling protocol is used to prevent subscribers from accessing mobile carrier core network infrastructure. This driver requires a userspace software that implements the signaling protocol (GTP-C) to update its PDP context base, such as OpenGGSN &lt;http://git.osmocom.org/openggsn/). This tunneling protocol is implemented according to the GSM TS 09.60 and 3GPP TS 29.060 standards. <text:s/>To compile this drivers as a module, choose M here: the module wil be called gtp.</text:p>
          </table:table-cell>
          <table:table-cell table:number-columns-repeated="1022"/>
        </table:table-row>
        <table:table-row table:style-name="ro1">
          <table:table-cell office:value-type="string" calcext:value-type="string">
            <text:p>ARMV7M_SYSTICK</text:p>
          </table:table-cell>
          <table:table-cell office:value-type="string" calcext:value-type="string">
            <text:p>This options enables support for the ARMv7M system timer unit</text:p>
          </table:table-cell>
          <table:table-cell table:number-columns-repeated="1022"/>
        </table:table-row>
        <table:table-row table:style-name="ro1">
          <table:table-cell office:value-type="string" calcext:value-type="string">
            <text:p>FIREWIRE_NOSY</text:p>
          </table:table-cell>
          <table:table-cell office:value-type="string" calcext:value-type="string">
            <text:p>Nosy is an IEEE 1394 packet sniffer that is used for protocol analysis and in development of IEEE 1394 drivers, applications, or firmwares. <text:s/>This driver lets you use a Texas Instruments PCILynx 1394 to PCI link layer controller TSB12LV21/A/B as a low-budget bus analyzer. PCILynx is a nowadays very rare IEEE 1394 controller which is not OHCI 1394 compliant. <text:s/>The following cards are known to be based on PCILynx or PCILynx-2: IOI IOI-1394TT (PCI card), Unibrain Fireboard 400 PCI Lynx-2 (PCI card), Newer Technology FireWire 2 Go (CardBus card), Apple Power Mac G3 blue &amp; white and G4 with PCI graphics (onboard controller). <text:s/>To compile this driver as a module, say M here: <text:s/>The module will be called nosy. <text:s/>Source code of a userspace interface to nosy, called nosy-dump, can be found in tools/firewire/ of the kernel sources. <text:s/>If unsure, say N.</text:p>
          </table:table-cell>
          <table:table-cell table:number-columns-repeated="1022"/>
        </table:table-row>
        <table:table-row table:style-name="ro1">
          <table:table-cell office:value-type="string" calcext:value-type="string">
            <text:p>BFIN_MAC_USE_L1</text:p>
          </table:table-cell>
          <table:table-cell office:value-type="string" calcext:value-type="string">
            <text:p>To get maximum network performance, you should use L1 memory as rx/tx buffers. Say N here if you want to reserve L1 memory for other uses.</text:p>
          </table:table-cell>
          <table:table-cell table:number-columns-repeated="1022"/>
        </table:table-row>
        <table:table-row table:style-name="ro1">
          <table:table-cell office:value-type="string" calcext:value-type="string">
            <text:p>CRYPTO_MD5</text:p>
          </table:table-cell>
          <table:table-cell office:value-type="string" calcext:value-type="string">
            <text:p>MD5 message digest algorithm (RFC1321).</text:p>
          </table:table-cell>
          <table:table-cell table:number-columns-repeated="1022"/>
        </table:table-row>
        <table:table-row table:style-name="ro1">
          <table:table-cell office:value-type="string" calcext:value-type="string">
            <text:p>BNXT</text:p>
          </table:table-cell>
          <table:table-cell office:value-type="string" calcext:value-type="string">
            <text:p>This driver supports Broadcom NetXtreme-C/E 10/25/40/50 gigabit Ethernet cards. <text:s/>To compile this driver as a module, choose M here: the module will be called bnxt_en. <text:s/>This is recommended.</text:p>
          </table:table-cell>
          <table:table-cell table:number-columns-repeated="1022"/>
        </table:table-row>
        <table:table-row table:style-name="ro1">
          <table:table-cell office:value-type="string" calcext:value-type="string">
            <text:p>EDAC_I5400</text:p>
          </table:table-cell>
          <table:table-cell office:value-type="string" calcext:value-type="string">
            <text:p>Support for error detection and correction the Intel i5400 MCH chipset (Seaburg).</text:p>
          </table:table-cell>
          <table:table-cell table:number-columns-repeated="1022"/>
        </table:table-row>
        <table:table-row table:style-name="ro1">
          <table:table-cell office:value-type="string" calcext:value-type="string">
            <text:p>BNX2</text:p>
          </table:table-cell>
          <table:table-cell office:value-type="string" calcext:value-type="string">
            <text:p>This driver supports QLogic bnx2 gigabit Ethernet cards. <text:s/>To compile this driver as a module, choose M here: the module will be called bnx2. <text:s/>This is recommended.</text:p>
          </table:table-cell>
          <table:table-cell table:number-columns-repeated="1022"/>
        </table:table-row>
        <table:table-row table:style-name="ro1">
          <table:table-cell office:value-type="string" calcext:value-type="string">
            <text:p>USB_NET_SR9800</text:p>
          </table:table-cell>
          <table:table-cell office:value-type="string" calcext:value-type="string">
            <text:p>Say Y if you want to use one of the following 100Mbps USB Ethernet device based on the CoreChip-sz SR9800 chip. <text:s/>This driver makes the adapter appear as a normal Ethernet interface, typically on eth0, if it is the only ethernet device, or perhaps on eth1, if you have a PCI or ISA ethernet card installed. <text:s/>To compile this driver as a module, choose M here: the module will be called sr9800.</text:p>
          </table:table-cell>
          <table:table-cell table:number-columns-repeated="1022"/>
        </table:table-row>
        <table:table-row table:style-name="ro1">
          <table:table-cell office:value-type="string" calcext:value-type="string">
            <text:p>GAMEPORT_L4</text:p>
          </table:table-cell>
          <table:table-cell office:value-type="string" calcext:value-type="string">
            <text:p>Say Y here if you have a PDPI Lightning 4 gamecard. <text:s/>To compile this driver as a module, choose M here: the module will be called lightning.</text:p>
          </table:table-cell>
          <table:table-cell table:number-columns-repeated="1022"/>
        </table:table-row>
        <table:table-row table:style-name="ro1">
          <table:table-cell office:value-type="string" calcext:value-type="string">
            <text:p>DVB_DIB3000MC</text:p>
          </table:table-cell>
          <table:table-cell office:value-type="string" calcext:value-type="string">
            <text:p>A DVB-T tuner module. Designed for mobile usage. Say Y when you want to support this frontend.</text:p>
          </table:table-cell>
          <table:table-cell table:number-columns-repeated="1022"/>
        </table:table-row>
        <table:table-row table:style-name="ro1">
          <table:table-cell office:value-type="string" calcext:value-type="string">
            <text:p>DVB_DIB3000MB</text:p>
          </table:table-cell>
          <table:table-cell office:value-type="string" calcext:value-type="string">
            <text:p>A DVB-T tuner module. Designed for mobile usage. Say Y when you want to support this frontend.</text:p>
          </table:table-cell>
          <table:table-cell table:number-columns-repeated="1022"/>
        </table:table-row>
        <table:table-row table:style-name="ro1">
          <table:table-cell office:value-type="string" calcext:value-type="string">
            <text:p>ATMEL_TCB_CLKSRC</text:p>
          </table:table-cell>
          <table:table-cell office:value-type="string" calcext:value-type="string">
            <text:p>Select this to get a high precision clocksource based on a TC block with a 5+ MHz base clock rate. <text:s/>Two timer channels are combined to make a single 32-bit timer. <text:s/>When GENERIC_CLOCKEVENTS is defined, the third timer channel may be used as a clock event device supporting oneshot mode (delays of up to two seconds) based on the 32 KiHz clock.</text:p>
          </table:table-cell>
          <table:table-cell table:number-columns-repeated="1022"/>
        </table:table-row>
        <table:table-row table:style-name="ro1">
          <table:table-cell table:style-name="ce2" office:value-type="string" calcext:value-type="string">
            <text:p>SLIP</text:p>
          </table:table-cell>
          <table:table-cell table:style-name="ce2" office:value-type="string" calcext:value-type="string">
            <text:p>Say Y if you intend to use SLIP or CSLIP (compressed SLIP) to connect to your Internet service provider or to connect to some other local Unix box or if you want to configure your Linux box as a Slip/CSlip server for other people to dial in. SLIP (Serial Line Internet Protocol) is a protocol used to send Internet traffic over serial connections such as telephone lines or null modem cables. nowadays, the protocol PPP is more commonly used for this same purpose. <text:s/>Normally, your access provider has to support SLIP in order for you to be able to use it, but there is now a SLIP emulator called SLiRP around (available from &lt;ftp://ibiblio.org/pub/Linux/system/network/serial/&gt;) which allows you to use SLIP over a regular dial up shell connection. If you plan to use SLiRP, make sure to say Y to CSLIP, below. The NET-3-HOWTO, available from &lt;http://www.tldp.org/docs.html#howto&gt;, explains how to configure SLIP. Note that you don't need this option if you just want to run term (term is a program which gives you almost full Internet connectivity if you have a regular dial up shell account on some Internet connected Unix computer. Read &lt;http://www.bart.nl/~patrickr/term-howto/Term-HOWTO.html&gt;). SLIP support will enlarge your kernel by about 4 KB. If unsure, say N. <text:s/>To compile this driver as a module, choose M here. The module will be called slip.</text:p>
          </table:table-cell>
          <table:table-cell table:style-name="ce2" table:number-columns-repeated="1022"/>
        </table:table-row>
        <table:table-row table:style-name="ro1">
          <table:table-cell office:value-type="string" calcext:value-type="string">
            <text:p>REGULATOR_S2MPA01</text:p>
          </table:table-cell>
          <table:table-cell office:value-type="string" calcext:value-type="string">
            <text:p>This driver controls Samsung S2MPA01 voltage output regulator via I2C bus. S2MPA01 has 10 Bucks and 26 LDO outputs.</text:p>
          </table:table-cell>
          <table:table-cell table:number-columns-repeated="1022"/>
        </table:table-row>
        <table:table-row table:style-name="ro1">
          <table:table-cell office:value-type="string" calcext:value-type="string">
            <text:p>DRM_PANEL_JDI_LT070ME05000</text:p>
          </table:table-cell>
          <table:table-cell office:value-type="string" calcext:value-type="string">
            <text:p>Say Y here if you want to enable support for JDI DSI video mode panel as found in Google Nexus 7 (2013) devices. The panel has a 1200(RGB)×1920 (WUXGA) resolution and uses 24 bit per pixel.</text:p>
          </table:table-cell>
          <table:table-cell table:number-columns-repeated="1022"/>
        </table:table-row>
        <table:table-row table:style-name="ro1">
          <table:table-cell office:value-type="string" calcext:value-type="string">
            <text:p>ATH6KL_SDIO</text:p>
          </table:table-cell>
          <table:table-cell office:value-type="string" calcext:value-type="string">
            <text:p>This module adds support for wireless adapters based on Atheros AR6003 and AR6004 chipsets running over SDIO. If you choose to build it as a module, it will be called ath6kl_sdio. Please note that AR6002 and AR6001 are not supported by this driver.</text:p>
          </table:table-cell>
          <table:table-cell table:number-columns-repeated="1022"/>
        </table:table-row>
        <table:table-row table:style-name="ro1">
          <table:table-cell office:value-type="string" calcext:value-type="string">
            <text:p>MTD_REDBOOT_PARTS</text:p>
          </table:table-cell>
          <table:table-cell office:value-type="string" calcext:value-type="string">
            <text:p>RedBoot is a ROM monitor and bootloader which deals with multiple 'images' in flash devices by putting a table one of the erase blocks on the device, similar to a partition table, which gives the offsets, lengths and names of all the images stored in the flash. <text:s/>If you need code which can detect and parse this table, and register MTD 'partitions' corresponding to each image in the table, enable this option. <text:s/>You will still need the parsing functions to be called by the driver for your particular device. It won't happen automatically. The SA1100 map driver (CONFIG_MTD_SA1100) has an option for this, for example.</text:p>
          </table:table-cell>
          <table:table-cell table:number-columns-repeated="1022"/>
        </table:table-row>
        <table:table-row table:style-name="ro1">
          <table:table-cell office:value-type="string" calcext:value-type="string">
            <text:p>BGMAC_BCMA</text:p>
          </table:table-cell>
          <table:table-cell office:value-type="string" calcext:value-type="string">
            <text:p>This driver supports GBit MAC and BCM4706 GBit MAC cores on BCMA bus. They can be found on BCM47xx SoCs and provide gigabit ethernet. In case of using this driver on BCM4706 it's also requires to enable BCMA_DRIVER_GMAC_CMN to make it work.</text:p>
          </table:table-cell>
          <table:table-cell table:number-columns-repeated="1022"/>
        </table:table-row>
        <table:table-row table:style-name="ro1">
          <table:table-cell office:value-type="string" calcext:value-type="string">
            <text:p>ATH6KL_USB</text:p>
          </table:table-cell>
          <table:table-cell office:value-type="string" calcext:value-type="string">
            <text:p>This module adds support for wireless adapters based on Atheros AR6004 chipset and chipsets based on it running over USB. If you choose to build it as a module, it will be called ath6kl_usb.</text:p>
          </table:table-cell>
          <table:table-cell table:number-columns-repeated="1022"/>
        </table:table-row>
        <table:table-row table:style-name="ro1">
          <table:table-cell office:value-type="string" calcext:value-type="string">
            <text:p>PINCTRL_BAYTRAIL</text:p>
          </table:table-cell>
          <table:table-cell office:value-type="string" calcext:value-type="string">
            <text:p>driver for memory mapped GPIO functionality on Intel Baytrail platforms. Supports 3 banks with 102, 28 and 44 gpios. Most pins are usually muxed to some other functionality by firmware, so only a small amount is available for gpio use. <text:s/>Requires ACPI device enumeration code to set up a platform device.</text:p>
          </table:table-cell>
          <table:table-cell table:number-columns-repeated="1022"/>
        </table:table-row>
        <table:table-row table:style-name="ro1">
          <table:table-cell office:value-type="string" calcext:value-type="string">
            <text:p>USB_NET_QMI_WWAN</text:p>
          </table:table-cell>
          <table:table-cell office:value-type="string" calcext:value-type="string">
            <text:p>Support WWAN LTE/3G devices based on Qualcomm Mobile Data Modem (MDM) chipsets. <text:s/>Examples of such devices are <text:s text:c="2"/>* Huawei E392/E398 <text:s/>This driver will only drive the ethernet part of the chips. The devices require additional configuration to be usable. Multiple management interfaces with linux drivers are available: <text:s text:c="3"/>* option: AT commands on /dev/ttyUSBx <text:s text:c="2"/>* cdc-wdm: Qualcomm MSM Interface (QMI) protocol on /dev/cdc-wdmx <text:s/>A modem manager with support for QMI is recommended. <text:s/>To compile this driver as a module, choose M here: the module will be called qmi_wwan.</text:p>
          </table:table-cell>
          <table:table-cell table:number-columns-repeated="1022"/>
        </table:table-row>
        <table:table-row table:style-name="ro1">
          <table:table-cell office:value-type="string" calcext:value-type="string">
            <text:p>WANXL_BUILD_FIRMWARE</text:p>
          </table:table-cell>
          <table:table-cell office:value-type="string" calcext:value-type="string">
            <text:p>Allows you to rebuild firmware run by the QUICC processor. It requires as68k, ld68k and hexdump programs. <text:s/>You should never need this option, say N.</text:p>
          </table:table-cell>
          <table:table-cell table:number-columns-repeated="1022"/>
        </table:table-row>
        <table:table-row table:style-name="ro1">
          <table:table-cell office:value-type="string" calcext:value-type="string">
            <text:p>ARM_MHU</text:p>
          </table:table-cell>
          <table:table-cell office:value-type="string" calcext:value-type="string">
            <text:p>Say Y here if you want to build the ARM MHU controller driver. The controller has 3 mailbox channels, the last of which can be used in Secure mode only.</text:p>
          </table:table-cell>
          <table:table-cell table:number-columns-repeated="1022"/>
        </table:table-row>
        <table:table-row table:style-name="ro1">
          <table:table-cell office:value-type="string" calcext:value-type="string">
            <text:p>BT_HCIUART_ATH3K</text:p>
          </table:table-cell>
          <table:table-cell office:value-type="string" calcext:value-type="string">
            <text:p>HCIATH3K (HCI Atheros AR300x) is a serial protocol for communication between host and Atheros AR300x Bluetooth devices. This protocol enables AR300x chips to be enabled with power management support. Enable this if you have Atheros AR300x serial Bluetooth device. <text:s/>Say Y here to compile support for HCI UART ATH3K protocol.</text:p>
          </table:table-cell>
          <table:table-cell table:number-columns-repeated="1022"/>
        </table:table-row>
        <table:table-row table:style-name="ro1">
          <table:table-cell table:style-name="ce2" office:value-type="string" calcext:value-type="string">
            <text:p>REISERFS_PROC_INFO</text:p>
          </table:table-cell>
          <table:table-cell table:style-name="ce2" office:value-type="string" calcext:value-type="string">
            <text:p>Create under /proc/fs/reiserfs a hierarchy of files, displaying various ReiserFS statistics and internal data at the expense of making your kernel or module slightly larger (+8 KB). This also increases the amount of kernel memory required for each mount. Almost everyone but ReiserFS developers and people fine-tuning reiserfs or tracing problems should say N.</text:p>
          </table:table-cell>
          <table:table-cell table:style-name="ce2" table:number-columns-repeated="1022"/>
        </table:table-row>
        <table:table-row table:style-name="ro1">
          <table:table-cell office:value-type="string" calcext:value-type="string">
            <text:p>REGULATOR_BD9571MWV</text:p>
          </table:table-cell>
          <table:table-cell office:value-type="string" calcext:value-type="string">
            <text:p>This driver provides support for the voltage regulators on the ROHM BD9571MWV PMIC. This will enable support for the software controllable regulator and voltage sampling units. <text:s/>This driver can also be built as a module. If so, the module will be called bd9571mwv-regulator.</text:p>
          </table:table-cell>
          <table:table-cell table:number-columns-repeated="1022"/>
        </table:table-row>
        <table:table-row table:style-name="ro1">
          <table:table-cell office:value-type="string" calcext:value-type="string">
            <text:p>RTC_DRV_AB3100</text:p>
          </table:table-cell>
          <table:table-cell office:value-type="string" calcext:value-type="string">
            <text:p>Select this to enable the ST-Ericsson AB3100 Mixed Signal IC RTC support. This chip contains a battery- and capacitor-backed RTC.</text:p>
          </table:table-cell>
          <table:table-cell table:number-columns-repeated="1022"/>
        </table:table-row>
        <table:table-row table:style-name="ro1">
          <table:table-cell office:value-type="string" calcext:value-type="string">
            <text:p>HISI_FEMAC</text:p>
          </table:table-cell>
          <table:table-cell office:value-type="string" calcext:value-type="string">
            <text:p>This selects the Hisilicon Fast Ethernet MAC device(FEMAC). The FEMAC receives and transmits data over Ethernet ports at 10/100 Mbps in full-duplex or half-duplex mode. The FEMAC exchanges data with the CPU, and supports the energy efficient Ethernet (EEE).</text:p>
          </table:table-cell>
          <table:table-cell table:number-columns-repeated="1022"/>
        </table:table-row>
        <table:table-row table:style-name="ro1">
          <table:table-cell office:value-type="string" calcext:value-type="string">
            <text:p>SERIAL_HS_LPC32XX</text:p>
          </table:table-cell>
          <table:table-cell office:value-type="string" calcext:value-type="string">
            <text:p>Support for the LPC32XX high speed serial ports (up to 900kbps). Those are UARTs completely different from the Standard UARTs on the LPC32XX SoC. Choose M or Y here to build this driver.</text:p>
          </table:table-cell>
          <table:table-cell table:number-columns-repeated="1022"/>
        </table:table-row>
        <table:table-row table:style-name="ro1">
          <table:table-cell office:value-type="string" calcext:value-type="string">
            <text:p>HID_HOLTEK</text:p>
          </table:table-cell>
          <table:table-cell office:value-type="string" calcext:value-type="string">
            <text:p>Support for Holtek based devices: <text:s text:c="2"/>- Holtek On Line Grip based game controller <text:s text:c="2"/>- Trust GXT 18 Gaming Keyboard <text:s text:c="2"/>- Sharkoon Drakonia / Perixx MX-2000 gaming mice <text:s text:c="2"/>- Tracer Sniper TRM-503 / NOVA Gaming Slider X200 / <text:s text:c="4"/>Zalman ZM-GM1 <text:s text:c="2"/>- SHARKOON DarkGlider Gaming mouse <text:s text:c="2"/>- LEETGION Hellion Gaming Mouse</text:p>
          </table:table-cell>
          <table:table-cell table:number-columns-repeated="1022"/>
        </table:table-row>
        <table:table-row table:style-name="ro1">
          <table:table-cell office:value-type="string" calcext:value-type="string">
            <text:p>USB_NET_AX8817X</text:p>
          </table:table-cell>
          <table:table-cell office:value-type="string" calcext:value-type="string">
            <text:p>This option adds support for ASIX AX88xxx based USB 2.0 10/100 Ethernet adapters. <text:s/>This driver should work with at least the following devices: <text:s text:c="2"/>* Aten UC210T <text:s text:c="2"/>* ASIX AX88172 <text:s text:c="2"/>* Billionton Systems, USB2AR <text:s text:c="2"/>* Billionton Systems, GUSB2AM-1G-B <text:s text:c="2"/>* Buffalo LUA-U2-KTX <text:s text:c="2"/>* Corega FEther USB2-TX <text:s text:c="2"/>* D-Link DUB-E100 <text:s text:c="2"/>* Hawking UF200 <text:s text:c="2"/>* Linksys USB200M <text:s text:c="2"/>* Netgear FA120 <text:s text:c="2"/>* Sitecom LN-029 <text:s text:c="2"/>* Sitecom LN-028 <text:s text:c="2"/>* Intellinet USB 2.0 Ethernet <text:s text:c="2"/>* ST Lab USB 2.0 Ethernet <text:s text:c="2"/>* TrendNet TU2-ET100 <text:s/>This driver creates an interface named ethX, where X depends on what other networking devices you have in use.</text:p>
          </table:table-cell>
          <table:table-cell table:number-columns-repeated="1022"/>
        </table:table-row>
        <table:table-row table:style-name="ro1">
          <table:table-cell office:value-type="string" calcext:value-type="string">
            <text:p>NFSD_V4_SECURITY_LABEL</text:p>
          </table:table-cell>
          <table:table-cell office:value-type="string" calcext:value-type="string">
            <text:p>Say Y here if you want enable fine-grained security label attribute support for NFS version 4. <text:s/>Security labels allow security modules like SELinux and Smack to label files to facilitate enforcement of their policies. Without this an NFSv4 mount will have the same label on each file. <text:s/>If you do not wish to enable fine-grained security labels SELinux or Smack policies on NFSv4 files, say N.</text:p>
          </table:table-cell>
          <table:table-cell table:number-columns-repeated="1022"/>
        </table:table-row>
        <table:table-row table:style-name="ro1">
          <table:table-cell office:value-type="string" calcext:value-type="string">
            <text:p>DRBD_FAULT_INJECTION</text:p>
          </table:table-cell>
          <table:table-cell office:value-type="string" calcext:value-type="string">
            <text:p>Say Y here if you want to simulate IO errors, in order to test DRBD's behavior. <text:s/>The actual simulation of IO errors is done by writing 3 values to /sys/module/drbd/parameters/ <text:s/>enable_faults: bitmask of... 1 <text:s text:c="4"/>meta data write 2 <text:s text:c="14"/>read 4 <text:s text:c="4"/>resync data write 8 <text:s text:c="16"/>read 16 <text:s text:c="3"/>data write 32 <text:s text:c="3"/>data read 64 <text:s text:c="3"/>read ahead 128 <text:s text:c="2"/>kmalloc of bitmap 256 <text:s text:c="2"/>allocation of peer_requests 512 <text:s text:c="2"/>insert data corruption on receiving side <text:s/>fault_devs: bitmask of minor numbers fault_rate: frequency in percent <text:s/>Example: Simulate data write errors on /dev/drbd0 with a probability of 5%. <text:s text:c="6"/>echo 16 &gt; /sys/module/drbd/parameters/enable_faults <text:s text:c="6"/>echo 1 &gt; /sys/module/drbd/parameters/fault_devs <text:s text:c="6"/>echo 5 &gt; /sys/module/drbd/parameters/fault_rate <text:s/>If unsure, say N.</text:p>
          </table:table-cell>
          <table:table-cell table:number-columns-repeated="1022"/>
        </table:table-row>
        <table:table-row table:style-name="ro1">
          <table:table-cell office:value-type="string" calcext:value-type="string">
            <text:p>GAMEPORT_EMU10K1</text:p>
          </table:table-cell>
          <table:table-cell office:value-type="string" calcext:value-type="string">
            <text:p>Say Y here if you have a SoundBlaster Live! or SoundBlaster Audigy card and want to use its gameport. <text:s/>To compile this driver as a module, choose M here: the module will be called emu10k1-gp.</text:p>
          </table:table-cell>
          <table:table-cell table:number-columns-repeated="1022"/>
        </table:table-row>
        <table:table-row table:style-name="ro1">
          <table:table-cell office:value-type="string" calcext:value-type="string">
            <text:p>VIDEO_SAMSUNG_S5P_G2D</text:p>
          </table:table-cell>
          <table:table-cell office:value-type="string" calcext:value-type="string">
            <text:p>This is a v4l2 driver for Samsung S5P and EXYNOS4 G2D 2d graphics accelerator.</text:p>
          </table:table-cell>
          <table:table-cell table:number-columns-repeated="1022"/>
        </table:table-row>
        <table:table-row table:style-name="ro1">
          <table:table-cell office:value-type="string" calcext:value-type="string">
            <text:p>IGB</text:p>
          </table:table-cell>
          <table:table-cell office:value-type="string" calcext:value-type="string">
            <text:p>This driver supports Intel(R) 82575/82576 gigabit ethernet family of adapters. <text:s/>For more information on how to identify your adapter, go to the Adapter &amp; Driver ID Guide that can be located at: <text:s/>&lt;http://support.intel.com&gt; <text:s/>More specific information on configuring the driver is in &lt;file:Documentation/networking/e1000.txt&gt;. <text:s/>To compile this driver as a module, choose M here. The module will be called igb.</text:p>
          </table:table-cell>
          <table:table-cell table:number-columns-repeated="1022"/>
        </table:table-row>
        <table:table-row table:style-name="ro1">
          <table:table-cell office:value-type="string" calcext:value-type="string">
            <text:p>PKCS7_TEST_KEY</text:p>
          </table:table-cell>
          <table:table-cell office:value-type="string" calcext:value-type="string">
            <text:p>This option provides a type of key that can be loaded up from a PKCS#7 message - provided the message is signed by a trusted key. <text:s/>If it is, the PKCS#7 wrapper is discarded and reading the key returns just the payload. <text:s/>If it isn't, adding the key will fail with an error. <text:s/>This is intended for testing the PKCS#7 parser.</text:p>
          </table:table-cell>
          <table:table-cell table:number-columns-repeated="1022"/>
        </table:table-row>
        <table:table-row table:style-name="ro1">
          <table:table-cell office:value-type="string" calcext:value-type="string">
            <text:p>TEHUTI</text:p>
          </table:table-cell>
          <table:table-cell office:value-type="string" calcext:value-type="string">
            <text:p>Tehuti Networks 10G Ethernet NIC</text:p>
          </table:table-cell>
          <table:table-cell table:number-columns-repeated="1022"/>
        </table:table-row>
        <table:table-row table:style-name="ro1">
          <table:table-cell office:value-type="string" calcext:value-type="string">
            <text:p>VIDEO_M5MOLS</text:p>
          </table:table-cell>
          <table:table-cell office:value-type="string" calcext:value-type="string">
            <text:p>This driver supports Fujitsu M-5MOLS camera sensor with ISP</text:p>
          </table:table-cell>
          <table:table-cell table:number-columns-repeated="1022"/>
        </table:table-row>
        <table:table-row table:style-name="ro1">
          <table:table-cell office:value-type="string" calcext:value-type="string">
            <text:p>GPIO_BD9571MWV</text:p>
          </table:table-cell>
          <table:table-cell office:value-type="string" calcext:value-type="string">
            <text:p>Support for GPIOs on ROHM BD9571 PMIC. There are two GPIOs available on the ROHM PMIC in total, both of which can also generate interrupts. <text:s/>This driver can also be built as a module. If so, the module will be called gpio-bd9571mwv.</text:p>
          </table:table-cell>
          <table:table-cell table:number-columns-repeated="1022"/>
        </table:table-row>
        <table:table-row table:style-name="ro1">
          <table:table-cell office:value-type="string" calcext:value-type="string">
            <text:p>SOC_CAMERA_MT9M001</text:p>
          </table:table-cell>
          <table:table-cell office:value-type="string" calcext:value-type="string">
            <text:p>This driver supports MT9M001 cameras from Micron, monochrome and colour models.</text:p>
          </table:table-cell>
          <table:table-cell table:number-columns-repeated="1022"/>
        </table:table-row>
        <table:table-row table:style-name="ro1">
          <table:table-cell office:value-type="string" calcext:value-type="string">
            <text:p>ALX</text:p>
          </table:table-cell>
          <table:table-cell office:value-type="string" calcext:value-type="string">
            <text:p>This driver supports the Qualcomm Atheros L1F ethernet adapter, i.e. the following chipsets: <text:s/>1969:1091 - AR8161 Gigabit Ethernet 1969:1090 - AR8162 Fast Ethernet 1969:10A1 - AR8171 Gigabit Ethernet 1969:10A0 - AR8172 Fast Ethernet <text:s/>To compile this driver as a module, choose M here. <text:s/>The module will be called alx.</text:p>
          </table:table-cell>
          <table:table-cell table:number-columns-repeated="1022"/>
        </table:table-row>
        <table:table-row table:style-name="ro1">
          <table:table-cell office:value-type="string" calcext:value-type="string">
            <text:p>NETDEV_NOTIFIER_ERROR_INJECT</text:p>
          </table:table-cell>
          <table:table-cell office:value-type="string" calcext:value-type="string">
            <text:p>This option provides the ability to inject artificial errors to netdevice notifier chain callbacks. <text:s/>It is controlled through debugfs interface /sys/kernel/debug/notifier-error-inject/netdev <text:s/>If the notifier call chain should be failed with some events notified, write the error code to actions/&lt;notifier event&gt;/error. <text:s/>Example: Inject netdevice mtu change error (-22 = -EINVAL) <text:s/># cd /sys/kernel/debug/notifier-error-inject/netdev # echo -22 &gt; actions/NETDEV_CHANGEMTU/error # ip link set eth0 mtu 1024 RTNETLINK answers: Invalid argument <text:s/>To compile this code as a module, choose M here: the module will be called netdev-notifier-error-inject. <text:s/>If unsure, say N.</text:p>
          </table:table-cell>
          <table:table-cell table:number-columns-repeated="1022"/>
        </table:table-row>
        <table:table-row table:style-name="ro1">
          <table:table-cell office:value-type="string" calcext:value-type="string">
            <text:p>FB_TFT_AGM1264K_FL</text:p>
          </table:table-cell>
          <table:table-cell office:value-type="string" calcext:value-type="string">
            <text:p>Framebuffer support for the AGM1264K-FL LCD display (two Samsung KS0108 compatible chips)</text:p>
          </table:table-cell>
          <table:table-cell table:number-columns-repeated="1022"/>
        </table:table-row>
        <table:table-row table:style-name="ro1">
          <table:table-cell office:value-type="string" calcext:value-type="string">
            <text:p>RPCSEC_GSS_KRB5</text:p>
          </table:table-cell>
          <table:table-cell office:value-type="string" calcext:value-type="string">
            <text:p>Choose Y here to enable Secure RPC using the Kerberos version 5 GSS-API mechanism (RFC 1964). <text:s/>Secure RPC calls with Kerberos require an auxiliary user-space daemon which may be found in the Linux nfs-utils package available from http://linux-nfs.org/. <text:s/>In addition, user-space Kerberos support should be installed. <text:s/>If unsure, say Y.</text:p>
          </table:table-cell>
          <table:table-cell table:number-columns-repeated="1022"/>
        </table:table-row>
        <table:table-row table:style-name="ro1">
          <table:table-cell office:value-type="string" calcext:value-type="string">
            <text:p>REGULATOR_HI6421</text:p>
          </table:table-cell>
          <table:table-cell office:value-type="string" calcext:value-type="string">
            <text:p>This driver provides support for the voltage regulators on the HiSilicon Hi6421 PMU / Codec IC. Hi6421 is a multi-function device which, on regulator part, provides 21 general purpose LDOs, 3 dedicated LDOs, and 5 BUCKs. All of them come with support to either ECO (idle) or sleep mode.</text:p>
          </table:table-cell>
          <table:table-cell table:number-columns-repeated="1022"/>
        </table:table-row>
        <table:table-row table:style-name="ro1">
          <table:table-cell office:value-type="string" calcext:value-type="string">
            <text:p>MCS_FIR</text:p>
          </table:table-cell>
          <table:table-cell office:value-type="string" calcext:value-type="string">
            <text:p>Say Y or M here if you want to build support for the MosChip MCS7780 IrDA-USB bridge device driver. <text:s/>USB bridge based on the MosChip MCS7780 don't conform to the IrDA-USB device class specification, and therefore need their own specific driver. Those dongles support SIR and FIR (4Mbps) speeds. <text:s/>To compile it as a module, choose M here: the module will be called mcs7780.</text:p>
          </table:table-cell>
          <table:table-cell table:number-columns-repeated="1022"/>
        </table:table-row>
        <table:table-row table:style-name="ro1">
          <table:table-cell office:value-type="string" calcext:value-type="string">
            <text:p>ARCH_TEGRA_3x_SOC</text:p>
          </table:table-cell>
          <table:table-cell office:value-type="string" calcext:value-type="string">
            <text:p>Support for NVIDIA Tegra T30 processor family, based on the ARM CortexA9MP CPU and the ARM PL310 L2 cache controller</text:p>
          </table:table-cell>
          <table:table-cell table:number-columns-repeated="1022"/>
        </table:table-row>
        <table:table-row table:style-name="ro1">
          <table:table-cell office:value-type="string" calcext:value-type="string">
            <text:p>SND_PXA2XX_SOC_SPITZ</text:p>
          </table:table-cell>
          <table:table-cell office:value-type="string" calcext:value-type="string">
            <text:p>Say Y if you want to add support for SoC audio on Sharp Zaurus SL-Cxx00 models (Spitz, Borzoi and Akita).</text:p>
          </table:table-cell>
          <table:table-cell table:number-columns-repeated="1022"/>
        </table:table-row>
        <table:table-row table:style-name="ro1">
          <table:table-cell office:value-type="string" calcext:value-type="string">
            <text:p>HW_RANDOM_STM32</text:p>
          </table:table-cell>
          <table:table-cell office:value-type="string" calcext:value-type="string">
            <text:p>This driver provides kernel-side support for the Random Number Generator hardware found on STM32 microcontrollers. <text:s/>To compile this driver as a module, choose M here: the module will be called stm32-rng. <text:s/>If unsure, say N.</text:p>
          </table:table-cell>
          <table:table-cell table:number-columns-repeated="1022"/>
        </table:table-row>
        <table:table-row table:style-name="ro1">
          <table:table-cell office:value-type="string" calcext:value-type="string">
            <text:p>ATH5K_TEST_CHANNELS</text:p>
          </table:table-cell>
          <table:table-cell office:value-type="string" calcext:value-type="string">
            <text:p>This enables non-standard IEEE 802.11 channels on ath5k, which can be used for research purposes. This option should be disabled unless doing research.</text:p>
          </table:table-cell>
          <table:table-cell table:number-columns-repeated="1022"/>
        </table:table-row>
        <table:table-row table:style-name="ro1">
          <table:table-cell office:value-type="string" calcext:value-type="string">
            <text:p>ATH6KL_TRACING</text:p>
          </table:table-cell>
          <table:table-cell office:value-type="string" calcext:value-type="string">
            <text:p>Select this to ath6kl use tracing infrastructure which, for example, can be enabled with help of trace-cmd. All debug messages and commands are delivered to using individually enablable trace points. <text:s/>If unsure, say Y to make it easier to debug problems.</text:p>
          </table:table-cell>
          <table:table-cell table:number-columns-repeated="1022"/>
        </table:table-row>
        <table:table-row table:style-name="ro1">
          <table:table-cell office:value-type="string" calcext:value-type="string">
            <text:p>MAX_STACK_SIZE_MB</text:p>
          </table:table-cell>
          <table:table-cell office:value-type="string" calcext:value-type="string">
            <text:p>This is the maximum stack size in Megabytes in the VM layout of 32-bit user processes when the stack grows upwards (currently only on parisc and metag arch). The stack will be located at the highest memory address minus the given value, unless the RLIMIT_STACK hard limit is changed to a smaller value in which case that is used. <text:s/>A sane initial value is 80 MB.</text:p>
          </table:table-cell>
          <table:table-cell table:number-columns-repeated="1022"/>
        </table:table-row>
        <table:table-row table:style-name="ro1">
          <table:table-cell office:value-type="string" calcext:value-type="string">
            <text:p>USB_EHCI_HCD</text:p>
          </table:table-cell>
          <table:table-cell office:value-type="string" calcext:value-type="string">
            <text:p>The Enhanced Host Controller Interface (EHCI) is standard for USB 2.0 high speed (480 Mbit/sec, 60 Mbyte/sec) host controller hardware. If your USB host controller supports USB 2.0, you will likely want to configure this Host Controller Driver. <text:s/>EHCI controllers are packaged with companion host controllers (OHCI or UHCI) to handle USB 1.1 devices connected to root hub ports. <text:s/>Ports will connect to EHCI if the device is high speed, otherwise they connect to a companion controller. <text:s/>If you configure EHCI, you should probably configure the OHCI (for NEC and some other vendors) USB Host Controller Driver or UHCI (for Via motherboards) Host Controller Driver too. <text:s/>You may want to read &lt;file:Documentation/usb/ehci.txt&gt;. <text:s/>To compile this driver as a module, choose M here: the module will be called ehci-hcd.</text:p>
          </table:table-cell>
          <table:table-cell table:number-columns-repeated="1022"/>
        </table:table-row>
        <table:table-row table:style-name="ro1">
          <table:table-cell office:value-type="string" calcext:value-type="string">
            <text:p>APB_TIMER</text:p>
          </table:table-cell>
          <table:table-cell office:value-type="string" calcext:value-type="string">
            <text:p>APB timer is the replacement for 8254, HPET on X86 MID platforms. The APBT provides a stable time base on SMP systems, unlike the TSC, but it is more expensive to access, as it is off-chip. APB timers are always running regardless of CPU C states, they are used as per CPU clockevent device when possible.</text:p>
          </table:table-cell>
          <table:table-cell table:number-columns-repeated="1022"/>
        </table:table-row>
        <table:table-row table:style-name="ro1">
          <table:table-cell office:value-type="string" calcext:value-type="string">
            <text:p>DE4X5</text:p>
          </table:table-cell>
          <table:table-cell office:value-type="string" calcext:value-type="string">
            <text:p>This is support for the DIGITAL series of PCI/EISA Ethernet cards. These include the DE425, DE434, DE435, DE450 and DE500 models. <text:s/>If you have a network card of this type, say Y. <text:s/>More specific information is contained in &lt;file:Documentation/networking/de4x5.txt&gt;. <text:s/>To compile this driver as a module, choose M here. The module will be called de4x5.</text:p>
          </table:table-cell>
          <table:table-cell table:number-columns-repeated="1022"/>
        </table:table-row>
        <table:table-row table:style-name="ro1">
          <table:table-cell table:style-name="ce2" office:value-type="string" calcext:value-type="string">
            <text:p>FB_MODE_HELPERS</text:p>
          </table:table-cell>
          <table:table-cell table:style-name="ce2" office:value-type="string" calcext:value-type="string">
            <text:p>This enables functions for handling video modes using the Generalized Timing Formula and the EDID parser. A few drivers rely on this feature such as the radeonfb, rivafb, and the i810fb. If your driver does not take advantage of this feature, choosing Y will just increase the kernel size by about 5K.</text:p>
          </table:table-cell>
          <table:table-cell table:style-name="ce2" table:number-columns-repeated="1022"/>
        </table:table-row>
        <table:table-row table:style-name="ro1">
          <table:table-cell office:value-type="string" calcext:value-type="string">
            <text:p>ATH9K_DYNACK</text:p>
          </table:table-cell>
          <table:table-cell office:value-type="string" calcext:value-type="string">
            <text:p>This option enables ath9k dynamic ACK timeout estimation algorithm based on ACK frame RX timestamp, TX frame timestamp and frame duration</text:p>
          </table:table-cell>
          <table:table-cell table:number-columns-repeated="1022"/>
        </table:table-row>
        <table:table-row table:style-name="ro1">
          <table:table-cell office:value-type="string" calcext:value-type="string">
            <text:p>DRM_I810</text:p>
          </table:table-cell>
          <table:table-cell office:value-type="string" calcext:value-type="string">
            <text:p>Choose this option if you have an Intel I810 graphics card. <text:s/>If M is selected, the module will be called i810. <text:s/>AGP support is required for this driver to work.</text:p>
          </table:table-cell>
          <table:table-cell table:number-columns-repeated="1022"/>
        </table:table-row>
        <table:table-row table:style-name="ro1">
          <table:table-cell office:value-type="string" calcext:value-type="string">
            <text:p>COMEDI_8255_PCI</text:p>
          </table:table-cell>
          <table:table-cell office:value-type="string" calcext:value-type="string">
            <text:p>Enable support for PCI based 8255 digital i/o boards. This driver provides a PCI wrapper around the generic 8255 driver. <text:s/>Supported boards: <text:s text:c="2"/>ADlink - PCI-7224, PCI-7248, and PCI-7296 <text:s text:c="2"/>Measurement Computing - PCI-DIO24, PCI-DIO24H, PCI-DIO48H and <text:s text:c="26"/>PCI-DIO96H <text:s text:c="2"/>National Instruments - PCI-DIO-96, PCI-DIO-96B, PXI-6508, PCI-6503, <text:s text:c="25"/>PCI-6503B, PCI-6503X, and PXI-6503 <text:s/>To compile this driver as a module, choose M here: the module will be called 8255_pci.</text:p>
          </table:table-cell>
          <table:table-cell table:number-columns-repeated="1022"/>
        </table:table-row>
        <table:table-row table:style-name="ro1">
          <table:table-cell office:value-type="string" calcext:value-type="string">
            <text:p>SCSI_AIC94XX</text:p>
          </table:table-cell>
          <table:table-cell office:value-type="string" calcext:value-type="string">
            <text:p>This driver supports Adaptec's SAS/SATA 3Gb/s 64 bit PCI-X AIC94xx chip based host adapters.</text:p>
          </table:table-cell>
          <table:table-cell table:number-columns-repeated="1022"/>
        </table:table-row>
        <table:table-row table:style-name="ro1">
          <table:table-cell office:value-type="string" calcext:value-type="string">
            <text:p>NETFILTER_XT_MATCH_HASHLIMIT</text:p>
          </table:table-cell>
          <table:table-cell office:value-type="string" calcext:value-type="string">
            <text:p>This option adds a `hashlimit' match. <text:s/>As opposed to `limit', this match dynamically creates a hash table of limit buckets, based on your selection of source/destination addresses and/or ports. <text:s/>It enables you to express policies like `10kpps for any given destination address' or `500pps from any given source address' with a single rule.</text:p>
          </table:table-cell>
          <table:table-cell table:number-columns-repeated="1022"/>
        </table:table-row>
        <table:table-row table:style-name="ro1">
          <table:table-cell office:value-type="string" calcext:value-type="string">
            <text:p>ABP060MG</text:p>
          </table:table-cell>
          <table:table-cell office:value-type="string" calcext:value-type="string">
            <text:p>Say yes here to build support for the Honeywell ABP pressure sensors. <text:s/>To compile this driver as a module, choose M here: the module will be called abp060mg.</text:p>
          </table:table-cell>
          <table:table-cell table:number-columns-repeated="1022"/>
        </table:table-row>
        <table:table-row table:style-name="ro1">
          <table:table-cell office:value-type="string" calcext:value-type="string">
            <text:p>LASI_82596</text:p>
          </table:table-cell>
          <table:table-cell office:value-type="string" calcext:value-type="string">
            <text:p>Say Y here to support the builtin Intel 82596 ethernet controller found in Hewlett-Packard PA-RISC machines with 10Mbit ethernet.</text:p>
          </table:table-cell>
          <table:table-cell table:number-columns-repeated="1022"/>
        </table:table-row>
        <table:table-row table:style-name="ro1">
          <table:table-cell office:value-type="string" calcext:value-type="string">
            <text:p>MV_XOR_V2</text:p>
          </table:table-cell>
          <table:table-cell office:value-type="string" calcext:value-type="string">
            <text:p>Enable support for the Marvell version 2 XOR engine. <text:s/>This engine provides acceleration for copy, XOR and RAID6 operations, and is available on Marvell Armada 7K and 8K platforms.</text:p>
          </table:table-cell>
          <table:table-cell table:number-columns-repeated="1022"/>
        </table:table-row>
        <table:table-row table:style-name="ro1">
          <table:table-cell office:value-type="string" calcext:value-type="string">
            <text:p>ASN1</text:p>
          </table:table-cell>
          <table:table-cell office:value-type="string" calcext:value-type="string">
            <text:p>Build a simple ASN.1 grammar compiler that produces a bytecode output that can be interpreted by the ASN.1 stream decoder and used to inform it as to what tags are to be expected in a stream and what functions to call on what tags.</text:p>
          </table:table-cell>
          <table:table-cell table:number-columns-repeated="1022"/>
        </table:table-row>
        <table:table-row table:style-name="ro1">
          <table:table-cell office:value-type="string" calcext:value-type="string">
            <text:p>KEYBOARD_LM8323</text:p>
          </table:table-cell>
          <table:table-cell office:value-type="string" calcext:value-type="string">
            <text:p>If you say yes here you get support for the National Semiconductor LM8323 keypad controller. <text:s/>To compile this driver as a module, choose M here: the module will be called lm8323.</text:p>
          </table:table-cell>
          <table:table-cell table:number-columns-repeated="1022"/>
        </table:table-row>
        <table:table-row table:style-name="ro1">
          <table:table-cell office:value-type="string" calcext:value-type="string">
            <text:p>V4L_MEM2MEM_DRIVERS</text:p>
          </table:table-cell>
          <table:table-cell office:value-type="string" calcext:value-type="string">
            <text:p>Say Y here to enable selecting drivers for V4L devices that use system memory for both source and destination buffers, as opposed to capture and output drivers, which use memory buffers for just one of those.</text:p>
          </table:table-cell>
          <table:table-cell table:number-columns-repeated="1022"/>
        </table:table-row>
        <table:table-row table:style-name="ro1">
          <table:table-cell office:value-type="string" calcext:value-type="string">
            <text:p>BH1780</text:p>
          </table:table-cell>
          <table:table-cell office:value-type="string" calcext:value-type="string">
            <text:p>Say Y here to build support for the ROHM BH1780GLI ambient light sensor. <text:s/>To compile this driver as a module, choose M here: the module will be called bh1780.</text:p>
          </table:table-cell>
          <table:table-cell table:number-columns-repeated="1022"/>
        </table:table-row>
        <table:table-row table:style-name="ro1">
          <table:table-cell office:value-type="string" calcext:value-type="string">
            <text:p>W83877F_WDT</text:p>
          </table:table-cell>
          <table:table-cell office:value-type="string" calcext:value-type="string">
            <text:p>This is the driver for the hardware watchdog on the W83877F chipset as used in EMACS PC-104 motherboards (and likely others). <text:s/>This watchdog simply watches your kernel to make sure it doesn't freeze, and if it does, it reboots your computer after a certain amount of time. <text:s/>To compile this driver as a module, choose M here: the module will be called w83877f_wdt. <text:s/>Most people will say N.</text:p>
          </table:table-cell>
          <table:table-cell table:number-columns-repeated="1022"/>
        </table:table-row>
        <table:table-row table:style-name="ro1">
          <table:table-cell office:value-type="string" calcext:value-type="string">
            <text:p>S390_TAPE_3590</text:p>
          </table:table-cell>
          <table:table-cell office:value-type="string" calcext:value-type="string">
            <text:p>Select this option if you want to access IBM 3590 magnetic tape subsystems and 100% compatibles. It is safe to say Y here.</text:p>
          </table:table-cell>
          <table:table-cell table:number-columns-repeated="1022"/>
        </table:table-row>
        <table:table-row table:style-name="ro1">
          <table:table-cell office:value-type="string" calcext:value-type="string">
            <text:p>IPV6_MROUTE</text:p>
          </table:table-cell>
          <table:table-cell office:value-type="string" calcext:value-type="string">
            <text:p>Experimental support for IPv6 multicast forwarding. If unsure, say N.</text:p>
          </table:table-cell>
          <table:table-cell table:number-columns-repeated="1022"/>
        </table:table-row>
        <table:table-row table:style-name="ro1">
          <table:table-cell office:value-type="string" calcext:value-type="string">
            <text:p>RING_BUFFER_STARTUP_TEST</text:p>
          </table:table-cell>
          <table:table-cell office:value-type="string" calcext:value-type="string">
            <text:p>Run a simple self test on the ring buffer on boot up. Late in the kernel boot sequence, the test will start that kicks off a thread per cpu. Each thread will write various size events into the ring buffer. Another thread is created to send IPIs to each of the threads, where the IPI handler will also write to the ring buffer, to test/stress the nesting ability. If any anomalies are discovered, a warning will be displayed and all ring buffers will be disabled. <text:s/>The test runs for 10 seconds. This will slow your boot time by at least 10 more seconds. <text:s/>At the end of the test, statics and more checks are done. It will output the stats of each per cpu buffer. What was written, the sizes, what was read, what was lost, and other similar details. <text:s/>If unsure, say N</text:p>
          </table:table-cell>
          <table:table-cell table:number-columns-repeated="1022"/>
        </table:table-row>
        <table:table-row table:style-name="ro1">
          <table:table-cell office:value-type="string" calcext:value-type="string">
            <text:p>BRIDGE_EBT_IP6</text:p>
          </table:table-cell>
          <table:table-cell office:value-type="string" calcext:value-type="string">
            <text:p>This option adds the IP6 match, which allows basic IPV6 header field filtering. <text:s/>To compile it as a module, choose M here. <text:s/>If unsure, say N.</text:p>
          </table:table-cell>
          <table:table-cell table:number-columns-repeated="1022"/>
        </table:table-row>
        <table:table-row table:style-name="ro1">
          <table:table-cell office:value-type="string" calcext:value-type="string">
            <text:p>CNIC</text:p>
          </table:table-cell>
          <table:table-cell office:value-type="string" calcext:value-type="string">
            <text:p>This driver supports offload features of QLogic bnx2 gigabit Ethernet cards. <text:s/>To compile this driver as a module, choose M here: the module will be called cnic. <text:s/>This is recommended.</text:p>
          </table:table-cell>
          <table:table-cell table:number-columns-repeated="1022"/>
        </table:table-row>
        <table:table-row table:style-name="ro1">
          <table:table-cell office:value-type="string" calcext:value-type="string">
            <text:p>COMMON_CLK_S2MPS11</text:p>
          </table:table-cell>
          <table:table-cell office:value-type="string" calcext:value-type="string">
            <text:p>This driver supports S2MPS11/S2MPS14/S5M8767 crystal oscillator clock. These multi-function devices have two (S2MPS14) or three (S2MPS11, S5M8767) fixed-rate oscillators, clocked at 32KHz each.</text:p>
          </table:table-cell>
          <table:table-cell table:number-columns-repeated="1022"/>
        </table:table-row>
        <table:table-row table:style-name="ro1">
          <table:table-cell office:value-type="string" calcext:value-type="string">
            <text:p>NET_DSA_QCA8K</text:p>
          </table:table-cell>
          <table:table-cell office:value-type="string" calcext:value-type="string">
            <text:p>This enables support for the Qualcomm Atheros QCA8K Ethernet switch chips.</text:p>
          </table:table-cell>
          <table:table-cell table:number-columns-repeated="1022"/>
        </table:table-row>
        <table:table-row table:style-name="ro1">
          <table:table-cell office:value-type="string" calcext:value-type="string">
            <text:p>ZONE_DMA</text:p>
          </table:table-cell>
          <table:table-cell office:value-type="string" calcext:value-type="string">
            <text:p>DMA memory allocation support allows devices with less than 32-bit addressing to allocate within the first 16MB of address space. Disable if no such devices will be used. <text:s/>If unsure, say Y.</text:p>
          </table:table-cell>
          <table:table-cell table:number-columns-repeated="1022"/>
        </table:table-row>
        <table:table-row table:style-name="ro1">
          <table:table-cell office:value-type="string" calcext:value-type="string">
            <text:p>BNX2X</text:p>
          </table:table-cell>
          <table:table-cell office:value-type="string" calcext:value-type="string">
            <text:p>This driver supports Broadcom NetXtremeII 10 gigabit Ethernet cards. To compile this driver as a module, choose M here: the module will be called bnx2x. <text:s/>This is recommended.</text:p>
          </table:table-cell>
          <table:table-cell table:number-columns-repeated="1022"/>
        </table:table-row>
        <table:table-row table:style-name="ro1">
          <table:table-cell office:value-type="string" calcext:value-type="string">
            <text:p>INTEL_XWAY_PHY</text:p>
          </table:table-cell>
          <table:table-cell office:value-type="string" calcext:value-type="string">
            <text:p>Supports the Intel XWAY (former Lantiq) 11G and 22E PHYs. These PHYs are marked as standalone chips under the names PEF 7061, PEF 7071 and PEF 7072 or integrated into the Intel SoCs xRX200, xRX300, xRX330, xRX350 and xRX550.</text:p>
          </table:table-cell>
          <table:table-cell table:number-columns-repeated="1022"/>
        </table:table-row>
        <table:table-row table:style-name="ro1">
          <table:table-cell office:value-type="string" calcext:value-type="string">
            <text:p>FB_ATY_GX</text:p>
          </table:table-cell>
          <table:table-cell office:value-type="string" calcext:value-type="string">
            <text:p>Say Y here to support use of the ATI Mach64 Graphics Expression board (or other boards based on the Mach64 GX chipset) as a framebuffer device. <text:s/>The ATI product support page for these boards is at &lt;http://support.ati.com/products/pc/mach64/graphics_xpression.html&gt;.</text:p>
          </table:table-cell>
          <table:table-cell table:number-columns-repeated="1022"/>
        </table:table-row>
        <table:table-row table:style-name="ro1">
          <table:table-cell office:value-type="string" calcext:value-type="string">
            <text:p>X86_DIRECT_GBPAGES</text:p>
          </table:table-cell>
          <table:table-cell office:value-type="string" calcext:value-type="string">
            <text:p>Certain kernel features effectively disable kernel linear 1 GB mappings (even if the CPU otherwise supports them), so don't confuse the user by printing that we have them enabled.</text:p>
          </table:table-cell>
          <table:table-cell table:number-columns-repeated="1022"/>
        </table:table-row>
        <table:table-row table:style-name="ro1">
          <table:table-cell table:style-name="ce2" office:value-type="string" calcext:value-type="string">
            <text:p>X86_INTEL_MPX</text:p>
          </table:table-cell>
          <table:table-cell table:style-name="ce2" office:value-type="string" calcext:value-type="string">
            <text:p>MPX provides hardware features that can be used in conjunction with compiler-instrumented code to check memory references. <text:s/>It is designed to detect buffer overflow or underflow bugs. <text:s/>This option enables running applications which are instrumented or otherwise use MPX. <text:s/>It does not use MPX itself inside the kernel or to protect the kernel against bad memory references. <text:s/>Enabling this option will make the kernel larger: ~8k of kernel text and 36 bytes of data on a 64-bit defconfig. <text:s/>It adds a long to the 'mm_struct' which will increase the kernel memory overhead of each process and adds some branches to paths used during exec() and munmap(). <text:s/>For details, see Documentation/x86/intel_mpx.txt <text:s/>If unsure, say N.</text:p>
          </table:table-cell>
          <table:table-cell table:style-name="ce2" table:number-columns-repeated="1022"/>
        </table:table-row>
        <table:table-row table:style-name="ro1" table:number-rows-repeated="104780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12.5mm"/>
      <style:text-properties style:font-name="Liberation Sans" fo:language="en" fo:country="US" style:font-name-asian="Droid Sans Fallback"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7-06">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0$Linux_X86_64 LibreOffice_project/20$Build-2</meta:generator>
    <dc:date>2019-07-06T20:17:16.416492689</dc:date>
    <meta:editing-duration>PT6H29M51S</meta:editing-duration>
    <meta:editing-cycles>42</meta:editing-cycles>
    <meta:document-statistic meta:table-count="1" meta:cell-count="1550" meta:object-count="0"/>
  </office:meta>
</office:document-meta>
</file>